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4.695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9236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2.7374in"/>
    </style:style>
    <style:style style:name="co8" style:family="table-column">
      <style:table-column-properties fo:break-before="auto" style:column-width="0.78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309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style:font-name-asian="Droid Sans" style:font-name-complex="Lohit Hindi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Microsoft Ke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8"/>
          <table:table-cell office:value-type="string">
            <text:p>FUI.BUTTON_</text:p>
          </table:table-cell>
          <table:table-cell table:style-name="ce14" table:formula="of:=MAX([.J2:.J193])" office:value-type="float" office:value="30">
            <text:p>30</text:p>
          </table:table-cell>
          <table:table-cell/>
          <table:table-cell table:style-name="ce16" office:value-type="string">
            <text:p>Code for FUI.js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VK_LBUTTON</text:p>
            <text:p>0x01</text:p>
          </table:table-cell>
          <table:table-cell table:style-name="ce10" office:value-type="string">
            <text:p>Left mouse button</text:p>
          </table:table-cell>
          <table:table-cell/>
          <table:table-cell table:formula="of:=LEFT([.B2];IF(ISERR(FIND(CHAR(10);[.B2]));0;FIND(CHAR(10);[.B2])-1))" office:value-type="string" office:string-value="VK_LBUTTON">
            <text:p>VK_LBUTTON</text:p>
          </table:table-cell>
          <table:table-cell table:formula="of:=[.C2]" office:value-type="string" office:string-value="Left mouse button">
            <text:p>Left mouse button</text:p>
          </table:table-cell>
          <table:table-cell table:formula="of:=RIGHT([.B2];LEN([.B2])-IF(ISERR(FIND(CHAR(10);[.B2]));0;FIND(CHAR(10);[.B2])))" office:value-type="string" office:string-value="0x01">
            <text:p>0x01</text:p>
          </table:table-cell>
          <table:table-cell/>
          <table:table-cell table:formula="of:=IF(ISERR(FIND(&quot;VK_&quot;;[.E2]));&quot;&quot;;SUBSTITUTE([.E2];&quot;VK_&quot;;[.$I$1]))" office:value-type="string" office:string-value="FUI.BUTTON_LBUTTON">
            <text:p>FUI.BUTTON_LBUTTON</text:p>
          </table:table-cell>
          <table:table-cell table:style-name="ce14" table:formula="of:=LEN([.I2])" office:value-type="float" office:value="18">
            <text:p>18</text:p>
          </table:table-cell>
          <table:table-cell table:style-name="ce14" table:formula="of:=LEFT(&quot;                                                            &quot;;IF([.J2]=0;MAX(0;[.$J$1]-LEN([.F2])-1);[.$J$1]-[.J2]))" office:value-type="string" office:string-value="            ">
            <text:p><text:s text:c="12"/></text:p>
          </table:table-cell>
          <table:table-cell table:style-name="ce14" table:formula="of:=IF([.I2]&lt;&gt;&quot;&quot;;CONCATENATE([.I2];[.K2];&quot;= &quot;;[.G2];&quot;;&quot;);CONCATENATE(&quot;// &quot;;[.F2];[.K2];[.G2]))" office:value-type="string" office:string-value="FUI.BUTTON_LBUTTON            = 0x01;">
            <text:p>FUI.BUTTON_LBUTTON <text:s text:c="11"/>= 0x0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BUTTON</text:p>
            <text:p>0x02</text:p>
          </table:table-cell>
          <table:table-cell table:style-name="ce10" office:value-type="string">
            <text:p>Right mouse button</text:p>
          </table:table-cell>
          <table:table-cell/>
          <table:table-cell table:formula="of:=LEFT([.B3];IF(ISERR(FIND(CHAR(10);[.B3]));0;FIND(CHAR(10);[.B3])-1))" office:value-type="string" office:string-value="VK_RBUTTON">
            <text:p>VK_RBUTTON</text:p>
          </table:table-cell>
          <table:table-cell table:formula="of:=[.C3]" office:value-type="string" office:string-value="Right mouse button">
            <text:p>Right mouse button</text:p>
          </table:table-cell>
          <table:table-cell table:formula="of:=RIGHT([.B3];LEN([.B3])-IF(ISERR(FIND(CHAR(10);[.B3]));0;FIND(CHAR(10);[.B3])))" office:value-type="string" office:string-value="0x02">
            <text:p>0x02</text:p>
          </table:table-cell>
          <table:table-cell/>
          <table:table-cell table:formula="of:=IF(ISERR(FIND(&quot;VK_&quot;;[.E3]));&quot;&quot;;SUBSTITUTE([.E3];&quot;VK_&quot;;[.$I$1]))" office:value-type="string" office:string-value="FUI.BUTTON_RBUTTON">
            <text:p>FUI.BUTTON_RBUTTON</text:p>
          </table:table-cell>
          <table:table-cell table:style-name="ce14" table:formula="of:=LEN([.I3])" office:value-type="float" office:value="18">
            <text:p>18</text:p>
          </table:table-cell>
          <table:table-cell table:style-name="ce14" table:formula="of:=LEFT(&quot;                                                            &quot;;IF([.J3]=0;MAX(0;[.$J$1]-LEN([.F3])-1);[.$J$1]-[.J3]))" office:value-type="string" office:string-value="            ">
            <text:p><text:s text:c="12"/></text:p>
          </table:table-cell>
          <table:table-cell table:style-name="ce14" table:formula="of:=IF([.I3]&lt;&gt;&quot;&quot;;CONCATENATE([.I3];[.K3];&quot;= &quot;;[.G3];&quot;;&quot;);CONCATENATE(&quot;// &quot;;[.F3];[.K3];[.G3]))" office:value-type="string" office:string-value="FUI.BUTTON_RBUTTON            = 0x02;">
            <text:p>FUI.BUTTON_RBUTTON <text:s text:c="11"/>= 0x0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CANCEL</text:p>
            <text:p>0x03</text:p>
          </table:table-cell>
          <table:table-cell table:style-name="ce10" office:value-type="string">
            <text:p>Control-break processing</text:p>
          </table:table-cell>
          <table:table-cell/>
          <table:table-cell table:formula="of:=LEFT([.B4];IF(ISERR(FIND(CHAR(10);[.B4]));0;FIND(CHAR(10);[.B4])-1))" office:value-type="string" office:string-value="VK_CANCEL">
            <text:p>VK_CANCEL</text:p>
          </table:table-cell>
          <table:table-cell table:formula="of:=[.C4]" office:value-type="string" office:string-value="Control-break processing">
            <text:p>Control-break processing</text:p>
          </table:table-cell>
          <table:table-cell table:formula="of:=RIGHT([.B4];LEN([.B4])-IF(ISERR(FIND(CHAR(10);[.B4]));0;FIND(CHAR(10);[.B4])))" office:value-type="string" office:string-value="0x03">
            <text:p>0x03</text:p>
          </table:table-cell>
          <table:table-cell/>
          <table:table-cell table:formula="of:=IF(ISERR(FIND(&quot;VK_&quot;;[.E4]));&quot;&quot;;SUBSTITUTE([.E4];&quot;VK_&quot;;[.$I$1]))" office:value-type="string" office:string-value="FUI.BUTTON_CANCEL">
            <text:p>FUI.BUTTON_CANCEL</text:p>
          </table:table-cell>
          <table:table-cell table:style-name="ce14" table:formula="of:=LEN([.I4])" office:value-type="float" office:value="17">
            <text:p>17</text:p>
          </table:table-cell>
          <table:table-cell table:style-name="ce14" table:formula="of:=LEFT(&quot;                                                            &quot;;IF([.J4]=0;MAX(0;[.$J$1]-LEN([.F4])-1);[.$J$1]-[.J4]))" office:value-type="string" office:string-value="             ">
            <text:p><text:s text:c="13"/></text:p>
          </table:table-cell>
          <table:table-cell table:style-name="ce14" table:formula="of:=IF([.I4]&lt;&gt;&quot;&quot;;CONCATENATE([.I4];[.K4];&quot;= &quot;;[.G4];&quot;;&quot;);CONCATENATE(&quot;// &quot;;[.F4];[.K4];[.G4]))" office:value-type="string" office:string-value="FUI.BUTTON_CANCEL             = 0x03;">
            <text:p>FUI.BUTTON_CANCEL <text:s text:c="12"/>= 0x0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BUTTON</text:p>
            <text:p>0x04</text:p>
          </table:table-cell>
          <table:table-cell table:style-name="ce10" office:value-type="string">
            <text:p>Middle mouse button (three-button mouse)</text:p>
          </table:table-cell>
          <table:table-cell/>
          <table:table-cell table:formula="of:=LEFT([.B5];IF(ISERR(FIND(CHAR(10);[.B5]));0;FIND(CHAR(10);[.B5])-1))" office:value-type="string" office:string-value="VK_MBUTTON">
            <text:p>VK_MBUTTON</text:p>
          </table:table-cell>
          <table:table-cell table:formula="of:=[.C5]" office:value-type="string" office:string-value="Middle mouse button (three-button mouse)">
            <text:p>Middle mouse button (three-button mouse)</text:p>
          </table:table-cell>
          <table:table-cell table:formula="of:=RIGHT([.B5];LEN([.B5])-IF(ISERR(FIND(CHAR(10);[.B5]));0;FIND(CHAR(10);[.B5])))" office:value-type="string" office:string-value="0x04">
            <text:p>0x04</text:p>
          </table:table-cell>
          <table:table-cell/>
          <table:table-cell table:formula="of:=IF(ISERR(FIND(&quot;VK_&quot;;[.E5]));&quot;&quot;;SUBSTITUTE([.E5];&quot;VK_&quot;;[.$I$1]))" office:value-type="string" office:string-value="FUI.BUTTON_MBUTTON">
            <text:p>FUI.BUTTON_MBUTTON</text:p>
          </table:table-cell>
          <table:table-cell table:style-name="ce14" table:formula="of:=LEN([.I5])" office:value-type="float" office:value="18">
            <text:p>18</text:p>
          </table:table-cell>
          <table:table-cell table:style-name="ce14" table:formula="of:=LEFT(&quot;                                                            &quot;;IF([.J5]=0;MAX(0;[.$J$1]-LEN([.F5])-1);[.$J$1]-[.J5]))" office:value-type="string" office:string-value="            ">
            <text:p><text:s text:c="12"/></text:p>
          </table:table-cell>
          <table:table-cell table:style-name="ce14" table:formula="of:=IF([.I5]&lt;&gt;&quot;&quot;;CONCATENATE([.I5];[.K5];&quot;= &quot;;[.G5];&quot;;&quot;);CONCATENATE(&quot;// &quot;;[.F5];[.K5];[.G5]))" office:value-type="string" office:string-value="FUI.BUTTON_MBUTTON            = 0x04;">
            <text:p>FUI.BUTTON_MBUTTON <text:s text:c="11"/>= 0x0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XBUTTON1</text:p>
            <text:p>0x05</text:p>
          </table:table-cell>
          <table:table-cell table:style-name="ce10" office:value-type="string">
            <text:p>X1 mouse button</text:p>
          </table:table-cell>
          <table:table-cell/>
          <table:table-cell table:formula="of:=LEFT([.B6];IF(ISERR(FIND(CHAR(10);[.B6]));0;FIND(CHAR(10);[.B6])-1))" office:value-type="string" office:string-value="VK_XBUTTON1">
            <text:p>VK_XBUTTON1</text:p>
          </table:table-cell>
          <table:table-cell table:formula="of:=[.C6]" office:value-type="string" office:string-value="X1 mouse button">
            <text:p>X1 mouse button</text:p>
          </table:table-cell>
          <table:table-cell table:formula="of:=RIGHT([.B6];LEN([.B6])-IF(ISERR(FIND(CHAR(10);[.B6]));0;FIND(CHAR(10);[.B6])))" office:value-type="string" office:string-value="0x05">
            <text:p>0x05</text:p>
          </table:table-cell>
          <table:table-cell/>
          <table:table-cell table:formula="of:=IF(ISERR(FIND(&quot;VK_&quot;;[.E6]));&quot;&quot;;SUBSTITUTE([.E6];&quot;VK_&quot;;[.$I$1]))" office:value-type="string" office:string-value="FUI.BUTTON_XBUTTON1">
            <text:p>FUI.BUTTON_XBUTTON1</text:p>
          </table:table-cell>
          <table:table-cell table:style-name="ce14" table:formula="of:=LEN([.I6])" office:value-type="float" office:value="19">
            <text:p>19</text:p>
          </table:table-cell>
          <table:table-cell table:style-name="ce14" table:formula="of:=LEFT(&quot;                                                            &quot;;IF([.J6]=0;MAX(0;[.$J$1]-LEN([.F6])-1);[.$J$1]-[.J6]))" office:value-type="string" office:string-value="           ">
            <text:p><text:s text:c="11"/></text:p>
          </table:table-cell>
          <table:table-cell table:style-name="ce14" table:formula="of:=IF([.I6]&lt;&gt;&quot;&quot;;CONCATENATE([.I6];[.K6];&quot;= &quot;;[.G6];&quot;;&quot;);CONCATENATE(&quot;// &quot;;[.F6];[.K6];[.G6]))" office:value-type="string" office:string-value="FUI.BUTTON_XBUTTON1           = 0x05;">
            <text:p>FUI.BUTTON_XBUTTON1 <text:s text:c="10"/>= 0x0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XBUTTON2</text:p>
            <text:p>0x06</text:p>
          </table:table-cell>
          <table:table-cell table:style-name="ce10" office:value-type="string">
            <text:p>X2 mouse button</text:p>
          </table:table-cell>
          <table:table-cell/>
          <table:table-cell table:formula="of:=LEFT([.B7];IF(ISERR(FIND(CHAR(10);[.B7]));0;FIND(CHAR(10);[.B7])-1))" office:value-type="string" office:string-value="VK_XBUTTON2">
            <text:p>VK_XBUTTON2</text:p>
          </table:table-cell>
          <table:table-cell table:formula="of:=[.C7]" office:value-type="string" office:string-value="X2 mouse button">
            <text:p>X2 mouse button</text:p>
          </table:table-cell>
          <table:table-cell table:formula="of:=RIGHT([.B7];LEN([.B7])-IF(ISERR(FIND(CHAR(10);[.B7]));0;FIND(CHAR(10);[.B7])))" office:value-type="string" office:string-value="0x06">
            <text:p>0x06</text:p>
          </table:table-cell>
          <table:table-cell/>
          <table:table-cell table:formula="of:=IF(ISERR(FIND(&quot;VK_&quot;;[.E7]));&quot;&quot;;SUBSTITUTE([.E7];&quot;VK_&quot;;[.$I$1]))" office:value-type="string" office:string-value="FUI.BUTTON_XBUTTON2">
            <text:p>FUI.BUTTON_XBUTTON2</text:p>
          </table:table-cell>
          <table:table-cell table:style-name="ce14" table:formula="of:=LEN([.I7])" office:value-type="float" office:value="19">
            <text:p>19</text:p>
          </table:table-cell>
          <table:table-cell table:style-name="ce14" table:formula="of:=LEFT(&quot;                                                            &quot;;IF([.J7]=0;MAX(0;[.$J$1]-LEN([.F7])-1);[.$J$1]-[.J7]))" office:value-type="string" office:string-value="           ">
            <text:p><text:s text:c="11"/></text:p>
          </table:table-cell>
          <table:table-cell table:style-name="ce14" table:formula="of:=IF([.I7]&lt;&gt;&quot;&quot;;CONCATENATE([.I7];[.K7];&quot;= &quot;;[.G7];&quot;;&quot;);CONCATENATE(&quot;// &quot;;[.F7];[.K7];[.G7]))" office:value-type="string" office:string-value="FUI.BUTTON_XBUTTON2           = 0x06;">
            <text:p>FUI.BUTTON_XBUTTON2 <text:s text:c="10"/>= 0x0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6" office:value-type="string">
            <text:p>-</text:p>
            <text:p>0x07</text:p>
          </table:table-cell>
          <table:table-cell table:style-name="ce6" office:value-type="string">
            <text:p>Undefined</text:p>
          </table:table-cell>
          <table:table-cell table:style-name="ce1"/>
          <table:table-cell table:style-name="ce1" table:formula="of:=LEFT([.B8];IF(ISERR(FIND(CHAR(10);[.B8]));0;FIND(CHAR(10);[.B8])-1))" office:value-type="string" office:string-value="-">
            <text:p>-</text:p>
          </table:table-cell>
          <table:table-cell table:style-name="ce1" table:formula="of:=[.C8]" office:value-type="string" office:string-value="Undefined">
            <text:p>Undefined</text:p>
          </table:table-cell>
          <table:table-cell table:style-name="ce1" table:formula="of:=RIGHT([.B8];LEN([.B8])-IF(ISERR(FIND(CHAR(10);[.B8]));0;FIND(CHAR(10);[.B8])))" office:value-type="string" office:string-value="0x07">
            <text:p>0x07</text:p>
          </table:table-cell>
          <table:table-cell table:style-name="ce1"/>
          <table:table-cell table:formula="of:=IF(ISERR(FIND(&quot;VK_&quot;;[.E8]));&quot;&quot;;SUBSTITUTE([.E8];&quot;VK_&quot;;[.$I$1]))">
            <text:p/>
          </table:table-cell>
          <table:table-cell table:style-name="ce15" table:formula="of:=LEN([.I8])" office:value-type="float" office:value="0">
            <text:p>0</text:p>
          </table:table-cell>
          <table:table-cell table:style-name="ce14" table:formula="of:=LEFT(&quot;                                                            &quot;;IF([.J8]=0;MAX(0;[.$J$1]-LEN([.F8])-1);[.$J$1]-[.J8]))" office:value-type="string" office:string-value="                    ">
            <text:p><text:s text:c="20"/></text:p>
          </table:table-cell>
          <table:table-cell table:style-name="ce14" table:formula="of:=IF([.I8]&lt;&gt;&quot;&quot;;CONCATENATE([.I8];[.K8];&quot;= &quot;;[.G8];&quot;;&quot;);CONCATENATE(&quot;// &quot;;[.F8];[.K8];[.G8]))" office:value-type="string" office:string-value="// Undefined                    0x07">
            <text:p>// Undefined <text:s text:c="19"/>0x07</text:p>
          </table:table-cell>
          <table:table-cell table:style-name="ce15" table:number-columns-repeated="2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VK_BACK</text:p>
            <text:p>0x08</text:p>
          </table:table-cell>
          <table:table-cell table:style-name="ce10" office:value-type="string">
            <text:p>BACKSPACE key</text:p>
          </table:table-cell>
          <table:table-cell/>
          <table:table-cell table:formula="of:=LEFT([.B9];IF(ISERR(FIND(CHAR(10);[.B9]));0;FIND(CHAR(10);[.B9])-1))" office:value-type="string" office:string-value="VK_BACK">
            <text:p>VK_BACK</text:p>
          </table:table-cell>
          <table:table-cell table:formula="of:=[.C9]" office:value-type="string" office:string-value="BACKSPACE key">
            <text:p>BACKSPACE key</text:p>
          </table:table-cell>
          <table:table-cell table:formula="of:=RIGHT([.B9];LEN([.B9])-IF(ISERR(FIND(CHAR(10);[.B9]));0;FIND(CHAR(10);[.B9])))" office:value-type="string" office:string-value="0x08">
            <text:p>0x08</text:p>
          </table:table-cell>
          <table:table-cell/>
          <table:table-cell table:formula="of:=IF(ISERR(FIND(&quot;VK_&quot;;[.E9]));&quot;&quot;;SUBSTITUTE([.E9];&quot;VK_&quot;;[.$I$1]))" office:value-type="string" office:string-value="FUI.BUTTON_BACK">
            <text:p>FUI.BUTTON_BACK</text:p>
          </table:table-cell>
          <table:table-cell table:style-name="ce14" table:formula="of:=LEN([.I9])" office:value-type="float" office:value="15">
            <text:p>15</text:p>
          </table:table-cell>
          <table:table-cell table:style-name="ce14" table:formula="of:=LEFT(&quot;                                                            &quot;;IF([.J9]=0;MAX(0;[.$J$1]-LEN([.F9])-1);[.$J$1]-[.J9]))" office:value-type="string" office:string-value="               ">
            <text:p><text:s text:c="15"/></text:p>
          </table:table-cell>
          <table:table-cell table:style-name="ce14" table:formula="of:=IF([.I9]&lt;&gt;&quot;&quot;;CONCATENATE([.I9];[.K9];&quot;= &quot;;[.G9];&quot;;&quot;);CONCATENATE(&quot;// &quot;;[.F9];[.K9];[.G9]))" office:value-type="string" office:string-value="FUI.BUTTON_BACK               = 0x08;">
            <text:p>FUI.BUTTON_BACK <text:s text:c="14"/>= 0x0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TAB</text:p>
            <text:p>0x09</text:p>
          </table:table-cell>
          <table:table-cell table:style-name="ce10" office:value-type="string">
            <text:p>TAB key</text:p>
          </table:table-cell>
          <table:table-cell/>
          <table:table-cell table:formula="of:=LEFT([.B10];IF(ISERR(FIND(CHAR(10);[.B10]));0;FIND(CHAR(10);[.B10])-1))" office:value-type="string" office:string-value="VK_TAB">
            <text:p>VK_TAB</text:p>
          </table:table-cell>
          <table:table-cell table:formula="of:=[.C10]" office:value-type="string" office:string-value="TAB key">
            <text:p>TAB key</text:p>
          </table:table-cell>
          <table:table-cell table:formula="of:=RIGHT([.B10];LEN([.B10])-IF(ISERR(FIND(CHAR(10);[.B10]));0;FIND(CHAR(10);[.B10])))" office:value-type="string" office:string-value="0x09">
            <text:p>0x09</text:p>
          </table:table-cell>
          <table:table-cell/>
          <table:table-cell table:formula="of:=IF(ISERR(FIND(&quot;VK_&quot;;[.E10]));&quot;&quot;;SUBSTITUTE([.E10];&quot;VK_&quot;;[.$I$1]))" office:value-type="string" office:string-value="FUI.BUTTON_TAB">
            <text:p>FUI.BUTTON_TAB</text:p>
          </table:table-cell>
          <table:table-cell table:style-name="ce14" table:formula="of:=LEN([.I10])" office:value-type="float" office:value="14">
            <text:p>14</text:p>
          </table:table-cell>
          <table:table-cell table:style-name="ce14" table:formula="of:=LEFT(&quot;                                                            &quot;;IF([.J10]=0;MAX(0;[.$J$1]-LEN([.F10])-1);[.$J$1]-[.J10]))" office:value-type="string" office:string-value="                ">
            <text:p><text:s text:c="16"/></text:p>
          </table:table-cell>
          <table:table-cell table:style-name="ce14" table:formula="of:=IF([.I10]&lt;&gt;&quot;&quot;;CONCATENATE([.I10];[.K10];&quot;= &quot;;[.G10];&quot;;&quot;);CONCATENATE(&quot;// &quot;;[.F10];[.K10];[.G10]))" office:value-type="string" office:string-value="FUI.BUTTON_TAB                = 0x09;">
            <text:p>FUI.BUTTON_TAB <text:s text:c="15"/>= 0x0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office:value-type="string">
            <text:p>-</text:p>
            <text:p>0x0A-0B</text:p>
          </table:table-cell>
          <table:table-cell table:style-name="ce11" office:value-type="string">
            <text:p>Reserved</text:p>
          </table:table-cell>
          <table:table-cell table:style-name="ce2"/>
          <table:table-cell table:style-name="ce2" table:formula="of:=LEFT([.B11];IF(ISERR(FIND(CHAR(10);[.B11]));0;FIND(CHAR(10);[.B11])-1))" office:value-type="string" office:string-value="-">
            <text:p>-</text:p>
          </table:table-cell>
          <table:table-cell table:style-name="ce2" table:formula="of:=[.C11]" office:value-type="string" office:string-value="Reserved">
            <text:p>Reserved</text:p>
          </table:table-cell>
          <table:table-cell table:style-name="ce2" table:formula="of:=RIGHT([.B11];LEN([.B11])-IF(ISERR(FIND(CHAR(10);[.B11]));0;FIND(CHAR(10);[.B11])))" office:value-type="string" office:string-value="0x0A-0B">
            <text:p>0x0A-0B</text:p>
          </table:table-cell>
          <table:table-cell table:style-name="ce2"/>
          <table:table-cell table:formula="of:=IF(ISERR(FIND(&quot;VK_&quot;;[.E11]));&quot;&quot;;SUBSTITUTE([.E11];&quot;VK_&quot;;[.$I$1]))">
            <text:p/>
          </table:table-cell>
          <table:table-cell table:style-name="ce14" table:formula="of:=LEN([.I11])" office:value-type="float" office:value="0">
            <text:p>0</text:p>
          </table:table-cell>
          <table:table-cell table:style-name="ce14" table:formula="of:=LEFT(&quot;                                                            &quot;;IF([.J11]=0;MAX(0;[.$J$1]-LEN([.F11])-1);[.$J$1]-[.J11]))" office:value-type="string" office:string-value="                     ">
            <text:p><text:s text:c="21"/></text:p>
          </table:table-cell>
          <table:table-cell table:style-name="ce14" table:formula="of:=IF([.I11]&lt;&gt;&quot;&quot;;CONCATENATE([.I11];[.K11];&quot;= &quot;;[.G11];&quot;;&quot;);CONCATENATE(&quot;// &quot;;[.F11];[.K11];[.G11]))" office:value-type="string" office:string-value="// Reserved                     0x0A-0B">
            <text:p>// Reserved <text:s text:c="20"/>0x0A-0B</text:p>
          </table:table-cell>
          <table:table-cell table:style-name="ce14" table:number-columns-repeated="2"/>
          <table:table-cell table:style-name="ce2" table:number-columns-repeated="1010"/>
        </table:table-row>
        <table:table-row table:style-name="ro2">
          <table:table-cell/>
          <table:table-cell table:style-name="ce5" office:value-type="string">
            <text:p>VK_CLEAR</text:p>
            <text:p>0x0C</text:p>
          </table:table-cell>
          <table:table-cell table:style-name="ce10" office:value-type="string">
            <text:p>CLEAR key</text:p>
          </table:table-cell>
          <table:table-cell/>
          <table:table-cell table:formula="of:=LEFT([.B12];IF(ISERR(FIND(CHAR(10);[.B12]));0;FIND(CHAR(10);[.B12])-1))" office:value-type="string" office:string-value="VK_CLEAR">
            <text:p>VK_CLEAR</text:p>
          </table:table-cell>
          <table:table-cell table:formula="of:=[.C12]" office:value-type="string" office:string-value="CLEAR key">
            <text:p>CLEAR key</text:p>
          </table:table-cell>
          <table:table-cell table:formula="of:=RIGHT([.B12];LEN([.B12])-IF(ISERR(FIND(CHAR(10);[.B12]));0;FIND(CHAR(10);[.B12])))" office:value-type="string" office:string-value="0x0C">
            <text:p>0x0C</text:p>
          </table:table-cell>
          <table:table-cell/>
          <table:table-cell table:formula="of:=IF(ISERR(FIND(&quot;VK_&quot;;[.E12]));&quot;&quot;;SUBSTITUTE([.E12];&quot;VK_&quot;;[.$I$1]))" office:value-type="string" office:string-value="FUI.BUTTON_CLEAR">
            <text:p>FUI.BUTTON_CLEAR</text:p>
          </table:table-cell>
          <table:table-cell table:style-name="ce14" table:formula="of:=LEN([.I12])" office:value-type="float" office:value="16">
            <text:p>16</text:p>
          </table:table-cell>
          <table:table-cell table:style-name="ce14" table:formula="of:=LEFT(&quot;                                                            &quot;;IF([.J12]=0;MAX(0;[.$J$1]-LEN([.F12])-1);[.$J$1]-[.J12]))" office:value-type="string" office:string-value="              ">
            <text:p><text:s text:c="14"/></text:p>
          </table:table-cell>
          <table:table-cell table:style-name="ce14" table:formula="of:=IF([.I12]&lt;&gt;&quot;&quot;;CONCATENATE([.I12];[.K12];&quot;= &quot;;[.G12];&quot;;&quot;);CONCATENATE(&quot;// &quot;;[.F12];[.K12];[.G12]))" office:value-type="string" office:string-value="FUI.BUTTON_CLEAR              = 0x0C;">
            <text:p>FUI.BUTTON_CLEAR <text:s text:c="13"/>= 0x0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ETURN</text:p>
            <text:p>0x0D</text:p>
          </table:table-cell>
          <table:table-cell table:style-name="ce10" office:value-type="string">
            <text:p>ENTER key</text:p>
          </table:table-cell>
          <table:table-cell/>
          <table:table-cell table:formula="of:=LEFT([.B13];IF(ISERR(FIND(CHAR(10);[.B13]));0;FIND(CHAR(10);[.B13])-1))" office:value-type="string" office:string-value="VK_RETURN">
            <text:p>VK_RETURN</text:p>
          </table:table-cell>
          <table:table-cell table:formula="of:=[.C13]" office:value-type="string" office:string-value="ENTER key">
            <text:p>ENTER key</text:p>
          </table:table-cell>
          <table:table-cell table:formula="of:=RIGHT([.B13];LEN([.B13])-IF(ISERR(FIND(CHAR(10);[.B13]));0;FIND(CHAR(10);[.B13])))" office:value-type="string" office:string-value="0x0D">
            <text:p>0x0D</text:p>
          </table:table-cell>
          <table:table-cell/>
          <table:table-cell table:formula="of:=IF(ISERR(FIND(&quot;VK_&quot;;[.E13]));&quot;&quot;;SUBSTITUTE([.E13];&quot;VK_&quot;;[.$I$1]))" office:value-type="string" office:string-value="FUI.BUTTON_RETURN">
            <text:p>FUI.BUTTON_RETURN</text:p>
          </table:table-cell>
          <table:table-cell table:style-name="ce14" table:formula="of:=LEN([.I13])" office:value-type="float" office:value="17">
            <text:p>17</text:p>
          </table:table-cell>
          <table:table-cell table:style-name="ce14" table:formula="of:=LEFT(&quot;                                                            &quot;;IF([.J13]=0;MAX(0;[.$J$1]-LEN([.F13])-1);[.$J$1]-[.J13]))" office:value-type="string" office:string-value="             ">
            <text:p><text:s text:c="13"/></text:p>
          </table:table-cell>
          <table:table-cell table:style-name="ce14" table:formula="of:=IF([.I13]&lt;&gt;&quot;&quot;;CONCATENATE([.I13];[.K13];&quot;= &quot;;[.G13];&quot;;&quot;);CONCATENATE(&quot;// &quot;;[.F13];[.K13];[.G13]))" office:value-type="string" office:string-value="FUI.BUTTON_RETURN             = 0x0D;">
            <text:p>FUI.BUTTON_RETURN <text:s text:c="12"/>= 0x0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0E-0F</text:p>
          </table:table-cell>
          <table:table-cell table:style-name="ce6" office:value-type="string">
            <text:p>Undefined</text:p>
          </table:table-cell>
          <table:table-cell table:style-name="ce3"/>
          <table:table-cell table:style-name="ce3" table:formula="of:=LEFT([.B14];IF(ISERR(FIND(CHAR(10);[.B14]));0;FIND(CHAR(10);[.B14])-1))" office:value-type="string" office:string-value="-">
            <text:p>-</text:p>
          </table:table-cell>
          <table:table-cell table:style-name="ce3" table:formula="of:=[.C14]" office:value-type="string" office:string-value="Undefined">
            <text:p>Undefined</text:p>
          </table:table-cell>
          <table:table-cell table:style-name="ce3" table:formula="of:=RIGHT([.B14];LEN([.B14])-IF(ISERR(FIND(CHAR(10);[.B14]));0;FIND(CHAR(10);[.B14])))" office:value-type="string" office:string-value="0x0E-0F">
            <text:p>0x0E-0F</text:p>
          </table:table-cell>
          <table:table-cell table:style-name="ce3"/>
          <table:table-cell table:formula="of:=IF(ISERR(FIND(&quot;VK_&quot;;[.E14]));&quot;&quot;;SUBSTITUTE([.E14];&quot;VK_&quot;;[.$I$1]))">
            <text:p/>
          </table:table-cell>
          <table:table-cell table:style-name="ce14" table:formula="of:=LEN([.I14])" office:value-type="float" office:value="0">
            <text:p>0</text:p>
          </table:table-cell>
          <table:table-cell table:style-name="ce14" table:formula="of:=LEFT(&quot;                                                            &quot;;IF([.J14]=0;MAX(0;[.$J$1]-LEN([.F14])-1);[.$J$1]-[.J14]))" office:value-type="string" office:string-value="                    ">
            <text:p><text:s text:c="20"/></text:p>
          </table:table-cell>
          <table:table-cell table:style-name="ce14" table:formula="of:=IF([.I14]&lt;&gt;&quot;&quot;;CONCATENATE([.I14];[.K14];&quot;= &quot;;[.G14];&quot;;&quot;);CONCATENATE(&quot;// &quot;;[.F14];[.K14];[.G14]))" office:value-type="string" office:string-value="// Undefined                    0x0E-0F">
            <text:p>// Undefined <text:s text:c="19"/>0x0E-0F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VK_SHIFT</text:p>
            <text:p>0x10</text:p>
          </table:table-cell>
          <table:table-cell table:style-name="ce10" office:value-type="string">
            <text:p>SHIFT key</text:p>
          </table:table-cell>
          <table:table-cell/>
          <table:table-cell table:formula="of:=LEFT([.B15];IF(ISERR(FIND(CHAR(10);[.B15]));0;FIND(CHAR(10);[.B15])-1))" office:value-type="string" office:string-value="VK_SHIFT">
            <text:p>VK_SHIFT</text:p>
          </table:table-cell>
          <table:table-cell table:formula="of:=[.C15]" office:value-type="string" office:string-value="SHIFT key">
            <text:p>SHIFT key</text:p>
          </table:table-cell>
          <table:table-cell table:formula="of:=RIGHT([.B15];LEN([.B15])-IF(ISERR(FIND(CHAR(10);[.B15]));0;FIND(CHAR(10);[.B15])))" office:value-type="string" office:string-value="0x10">
            <text:p>0x10</text:p>
          </table:table-cell>
          <table:table-cell/>
          <table:table-cell table:formula="of:=IF(ISERR(FIND(&quot;VK_&quot;;[.E15]));&quot;&quot;;SUBSTITUTE([.E15];&quot;VK_&quot;;[.$I$1]))" office:value-type="string" office:string-value="FUI.BUTTON_SHIFT">
            <text:p>FUI.BUTTON_SHIFT</text:p>
          </table:table-cell>
          <table:table-cell table:style-name="ce14" table:formula="of:=LEN([.I15])" office:value-type="float" office:value="16">
            <text:p>16</text:p>
          </table:table-cell>
          <table:table-cell table:style-name="ce14" table:formula="of:=LEFT(&quot;                                                            &quot;;IF([.J15]=0;MAX(0;[.$J$1]-LEN([.F15])-1);[.$J$1]-[.J15]))" office:value-type="string" office:string-value="              ">
            <text:p><text:s text:c="14"/></text:p>
          </table:table-cell>
          <table:table-cell table:style-name="ce14" table:formula="of:=IF([.I15]&lt;&gt;&quot;&quot;;CONCATENATE([.I15];[.K15];&quot;= &quot;;[.G15];&quot;;&quot;);CONCATENATE(&quot;// &quot;;[.F15];[.K15];[.G15]))" office:value-type="string" office:string-value="FUI.BUTTON_SHIFT              = 0x10;">
            <text:p>FUI.BUTTON_SHIFT <text:s text:c="13"/>= 0x1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CONTROL</text:p>
            <text:p>0x11</text:p>
          </table:table-cell>
          <table:table-cell table:style-name="ce10" office:value-type="string">
            <text:p>CTRL key</text:p>
          </table:table-cell>
          <table:table-cell/>
          <table:table-cell table:formula="of:=LEFT([.B16];IF(ISERR(FIND(CHAR(10);[.B16]));0;FIND(CHAR(10);[.B16])-1))" office:value-type="string" office:string-value="VK_CONTROL">
            <text:p>VK_CONTROL</text:p>
          </table:table-cell>
          <table:table-cell table:formula="of:=[.C16]" office:value-type="string" office:string-value="CTRL key">
            <text:p>CTRL key</text:p>
          </table:table-cell>
          <table:table-cell table:formula="of:=RIGHT([.B16];LEN([.B16])-IF(ISERR(FIND(CHAR(10);[.B16]));0;FIND(CHAR(10);[.B16])))" office:value-type="string" office:string-value="0x11">
            <text:p>0x11</text:p>
          </table:table-cell>
          <table:table-cell/>
          <table:table-cell table:formula="of:=IF(ISERR(FIND(&quot;VK_&quot;;[.E16]));&quot;&quot;;SUBSTITUTE([.E16];&quot;VK_&quot;;[.$I$1]))" office:value-type="string" office:string-value="FUI.BUTTON_CONTROL">
            <text:p>FUI.BUTTON_CONTROL</text:p>
          </table:table-cell>
          <table:table-cell table:style-name="ce14" table:formula="of:=LEN([.I16])" office:value-type="float" office:value="18">
            <text:p>18</text:p>
          </table:table-cell>
          <table:table-cell table:style-name="ce14" table:formula="of:=LEFT(&quot;                                                            &quot;;IF([.J16]=0;MAX(0;[.$J$1]-LEN([.F16])-1);[.$J$1]-[.J16]))" office:value-type="string" office:string-value="            ">
            <text:p><text:s text:c="12"/></text:p>
          </table:table-cell>
          <table:table-cell table:style-name="ce14" table:formula="of:=IF([.I16]&lt;&gt;&quot;&quot;;CONCATENATE([.I16];[.K16];&quot;= &quot;;[.G16];&quot;;&quot;);CONCATENATE(&quot;// &quot;;[.F16];[.K16];[.G16]))" office:value-type="string" office:string-value="FUI.BUTTON_CONTROL            = 0x11;">
            <text:p>FUI.BUTTON_CONTROL <text:s text:c="11"/>= 0x1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ENU</text:p>
            <text:p>0x12</text:p>
          </table:table-cell>
          <table:table-cell table:style-name="ce10" office:value-type="string">
            <text:p>ALT key</text:p>
          </table:table-cell>
          <table:table-cell/>
          <table:table-cell table:formula="of:=LEFT([.B17];IF(ISERR(FIND(CHAR(10);[.B17]));0;FIND(CHAR(10);[.B17])-1))" office:value-type="string" office:string-value="VK_MENU">
            <text:p>VK_MENU</text:p>
          </table:table-cell>
          <table:table-cell table:formula="of:=[.C17]" office:value-type="string" office:string-value="ALT key">
            <text:p>ALT key</text:p>
          </table:table-cell>
          <table:table-cell table:formula="of:=RIGHT([.B17];LEN([.B17])-IF(ISERR(FIND(CHAR(10);[.B17]));0;FIND(CHAR(10);[.B17])))" office:value-type="string" office:string-value="0x12">
            <text:p>0x12</text:p>
          </table:table-cell>
          <table:table-cell/>
          <table:table-cell table:formula="of:=IF(ISERR(FIND(&quot;VK_&quot;;[.E17]));&quot;&quot;;SUBSTITUTE([.E17];&quot;VK_&quot;;[.$I$1]))" office:value-type="string" office:string-value="FUI.BUTTON_MENU">
            <text:p>FUI.BUTTON_MENU</text:p>
          </table:table-cell>
          <table:table-cell table:style-name="ce14" table:formula="of:=LEN([.I17])" office:value-type="float" office:value="15">
            <text:p>15</text:p>
          </table:table-cell>
          <table:table-cell table:style-name="ce14" table:formula="of:=LEFT(&quot;                                                            &quot;;IF([.J17]=0;MAX(0;[.$J$1]-LEN([.F17])-1);[.$J$1]-[.J17]))" office:value-type="string" office:string-value="               ">
            <text:p><text:s text:c="15"/></text:p>
          </table:table-cell>
          <table:table-cell table:style-name="ce14" table:formula="of:=IF([.I17]&lt;&gt;&quot;&quot;;CONCATENATE([.I17];[.K17];&quot;= &quot;;[.G17];&quot;;&quot;);CONCATENATE(&quot;// &quot;;[.F17];[.K17];[.G17]))" office:value-type="string" office:string-value="FUI.BUTTON_MENU               = 0x12;">
            <text:p>FUI.BUTTON_MENU <text:s text:c="14"/>= 0x1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PAUSE</text:p>
            <text:p>0x13</text:p>
          </table:table-cell>
          <table:table-cell table:style-name="ce10" office:value-type="string">
            <text:p>PAUSE key</text:p>
          </table:table-cell>
          <table:table-cell/>
          <table:table-cell table:formula="of:=LEFT([.B18];IF(ISERR(FIND(CHAR(10);[.B18]));0;FIND(CHAR(10);[.B18])-1))" office:value-type="string" office:string-value="VK_PAUSE">
            <text:p>VK_PAUSE</text:p>
          </table:table-cell>
          <table:table-cell table:formula="of:=[.C18]" office:value-type="string" office:string-value="PAUSE key">
            <text:p>PAUSE key</text:p>
          </table:table-cell>
          <table:table-cell table:formula="of:=RIGHT([.B18];LEN([.B18])-IF(ISERR(FIND(CHAR(10);[.B18]));0;FIND(CHAR(10);[.B18])))" office:value-type="string" office:string-value="0x13">
            <text:p>0x13</text:p>
          </table:table-cell>
          <table:table-cell/>
          <table:table-cell table:formula="of:=IF(ISERR(FIND(&quot;VK_&quot;;[.E18]));&quot;&quot;;SUBSTITUTE([.E18];&quot;VK_&quot;;[.$I$1]))" office:value-type="string" office:string-value="FUI.BUTTON_PAUSE">
            <text:p>FUI.BUTTON_PAUSE</text:p>
          </table:table-cell>
          <table:table-cell table:style-name="ce14" table:formula="of:=LEN([.I18])" office:value-type="float" office:value="16">
            <text:p>16</text:p>
          </table:table-cell>
          <table:table-cell table:style-name="ce14" table:formula="of:=LEFT(&quot;                                                            &quot;;IF([.J18]=0;MAX(0;[.$J$1]-LEN([.F18])-1);[.$J$1]-[.J18]))" office:value-type="string" office:string-value="              ">
            <text:p><text:s text:c="14"/></text:p>
          </table:table-cell>
          <table:table-cell table:style-name="ce14" table:formula="of:=IF([.I18]&lt;&gt;&quot;&quot;;CONCATENATE([.I18];[.K18];&quot;= &quot;;[.G18];&quot;;&quot;);CONCATENATE(&quot;// &quot;;[.F18];[.K18];[.G18]))" office:value-type="string" office:string-value="FUI.BUTTON_PAUSE              = 0x13;">
            <text:p>FUI.BUTTON_PAUSE <text:s text:c="13"/>= 0x1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CAPITAL</text:p>
            <text:p>0x14</text:p>
          </table:table-cell>
          <table:table-cell table:style-name="ce10" office:value-type="string">
            <text:p>CAPS LOCK key</text:p>
          </table:table-cell>
          <table:table-cell/>
          <table:table-cell table:formula="of:=LEFT([.B19];IF(ISERR(FIND(CHAR(10);[.B19]));0;FIND(CHAR(10);[.B19])-1))" office:value-type="string" office:string-value="VK_CAPITAL">
            <text:p>VK_CAPITAL</text:p>
          </table:table-cell>
          <table:table-cell table:formula="of:=[.C19]" office:value-type="string" office:string-value="CAPS LOCK key">
            <text:p>CAPS LOCK key</text:p>
          </table:table-cell>
          <table:table-cell table:formula="of:=RIGHT([.B19];LEN([.B19])-IF(ISERR(FIND(CHAR(10);[.B19]));0;FIND(CHAR(10);[.B19])))" office:value-type="string" office:string-value="0x14">
            <text:p>0x14</text:p>
          </table:table-cell>
          <table:table-cell/>
          <table:table-cell table:formula="of:=IF(ISERR(FIND(&quot;VK_&quot;;[.E19]));&quot;&quot;;SUBSTITUTE([.E19];&quot;VK_&quot;;[.$I$1]))" office:value-type="string" office:string-value="FUI.BUTTON_CAPITAL">
            <text:p>FUI.BUTTON_CAPITAL</text:p>
          </table:table-cell>
          <table:table-cell table:style-name="ce14" table:formula="of:=LEN([.I19])" office:value-type="float" office:value="18">
            <text:p>18</text:p>
          </table:table-cell>
          <table:table-cell table:style-name="ce14" table:formula="of:=LEFT(&quot;                                                            &quot;;IF([.J19]=0;MAX(0;[.$J$1]-LEN([.F19])-1);[.$J$1]-[.J19]))" office:value-type="string" office:string-value="            ">
            <text:p><text:s text:c="12"/></text:p>
          </table:table-cell>
          <table:table-cell table:style-name="ce14" table:formula="of:=IF([.I19]&lt;&gt;&quot;&quot;;CONCATENATE([.I19];[.K19];&quot;= &quot;;[.G19];&quot;;&quot;);CONCATENATE(&quot;// &quot;;[.F19];[.K19];[.G19]))" office:value-type="string" office:string-value="FUI.BUTTON_CAPITAL            = 0x14;">
            <text:p>FUI.BUTTON_CAPITAL <text:s text:c="11"/>= 0x1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KANA</text:p>
            <text:p>0x15</text:p>
          </table:table-cell>
          <table:table-cell table:style-name="ce10" office:value-type="string">
            <text:p>IME Kana mode</text:p>
          </table:table-cell>
          <table:table-cell/>
          <table:table-cell table:formula="of:=LEFT([.B20];IF(ISERR(FIND(CHAR(10);[.B20]));0;FIND(CHAR(10);[.B20])-1))" office:value-type="string" office:string-value="VK_KANA">
            <text:p>VK_KANA</text:p>
          </table:table-cell>
          <table:table-cell table:formula="of:=[.C20]" office:value-type="string" office:string-value="IME Kana mode">
            <text:p>IME Kana mode</text:p>
          </table:table-cell>
          <table:table-cell table:formula="of:=RIGHT([.B20];LEN([.B20])-IF(ISERR(FIND(CHAR(10);[.B20]));0;FIND(CHAR(10);[.B20])))" office:value-type="string" office:string-value="0x15">
            <text:p>0x15</text:p>
          </table:table-cell>
          <table:table-cell/>
          <table:table-cell table:formula="of:=IF(ISERR(FIND(&quot;VK_&quot;;[.E20]));&quot;&quot;;SUBSTITUTE([.E20];&quot;VK_&quot;;[.$I$1]))" office:value-type="string" office:string-value="FUI.BUTTON_KANA">
            <text:p>FUI.BUTTON_KANA</text:p>
          </table:table-cell>
          <table:table-cell table:style-name="ce14" table:formula="of:=LEN([.I20])" office:value-type="float" office:value="15">
            <text:p>15</text:p>
          </table:table-cell>
          <table:table-cell table:style-name="ce14" table:formula="of:=LEFT(&quot;                                                            &quot;;IF([.J20]=0;MAX(0;[.$J$1]-LEN([.F20])-1);[.$J$1]-[.J20]))" office:value-type="string" office:string-value="               ">
            <text:p><text:s text:c="15"/></text:p>
          </table:table-cell>
          <table:table-cell table:style-name="ce14" table:formula="of:=IF([.I20]&lt;&gt;&quot;&quot;;CONCATENATE([.I20];[.K20];&quot;= &quot;;[.G20];&quot;;&quot;);CONCATENATE(&quot;// &quot;;[.F20];[.K20];[.G20]))" office:value-type="string" office:string-value="FUI.BUTTON_KANA               = 0x15;">
            <text:p>FUI.BUTTON_KANA <text:s text:c="14"/>= 0x1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HANGUEL</text:p>
            <text:p>0x15</text:p>
          </table:table-cell>
          <table:table-cell table:style-name="ce10" office:value-type="string">
            <text:p>IME Hanguel mode (maintained for compatibility; use VK_HANGUL)</text:p>
          </table:table-cell>
          <table:table-cell/>
          <table:table-cell table:formula="of:=LEFT([.B21];IF(ISERR(FIND(CHAR(10);[.B21]));0;FIND(CHAR(10);[.B21])-1))" office:value-type="string" office:string-value="VK_HANGUEL">
            <text:p>VK_HANGUEL</text:p>
          </table:table-cell>
          <table:table-cell table:formula="of:=[.C21]" office:value-type="string" office:string-value="IME Hanguel mode (maintained for compatibility; use VK_HANGUL)">
            <text:p>IME Hanguel mode (maintained for compatibility; use VK_HANGUL)</text:p>
          </table:table-cell>
          <table:table-cell table:formula="of:=RIGHT([.B21];LEN([.B21])-IF(ISERR(FIND(CHAR(10);[.B21]));0;FIND(CHAR(10);[.B21])))" office:value-type="string" office:string-value="0x15">
            <text:p>0x15</text:p>
          </table:table-cell>
          <table:table-cell/>
          <table:table-cell table:formula="of:=IF(ISERR(FIND(&quot;VK_&quot;;[.E21]));&quot;&quot;;SUBSTITUTE([.E21];&quot;VK_&quot;;[.$I$1]))" office:value-type="string" office:string-value="FUI.BUTTON_HANGUEL">
            <text:p>FUI.BUTTON_HANGUEL</text:p>
          </table:table-cell>
          <table:table-cell table:style-name="ce14" table:formula="of:=LEN([.I21])" office:value-type="float" office:value="18">
            <text:p>18</text:p>
          </table:table-cell>
          <table:table-cell table:style-name="ce14" table:formula="of:=LEFT(&quot;                                                            &quot;;IF([.J21]=0;MAX(0;[.$J$1]-LEN([.F21])-1);[.$J$1]-[.J21]))" office:value-type="string" office:string-value="            ">
            <text:p><text:s text:c="12"/></text:p>
          </table:table-cell>
          <table:table-cell table:style-name="ce14" table:formula="of:=IF([.I21]&lt;&gt;&quot;&quot;;CONCATENATE([.I21];[.K21];&quot;= &quot;;[.G21];&quot;;&quot;);CONCATENATE(&quot;// &quot;;[.F21];[.K21];[.G21]))" office:value-type="string" office:string-value="FUI.BUTTON_HANGUEL            = 0x15;">
            <text:p>FUI.BUTTON_HANGUEL <text:s text:c="11"/>= 0x1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HANGUL</text:p>
            <text:p>0x15</text:p>
          </table:table-cell>
          <table:table-cell table:style-name="ce10" office:value-type="string">
            <text:p>IME Hangul mode</text:p>
          </table:table-cell>
          <table:table-cell/>
          <table:table-cell table:formula="of:=LEFT([.B22];IF(ISERR(FIND(CHAR(10);[.B22]));0;FIND(CHAR(10);[.B22])-1))" office:value-type="string" office:string-value="VK_HANGUL">
            <text:p>VK_HANGUL</text:p>
          </table:table-cell>
          <table:table-cell table:formula="of:=[.C22]" office:value-type="string" office:string-value="IME Hangul mode">
            <text:p>IME Hangul mode</text:p>
          </table:table-cell>
          <table:table-cell table:formula="of:=RIGHT([.B22];LEN([.B22])-IF(ISERR(FIND(CHAR(10);[.B22]));0;FIND(CHAR(10);[.B22])))" office:value-type="string" office:string-value="0x15">
            <text:p>0x15</text:p>
          </table:table-cell>
          <table:table-cell/>
          <table:table-cell table:formula="of:=IF(ISERR(FIND(&quot;VK_&quot;;[.E22]));&quot;&quot;;SUBSTITUTE([.E22];&quot;VK_&quot;;[.$I$1]))" office:value-type="string" office:string-value="FUI.BUTTON_HANGUL">
            <text:p>FUI.BUTTON_HANGUL</text:p>
          </table:table-cell>
          <table:table-cell table:style-name="ce14" table:formula="of:=LEN([.I22])" office:value-type="float" office:value="17">
            <text:p>17</text:p>
          </table:table-cell>
          <table:table-cell table:style-name="ce14" table:formula="of:=LEFT(&quot;                                                            &quot;;IF([.J22]=0;MAX(0;[.$J$1]-LEN([.F22])-1);[.$J$1]-[.J22]))" office:value-type="string" office:string-value="             ">
            <text:p><text:s text:c="13"/></text:p>
          </table:table-cell>
          <table:table-cell table:style-name="ce14" table:formula="of:=IF([.I22]&lt;&gt;&quot;&quot;;CONCATENATE([.I22];[.K22];&quot;= &quot;;[.G22];&quot;;&quot;);CONCATENATE(&quot;// &quot;;[.F22];[.K22];[.G22]))" office:value-type="string" office:string-value="FUI.BUTTON_HANGUL             = 0x15;">
            <text:p>FUI.BUTTON_HANGUL <text:s text:c="12"/>= 0x1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16</text:p>
          </table:table-cell>
          <table:table-cell table:style-name="ce6" office:value-type="string">
            <text:p>Undefined</text:p>
          </table:table-cell>
          <table:table-cell table:style-name="ce3"/>
          <table:table-cell table:style-name="ce3" table:formula="of:=LEFT([.B23];IF(ISERR(FIND(CHAR(10);[.B23]));0;FIND(CHAR(10);[.B23])-1))" office:value-type="string" office:string-value="-">
            <text:p>-</text:p>
          </table:table-cell>
          <table:table-cell table:style-name="ce3" table:formula="of:=[.C23]" office:value-type="string" office:string-value="Undefined">
            <text:p>Undefined</text:p>
          </table:table-cell>
          <table:table-cell table:style-name="ce3" table:formula="of:=RIGHT([.B23];LEN([.B23])-IF(ISERR(FIND(CHAR(10);[.B23]));0;FIND(CHAR(10);[.B23])))" office:value-type="string" office:string-value="0x16">
            <text:p>0x16</text:p>
          </table:table-cell>
          <table:table-cell table:style-name="ce3"/>
          <table:table-cell table:formula="of:=IF(ISERR(FIND(&quot;VK_&quot;;[.E23]));&quot;&quot;;SUBSTITUTE([.E23];&quot;VK_&quot;;[.$I$1]))">
            <text:p/>
          </table:table-cell>
          <table:table-cell table:style-name="ce14" table:formula="of:=LEN([.I23])" office:value-type="float" office:value="0">
            <text:p>0</text:p>
          </table:table-cell>
          <table:table-cell table:style-name="ce14" table:formula="of:=LEFT(&quot;                                                            &quot;;IF([.J23]=0;MAX(0;[.$J$1]-LEN([.F23])-1);[.$J$1]-[.J23]))" office:value-type="string" office:string-value="                    ">
            <text:p><text:s text:c="20"/></text:p>
          </table:table-cell>
          <table:table-cell table:style-name="ce14" table:formula="of:=IF([.I23]&lt;&gt;&quot;&quot;;CONCATENATE([.I23];[.K23];&quot;= &quot;;[.G23];&quot;;&quot;);CONCATENATE(&quot;// &quot;;[.F23];[.K23];[.G23]))" office:value-type="string" office:string-value="// Undefined                    0x16">
            <text:p>// Undefined <text:s text:c="19"/>0x16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VK_JUNJA</text:p>
            <text:p>0x17</text:p>
          </table:table-cell>
          <table:table-cell table:style-name="ce10" office:value-type="string">
            <text:p>IME Junja mode</text:p>
          </table:table-cell>
          <table:table-cell/>
          <table:table-cell table:formula="of:=LEFT([.B24];IF(ISERR(FIND(CHAR(10);[.B24]));0;FIND(CHAR(10);[.B24])-1))" office:value-type="string" office:string-value="VK_JUNJA">
            <text:p>VK_JUNJA</text:p>
          </table:table-cell>
          <table:table-cell table:formula="of:=[.C24]" office:value-type="string" office:string-value="IME Junja mode">
            <text:p>IME Junja mode</text:p>
          </table:table-cell>
          <table:table-cell table:formula="of:=RIGHT([.B24];LEN([.B24])-IF(ISERR(FIND(CHAR(10);[.B24]));0;FIND(CHAR(10);[.B24])))" office:value-type="string" office:string-value="0x17">
            <text:p>0x17</text:p>
          </table:table-cell>
          <table:table-cell/>
          <table:table-cell table:formula="of:=IF(ISERR(FIND(&quot;VK_&quot;;[.E24]));&quot;&quot;;SUBSTITUTE([.E24];&quot;VK_&quot;;[.$I$1]))" office:value-type="string" office:string-value="FUI.BUTTON_JUNJA">
            <text:p>FUI.BUTTON_JUNJA</text:p>
          </table:table-cell>
          <table:table-cell table:style-name="ce14" table:formula="of:=LEN([.I24])" office:value-type="float" office:value="16">
            <text:p>16</text:p>
          </table:table-cell>
          <table:table-cell table:style-name="ce14" table:formula="of:=LEFT(&quot;                                                            &quot;;IF([.J24]=0;MAX(0;[.$J$1]-LEN([.F24])-1);[.$J$1]-[.J24]))" office:value-type="string" office:string-value="              ">
            <text:p><text:s text:c="14"/></text:p>
          </table:table-cell>
          <table:table-cell table:style-name="ce14" table:formula="of:=IF([.I24]&lt;&gt;&quot;&quot;;CONCATENATE([.I24];[.K24];&quot;= &quot;;[.G24];&quot;;&quot;);CONCATENATE(&quot;// &quot;;[.F24];[.K24];[.G24]))" office:value-type="string" office:string-value="FUI.BUTTON_JUNJA              = 0x17;">
            <text:p>FUI.BUTTON_JUNJA <text:s text:c="13"/>= 0x1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INAL</text:p>
            <text:p>0x18</text:p>
          </table:table-cell>
          <table:table-cell table:style-name="ce10" office:value-type="string">
            <text:p>IME final mode</text:p>
          </table:table-cell>
          <table:table-cell/>
          <table:table-cell table:formula="of:=LEFT([.B25];IF(ISERR(FIND(CHAR(10);[.B25]));0;FIND(CHAR(10);[.B25])-1))" office:value-type="string" office:string-value="VK_FINAL">
            <text:p>VK_FINAL</text:p>
          </table:table-cell>
          <table:table-cell table:formula="of:=[.C25]" office:value-type="string" office:string-value="IME final mode">
            <text:p>IME final mode</text:p>
          </table:table-cell>
          <table:table-cell table:formula="of:=RIGHT([.B25];LEN([.B25])-IF(ISERR(FIND(CHAR(10);[.B25]));0;FIND(CHAR(10);[.B25])))" office:value-type="string" office:string-value="0x18">
            <text:p>0x18</text:p>
          </table:table-cell>
          <table:table-cell/>
          <table:table-cell table:formula="of:=IF(ISERR(FIND(&quot;VK_&quot;;[.E25]));&quot;&quot;;SUBSTITUTE([.E25];&quot;VK_&quot;;[.$I$1]))" office:value-type="string" office:string-value="FUI.BUTTON_FINAL">
            <text:p>FUI.BUTTON_FINAL</text:p>
          </table:table-cell>
          <table:table-cell table:style-name="ce14" table:formula="of:=LEN([.I25])" office:value-type="float" office:value="16">
            <text:p>16</text:p>
          </table:table-cell>
          <table:table-cell table:style-name="ce14" table:formula="of:=LEFT(&quot;                                                            &quot;;IF([.J25]=0;MAX(0;[.$J$1]-LEN([.F25])-1);[.$J$1]-[.J25]))" office:value-type="string" office:string-value="              ">
            <text:p><text:s text:c="14"/></text:p>
          </table:table-cell>
          <table:table-cell table:style-name="ce14" table:formula="of:=IF([.I25]&lt;&gt;&quot;&quot;;CONCATENATE([.I25];[.K25];&quot;= &quot;;[.G25];&quot;;&quot;);CONCATENATE(&quot;// &quot;;[.F25];[.K25];[.G25]))" office:value-type="string" office:string-value="FUI.BUTTON_FINAL              = 0x18;">
            <text:p>FUI.BUTTON_FINAL <text:s text:c="13"/>= 0x1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HANJA</text:p>
            <text:p>0x19</text:p>
          </table:table-cell>
          <table:table-cell table:style-name="ce10" office:value-type="string">
            <text:p>IME Hanja mode</text:p>
          </table:table-cell>
          <table:table-cell/>
          <table:table-cell table:formula="of:=LEFT([.B26];IF(ISERR(FIND(CHAR(10);[.B26]));0;FIND(CHAR(10);[.B26])-1))" office:value-type="string" office:string-value="VK_HANJA">
            <text:p>VK_HANJA</text:p>
          </table:table-cell>
          <table:table-cell table:formula="of:=[.C26]" office:value-type="string" office:string-value="IME Hanja mode">
            <text:p>IME Hanja mode</text:p>
          </table:table-cell>
          <table:table-cell table:formula="of:=RIGHT([.B26];LEN([.B26])-IF(ISERR(FIND(CHAR(10);[.B26]));0;FIND(CHAR(10);[.B26])))" office:value-type="string" office:string-value="0x19">
            <text:p>0x19</text:p>
          </table:table-cell>
          <table:table-cell/>
          <table:table-cell table:formula="of:=IF(ISERR(FIND(&quot;VK_&quot;;[.E26]));&quot;&quot;;SUBSTITUTE([.E26];&quot;VK_&quot;;[.$I$1]))" office:value-type="string" office:string-value="FUI.BUTTON_HANJA">
            <text:p>FUI.BUTTON_HANJA</text:p>
          </table:table-cell>
          <table:table-cell table:style-name="ce14" table:formula="of:=LEN([.I26])" office:value-type="float" office:value="16">
            <text:p>16</text:p>
          </table:table-cell>
          <table:table-cell table:style-name="ce14" table:formula="of:=LEFT(&quot;                                                            &quot;;IF([.J26]=0;MAX(0;[.$J$1]-LEN([.F26])-1);[.$J$1]-[.J26]))" office:value-type="string" office:string-value="              ">
            <text:p><text:s text:c="14"/></text:p>
          </table:table-cell>
          <table:table-cell table:style-name="ce14" table:formula="of:=IF([.I26]&lt;&gt;&quot;&quot;;CONCATENATE([.I26];[.K26];&quot;= &quot;;[.G26];&quot;;&quot;);CONCATENATE(&quot;// &quot;;[.F26];[.K26];[.G26]))" office:value-type="string" office:string-value="FUI.BUTTON_HANJA              = 0x19;">
            <text:p>FUI.BUTTON_HANJA <text:s text:c="13"/>= 0x1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KANJI</text:p>
            <text:p>0x19</text:p>
          </table:table-cell>
          <table:table-cell table:style-name="ce10" office:value-type="string">
            <text:p>IME Kanji mode</text:p>
          </table:table-cell>
          <table:table-cell/>
          <table:table-cell table:formula="of:=LEFT([.B27];IF(ISERR(FIND(CHAR(10);[.B27]));0;FIND(CHAR(10);[.B27])-1))" office:value-type="string" office:string-value="VK_KANJI">
            <text:p>VK_KANJI</text:p>
          </table:table-cell>
          <table:table-cell table:formula="of:=[.C27]" office:value-type="string" office:string-value="IME Kanji mode">
            <text:p>IME Kanji mode</text:p>
          </table:table-cell>
          <table:table-cell table:formula="of:=RIGHT([.B27];LEN([.B27])-IF(ISERR(FIND(CHAR(10);[.B27]));0;FIND(CHAR(10);[.B27])))" office:value-type="string" office:string-value="0x19">
            <text:p>0x19</text:p>
          </table:table-cell>
          <table:table-cell/>
          <table:table-cell table:formula="of:=IF(ISERR(FIND(&quot;VK_&quot;;[.E27]));&quot;&quot;;SUBSTITUTE([.E27];&quot;VK_&quot;;[.$I$1]))" office:value-type="string" office:string-value="FUI.BUTTON_KANJI">
            <text:p>FUI.BUTTON_KANJI</text:p>
          </table:table-cell>
          <table:table-cell table:style-name="ce14" table:formula="of:=LEN([.I27])" office:value-type="float" office:value="16">
            <text:p>16</text:p>
          </table:table-cell>
          <table:table-cell table:style-name="ce14" table:formula="of:=LEFT(&quot;                                                            &quot;;IF([.J27]=0;MAX(0;[.$J$1]-LEN([.F27])-1);[.$J$1]-[.J27]))" office:value-type="string" office:string-value="              ">
            <text:p><text:s text:c="14"/></text:p>
          </table:table-cell>
          <table:table-cell table:style-name="ce14" table:formula="of:=IF([.I27]&lt;&gt;&quot;&quot;;CONCATENATE([.I27];[.K27];&quot;= &quot;;[.G27];&quot;;&quot;);CONCATENATE(&quot;// &quot;;[.F27];[.K27];[.G27]))" office:value-type="string" office:string-value="FUI.BUTTON_KANJI              = 0x19;">
            <text:p>FUI.BUTTON_KANJI <text:s text:c="13"/>= 0x1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1A</text:p>
          </table:table-cell>
          <table:table-cell table:style-name="ce6" office:value-type="string">
            <text:p>Undefined</text:p>
          </table:table-cell>
          <table:table-cell table:style-name="ce3"/>
          <table:table-cell table:style-name="ce3" table:formula="of:=LEFT([.B28];IF(ISERR(FIND(CHAR(10);[.B28]));0;FIND(CHAR(10);[.B28])-1))" office:value-type="string" office:string-value="-">
            <text:p>-</text:p>
          </table:table-cell>
          <table:table-cell table:style-name="ce3" table:formula="of:=[.C28]" office:value-type="string" office:string-value="Undefined">
            <text:p>Undefined</text:p>
          </table:table-cell>
          <table:table-cell table:style-name="ce3" table:formula="of:=RIGHT([.B28];LEN([.B28])-IF(ISERR(FIND(CHAR(10);[.B28]));0;FIND(CHAR(10);[.B28])))" office:value-type="string" office:string-value="0x1A">
            <text:p>0x1A</text:p>
          </table:table-cell>
          <table:table-cell table:style-name="ce3"/>
          <table:table-cell table:formula="of:=IF(ISERR(FIND(&quot;VK_&quot;;[.E28]));&quot;&quot;;SUBSTITUTE([.E28];&quot;VK_&quot;;[.$I$1]))">
            <text:p/>
          </table:table-cell>
          <table:table-cell table:style-name="ce14" table:formula="of:=LEN([.I28])" office:value-type="float" office:value="0">
            <text:p>0</text:p>
          </table:table-cell>
          <table:table-cell table:style-name="ce14" table:formula="of:=LEFT(&quot;                                                            &quot;;IF([.J28]=0;MAX(0;[.$J$1]-LEN([.F28])-1);[.$J$1]-[.J28]))" office:value-type="string" office:string-value="                    ">
            <text:p><text:s text:c="20"/></text:p>
          </table:table-cell>
          <table:table-cell table:style-name="ce14" table:formula="of:=IF([.I28]&lt;&gt;&quot;&quot;;CONCATENATE([.I28];[.K28];&quot;= &quot;;[.G28];&quot;;&quot;);CONCATENATE(&quot;// &quot;;[.F28];[.K28];[.G28]))" office:value-type="string" office:string-value="// Undefined                    0x1A">
            <text:p>// Undefined <text:s text:c="19"/>0x1A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VK_ESCAPE</text:p>
            <text:p>0x1B</text:p>
          </table:table-cell>
          <table:table-cell table:style-name="ce10" office:value-type="string">
            <text:p>ESC key</text:p>
          </table:table-cell>
          <table:table-cell/>
          <table:table-cell table:formula="of:=LEFT([.B29];IF(ISERR(FIND(CHAR(10);[.B29]));0;FIND(CHAR(10);[.B29])-1))" office:value-type="string" office:string-value="VK_ESCAPE">
            <text:p>VK_ESCAPE</text:p>
          </table:table-cell>
          <table:table-cell table:formula="of:=[.C29]" office:value-type="string" office:string-value="ESC key">
            <text:p>ESC key</text:p>
          </table:table-cell>
          <table:table-cell table:formula="of:=RIGHT([.B29];LEN([.B29])-IF(ISERR(FIND(CHAR(10);[.B29]));0;FIND(CHAR(10);[.B29])))" office:value-type="string" office:string-value="0x1B">
            <text:p>0x1B</text:p>
          </table:table-cell>
          <table:table-cell/>
          <table:table-cell table:formula="of:=IF(ISERR(FIND(&quot;VK_&quot;;[.E29]));&quot;&quot;;SUBSTITUTE([.E29];&quot;VK_&quot;;[.$I$1]))" office:value-type="string" office:string-value="FUI.BUTTON_ESCAPE">
            <text:p>FUI.BUTTON_ESCAPE</text:p>
          </table:table-cell>
          <table:table-cell table:style-name="ce14" table:formula="of:=LEN([.I29])" office:value-type="float" office:value="17">
            <text:p>17</text:p>
          </table:table-cell>
          <table:table-cell table:style-name="ce14" table:formula="of:=LEFT(&quot;                                                            &quot;;IF([.J29]=0;MAX(0;[.$J$1]-LEN([.F29])-1);[.$J$1]-[.J29]))" office:value-type="string" office:string-value="             ">
            <text:p><text:s text:c="13"/></text:p>
          </table:table-cell>
          <table:table-cell table:style-name="ce14" table:formula="of:=IF([.I29]&lt;&gt;&quot;&quot;;CONCATENATE([.I29];[.K29];&quot;= &quot;;[.G29];&quot;;&quot;);CONCATENATE(&quot;// &quot;;[.F29];[.K29];[.G29]))" office:value-type="string" office:string-value="FUI.BUTTON_ESCAPE             = 0x1B;">
            <text:p>FUI.BUTTON_ESCAPE <text:s text:c="12"/>= 0x1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CONVERT</text:p>
            <text:p>0x1C</text:p>
          </table:table-cell>
          <table:table-cell table:style-name="ce10" office:value-type="string">
            <text:p>IME convert</text:p>
          </table:table-cell>
          <table:table-cell/>
          <table:table-cell table:formula="of:=LEFT([.B30];IF(ISERR(FIND(CHAR(10);[.B30]));0;FIND(CHAR(10);[.B30])-1))" office:value-type="string" office:string-value="VK_CONVERT">
            <text:p>VK_CONVERT</text:p>
          </table:table-cell>
          <table:table-cell table:formula="of:=[.C30]" office:value-type="string" office:string-value="IME convert">
            <text:p>IME convert</text:p>
          </table:table-cell>
          <table:table-cell table:formula="of:=RIGHT([.B30];LEN([.B30])-IF(ISERR(FIND(CHAR(10);[.B30]));0;FIND(CHAR(10);[.B30])))" office:value-type="string" office:string-value="0x1C">
            <text:p>0x1C</text:p>
          </table:table-cell>
          <table:table-cell/>
          <table:table-cell table:formula="of:=IF(ISERR(FIND(&quot;VK_&quot;;[.E30]));&quot;&quot;;SUBSTITUTE([.E30];&quot;VK_&quot;;[.$I$1]))" office:value-type="string" office:string-value="FUI.BUTTON_CONVERT">
            <text:p>FUI.BUTTON_CONVERT</text:p>
          </table:table-cell>
          <table:table-cell table:style-name="ce14" table:formula="of:=LEN([.I30])" office:value-type="float" office:value="18">
            <text:p>18</text:p>
          </table:table-cell>
          <table:table-cell table:style-name="ce14" table:formula="of:=LEFT(&quot;                                                            &quot;;IF([.J30]=0;MAX(0;[.$J$1]-LEN([.F30])-1);[.$J$1]-[.J30]))" office:value-type="string" office:string-value="            ">
            <text:p><text:s text:c="12"/></text:p>
          </table:table-cell>
          <table:table-cell table:style-name="ce14" table:formula="of:=IF([.I30]&lt;&gt;&quot;&quot;;CONCATENATE([.I30];[.K30];&quot;= &quot;;[.G30];&quot;;&quot;);CONCATENATE(&quot;// &quot;;[.F30];[.K30];[.G30]))" office:value-type="string" office:string-value="FUI.BUTTON_CONVERT            = 0x1C;">
            <text:p>FUI.BUTTON_CONVERT <text:s text:c="11"/>= 0x1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ONCONVERT</text:p>
            <text:p>0x1D</text:p>
          </table:table-cell>
          <table:table-cell table:style-name="ce10" office:value-type="string">
            <text:p>IME nonconvert</text:p>
          </table:table-cell>
          <table:table-cell/>
          <table:table-cell table:formula="of:=LEFT([.B31];IF(ISERR(FIND(CHAR(10);[.B31]));0;FIND(CHAR(10);[.B31])-1))" office:value-type="string" office:string-value="VK_NONCONVERT">
            <text:p>VK_NONCONVERT</text:p>
          </table:table-cell>
          <table:table-cell table:formula="of:=[.C31]" office:value-type="string" office:string-value="IME nonconvert">
            <text:p>IME nonconvert</text:p>
          </table:table-cell>
          <table:table-cell table:formula="of:=RIGHT([.B31];LEN([.B31])-IF(ISERR(FIND(CHAR(10);[.B31]));0;FIND(CHAR(10);[.B31])))" office:value-type="string" office:string-value="0x1D">
            <text:p>0x1D</text:p>
          </table:table-cell>
          <table:table-cell/>
          <table:table-cell table:formula="of:=IF(ISERR(FIND(&quot;VK_&quot;;[.E31]));&quot;&quot;;SUBSTITUTE([.E31];&quot;VK_&quot;;[.$I$1]))" office:value-type="string" office:string-value="FUI.BUTTON_NONCONVERT">
            <text:p>FUI.BUTTON_NONCONVERT</text:p>
          </table:table-cell>
          <table:table-cell table:style-name="ce14" table:formula="of:=LEN([.I31])" office:value-type="float" office:value="21">
            <text:p>21</text:p>
          </table:table-cell>
          <table:table-cell table:style-name="ce14" table:formula="of:=LEFT(&quot;                                                            &quot;;IF([.J31]=0;MAX(0;[.$J$1]-LEN([.F31])-1);[.$J$1]-[.J31]))" office:value-type="string" office:string-value="         ">
            <text:p><text:s text:c="9"/></text:p>
          </table:table-cell>
          <table:table-cell table:style-name="ce14" table:formula="of:=IF([.I31]&lt;&gt;&quot;&quot;;CONCATENATE([.I31];[.K31];&quot;= &quot;;[.G31];&quot;;&quot;);CONCATENATE(&quot;// &quot;;[.F31];[.K31];[.G31]))" office:value-type="string" office:string-value="FUI.BUTTON_NONCONVERT         = 0x1D;">
            <text:p>FUI.BUTTON_NONCONVERT <text:s text:c="8"/>= 0x1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ACCEPT</text:p>
            <text:p>0x1E</text:p>
          </table:table-cell>
          <table:table-cell table:style-name="ce10" office:value-type="string">
            <text:p>IME accept</text:p>
          </table:table-cell>
          <table:table-cell/>
          <table:table-cell table:formula="of:=LEFT([.B32];IF(ISERR(FIND(CHAR(10);[.B32]));0;FIND(CHAR(10);[.B32])-1))" office:value-type="string" office:string-value="VK_ACCEPT">
            <text:p>VK_ACCEPT</text:p>
          </table:table-cell>
          <table:table-cell table:formula="of:=[.C32]" office:value-type="string" office:string-value="IME accept">
            <text:p>IME accept</text:p>
          </table:table-cell>
          <table:table-cell table:formula="of:=RIGHT([.B32];LEN([.B32])-IF(ISERR(FIND(CHAR(10);[.B32]));0;FIND(CHAR(10);[.B32])))" office:value-type="string" office:string-value="0x1E">
            <text:p>0x1E</text:p>
          </table:table-cell>
          <table:table-cell/>
          <table:table-cell table:formula="of:=IF(ISERR(FIND(&quot;VK_&quot;;[.E32]));&quot;&quot;;SUBSTITUTE([.E32];&quot;VK_&quot;;[.$I$1]))" office:value-type="string" office:string-value="FUI.BUTTON_ACCEPT">
            <text:p>FUI.BUTTON_ACCEPT</text:p>
          </table:table-cell>
          <table:table-cell table:style-name="ce14" table:formula="of:=LEN([.I32])" office:value-type="float" office:value="17">
            <text:p>17</text:p>
          </table:table-cell>
          <table:table-cell table:style-name="ce14" table:formula="of:=LEFT(&quot;                                                            &quot;;IF([.J32]=0;MAX(0;[.$J$1]-LEN([.F32])-1);[.$J$1]-[.J32]))" office:value-type="string" office:string-value="             ">
            <text:p><text:s text:c="13"/></text:p>
          </table:table-cell>
          <table:table-cell table:style-name="ce14" table:formula="of:=IF([.I32]&lt;&gt;&quot;&quot;;CONCATENATE([.I32];[.K32];&quot;= &quot;;[.G32];&quot;;&quot;);CONCATENATE(&quot;// &quot;;[.F32];[.K32];[.G32]))" office:value-type="string" office:string-value="FUI.BUTTON_ACCEPT             = 0x1E;">
            <text:p>FUI.BUTTON_ACCEPT <text:s text:c="12"/>= 0x1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ODECHANGE</text:p>
            <text:p>0x1F</text:p>
          </table:table-cell>
          <table:table-cell table:style-name="ce10" office:value-type="string">
            <text:p>IME mode change request</text:p>
          </table:table-cell>
          <table:table-cell/>
          <table:table-cell table:formula="of:=LEFT([.B33];IF(ISERR(FIND(CHAR(10);[.B33]));0;FIND(CHAR(10);[.B33])-1))" office:value-type="string" office:string-value="VK_MODECHANGE">
            <text:p>VK_MODECHANGE</text:p>
          </table:table-cell>
          <table:table-cell table:formula="of:=[.C33]" office:value-type="string" office:string-value="IME mode change request">
            <text:p>IME mode change request</text:p>
          </table:table-cell>
          <table:table-cell table:formula="of:=RIGHT([.B33];LEN([.B33])-IF(ISERR(FIND(CHAR(10);[.B33]));0;FIND(CHAR(10);[.B33])))" office:value-type="string" office:string-value="0x1F">
            <text:p>0x1F</text:p>
          </table:table-cell>
          <table:table-cell/>
          <table:table-cell table:formula="of:=IF(ISERR(FIND(&quot;VK_&quot;;[.E33]));&quot;&quot;;SUBSTITUTE([.E33];&quot;VK_&quot;;[.$I$1]))" office:value-type="string" office:string-value="FUI.BUTTON_MODECHANGE">
            <text:p>FUI.BUTTON_MODECHANGE</text:p>
          </table:table-cell>
          <table:table-cell table:style-name="ce14" table:formula="of:=LEN([.I33])" office:value-type="float" office:value="21">
            <text:p>21</text:p>
          </table:table-cell>
          <table:table-cell table:style-name="ce14" table:formula="of:=LEFT(&quot;                                                            &quot;;IF([.J33]=0;MAX(0;[.$J$1]-LEN([.F33])-1);[.$J$1]-[.J33]))" office:value-type="string" office:string-value="         ">
            <text:p><text:s text:c="9"/></text:p>
          </table:table-cell>
          <table:table-cell table:style-name="ce14" table:formula="of:=IF([.I33]&lt;&gt;&quot;&quot;;CONCATENATE([.I33];[.K33];&quot;= &quot;;[.G33];&quot;;&quot;);CONCATENATE(&quot;// &quot;;[.F33];[.K33];[.G33]))" office:value-type="string" office:string-value="FUI.BUTTON_MODECHANGE         = 0x1F;">
            <text:p>FUI.BUTTON_MODECHANGE <text:s text:c="8"/>= 0x1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SPACE</text:p>
            <text:p>0x20</text:p>
          </table:table-cell>
          <table:table-cell table:style-name="ce10" office:value-type="string">
            <text:p>SPACEBAR</text:p>
          </table:table-cell>
          <table:table-cell/>
          <table:table-cell table:formula="of:=LEFT([.B34];IF(ISERR(FIND(CHAR(10);[.B34]));0;FIND(CHAR(10);[.B34])-1))" office:value-type="string" office:string-value="VK_SPACE">
            <text:p>VK_SPACE</text:p>
          </table:table-cell>
          <table:table-cell table:formula="of:=[.C34]" office:value-type="string" office:string-value="SPACEBAR">
            <text:p>SPACEBAR</text:p>
          </table:table-cell>
          <table:table-cell table:formula="of:=RIGHT([.B34];LEN([.B34])-IF(ISERR(FIND(CHAR(10);[.B34]));0;FIND(CHAR(10);[.B34])))" office:value-type="string" office:string-value="0x20">
            <text:p>0x20</text:p>
          </table:table-cell>
          <table:table-cell/>
          <table:table-cell table:formula="of:=IF(ISERR(FIND(&quot;VK_&quot;;[.E34]));&quot;&quot;;SUBSTITUTE([.E34];&quot;VK_&quot;;[.$I$1]))" office:value-type="string" office:string-value="FUI.BUTTON_SPACE">
            <text:p>FUI.BUTTON_SPACE</text:p>
          </table:table-cell>
          <table:table-cell table:style-name="ce14" table:formula="of:=LEN([.I34])" office:value-type="float" office:value="16">
            <text:p>16</text:p>
          </table:table-cell>
          <table:table-cell table:style-name="ce14" table:formula="of:=LEFT(&quot;                                                            &quot;;IF([.J34]=0;MAX(0;[.$J$1]-LEN([.F34])-1);[.$J$1]-[.J34]))" office:value-type="string" office:string-value="              ">
            <text:p><text:s text:c="14"/></text:p>
          </table:table-cell>
          <table:table-cell table:style-name="ce14" table:formula="of:=IF([.I34]&lt;&gt;&quot;&quot;;CONCATENATE([.I34];[.K34];&quot;= &quot;;[.G34];&quot;;&quot;);CONCATENATE(&quot;// &quot;;[.F34];[.K34];[.G34]))" office:value-type="string" office:string-value="FUI.BUTTON_SPACE              = 0x20;">
            <text:p>FUI.BUTTON_SPACE <text:s text:c="13"/>= 0x2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PRIOR</text:p>
            <text:p>0x21</text:p>
          </table:table-cell>
          <table:table-cell table:style-name="ce10" office:value-type="string">
            <text:p>PAGE UP key</text:p>
          </table:table-cell>
          <table:table-cell/>
          <table:table-cell table:formula="of:=LEFT([.B35];IF(ISERR(FIND(CHAR(10);[.B35]));0;FIND(CHAR(10);[.B35])-1))" office:value-type="string" office:string-value="VK_PRIOR">
            <text:p>VK_PRIOR</text:p>
          </table:table-cell>
          <table:table-cell table:formula="of:=[.C35]" office:value-type="string" office:string-value="PAGE UP key">
            <text:p>PAGE UP key</text:p>
          </table:table-cell>
          <table:table-cell table:formula="of:=RIGHT([.B35];LEN([.B35])-IF(ISERR(FIND(CHAR(10);[.B35]));0;FIND(CHAR(10);[.B35])))" office:value-type="string" office:string-value="0x21">
            <text:p>0x21</text:p>
          </table:table-cell>
          <table:table-cell/>
          <table:table-cell table:formula="of:=IF(ISERR(FIND(&quot;VK_&quot;;[.E35]));&quot;&quot;;SUBSTITUTE([.E35];&quot;VK_&quot;;[.$I$1]))" office:value-type="string" office:string-value="FUI.BUTTON_PRIOR">
            <text:p>FUI.BUTTON_PRIOR</text:p>
          </table:table-cell>
          <table:table-cell table:style-name="ce14" table:formula="of:=LEN([.I35])" office:value-type="float" office:value="16">
            <text:p>16</text:p>
          </table:table-cell>
          <table:table-cell table:style-name="ce14" table:formula="of:=LEFT(&quot;                                                            &quot;;IF([.J35]=0;MAX(0;[.$J$1]-LEN([.F35])-1);[.$J$1]-[.J35]))" office:value-type="string" office:string-value="              ">
            <text:p><text:s text:c="14"/></text:p>
          </table:table-cell>
          <table:table-cell table:style-name="ce14" table:formula="of:=IF([.I35]&lt;&gt;&quot;&quot;;CONCATENATE([.I35];[.K35];&quot;= &quot;;[.G35];&quot;;&quot;);CONCATENATE(&quot;// &quot;;[.F35];[.K35];[.G35]))" office:value-type="string" office:string-value="FUI.BUTTON_PRIOR              = 0x21;">
            <text:p>FUI.BUTTON_PRIOR <text:s text:c="13"/>= 0x2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EXT</text:p>
            <text:p>0x22</text:p>
          </table:table-cell>
          <table:table-cell table:style-name="ce10" office:value-type="string">
            <text:p>PAGE DOWN key</text:p>
          </table:table-cell>
          <table:table-cell/>
          <table:table-cell table:formula="of:=LEFT([.B36];IF(ISERR(FIND(CHAR(10);[.B36]));0;FIND(CHAR(10);[.B36])-1))" office:value-type="string" office:string-value="VK_NEXT">
            <text:p>VK_NEXT</text:p>
          </table:table-cell>
          <table:table-cell table:formula="of:=[.C36]" office:value-type="string" office:string-value="PAGE DOWN key">
            <text:p>PAGE DOWN key</text:p>
          </table:table-cell>
          <table:table-cell table:formula="of:=RIGHT([.B36];LEN([.B36])-IF(ISERR(FIND(CHAR(10);[.B36]));0;FIND(CHAR(10);[.B36])))" office:value-type="string" office:string-value="0x22">
            <text:p>0x22</text:p>
          </table:table-cell>
          <table:table-cell/>
          <table:table-cell table:formula="of:=IF(ISERR(FIND(&quot;VK_&quot;;[.E36]));&quot;&quot;;SUBSTITUTE([.E36];&quot;VK_&quot;;[.$I$1]))" office:value-type="string" office:string-value="FUI.BUTTON_NEXT">
            <text:p>FUI.BUTTON_NEXT</text:p>
          </table:table-cell>
          <table:table-cell table:style-name="ce14" table:formula="of:=LEN([.I36])" office:value-type="float" office:value="15">
            <text:p>15</text:p>
          </table:table-cell>
          <table:table-cell table:style-name="ce14" table:formula="of:=LEFT(&quot;                                                            &quot;;IF([.J36]=0;MAX(0;[.$J$1]-LEN([.F36])-1);[.$J$1]-[.J36]))" office:value-type="string" office:string-value="               ">
            <text:p><text:s text:c="15"/></text:p>
          </table:table-cell>
          <table:table-cell table:style-name="ce14" table:formula="of:=IF([.I36]&lt;&gt;&quot;&quot;;CONCATENATE([.I36];[.K36];&quot;= &quot;;[.G36];&quot;;&quot;);CONCATENATE(&quot;// &quot;;[.F36];[.K36];[.G36]))" office:value-type="string" office:string-value="FUI.BUTTON_NEXT               = 0x22;">
            <text:p>FUI.BUTTON_NEXT <text:s text:c="14"/>= 0x2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END</text:p>
            <text:p>0x23</text:p>
          </table:table-cell>
          <table:table-cell table:style-name="ce10" office:value-type="string">
            <text:p>END key</text:p>
          </table:table-cell>
          <table:table-cell/>
          <table:table-cell table:formula="of:=LEFT([.B37];IF(ISERR(FIND(CHAR(10);[.B37]));0;FIND(CHAR(10);[.B37])-1))" office:value-type="string" office:string-value="VK_END">
            <text:p>VK_END</text:p>
          </table:table-cell>
          <table:table-cell table:formula="of:=[.C37]" office:value-type="string" office:string-value="END key">
            <text:p>END key</text:p>
          </table:table-cell>
          <table:table-cell table:formula="of:=RIGHT([.B37];LEN([.B37])-IF(ISERR(FIND(CHAR(10);[.B37]));0;FIND(CHAR(10);[.B37])))" office:value-type="string" office:string-value="0x23">
            <text:p>0x23</text:p>
          </table:table-cell>
          <table:table-cell/>
          <table:table-cell table:formula="of:=IF(ISERR(FIND(&quot;VK_&quot;;[.E37]));&quot;&quot;;SUBSTITUTE([.E37];&quot;VK_&quot;;[.$I$1]))" office:value-type="string" office:string-value="FUI.BUTTON_END">
            <text:p>FUI.BUTTON_END</text:p>
          </table:table-cell>
          <table:table-cell table:style-name="ce14" table:formula="of:=LEN([.I37])" office:value-type="float" office:value="14">
            <text:p>14</text:p>
          </table:table-cell>
          <table:table-cell table:style-name="ce14" table:formula="of:=LEFT(&quot;                                                            &quot;;IF([.J37]=0;MAX(0;[.$J$1]-LEN([.F37])-1);[.$J$1]-[.J37]))" office:value-type="string" office:string-value="                ">
            <text:p><text:s text:c="16"/></text:p>
          </table:table-cell>
          <table:table-cell table:style-name="ce14" table:formula="of:=IF([.I37]&lt;&gt;&quot;&quot;;CONCATENATE([.I37];[.K37];&quot;= &quot;;[.G37];&quot;;&quot;);CONCATENATE(&quot;// &quot;;[.F37];[.K37];[.G37]))" office:value-type="string" office:string-value="FUI.BUTTON_END                = 0x23;">
            <text:p>FUI.BUTTON_END <text:s text:c="15"/>= 0x2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HOME</text:p>
            <text:p>0x24</text:p>
          </table:table-cell>
          <table:table-cell table:style-name="ce10" office:value-type="string">
            <text:p>HOME key</text:p>
          </table:table-cell>
          <table:table-cell/>
          <table:table-cell table:formula="of:=LEFT([.B38];IF(ISERR(FIND(CHAR(10);[.B38]));0;FIND(CHAR(10);[.B38])-1))" office:value-type="string" office:string-value="VK_HOME">
            <text:p>VK_HOME</text:p>
          </table:table-cell>
          <table:table-cell table:formula="of:=[.C38]" office:value-type="string" office:string-value="HOME key">
            <text:p>HOME key</text:p>
          </table:table-cell>
          <table:table-cell table:formula="of:=RIGHT([.B38];LEN([.B38])-IF(ISERR(FIND(CHAR(10);[.B38]));0;FIND(CHAR(10);[.B38])))" office:value-type="string" office:string-value="0x24">
            <text:p>0x24</text:p>
          </table:table-cell>
          <table:table-cell/>
          <table:table-cell table:formula="of:=IF(ISERR(FIND(&quot;VK_&quot;;[.E38]));&quot;&quot;;SUBSTITUTE([.E38];&quot;VK_&quot;;[.$I$1]))" office:value-type="string" office:string-value="FUI.BUTTON_HOME">
            <text:p>FUI.BUTTON_HOME</text:p>
          </table:table-cell>
          <table:table-cell table:style-name="ce14" table:formula="of:=LEN([.I38])" office:value-type="float" office:value="15">
            <text:p>15</text:p>
          </table:table-cell>
          <table:table-cell table:style-name="ce14" table:formula="of:=LEFT(&quot;                                                            &quot;;IF([.J38]=0;MAX(0;[.$J$1]-LEN([.F38])-1);[.$J$1]-[.J38]))" office:value-type="string" office:string-value="               ">
            <text:p><text:s text:c="15"/></text:p>
          </table:table-cell>
          <table:table-cell table:style-name="ce14" table:formula="of:=IF([.I38]&lt;&gt;&quot;&quot;;CONCATENATE([.I38];[.K38];&quot;= &quot;;[.G38];&quot;;&quot;);CONCATENATE(&quot;// &quot;;[.F38];[.K38];[.G38]))" office:value-type="string" office:string-value="FUI.BUTTON_HOME               = 0x24;">
            <text:p>FUI.BUTTON_HOME <text:s text:c="14"/>= 0x2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EFT</text:p>
            <text:p>0x25</text:p>
          </table:table-cell>
          <table:table-cell table:style-name="ce10" office:value-type="string">
            <text:p>LEFT ARROW key</text:p>
          </table:table-cell>
          <table:table-cell/>
          <table:table-cell table:formula="of:=LEFT([.B39];IF(ISERR(FIND(CHAR(10);[.B39]));0;FIND(CHAR(10);[.B39])-1))" office:value-type="string" office:string-value="VK_LEFT">
            <text:p>VK_LEFT</text:p>
          </table:table-cell>
          <table:table-cell table:formula="of:=[.C39]" office:value-type="string" office:string-value="LEFT ARROW key">
            <text:p>LEFT ARROW key</text:p>
          </table:table-cell>
          <table:table-cell table:formula="of:=RIGHT([.B39];LEN([.B39])-IF(ISERR(FIND(CHAR(10);[.B39]));0;FIND(CHAR(10);[.B39])))" office:value-type="string" office:string-value="0x25">
            <text:p>0x25</text:p>
          </table:table-cell>
          <table:table-cell/>
          <table:table-cell table:formula="of:=IF(ISERR(FIND(&quot;VK_&quot;;[.E39]));&quot;&quot;;SUBSTITUTE([.E39];&quot;VK_&quot;;[.$I$1]))" office:value-type="string" office:string-value="FUI.BUTTON_LEFT">
            <text:p>FUI.BUTTON_LEFT</text:p>
          </table:table-cell>
          <table:table-cell table:style-name="ce14" table:formula="of:=LEN([.I39])" office:value-type="float" office:value="15">
            <text:p>15</text:p>
          </table:table-cell>
          <table:table-cell table:style-name="ce14" table:formula="of:=LEFT(&quot;                                                            &quot;;IF([.J39]=0;MAX(0;[.$J$1]-LEN([.F39])-1);[.$J$1]-[.J39]))" office:value-type="string" office:string-value="               ">
            <text:p><text:s text:c="15"/></text:p>
          </table:table-cell>
          <table:table-cell table:style-name="ce14" table:formula="of:=IF([.I39]&lt;&gt;&quot;&quot;;CONCATENATE([.I39];[.K39];&quot;= &quot;;[.G39];&quot;;&quot;);CONCATENATE(&quot;// &quot;;[.F39];[.K39];[.G39]))" office:value-type="string" office:string-value="FUI.BUTTON_LEFT               = 0x25;">
            <text:p>FUI.BUTTON_LEFT <text:s text:c="14"/>= 0x2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UP</text:p>
            <text:p>0x26</text:p>
          </table:table-cell>
          <table:table-cell table:style-name="ce10" office:value-type="string">
            <text:p>UP ARROW key</text:p>
          </table:table-cell>
          <table:table-cell/>
          <table:table-cell table:formula="of:=LEFT([.B40];IF(ISERR(FIND(CHAR(10);[.B40]));0;FIND(CHAR(10);[.B40])-1))" office:value-type="string" office:string-value="VK_UP">
            <text:p>VK_UP</text:p>
          </table:table-cell>
          <table:table-cell table:formula="of:=[.C40]" office:value-type="string" office:string-value="UP ARROW key">
            <text:p>UP ARROW key</text:p>
          </table:table-cell>
          <table:table-cell table:formula="of:=RIGHT([.B40];LEN([.B40])-IF(ISERR(FIND(CHAR(10);[.B40]));0;FIND(CHAR(10);[.B40])))" office:value-type="string" office:string-value="0x26">
            <text:p>0x26</text:p>
          </table:table-cell>
          <table:table-cell/>
          <table:table-cell table:formula="of:=IF(ISERR(FIND(&quot;VK_&quot;;[.E40]));&quot;&quot;;SUBSTITUTE([.E40];&quot;VK_&quot;;[.$I$1]))" office:value-type="string" office:string-value="FUI.BUTTON_UP">
            <text:p>FUI.BUTTON_UP</text:p>
          </table:table-cell>
          <table:table-cell table:style-name="ce14" table:formula="of:=LEN([.I40])" office:value-type="float" office:value="13">
            <text:p>13</text:p>
          </table:table-cell>
          <table:table-cell table:style-name="ce14" table:formula="of:=LEFT(&quot;                                                            &quot;;IF([.J40]=0;MAX(0;[.$J$1]-LEN([.F40])-1);[.$J$1]-[.J40]))" office:value-type="string" office:string-value="                 ">
            <text:p><text:s text:c="17"/></text:p>
          </table:table-cell>
          <table:table-cell table:style-name="ce14" table:formula="of:=IF([.I40]&lt;&gt;&quot;&quot;;CONCATENATE([.I40];[.K40];&quot;= &quot;;[.G40];&quot;;&quot;);CONCATENATE(&quot;// &quot;;[.F40];[.K40];[.G40]))" office:value-type="string" office:string-value="FUI.BUTTON_UP                 = 0x26;">
            <text:p>FUI.BUTTON_UP <text:s text:c="16"/>= 0x2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IGHT</text:p>
            <text:p>0x27</text:p>
          </table:table-cell>
          <table:table-cell table:style-name="ce10" office:value-type="string">
            <text:p>RIGHT ARROW key</text:p>
          </table:table-cell>
          <table:table-cell/>
          <table:table-cell table:formula="of:=LEFT([.B41];IF(ISERR(FIND(CHAR(10);[.B41]));0;FIND(CHAR(10);[.B41])-1))" office:value-type="string" office:string-value="VK_RIGHT">
            <text:p>VK_RIGHT</text:p>
          </table:table-cell>
          <table:table-cell table:formula="of:=[.C41]" office:value-type="string" office:string-value="RIGHT ARROW key">
            <text:p>RIGHT ARROW key</text:p>
          </table:table-cell>
          <table:table-cell table:formula="of:=RIGHT([.B41];LEN([.B41])-IF(ISERR(FIND(CHAR(10);[.B41]));0;FIND(CHAR(10);[.B41])))" office:value-type="string" office:string-value="0x27">
            <text:p>0x27</text:p>
          </table:table-cell>
          <table:table-cell/>
          <table:table-cell table:formula="of:=IF(ISERR(FIND(&quot;VK_&quot;;[.E41]));&quot;&quot;;SUBSTITUTE([.E41];&quot;VK_&quot;;[.$I$1]))" office:value-type="string" office:string-value="FUI.BUTTON_RIGHT">
            <text:p>FUI.BUTTON_RIGHT</text:p>
          </table:table-cell>
          <table:table-cell table:style-name="ce14" table:formula="of:=LEN([.I41])" office:value-type="float" office:value="16">
            <text:p>16</text:p>
          </table:table-cell>
          <table:table-cell table:style-name="ce14" table:formula="of:=LEFT(&quot;                                                            &quot;;IF([.J41]=0;MAX(0;[.$J$1]-LEN([.F41])-1);[.$J$1]-[.J41]))" office:value-type="string" office:string-value="              ">
            <text:p><text:s text:c="14"/></text:p>
          </table:table-cell>
          <table:table-cell table:style-name="ce14" table:formula="of:=IF([.I41]&lt;&gt;&quot;&quot;;CONCATENATE([.I41];[.K41];&quot;= &quot;;[.G41];&quot;;&quot;);CONCATENATE(&quot;// &quot;;[.F41];[.K41];[.G41]))" office:value-type="string" office:string-value="FUI.BUTTON_RIGHT              = 0x27;">
            <text:p>FUI.BUTTON_RIGHT <text:s text:c="13"/>= 0x2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DOWN</text:p>
            <text:p>0x28</text:p>
          </table:table-cell>
          <table:table-cell table:style-name="ce10" office:value-type="string">
            <text:p>DOWN ARROW key</text:p>
          </table:table-cell>
          <table:table-cell/>
          <table:table-cell table:formula="of:=LEFT([.B42];IF(ISERR(FIND(CHAR(10);[.B42]));0;FIND(CHAR(10);[.B42])-1))" office:value-type="string" office:string-value="VK_DOWN">
            <text:p>VK_DOWN</text:p>
          </table:table-cell>
          <table:table-cell table:formula="of:=[.C42]" office:value-type="string" office:string-value="DOWN ARROW key">
            <text:p>DOWN ARROW key</text:p>
          </table:table-cell>
          <table:table-cell table:formula="of:=RIGHT([.B42];LEN([.B42])-IF(ISERR(FIND(CHAR(10);[.B42]));0;FIND(CHAR(10);[.B42])))" office:value-type="string" office:string-value="0x28">
            <text:p>0x28</text:p>
          </table:table-cell>
          <table:table-cell/>
          <table:table-cell table:formula="of:=IF(ISERR(FIND(&quot;VK_&quot;;[.E42]));&quot;&quot;;SUBSTITUTE([.E42];&quot;VK_&quot;;[.$I$1]))" office:value-type="string" office:string-value="FUI.BUTTON_DOWN">
            <text:p>FUI.BUTTON_DOWN</text:p>
          </table:table-cell>
          <table:table-cell table:style-name="ce14" table:formula="of:=LEN([.I42])" office:value-type="float" office:value="15">
            <text:p>15</text:p>
          </table:table-cell>
          <table:table-cell table:style-name="ce14" table:formula="of:=LEFT(&quot;                                                            &quot;;IF([.J42]=0;MAX(0;[.$J$1]-LEN([.F42])-1);[.$J$1]-[.J42]))" office:value-type="string" office:string-value="               ">
            <text:p><text:s text:c="15"/></text:p>
          </table:table-cell>
          <table:table-cell table:style-name="ce14" table:formula="of:=IF([.I42]&lt;&gt;&quot;&quot;;CONCATENATE([.I42];[.K42];&quot;= &quot;;[.G42];&quot;;&quot;);CONCATENATE(&quot;// &quot;;[.F42];[.K42];[.G42]))" office:value-type="string" office:string-value="FUI.BUTTON_DOWN               = 0x28;">
            <text:p>FUI.BUTTON_DOWN <text:s text:c="14"/>= 0x2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SELECT</text:p>
            <text:p>0x29</text:p>
          </table:table-cell>
          <table:table-cell table:style-name="ce10" office:value-type="string">
            <text:p>SELECT key</text:p>
          </table:table-cell>
          <table:table-cell/>
          <table:table-cell table:formula="of:=LEFT([.B43];IF(ISERR(FIND(CHAR(10);[.B43]));0;FIND(CHAR(10);[.B43])-1))" office:value-type="string" office:string-value="VK_SELECT">
            <text:p>VK_SELECT</text:p>
          </table:table-cell>
          <table:table-cell table:formula="of:=[.C43]" office:value-type="string" office:string-value="SELECT key">
            <text:p>SELECT key</text:p>
          </table:table-cell>
          <table:table-cell table:formula="of:=RIGHT([.B43];LEN([.B43])-IF(ISERR(FIND(CHAR(10);[.B43]));0;FIND(CHAR(10);[.B43])))" office:value-type="string" office:string-value="0x29">
            <text:p>0x29</text:p>
          </table:table-cell>
          <table:table-cell/>
          <table:table-cell table:formula="of:=IF(ISERR(FIND(&quot;VK_&quot;;[.E43]));&quot;&quot;;SUBSTITUTE([.E43];&quot;VK_&quot;;[.$I$1]))" office:value-type="string" office:string-value="FUI.BUTTON_SELECT">
            <text:p>FUI.BUTTON_SELECT</text:p>
          </table:table-cell>
          <table:table-cell table:style-name="ce14" table:formula="of:=LEN([.I43])" office:value-type="float" office:value="17">
            <text:p>17</text:p>
          </table:table-cell>
          <table:table-cell table:style-name="ce14" table:formula="of:=LEFT(&quot;                                                            &quot;;IF([.J43]=0;MAX(0;[.$J$1]-LEN([.F43])-1);[.$J$1]-[.J43]))" office:value-type="string" office:string-value="             ">
            <text:p><text:s text:c="13"/></text:p>
          </table:table-cell>
          <table:table-cell table:style-name="ce14" table:formula="of:=IF([.I43]&lt;&gt;&quot;&quot;;CONCATENATE([.I43];[.K43];&quot;= &quot;;[.G43];&quot;;&quot;);CONCATENATE(&quot;// &quot;;[.F43];[.K43];[.G43]))" office:value-type="string" office:string-value="FUI.BUTTON_SELECT             = 0x29;">
            <text:p>FUI.BUTTON_SELECT <text:s text:c="12"/>= 0x2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PRINT</text:p>
            <text:p>0x2A</text:p>
          </table:table-cell>
          <table:table-cell table:style-name="ce10" office:value-type="string">
            <text:p>PRINT key</text:p>
          </table:table-cell>
          <table:table-cell/>
          <table:table-cell table:formula="of:=LEFT([.B44];IF(ISERR(FIND(CHAR(10);[.B44]));0;FIND(CHAR(10);[.B44])-1))" office:value-type="string" office:string-value="VK_PRINT">
            <text:p>VK_PRINT</text:p>
          </table:table-cell>
          <table:table-cell table:formula="of:=[.C44]" office:value-type="string" office:string-value="PRINT key">
            <text:p>PRINT key</text:p>
          </table:table-cell>
          <table:table-cell table:formula="of:=RIGHT([.B44];LEN([.B44])-IF(ISERR(FIND(CHAR(10);[.B44]));0;FIND(CHAR(10);[.B44])))" office:value-type="string" office:string-value="0x2A">
            <text:p>0x2A</text:p>
          </table:table-cell>
          <table:table-cell/>
          <table:table-cell table:formula="of:=IF(ISERR(FIND(&quot;VK_&quot;;[.E44]));&quot;&quot;;SUBSTITUTE([.E44];&quot;VK_&quot;;[.$I$1]))" office:value-type="string" office:string-value="FUI.BUTTON_PRINT">
            <text:p>FUI.BUTTON_PRINT</text:p>
          </table:table-cell>
          <table:table-cell table:style-name="ce14" table:formula="of:=LEN([.I44])" office:value-type="float" office:value="16">
            <text:p>16</text:p>
          </table:table-cell>
          <table:table-cell table:style-name="ce14" table:formula="of:=LEFT(&quot;                                                            &quot;;IF([.J44]=0;MAX(0;[.$J$1]-LEN([.F44])-1);[.$J$1]-[.J44]))" office:value-type="string" office:string-value="              ">
            <text:p><text:s text:c="14"/></text:p>
          </table:table-cell>
          <table:table-cell table:style-name="ce14" table:formula="of:=IF([.I44]&lt;&gt;&quot;&quot;;CONCATENATE([.I44];[.K44];&quot;= &quot;;[.G44];&quot;;&quot;);CONCATENATE(&quot;// &quot;;[.F44];[.K44];[.G44]))" office:value-type="string" office:string-value="FUI.BUTTON_PRINT              = 0x2A;">
            <text:p>FUI.BUTTON_PRINT <text:s text:c="13"/>= 0x2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EXECUTE</text:p>
            <text:p>0x2B</text:p>
          </table:table-cell>
          <table:table-cell table:style-name="ce10" office:value-type="string">
            <text:p>EXECUTE key</text:p>
          </table:table-cell>
          <table:table-cell/>
          <table:table-cell table:formula="of:=LEFT([.B45];IF(ISERR(FIND(CHAR(10);[.B45]));0;FIND(CHAR(10);[.B45])-1))" office:value-type="string" office:string-value="VK_EXECUTE">
            <text:p>VK_EXECUTE</text:p>
          </table:table-cell>
          <table:table-cell table:formula="of:=[.C45]" office:value-type="string" office:string-value="EXECUTE key">
            <text:p>EXECUTE key</text:p>
          </table:table-cell>
          <table:table-cell table:formula="of:=RIGHT([.B45];LEN([.B45])-IF(ISERR(FIND(CHAR(10);[.B45]));0;FIND(CHAR(10);[.B45])))" office:value-type="string" office:string-value="0x2B">
            <text:p>0x2B</text:p>
          </table:table-cell>
          <table:table-cell/>
          <table:table-cell table:formula="of:=IF(ISERR(FIND(&quot;VK_&quot;;[.E45]));&quot;&quot;;SUBSTITUTE([.E45];&quot;VK_&quot;;[.$I$1]))" office:value-type="string" office:string-value="FUI.BUTTON_EXECUTE">
            <text:p>FUI.BUTTON_EXECUTE</text:p>
          </table:table-cell>
          <table:table-cell table:style-name="ce14" table:formula="of:=LEN([.I45])" office:value-type="float" office:value="18">
            <text:p>18</text:p>
          </table:table-cell>
          <table:table-cell table:style-name="ce14" table:formula="of:=LEFT(&quot;                                                            &quot;;IF([.J45]=0;MAX(0;[.$J$1]-LEN([.F45])-1);[.$J$1]-[.J45]))" office:value-type="string" office:string-value="            ">
            <text:p><text:s text:c="12"/></text:p>
          </table:table-cell>
          <table:table-cell table:style-name="ce14" table:formula="of:=IF([.I45]&lt;&gt;&quot;&quot;;CONCATENATE([.I45];[.K45];&quot;= &quot;;[.G45];&quot;;&quot;);CONCATENATE(&quot;// &quot;;[.F45];[.K45];[.G45]))" office:value-type="string" office:string-value="FUI.BUTTON_EXECUTE            = 0x2B;">
            <text:p>FUI.BUTTON_EXECUTE <text:s text:c="11"/>= 0x2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SNAPSHOT</text:p>
            <text:p>0x2C</text:p>
          </table:table-cell>
          <table:table-cell table:style-name="ce10" office:value-type="string">
            <text:p>PRINT SCREEN key</text:p>
          </table:table-cell>
          <table:table-cell/>
          <table:table-cell table:formula="of:=LEFT([.B46];IF(ISERR(FIND(CHAR(10);[.B46]));0;FIND(CHAR(10);[.B46])-1))" office:value-type="string" office:string-value="VK_SNAPSHOT">
            <text:p>VK_SNAPSHOT</text:p>
          </table:table-cell>
          <table:table-cell table:formula="of:=[.C46]" office:value-type="string" office:string-value="PRINT SCREEN key">
            <text:p>PRINT SCREEN key</text:p>
          </table:table-cell>
          <table:table-cell table:formula="of:=RIGHT([.B46];LEN([.B46])-IF(ISERR(FIND(CHAR(10);[.B46]));0;FIND(CHAR(10);[.B46])))" office:value-type="string" office:string-value="0x2C">
            <text:p>0x2C</text:p>
          </table:table-cell>
          <table:table-cell/>
          <table:table-cell table:formula="of:=IF(ISERR(FIND(&quot;VK_&quot;;[.E46]));&quot;&quot;;SUBSTITUTE([.E46];&quot;VK_&quot;;[.$I$1]))" office:value-type="string" office:string-value="FUI.BUTTON_SNAPSHOT">
            <text:p>FUI.BUTTON_SNAPSHOT</text:p>
          </table:table-cell>
          <table:table-cell table:style-name="ce14" table:formula="of:=LEN([.I46])" office:value-type="float" office:value="19">
            <text:p>19</text:p>
          </table:table-cell>
          <table:table-cell table:style-name="ce14" table:formula="of:=LEFT(&quot;                                                            &quot;;IF([.J46]=0;MAX(0;[.$J$1]-LEN([.F46])-1);[.$J$1]-[.J46]))" office:value-type="string" office:string-value="           ">
            <text:p><text:s text:c="11"/></text:p>
          </table:table-cell>
          <table:table-cell table:style-name="ce14" table:formula="of:=IF([.I46]&lt;&gt;&quot;&quot;;CONCATENATE([.I46];[.K46];&quot;= &quot;;[.G46];&quot;;&quot;);CONCATENATE(&quot;// &quot;;[.F46];[.K46];[.G46]))" office:value-type="string" office:string-value="FUI.BUTTON_SNAPSHOT           = 0x2C;">
            <text:p>FUI.BUTTON_SNAPSHOT <text:s text:c="10"/>= 0x2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INSERT</text:p>
            <text:p>0x2D</text:p>
          </table:table-cell>
          <table:table-cell table:style-name="ce10" office:value-type="string">
            <text:p>INS key</text:p>
          </table:table-cell>
          <table:table-cell/>
          <table:table-cell table:formula="of:=LEFT([.B47];IF(ISERR(FIND(CHAR(10);[.B47]));0;FIND(CHAR(10);[.B47])-1))" office:value-type="string" office:string-value="VK_INSERT">
            <text:p>VK_INSERT</text:p>
          </table:table-cell>
          <table:table-cell table:formula="of:=[.C47]" office:value-type="string" office:string-value="INS key">
            <text:p>INS key</text:p>
          </table:table-cell>
          <table:table-cell table:formula="of:=RIGHT([.B47];LEN([.B47])-IF(ISERR(FIND(CHAR(10);[.B47]));0;FIND(CHAR(10);[.B47])))" office:value-type="string" office:string-value="0x2D">
            <text:p>0x2D</text:p>
          </table:table-cell>
          <table:table-cell/>
          <table:table-cell table:formula="of:=IF(ISERR(FIND(&quot;VK_&quot;;[.E47]));&quot;&quot;;SUBSTITUTE([.E47];&quot;VK_&quot;;[.$I$1]))" office:value-type="string" office:string-value="FUI.BUTTON_INSERT">
            <text:p>FUI.BUTTON_INSERT</text:p>
          </table:table-cell>
          <table:table-cell table:style-name="ce14" table:formula="of:=LEN([.I47])" office:value-type="float" office:value="17">
            <text:p>17</text:p>
          </table:table-cell>
          <table:table-cell table:style-name="ce14" table:formula="of:=LEFT(&quot;                                                            &quot;;IF([.J47]=0;MAX(0;[.$J$1]-LEN([.F47])-1);[.$J$1]-[.J47]))" office:value-type="string" office:string-value="             ">
            <text:p><text:s text:c="13"/></text:p>
          </table:table-cell>
          <table:table-cell table:style-name="ce14" table:formula="of:=IF([.I47]&lt;&gt;&quot;&quot;;CONCATENATE([.I47];[.K47];&quot;= &quot;;[.G47];&quot;;&quot;);CONCATENATE(&quot;// &quot;;[.F47];[.K47];[.G47]))" office:value-type="string" office:string-value="FUI.BUTTON_INSERT             = 0x2D;">
            <text:p>FUI.BUTTON_INSERT <text:s text:c="12"/>= 0x2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DELETE</text:p>
            <text:p>0x2E</text:p>
          </table:table-cell>
          <table:table-cell table:style-name="ce10" office:value-type="string">
            <text:p>DEL key</text:p>
          </table:table-cell>
          <table:table-cell/>
          <table:table-cell table:formula="of:=LEFT([.B48];IF(ISERR(FIND(CHAR(10);[.B48]));0;FIND(CHAR(10);[.B48])-1))" office:value-type="string" office:string-value="VK_DELETE">
            <text:p>VK_DELETE</text:p>
          </table:table-cell>
          <table:table-cell table:formula="of:=[.C48]" office:value-type="string" office:string-value="DEL key">
            <text:p>DEL key</text:p>
          </table:table-cell>
          <table:table-cell table:formula="of:=RIGHT([.B48];LEN([.B48])-IF(ISERR(FIND(CHAR(10);[.B48]));0;FIND(CHAR(10);[.B48])))" office:value-type="string" office:string-value="0x2E">
            <text:p>0x2E</text:p>
          </table:table-cell>
          <table:table-cell/>
          <table:table-cell table:formula="of:=IF(ISERR(FIND(&quot;VK_&quot;;[.E48]));&quot;&quot;;SUBSTITUTE([.E48];&quot;VK_&quot;;[.$I$1]))" office:value-type="string" office:string-value="FUI.BUTTON_DELETE">
            <text:p>FUI.BUTTON_DELETE</text:p>
          </table:table-cell>
          <table:table-cell table:style-name="ce14" table:formula="of:=LEN([.I48])" office:value-type="float" office:value="17">
            <text:p>17</text:p>
          </table:table-cell>
          <table:table-cell table:style-name="ce14" table:formula="of:=LEFT(&quot;                                                            &quot;;IF([.J48]=0;MAX(0;[.$J$1]-LEN([.F48])-1);[.$J$1]-[.J48]))" office:value-type="string" office:string-value="             ">
            <text:p><text:s text:c="13"/></text:p>
          </table:table-cell>
          <table:table-cell table:style-name="ce14" table:formula="of:=IF([.I48]&lt;&gt;&quot;&quot;;CONCATENATE([.I48];[.K48];&quot;= &quot;;[.G48];&quot;;&quot;);CONCATENATE(&quot;// &quot;;[.F48];[.K48];[.G48]))" office:value-type="string" office:string-value="FUI.BUTTON_DELETE             = 0x2E;">
            <text:p>FUI.BUTTON_DELETE <text:s text:c="12"/>= 0x2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HELP</text:p>
            <text:p>0x2F</text:p>
          </table:table-cell>
          <table:table-cell table:style-name="ce10" office:value-type="string">
            <text:p>HELP key</text:p>
          </table:table-cell>
          <table:table-cell/>
          <table:table-cell table:formula="of:=LEFT([.B49];IF(ISERR(FIND(CHAR(10);[.B49]));0;FIND(CHAR(10);[.B49])-1))" office:value-type="string" office:string-value="VK_HELP">
            <text:p>VK_HELP</text:p>
          </table:table-cell>
          <table:table-cell table:formula="of:=[.C49]" office:value-type="string" office:string-value="HELP key">
            <text:p>HELP key</text:p>
          </table:table-cell>
          <table:table-cell table:formula="of:=RIGHT([.B49];LEN([.B49])-IF(ISERR(FIND(CHAR(10);[.B49]));0;FIND(CHAR(10);[.B49])))" office:value-type="string" office:string-value="0x2F">
            <text:p>0x2F</text:p>
          </table:table-cell>
          <table:table-cell table:style-name="ce13"/>
          <table:table-cell table:formula="of:=IF(ISERR(FIND(&quot;VK_&quot;;[.E49]));&quot;&quot;;SUBSTITUTE([.E49];&quot;VK_&quot;;[.$I$1]))" office:value-type="string" office:string-value="FUI.BUTTON_HELP">
            <text:p>FUI.BUTTON_HELP</text:p>
          </table:table-cell>
          <table:table-cell table:style-name="ce14" table:formula="of:=LEN([.I49])" office:value-type="float" office:value="15">
            <text:p>15</text:p>
          </table:table-cell>
          <table:table-cell table:style-name="ce14" table:formula="of:=LEFT(&quot;                                                            &quot;;IF([.J49]=0;MAX(0;[.$J$1]-LEN([.F49])-1);[.$J$1]-[.J49]))" office:value-type="string" office:string-value="               ">
            <text:p><text:s text:c="15"/></text:p>
          </table:table-cell>
          <table:table-cell table:style-name="ce14" table:formula="of:=IF([.I49]&lt;&gt;&quot;&quot;;CONCATENATE([.I49];[.K49];&quot;= &quot;;[.G49];&quot;;&quot;);CONCATENATE(&quot;// &quot;;[.F49];[.K49];[.G49]))" office:value-type="string" office:string-value="FUI.BUTTON_HELP               = 0x2F;">
            <text:p>FUI.BUTTON_HELP <text:s text:c="14"/>= 0x2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0</text:p>
          </table:table-cell>
          <table:table-cell table:style-name="ce10" office:value-type="string">
            <text:p>0 key</text:p>
          </table:table-cell>
          <table:table-cell/>
          <table:table-cell table:formula="of:=CONCATENATE(&quot;VK_&quot;;LEFT([.F50];1))" office:value-type="string" office:string-value="VK_0">
            <text:p>VK_0</text:p>
          </table:table-cell>
          <table:table-cell table:formula="of:=[.C50]" office:value-type="string" office:string-value="0 key">
            <text:p>0 key</text:p>
          </table:table-cell>
          <table:table-cell table:formula="of:=RIGHT([.B50];LEN([.B50])-IF(ISERR(FIND(CHAR(10);[.B50]));0;FIND(CHAR(10);[.B50])))" office:value-type="string" office:string-value="0x30">
            <text:p>0x30</text:p>
          </table:table-cell>
          <table:table-cell table:style-name="ce13"/>
          <table:table-cell table:formula="of:=IF(ISERR(FIND(&quot;VK_&quot;;[.E50]));&quot;&quot;;SUBSTITUTE([.E50];&quot;VK_&quot;;[.$I$1]))" office:value-type="string" office:string-value="FUI.BUTTON_0">
            <text:p>FUI.BUTTON_0</text:p>
          </table:table-cell>
          <table:table-cell table:style-name="ce14" table:formula="of:=LEN([.I50])" office:value-type="float" office:value="12">
            <text:p>12</text:p>
          </table:table-cell>
          <table:table-cell table:style-name="ce14" table:formula="of:=LEFT(&quot;                                                            &quot;;IF([.J50]=0;MAX(0;[.$J$1]-LEN([.F50])-1);[.$J$1]-[.J50]))" office:value-type="string" office:string-value="                  ">
            <text:p><text:s text:c="18"/></text:p>
          </table:table-cell>
          <table:table-cell table:style-name="ce14" table:formula="of:=IF([.I50]&lt;&gt;&quot;&quot;;CONCATENATE([.I50];[.K50];&quot;= &quot;;[.G50];&quot;;&quot;);CONCATENATE(&quot;// &quot;;[.F50];[.K50];[.G50]))" office:value-type="string" office:string-value="FUI.BUTTON_0                  = 0x30;">
            <text:p>FUI.BUTTON_0 <text:s text:c="17"/>= 0x3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1</text:p>
          </table:table-cell>
          <table:table-cell table:style-name="ce10" office:value-type="string">
            <text:p>1 key</text:p>
          </table:table-cell>
          <table:table-cell/>
          <table:table-cell table:formula="of:=CONCATENATE(&quot;VK_&quot;;LEFT([.F51];1))" office:value-type="string" office:string-value="VK_1">
            <text:p>VK_1</text:p>
          </table:table-cell>
          <table:table-cell table:formula="of:=[.C51]" office:value-type="string" office:string-value="1 key">
            <text:p>1 key</text:p>
          </table:table-cell>
          <table:table-cell table:formula="of:=RIGHT([.B51];LEN([.B51])-IF(ISERR(FIND(CHAR(10);[.B51]));0;FIND(CHAR(10);[.B51])))" office:value-type="string" office:string-value="0x31">
            <text:p>0x31</text:p>
          </table:table-cell>
          <table:table-cell/>
          <table:table-cell table:formula="of:=IF(ISERR(FIND(&quot;VK_&quot;;[.E51]));&quot;&quot;;SUBSTITUTE([.E51];&quot;VK_&quot;;[.$I$1]))" office:value-type="string" office:string-value="FUI.BUTTON_1">
            <text:p>FUI.BUTTON_1</text:p>
          </table:table-cell>
          <table:table-cell table:style-name="ce14" table:formula="of:=LEN([.I51])" office:value-type="float" office:value="12">
            <text:p>12</text:p>
          </table:table-cell>
          <table:table-cell table:style-name="ce14" table:formula="of:=LEFT(&quot;                                                            &quot;;IF([.J51]=0;MAX(0;[.$J$1]-LEN([.F51])-1);[.$J$1]-[.J51]))" office:value-type="string" office:string-value="                  ">
            <text:p><text:s text:c="18"/></text:p>
          </table:table-cell>
          <table:table-cell table:style-name="ce14" table:formula="of:=IF([.I51]&lt;&gt;&quot;&quot;;CONCATENATE([.I51];[.K51];&quot;= &quot;;[.G51];&quot;;&quot;);CONCATENATE(&quot;// &quot;;[.F51];[.K51];[.G51]))" office:value-type="string" office:string-value="FUI.BUTTON_1                  = 0x31;">
            <text:p>FUI.BUTTON_1 <text:s text:c="17"/>= 0x3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2</text:p>
          </table:table-cell>
          <table:table-cell table:style-name="ce10" office:value-type="string">
            <text:p>2 key</text:p>
          </table:table-cell>
          <table:table-cell/>
          <table:table-cell table:formula="of:=CONCATENATE(&quot;VK_&quot;;LEFT([.F52];1))" office:value-type="string" office:string-value="VK_2">
            <text:p>VK_2</text:p>
          </table:table-cell>
          <table:table-cell table:formula="of:=[.C52]" office:value-type="string" office:string-value="2 key">
            <text:p>2 key</text:p>
          </table:table-cell>
          <table:table-cell table:formula="of:=RIGHT([.B52];LEN([.B52])-IF(ISERR(FIND(CHAR(10);[.B52]));0;FIND(CHAR(10);[.B52])))" office:value-type="string" office:string-value="0x32">
            <text:p>0x32</text:p>
          </table:table-cell>
          <table:table-cell/>
          <table:table-cell table:formula="of:=IF(ISERR(FIND(&quot;VK_&quot;;[.E52]));&quot;&quot;;SUBSTITUTE([.E52];&quot;VK_&quot;;[.$I$1]))" office:value-type="string" office:string-value="FUI.BUTTON_2">
            <text:p>FUI.BUTTON_2</text:p>
          </table:table-cell>
          <table:table-cell table:style-name="ce14" table:formula="of:=LEN([.I52])" office:value-type="float" office:value="12">
            <text:p>12</text:p>
          </table:table-cell>
          <table:table-cell table:style-name="ce14" table:formula="of:=LEFT(&quot;                                                            &quot;;IF([.J52]=0;MAX(0;[.$J$1]-LEN([.F52])-1);[.$J$1]-[.J52]))" office:value-type="string" office:string-value="                  ">
            <text:p><text:s text:c="18"/></text:p>
          </table:table-cell>
          <table:table-cell table:style-name="ce14" table:formula="of:=IF([.I52]&lt;&gt;&quot;&quot;;CONCATENATE([.I52];[.K52];&quot;= &quot;;[.G52];&quot;;&quot;);CONCATENATE(&quot;// &quot;;[.F52];[.K52];[.G52]))" office:value-type="string" office:string-value="FUI.BUTTON_2                  = 0x32;">
            <text:p>FUI.BUTTON_2 <text:s text:c="17"/>= 0x3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3</text:p>
          </table:table-cell>
          <table:table-cell table:style-name="ce10" office:value-type="string">
            <text:p>3 key</text:p>
          </table:table-cell>
          <table:table-cell/>
          <table:table-cell table:formula="of:=CONCATENATE(&quot;VK_&quot;;LEFT([.F53];1))" office:value-type="string" office:string-value="VK_3">
            <text:p>VK_3</text:p>
          </table:table-cell>
          <table:table-cell table:formula="of:=[.C53]" office:value-type="string" office:string-value="3 key">
            <text:p>3 key</text:p>
          </table:table-cell>
          <table:table-cell table:formula="of:=RIGHT([.B53];LEN([.B53])-IF(ISERR(FIND(CHAR(10);[.B53]));0;FIND(CHAR(10);[.B53])))" office:value-type="string" office:string-value="0x33">
            <text:p>0x33</text:p>
          </table:table-cell>
          <table:table-cell/>
          <table:table-cell table:formula="of:=IF(ISERR(FIND(&quot;VK_&quot;;[.E53]));&quot;&quot;;SUBSTITUTE([.E53];&quot;VK_&quot;;[.$I$1]))" office:value-type="string" office:string-value="FUI.BUTTON_3">
            <text:p>FUI.BUTTON_3</text:p>
          </table:table-cell>
          <table:table-cell table:style-name="ce14" table:formula="of:=LEN([.I53])" office:value-type="float" office:value="12">
            <text:p>12</text:p>
          </table:table-cell>
          <table:table-cell table:style-name="ce14" table:formula="of:=LEFT(&quot;                                                            &quot;;IF([.J53]=0;MAX(0;[.$J$1]-LEN([.F53])-1);[.$J$1]-[.J53]))" office:value-type="string" office:string-value="                  ">
            <text:p><text:s text:c="18"/></text:p>
          </table:table-cell>
          <table:table-cell table:style-name="ce14" table:formula="of:=IF([.I53]&lt;&gt;&quot;&quot;;CONCATENATE([.I53];[.K53];&quot;= &quot;;[.G53];&quot;;&quot;);CONCATENATE(&quot;// &quot;;[.F53];[.K53];[.G53]))" office:value-type="string" office:string-value="FUI.BUTTON_3                  = 0x33;">
            <text:p>FUI.BUTTON_3 <text:s text:c="17"/>= 0x3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4</text:p>
          </table:table-cell>
          <table:table-cell table:style-name="ce10" office:value-type="string">
            <text:p>4 key</text:p>
          </table:table-cell>
          <table:table-cell/>
          <table:table-cell table:formula="of:=CONCATENATE(&quot;VK_&quot;;LEFT([.F54];1))" office:value-type="string" office:string-value="VK_4">
            <text:p>VK_4</text:p>
          </table:table-cell>
          <table:table-cell table:formula="of:=[.C54]" office:value-type="string" office:string-value="4 key">
            <text:p>4 key</text:p>
          </table:table-cell>
          <table:table-cell table:formula="of:=RIGHT([.B54];LEN([.B54])-IF(ISERR(FIND(CHAR(10);[.B54]));0;FIND(CHAR(10);[.B54])))" office:value-type="string" office:string-value="0x34">
            <text:p>0x34</text:p>
          </table:table-cell>
          <table:table-cell/>
          <table:table-cell table:formula="of:=IF(ISERR(FIND(&quot;VK_&quot;;[.E54]));&quot;&quot;;SUBSTITUTE([.E54];&quot;VK_&quot;;[.$I$1]))" office:value-type="string" office:string-value="FUI.BUTTON_4">
            <text:p>FUI.BUTTON_4</text:p>
          </table:table-cell>
          <table:table-cell table:style-name="ce14" table:formula="of:=LEN([.I54])" office:value-type="float" office:value="12">
            <text:p>12</text:p>
          </table:table-cell>
          <table:table-cell table:style-name="ce14" table:formula="of:=LEFT(&quot;                                                            &quot;;IF([.J54]=0;MAX(0;[.$J$1]-LEN([.F54])-1);[.$J$1]-[.J54]))" office:value-type="string" office:string-value="                  ">
            <text:p><text:s text:c="18"/></text:p>
          </table:table-cell>
          <table:table-cell table:style-name="ce14" table:formula="of:=IF([.I54]&lt;&gt;&quot;&quot;;CONCATENATE([.I54];[.K54];&quot;= &quot;;[.G54];&quot;;&quot;);CONCATENATE(&quot;// &quot;;[.F54];[.K54];[.G54]))" office:value-type="string" office:string-value="FUI.BUTTON_4                  = 0x34;">
            <text:p>FUI.BUTTON_4 <text:s text:c="17"/>= 0x3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5</text:p>
          </table:table-cell>
          <table:table-cell table:style-name="ce10" office:value-type="string">
            <text:p>5 key</text:p>
          </table:table-cell>
          <table:table-cell/>
          <table:table-cell table:formula="of:=CONCATENATE(&quot;VK_&quot;;LEFT([.F55];1))" office:value-type="string" office:string-value="VK_5">
            <text:p>VK_5</text:p>
          </table:table-cell>
          <table:table-cell table:formula="of:=[.C55]" office:value-type="string" office:string-value="5 key">
            <text:p>5 key</text:p>
          </table:table-cell>
          <table:table-cell table:formula="of:=RIGHT([.B55];LEN([.B55])-IF(ISERR(FIND(CHAR(10);[.B55]));0;FIND(CHAR(10);[.B55])))" office:value-type="string" office:string-value="0x35">
            <text:p>0x35</text:p>
          </table:table-cell>
          <table:table-cell/>
          <table:table-cell table:formula="of:=IF(ISERR(FIND(&quot;VK_&quot;;[.E55]));&quot;&quot;;SUBSTITUTE([.E55];&quot;VK_&quot;;[.$I$1]))" office:value-type="string" office:string-value="FUI.BUTTON_5">
            <text:p>FUI.BUTTON_5</text:p>
          </table:table-cell>
          <table:table-cell table:style-name="ce14" table:formula="of:=LEN([.I55])" office:value-type="float" office:value="12">
            <text:p>12</text:p>
          </table:table-cell>
          <table:table-cell table:style-name="ce14" table:formula="of:=LEFT(&quot;                                                            &quot;;IF([.J55]=0;MAX(0;[.$J$1]-LEN([.F55])-1);[.$J$1]-[.J55]))" office:value-type="string" office:string-value="                  ">
            <text:p><text:s text:c="18"/></text:p>
          </table:table-cell>
          <table:table-cell table:style-name="ce14" table:formula="of:=IF([.I55]&lt;&gt;&quot;&quot;;CONCATENATE([.I55];[.K55];&quot;= &quot;;[.G55];&quot;;&quot;);CONCATENATE(&quot;// &quot;;[.F55];[.K55];[.G55]))" office:value-type="string" office:string-value="FUI.BUTTON_5                  = 0x35;">
            <text:p>FUI.BUTTON_5 <text:s text:c="17"/>= 0x3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6</text:p>
          </table:table-cell>
          <table:table-cell table:style-name="ce10" office:value-type="string">
            <text:p>6 key</text:p>
          </table:table-cell>
          <table:table-cell/>
          <table:table-cell table:formula="of:=CONCATENATE(&quot;VK_&quot;;LEFT([.F56];1))" office:value-type="string" office:string-value="VK_6">
            <text:p>VK_6</text:p>
          </table:table-cell>
          <table:table-cell table:formula="of:=[.C56]" office:value-type="string" office:string-value="6 key">
            <text:p>6 key</text:p>
          </table:table-cell>
          <table:table-cell table:formula="of:=RIGHT([.B56];LEN([.B56])-IF(ISERR(FIND(CHAR(10);[.B56]));0;FIND(CHAR(10);[.B56])))" office:value-type="string" office:string-value="0x36">
            <text:p>0x36</text:p>
          </table:table-cell>
          <table:table-cell/>
          <table:table-cell table:formula="of:=IF(ISERR(FIND(&quot;VK_&quot;;[.E56]));&quot;&quot;;SUBSTITUTE([.E56];&quot;VK_&quot;;[.$I$1]))" office:value-type="string" office:string-value="FUI.BUTTON_6">
            <text:p>FUI.BUTTON_6</text:p>
          </table:table-cell>
          <table:table-cell table:style-name="ce14" table:formula="of:=LEN([.I56])" office:value-type="float" office:value="12">
            <text:p>12</text:p>
          </table:table-cell>
          <table:table-cell table:style-name="ce14" table:formula="of:=LEFT(&quot;                                                            &quot;;IF([.J56]=0;MAX(0;[.$J$1]-LEN([.F56])-1);[.$J$1]-[.J56]))" office:value-type="string" office:string-value="                  ">
            <text:p><text:s text:c="18"/></text:p>
          </table:table-cell>
          <table:table-cell table:style-name="ce14" table:formula="of:=IF([.I56]&lt;&gt;&quot;&quot;;CONCATENATE([.I56];[.K56];&quot;= &quot;;[.G56];&quot;;&quot;);CONCATENATE(&quot;// &quot;;[.F56];[.K56];[.G56]))" office:value-type="string" office:string-value="FUI.BUTTON_6                  = 0x36;">
            <text:p>FUI.BUTTON_6 <text:s text:c="17"/>= 0x3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7</text:p>
          </table:table-cell>
          <table:table-cell table:style-name="ce10" office:value-type="string">
            <text:p>7 key</text:p>
          </table:table-cell>
          <table:table-cell/>
          <table:table-cell table:formula="of:=CONCATENATE(&quot;VK_&quot;;LEFT([.F57];1))" office:value-type="string" office:string-value="VK_7">
            <text:p>VK_7</text:p>
          </table:table-cell>
          <table:table-cell table:formula="of:=[.C57]" office:value-type="string" office:string-value="7 key">
            <text:p>7 key</text:p>
          </table:table-cell>
          <table:table-cell table:formula="of:=RIGHT([.B57];LEN([.B57])-IF(ISERR(FIND(CHAR(10);[.B57]));0;FIND(CHAR(10);[.B57])))" office:value-type="string" office:string-value="0x37">
            <text:p>0x37</text:p>
          </table:table-cell>
          <table:table-cell/>
          <table:table-cell table:formula="of:=IF(ISERR(FIND(&quot;VK_&quot;;[.E57]));&quot;&quot;;SUBSTITUTE([.E57];&quot;VK_&quot;;[.$I$1]))" office:value-type="string" office:string-value="FUI.BUTTON_7">
            <text:p>FUI.BUTTON_7</text:p>
          </table:table-cell>
          <table:table-cell table:style-name="ce14" table:formula="of:=LEN([.I57])" office:value-type="float" office:value="12">
            <text:p>12</text:p>
          </table:table-cell>
          <table:table-cell table:style-name="ce14" table:formula="of:=LEFT(&quot;                                                            &quot;;IF([.J57]=0;MAX(0;[.$J$1]-LEN([.F57])-1);[.$J$1]-[.J57]))" office:value-type="string" office:string-value="                  ">
            <text:p><text:s text:c="18"/></text:p>
          </table:table-cell>
          <table:table-cell table:style-name="ce14" table:formula="of:=IF([.I57]&lt;&gt;&quot;&quot;;CONCATENATE([.I57];[.K57];&quot;= &quot;;[.G57];&quot;;&quot;);CONCATENATE(&quot;// &quot;;[.F57];[.K57];[.G57]))" office:value-type="string" office:string-value="FUI.BUTTON_7                  = 0x37;">
            <text:p>FUI.BUTTON_7 <text:s text:c="17"/>= 0x3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8</text:p>
          </table:table-cell>
          <table:table-cell table:style-name="ce10" office:value-type="string">
            <text:p>8 key</text:p>
          </table:table-cell>
          <table:table-cell/>
          <table:table-cell table:formula="of:=CONCATENATE(&quot;VK_&quot;;LEFT([.F58];1))" office:value-type="string" office:string-value="VK_8">
            <text:p>VK_8</text:p>
          </table:table-cell>
          <table:table-cell table:formula="of:=[.C58]" office:value-type="string" office:string-value="8 key">
            <text:p>8 key</text:p>
          </table:table-cell>
          <table:table-cell table:formula="of:=RIGHT([.B58];LEN([.B58])-IF(ISERR(FIND(CHAR(10);[.B58]));0;FIND(CHAR(10);[.B58])))" office:value-type="string" office:string-value="0x38">
            <text:p>0x38</text:p>
          </table:table-cell>
          <table:table-cell/>
          <table:table-cell table:formula="of:=IF(ISERR(FIND(&quot;VK_&quot;;[.E58]));&quot;&quot;;SUBSTITUTE([.E58];&quot;VK_&quot;;[.$I$1]))" office:value-type="string" office:string-value="FUI.BUTTON_8">
            <text:p>FUI.BUTTON_8</text:p>
          </table:table-cell>
          <table:table-cell table:style-name="ce14" table:formula="of:=LEN([.I58])" office:value-type="float" office:value="12">
            <text:p>12</text:p>
          </table:table-cell>
          <table:table-cell table:style-name="ce14" table:formula="of:=LEFT(&quot;                                                            &quot;;IF([.J58]=0;MAX(0;[.$J$1]-LEN([.F58])-1);[.$J$1]-[.J58]))" office:value-type="string" office:string-value="                  ">
            <text:p><text:s text:c="18"/></text:p>
          </table:table-cell>
          <table:table-cell table:style-name="ce14" table:formula="of:=IF([.I58]&lt;&gt;&quot;&quot;;CONCATENATE([.I58];[.K58];&quot;= &quot;;[.G58];&quot;;&quot;);CONCATENATE(&quot;// &quot;;[.F58];[.K58];[.G58]))" office:value-type="string" office:string-value="FUI.BUTTON_8                  = 0x38;">
            <text:p>FUI.BUTTON_8 <text:s text:c="17"/>= 0x3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39</text:p>
          </table:table-cell>
          <table:table-cell table:style-name="ce10" office:value-type="string">
            <text:p>9 key</text:p>
          </table:table-cell>
          <table:table-cell/>
          <table:table-cell table:formula="of:=CONCATENATE(&quot;VK_&quot;;LEFT([.F59];1))" office:value-type="string" office:string-value="VK_9">
            <text:p>VK_9</text:p>
          </table:table-cell>
          <table:table-cell table:formula="of:=[.C59]" office:value-type="string" office:string-value="9 key">
            <text:p>9 key</text:p>
          </table:table-cell>
          <table:table-cell table:formula="of:=RIGHT([.B59];LEN([.B59])-IF(ISERR(FIND(CHAR(10);[.B59]));0;FIND(CHAR(10);[.B59])))" office:value-type="string" office:string-value="0x39">
            <text:p>0x39</text:p>
          </table:table-cell>
          <table:table-cell/>
          <table:table-cell table:formula="of:=IF(ISERR(FIND(&quot;VK_&quot;;[.E59]));&quot;&quot;;SUBSTITUTE([.E59];&quot;VK_&quot;;[.$I$1]))" office:value-type="string" office:string-value="FUI.BUTTON_9">
            <text:p>FUI.BUTTON_9</text:p>
          </table:table-cell>
          <table:table-cell table:style-name="ce14" table:formula="of:=LEN([.I59])" office:value-type="float" office:value="12">
            <text:p>12</text:p>
          </table:table-cell>
          <table:table-cell table:style-name="ce14" table:formula="of:=LEFT(&quot;                                                            &quot;;IF([.J59]=0;MAX(0;[.$J$1]-LEN([.F59])-1);[.$J$1]-[.J59]))" office:value-type="string" office:string-value="                  ">
            <text:p><text:s text:c="18"/></text:p>
          </table:table-cell>
          <table:table-cell table:style-name="ce14" table:formula="of:=IF([.I59]&lt;&gt;&quot;&quot;;CONCATENATE([.I59];[.K59];&quot;= &quot;;[.G59];&quot;;&quot;);CONCATENATE(&quot;// &quot;;[.F59];[.K59];[.G59]))" office:value-type="string" office:string-value="FUI.BUTTON_9                  = 0x39;">
            <text:p>FUI.BUTTON_9 <text:s text:c="17"/>= 0x3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3A-40</text:p>
          </table:table-cell>
          <table:table-cell table:style-name="ce6" office:value-type="string">
            <text:p>Undefined</text:p>
          </table:table-cell>
          <table:table-cell table:style-name="ce3"/>
          <table:table-cell table:style-name="ce3" table:formula="of:=LEFT([.B60];IF(ISERR(FIND(CHAR(10);[.B60]));0;FIND(CHAR(10);[.B60])-1))" office:value-type="string" office:string-value="-">
            <text:p>-</text:p>
          </table:table-cell>
          <table:table-cell table:style-name="ce3" table:formula="of:=[.C60]" office:value-type="string" office:string-value="Undefined">
            <text:p>Undefined</text:p>
          </table:table-cell>
          <table:table-cell table:style-name="ce3" table:formula="of:=RIGHT([.B60];LEN([.B60])-IF(ISERR(FIND(CHAR(10);[.B60]));0;FIND(CHAR(10);[.B60])))" office:value-type="string" office:string-value="0x3A-40">
            <text:p>0x3A-40</text:p>
          </table:table-cell>
          <table:table-cell table:style-name="ce3"/>
          <table:table-cell table:formula="of:=IF(ISERR(FIND(&quot;VK_&quot;;[.E60]));&quot;&quot;;SUBSTITUTE([.E60];&quot;VK_&quot;;[.$I$1]))">
            <text:p/>
          </table:table-cell>
          <table:table-cell table:style-name="ce14" table:formula="of:=LEN([.I60])" office:value-type="float" office:value="0">
            <text:p>0</text:p>
          </table:table-cell>
          <table:table-cell table:style-name="ce14" table:formula="of:=LEFT(&quot;                                                            &quot;;IF([.J60]=0;MAX(0;[.$J$1]-LEN([.F60])-1);[.$J$1]-[.J60]))" office:value-type="string" office:string-value="                    ">
            <text:p><text:s text:c="20"/></text:p>
          </table:table-cell>
          <table:table-cell table:style-name="ce14" table:formula="of:=IF([.I60]&lt;&gt;&quot;&quot;;CONCATENATE([.I60];[.K60];&quot;= &quot;;[.G60];&quot;;&quot;);CONCATENATE(&quot;// &quot;;[.F60];[.K60];[.G60]))" office:value-type="string" office:string-value="// Undefined                    0x3A-40">
            <text:p>// Undefined <text:s text:c="19"/>0x3A-40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0x41</text:p>
          </table:table-cell>
          <table:table-cell table:style-name="ce10" office:value-type="string">
            <text:p>A key</text:p>
          </table:table-cell>
          <table:table-cell/>
          <table:table-cell table:formula="of:=CONCATENATE(&quot;VK_&quot;;LEFT([.F61];1))" office:value-type="string" office:string-value="VK_A">
            <text:p>VK_A</text:p>
          </table:table-cell>
          <table:table-cell table:formula="of:=[.C61]" office:value-type="string" office:string-value="A key">
            <text:p>A key</text:p>
          </table:table-cell>
          <table:table-cell table:formula="of:=RIGHT([.B61];LEN([.B61])-IF(ISERR(FIND(CHAR(10);[.B61]));0;FIND(CHAR(10);[.B61])))" office:value-type="string" office:string-value="0x41">
            <text:p>0x41</text:p>
          </table:table-cell>
          <table:table-cell/>
          <table:table-cell table:formula="of:=IF(ISERR(FIND(&quot;VK_&quot;;[.E61]));&quot;&quot;;SUBSTITUTE([.E61];&quot;VK_&quot;;[.$I$1]))" office:value-type="string" office:string-value="FUI.BUTTON_A">
            <text:p>FUI.BUTTON_A</text:p>
          </table:table-cell>
          <table:table-cell table:style-name="ce14" table:formula="of:=LEN([.I61])" office:value-type="float" office:value="12">
            <text:p>12</text:p>
          </table:table-cell>
          <table:table-cell table:style-name="ce14" table:formula="of:=LEFT(&quot;                                                            &quot;;IF([.J61]=0;MAX(0;[.$J$1]-LEN([.F61])-1);[.$J$1]-[.J61]))" office:value-type="string" office:string-value="                  ">
            <text:p><text:s text:c="18"/></text:p>
          </table:table-cell>
          <table:table-cell table:style-name="ce14" table:formula="of:=IF([.I61]&lt;&gt;&quot;&quot;;CONCATENATE([.I61];[.K61];&quot;= &quot;;[.G61];&quot;;&quot;);CONCATENATE(&quot;// &quot;;[.F61];[.K61];[.G61]))" office:value-type="string" office:string-value="FUI.BUTTON_A                  = 0x41;">
            <text:p>FUI.BUTTON_A <text:s text:c="17"/>= 0x4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2</text:p>
          </table:table-cell>
          <table:table-cell table:style-name="ce10" office:value-type="string">
            <text:p>B key</text:p>
          </table:table-cell>
          <table:table-cell/>
          <table:table-cell table:formula="of:=CONCATENATE(&quot;VK_&quot;;LEFT([.F62];1))" office:value-type="string" office:string-value="VK_B">
            <text:p>VK_B</text:p>
          </table:table-cell>
          <table:table-cell table:formula="of:=[.C62]" office:value-type="string" office:string-value="B key">
            <text:p>B key</text:p>
          </table:table-cell>
          <table:table-cell table:formula="of:=RIGHT([.B62];LEN([.B62])-IF(ISERR(FIND(CHAR(10);[.B62]));0;FIND(CHAR(10);[.B62])))" office:value-type="string" office:string-value="0x42">
            <text:p>0x42</text:p>
          </table:table-cell>
          <table:table-cell/>
          <table:table-cell table:formula="of:=IF(ISERR(FIND(&quot;VK_&quot;;[.E62]));&quot;&quot;;SUBSTITUTE([.E62];&quot;VK_&quot;;[.$I$1]))" office:value-type="string" office:string-value="FUI.BUTTON_B">
            <text:p>FUI.BUTTON_B</text:p>
          </table:table-cell>
          <table:table-cell table:style-name="ce14" table:formula="of:=LEN([.I62])" office:value-type="float" office:value="12">
            <text:p>12</text:p>
          </table:table-cell>
          <table:table-cell table:style-name="ce14" table:formula="of:=LEFT(&quot;                                                            &quot;;IF([.J62]=0;MAX(0;[.$J$1]-LEN([.F62])-1);[.$J$1]-[.J62]))" office:value-type="string" office:string-value="                  ">
            <text:p><text:s text:c="18"/></text:p>
          </table:table-cell>
          <table:table-cell table:style-name="ce14" table:formula="of:=IF([.I62]&lt;&gt;&quot;&quot;;CONCATENATE([.I62];[.K62];&quot;= &quot;;[.G62];&quot;;&quot;);CONCATENATE(&quot;// &quot;;[.F62];[.K62];[.G62]))" office:value-type="string" office:string-value="FUI.BUTTON_B                  = 0x42;">
            <text:p>FUI.BUTTON_B <text:s text:c="17"/>= 0x4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3</text:p>
          </table:table-cell>
          <table:table-cell table:style-name="ce10" office:value-type="string">
            <text:p>C key</text:p>
          </table:table-cell>
          <table:table-cell/>
          <table:table-cell table:formula="of:=CONCATENATE(&quot;VK_&quot;;LEFT([.F63];1))" office:value-type="string" office:string-value="VK_C">
            <text:p>VK_C</text:p>
          </table:table-cell>
          <table:table-cell table:formula="of:=[.C63]" office:value-type="string" office:string-value="C key">
            <text:p>C key</text:p>
          </table:table-cell>
          <table:table-cell table:formula="of:=RIGHT([.B63];LEN([.B63])-IF(ISERR(FIND(CHAR(10);[.B63]));0;FIND(CHAR(10);[.B63])))" office:value-type="string" office:string-value="0x43">
            <text:p>0x43</text:p>
          </table:table-cell>
          <table:table-cell/>
          <table:table-cell table:formula="of:=IF(ISERR(FIND(&quot;VK_&quot;;[.E63]));&quot;&quot;;SUBSTITUTE([.E63];&quot;VK_&quot;;[.$I$1]))" office:value-type="string" office:string-value="FUI.BUTTON_C">
            <text:p>FUI.BUTTON_C</text:p>
          </table:table-cell>
          <table:table-cell table:style-name="ce14" table:formula="of:=LEN([.I63])" office:value-type="float" office:value="12">
            <text:p>12</text:p>
          </table:table-cell>
          <table:table-cell table:style-name="ce14" table:formula="of:=LEFT(&quot;                                                            &quot;;IF([.J63]=0;MAX(0;[.$J$1]-LEN([.F63])-1);[.$J$1]-[.J63]))" office:value-type="string" office:string-value="                  ">
            <text:p><text:s text:c="18"/></text:p>
          </table:table-cell>
          <table:table-cell table:style-name="ce14" table:formula="of:=IF([.I63]&lt;&gt;&quot;&quot;;CONCATENATE([.I63];[.K63];&quot;= &quot;;[.G63];&quot;;&quot;);CONCATENATE(&quot;// &quot;;[.F63];[.K63];[.G63]))" office:value-type="string" office:string-value="FUI.BUTTON_C                  = 0x43;">
            <text:p>FUI.BUTTON_C <text:s text:c="17"/>= 0x4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4</text:p>
          </table:table-cell>
          <table:table-cell table:style-name="ce10" office:value-type="string">
            <text:p>D key</text:p>
          </table:table-cell>
          <table:table-cell/>
          <table:table-cell table:formula="of:=CONCATENATE(&quot;VK_&quot;;LEFT([.F64];1))" office:value-type="string" office:string-value="VK_D">
            <text:p>VK_D</text:p>
          </table:table-cell>
          <table:table-cell table:formula="of:=[.C64]" office:value-type="string" office:string-value="D key">
            <text:p>D key</text:p>
          </table:table-cell>
          <table:table-cell table:formula="of:=RIGHT([.B64];LEN([.B64])-IF(ISERR(FIND(CHAR(10);[.B64]));0;FIND(CHAR(10);[.B64])))" office:value-type="string" office:string-value="0x44">
            <text:p>0x44</text:p>
          </table:table-cell>
          <table:table-cell/>
          <table:table-cell table:formula="of:=IF(ISERR(FIND(&quot;VK_&quot;;[.E64]));&quot;&quot;;SUBSTITUTE([.E64];&quot;VK_&quot;;[.$I$1]))" office:value-type="string" office:string-value="FUI.BUTTON_D">
            <text:p>FUI.BUTTON_D</text:p>
          </table:table-cell>
          <table:table-cell table:style-name="ce14" table:formula="of:=LEN([.I64])" office:value-type="float" office:value="12">
            <text:p>12</text:p>
          </table:table-cell>
          <table:table-cell table:style-name="ce14" table:formula="of:=LEFT(&quot;                                                            &quot;;IF([.J64]=0;MAX(0;[.$J$1]-LEN([.F64])-1);[.$J$1]-[.J64]))" office:value-type="string" office:string-value="                  ">
            <text:p><text:s text:c="18"/></text:p>
          </table:table-cell>
          <table:table-cell table:style-name="ce14" table:formula="of:=IF([.I64]&lt;&gt;&quot;&quot;;CONCATENATE([.I64];[.K64];&quot;= &quot;;[.G64];&quot;;&quot;);CONCATENATE(&quot;// &quot;;[.F64];[.K64];[.G64]))" office:value-type="string" office:string-value="FUI.BUTTON_D                  = 0x44;">
            <text:p>FUI.BUTTON_D <text:s text:c="17"/>= 0x4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5</text:p>
          </table:table-cell>
          <table:table-cell table:style-name="ce10" office:value-type="string">
            <text:p>E key</text:p>
          </table:table-cell>
          <table:table-cell/>
          <table:table-cell table:formula="of:=CONCATENATE(&quot;VK_&quot;;LEFT([.F65];1))" office:value-type="string" office:string-value="VK_E">
            <text:p>VK_E</text:p>
          </table:table-cell>
          <table:table-cell table:formula="of:=[.C65]" office:value-type="string" office:string-value="E key">
            <text:p>E key</text:p>
          </table:table-cell>
          <table:table-cell table:formula="of:=RIGHT([.B65];LEN([.B65])-IF(ISERR(FIND(CHAR(10);[.B65]));0;FIND(CHAR(10);[.B65])))" office:value-type="string" office:string-value="0x45">
            <text:p>0x45</text:p>
          </table:table-cell>
          <table:table-cell/>
          <table:table-cell table:formula="of:=IF(ISERR(FIND(&quot;VK_&quot;;[.E65]));&quot;&quot;;SUBSTITUTE([.E65];&quot;VK_&quot;;[.$I$1]))" office:value-type="string" office:string-value="FUI.BUTTON_E">
            <text:p>FUI.BUTTON_E</text:p>
          </table:table-cell>
          <table:table-cell table:style-name="ce14" table:formula="of:=LEN([.I65])" office:value-type="float" office:value="12">
            <text:p>12</text:p>
          </table:table-cell>
          <table:table-cell table:style-name="ce14" table:formula="of:=LEFT(&quot;                                                            &quot;;IF([.J65]=0;MAX(0;[.$J$1]-LEN([.F65])-1);[.$J$1]-[.J65]))" office:value-type="string" office:string-value="                  ">
            <text:p><text:s text:c="18"/></text:p>
          </table:table-cell>
          <table:table-cell table:style-name="ce14" table:formula="of:=IF([.I65]&lt;&gt;&quot;&quot;;CONCATENATE([.I65];[.K65];&quot;= &quot;;[.G65];&quot;;&quot;);CONCATENATE(&quot;// &quot;;[.F65];[.K65];[.G65]))" office:value-type="string" office:string-value="FUI.BUTTON_E                  = 0x45;">
            <text:p>FUI.BUTTON_E <text:s text:c="17"/>= 0x4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6</text:p>
          </table:table-cell>
          <table:table-cell table:style-name="ce10" office:value-type="string">
            <text:p>F key</text:p>
          </table:table-cell>
          <table:table-cell/>
          <table:table-cell table:formula="of:=CONCATENATE(&quot;VK_&quot;;LEFT([.F66];1))" office:value-type="string" office:string-value="VK_F">
            <text:p>VK_F</text:p>
          </table:table-cell>
          <table:table-cell table:formula="of:=[.C66]" office:value-type="string" office:string-value="F key">
            <text:p>F key</text:p>
          </table:table-cell>
          <table:table-cell table:formula="of:=RIGHT([.B66];LEN([.B66])-IF(ISERR(FIND(CHAR(10);[.B66]));0;FIND(CHAR(10);[.B66])))" office:value-type="string" office:string-value="0x46">
            <text:p>0x46</text:p>
          </table:table-cell>
          <table:table-cell/>
          <table:table-cell table:formula="of:=IF(ISERR(FIND(&quot;VK_&quot;;[.E66]));&quot;&quot;;SUBSTITUTE([.E66];&quot;VK_&quot;;[.$I$1]))" office:value-type="string" office:string-value="FUI.BUTTON_F">
            <text:p>FUI.BUTTON_F</text:p>
          </table:table-cell>
          <table:table-cell table:style-name="ce14" table:formula="of:=LEN([.I66])" office:value-type="float" office:value="12">
            <text:p>12</text:p>
          </table:table-cell>
          <table:table-cell table:style-name="ce14" table:formula="of:=LEFT(&quot;                                                            &quot;;IF([.J66]=0;MAX(0;[.$J$1]-LEN([.F66])-1);[.$J$1]-[.J66]))" office:value-type="string" office:string-value="                  ">
            <text:p><text:s text:c="18"/></text:p>
          </table:table-cell>
          <table:table-cell table:style-name="ce14" table:formula="of:=IF([.I66]&lt;&gt;&quot;&quot;;CONCATENATE([.I66];[.K66];&quot;= &quot;;[.G66];&quot;;&quot;);CONCATENATE(&quot;// &quot;;[.F66];[.K66];[.G66]))" office:value-type="string" office:string-value="FUI.BUTTON_F                  = 0x46;">
            <text:p>FUI.BUTTON_F <text:s text:c="17"/>= 0x4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7</text:p>
          </table:table-cell>
          <table:table-cell table:style-name="ce10" office:value-type="string">
            <text:p>G key</text:p>
          </table:table-cell>
          <table:table-cell/>
          <table:table-cell table:formula="of:=CONCATENATE(&quot;VK_&quot;;LEFT([.F67];1))" office:value-type="string" office:string-value="VK_G">
            <text:p>VK_G</text:p>
          </table:table-cell>
          <table:table-cell table:formula="of:=[.C67]" office:value-type="string" office:string-value="G key">
            <text:p>G key</text:p>
          </table:table-cell>
          <table:table-cell table:formula="of:=RIGHT([.B67];LEN([.B67])-IF(ISERR(FIND(CHAR(10);[.B67]));0;FIND(CHAR(10);[.B67])))" office:value-type="string" office:string-value="0x47">
            <text:p>0x47</text:p>
          </table:table-cell>
          <table:table-cell/>
          <table:table-cell table:formula="of:=IF(ISERR(FIND(&quot;VK_&quot;;[.E67]));&quot;&quot;;SUBSTITUTE([.E67];&quot;VK_&quot;;[.$I$1]))" office:value-type="string" office:string-value="FUI.BUTTON_G">
            <text:p>FUI.BUTTON_G</text:p>
          </table:table-cell>
          <table:table-cell table:style-name="ce14" table:formula="of:=LEN([.I67])" office:value-type="float" office:value="12">
            <text:p>12</text:p>
          </table:table-cell>
          <table:table-cell table:style-name="ce14" table:formula="of:=LEFT(&quot;                                                            &quot;;IF([.J67]=0;MAX(0;[.$J$1]-LEN([.F67])-1);[.$J$1]-[.J67]))" office:value-type="string" office:string-value="                  ">
            <text:p><text:s text:c="18"/></text:p>
          </table:table-cell>
          <table:table-cell table:style-name="ce14" table:formula="of:=IF([.I67]&lt;&gt;&quot;&quot;;CONCATENATE([.I67];[.K67];&quot;= &quot;;[.G67];&quot;;&quot;);CONCATENATE(&quot;// &quot;;[.F67];[.K67];[.G67]))" office:value-type="string" office:string-value="FUI.BUTTON_G                  = 0x47;">
            <text:p>FUI.BUTTON_G <text:s text:c="17"/>= 0x4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8</text:p>
          </table:table-cell>
          <table:table-cell table:style-name="ce10" office:value-type="string">
            <text:p>H key</text:p>
          </table:table-cell>
          <table:table-cell/>
          <table:table-cell table:formula="of:=CONCATENATE(&quot;VK_&quot;;LEFT([.F68];1))" office:value-type="string" office:string-value="VK_H">
            <text:p>VK_H</text:p>
          </table:table-cell>
          <table:table-cell table:formula="of:=[.C68]" office:value-type="string" office:string-value="H key">
            <text:p>H key</text:p>
          </table:table-cell>
          <table:table-cell table:formula="of:=RIGHT([.B68];LEN([.B68])-IF(ISERR(FIND(CHAR(10);[.B68]));0;FIND(CHAR(10);[.B68])))" office:value-type="string" office:string-value="0x48">
            <text:p>0x48</text:p>
          </table:table-cell>
          <table:table-cell/>
          <table:table-cell table:formula="of:=IF(ISERR(FIND(&quot;VK_&quot;;[.E68]));&quot;&quot;;SUBSTITUTE([.E68];&quot;VK_&quot;;[.$I$1]))" office:value-type="string" office:string-value="FUI.BUTTON_H">
            <text:p>FUI.BUTTON_H</text:p>
          </table:table-cell>
          <table:table-cell table:style-name="ce14" table:formula="of:=LEN([.I68])" office:value-type="float" office:value="12">
            <text:p>12</text:p>
          </table:table-cell>
          <table:table-cell table:style-name="ce14" table:formula="of:=LEFT(&quot;                                                            &quot;;IF([.J68]=0;MAX(0;[.$J$1]-LEN([.F68])-1);[.$J$1]-[.J68]))" office:value-type="string" office:string-value="                  ">
            <text:p><text:s text:c="18"/></text:p>
          </table:table-cell>
          <table:table-cell table:style-name="ce14" table:formula="of:=IF([.I68]&lt;&gt;&quot;&quot;;CONCATENATE([.I68];[.K68];&quot;= &quot;;[.G68];&quot;;&quot;);CONCATENATE(&quot;// &quot;;[.F68];[.K68];[.G68]))" office:value-type="string" office:string-value="FUI.BUTTON_H                  = 0x48;">
            <text:p>FUI.BUTTON_H <text:s text:c="17"/>= 0x4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9</text:p>
          </table:table-cell>
          <table:table-cell table:style-name="ce10" office:value-type="string">
            <text:p>I key</text:p>
          </table:table-cell>
          <table:table-cell/>
          <table:table-cell table:formula="of:=CONCATENATE(&quot;VK_&quot;;LEFT([.F69];1))" office:value-type="string" office:string-value="VK_I">
            <text:p>VK_I</text:p>
          </table:table-cell>
          <table:table-cell table:formula="of:=[.C69]" office:value-type="string" office:string-value="I key">
            <text:p>I key</text:p>
          </table:table-cell>
          <table:table-cell table:formula="of:=RIGHT([.B69];LEN([.B69])-IF(ISERR(FIND(CHAR(10);[.B69]));0;FIND(CHAR(10);[.B69])))" office:value-type="string" office:string-value="0x49">
            <text:p>0x49</text:p>
          </table:table-cell>
          <table:table-cell/>
          <table:table-cell table:formula="of:=IF(ISERR(FIND(&quot;VK_&quot;;[.E69]));&quot;&quot;;SUBSTITUTE([.E69];&quot;VK_&quot;;[.$I$1]))" office:value-type="string" office:string-value="FUI.BUTTON_I">
            <text:p>FUI.BUTTON_I</text:p>
          </table:table-cell>
          <table:table-cell table:style-name="ce14" table:formula="of:=LEN([.I69])" office:value-type="float" office:value="12">
            <text:p>12</text:p>
          </table:table-cell>
          <table:table-cell table:style-name="ce14" table:formula="of:=LEFT(&quot;                                                            &quot;;IF([.J69]=0;MAX(0;[.$J$1]-LEN([.F69])-1);[.$J$1]-[.J69]))" office:value-type="string" office:string-value="                  ">
            <text:p><text:s text:c="18"/></text:p>
          </table:table-cell>
          <table:table-cell table:style-name="ce14" table:formula="of:=IF([.I69]&lt;&gt;&quot;&quot;;CONCATENATE([.I69];[.K69];&quot;= &quot;;[.G69];&quot;;&quot;);CONCATENATE(&quot;// &quot;;[.F69];[.K69];[.G69]))" office:value-type="string" office:string-value="FUI.BUTTON_I                  = 0x49;">
            <text:p>FUI.BUTTON_I <text:s text:c="17"/>= 0x4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A</text:p>
          </table:table-cell>
          <table:table-cell table:style-name="ce10" office:value-type="string">
            <text:p>J key</text:p>
          </table:table-cell>
          <table:table-cell/>
          <table:table-cell table:formula="of:=CONCATENATE(&quot;VK_&quot;;LEFT([.F70];1))" office:value-type="string" office:string-value="VK_J">
            <text:p>VK_J</text:p>
          </table:table-cell>
          <table:table-cell table:formula="of:=[.C70]" office:value-type="string" office:string-value="J key">
            <text:p>J key</text:p>
          </table:table-cell>
          <table:table-cell table:formula="of:=RIGHT([.B70];LEN([.B70])-IF(ISERR(FIND(CHAR(10);[.B70]));0;FIND(CHAR(10);[.B70])))" office:value-type="string" office:string-value="0x4A">
            <text:p>0x4A</text:p>
          </table:table-cell>
          <table:table-cell/>
          <table:table-cell table:formula="of:=IF(ISERR(FIND(&quot;VK_&quot;;[.E70]));&quot;&quot;;SUBSTITUTE([.E70];&quot;VK_&quot;;[.$I$1]))" office:value-type="string" office:string-value="FUI.BUTTON_J">
            <text:p>FUI.BUTTON_J</text:p>
          </table:table-cell>
          <table:table-cell table:style-name="ce14" table:formula="of:=LEN([.I70])" office:value-type="float" office:value="12">
            <text:p>12</text:p>
          </table:table-cell>
          <table:table-cell table:style-name="ce14" table:formula="of:=LEFT(&quot;                                                            &quot;;IF([.J70]=0;MAX(0;[.$J$1]-LEN([.F70])-1);[.$J$1]-[.J70]))" office:value-type="string" office:string-value="                  ">
            <text:p><text:s text:c="18"/></text:p>
          </table:table-cell>
          <table:table-cell table:style-name="ce14" table:formula="of:=IF([.I70]&lt;&gt;&quot;&quot;;CONCATENATE([.I70];[.K70];&quot;= &quot;;[.G70];&quot;;&quot;);CONCATENATE(&quot;// &quot;;[.F70];[.K70];[.G70]))" office:value-type="string" office:string-value="FUI.BUTTON_J                  = 0x4A;">
            <text:p>FUI.BUTTON_J <text:s text:c="17"/>= 0x4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B</text:p>
          </table:table-cell>
          <table:table-cell table:style-name="ce10" office:value-type="string">
            <text:p>K key</text:p>
          </table:table-cell>
          <table:table-cell/>
          <table:table-cell table:formula="of:=CONCATENATE(&quot;VK_&quot;;LEFT([.F71];1))" office:value-type="string" office:string-value="VK_K">
            <text:p>VK_K</text:p>
          </table:table-cell>
          <table:table-cell table:formula="of:=[.C71]" office:value-type="string" office:string-value="K key">
            <text:p>K key</text:p>
          </table:table-cell>
          <table:table-cell table:formula="of:=RIGHT([.B71];LEN([.B71])-IF(ISERR(FIND(CHAR(10);[.B71]));0;FIND(CHAR(10);[.B71])))" office:value-type="string" office:string-value="0x4B">
            <text:p>0x4B</text:p>
          </table:table-cell>
          <table:table-cell/>
          <table:table-cell table:formula="of:=IF(ISERR(FIND(&quot;VK_&quot;;[.E71]));&quot;&quot;;SUBSTITUTE([.E71];&quot;VK_&quot;;[.$I$1]))" office:value-type="string" office:string-value="FUI.BUTTON_K">
            <text:p>FUI.BUTTON_K</text:p>
          </table:table-cell>
          <table:table-cell table:style-name="ce14" table:formula="of:=LEN([.I71])" office:value-type="float" office:value="12">
            <text:p>12</text:p>
          </table:table-cell>
          <table:table-cell table:style-name="ce14" table:formula="of:=LEFT(&quot;                                                            &quot;;IF([.J71]=0;MAX(0;[.$J$1]-LEN([.F71])-1);[.$J$1]-[.J71]))" office:value-type="string" office:string-value="                  ">
            <text:p><text:s text:c="18"/></text:p>
          </table:table-cell>
          <table:table-cell table:style-name="ce14" table:formula="of:=IF([.I71]&lt;&gt;&quot;&quot;;CONCATENATE([.I71];[.K71];&quot;= &quot;;[.G71];&quot;;&quot;);CONCATENATE(&quot;// &quot;;[.F71];[.K71];[.G71]))" office:value-type="string" office:string-value="FUI.BUTTON_K                  = 0x4B;">
            <text:p>FUI.BUTTON_K <text:s text:c="17"/>= 0x4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C</text:p>
          </table:table-cell>
          <table:table-cell table:style-name="ce10" office:value-type="string">
            <text:p>L key</text:p>
          </table:table-cell>
          <table:table-cell/>
          <table:table-cell table:formula="of:=CONCATENATE(&quot;VK_&quot;;LEFT([.F72];1))" office:value-type="string" office:string-value="VK_L">
            <text:p>VK_L</text:p>
          </table:table-cell>
          <table:table-cell table:formula="of:=[.C72]" office:value-type="string" office:string-value="L key">
            <text:p>L key</text:p>
          </table:table-cell>
          <table:table-cell table:formula="of:=RIGHT([.B72];LEN([.B72])-IF(ISERR(FIND(CHAR(10);[.B72]));0;FIND(CHAR(10);[.B72])))" office:value-type="string" office:string-value="0x4C">
            <text:p>0x4C</text:p>
          </table:table-cell>
          <table:table-cell/>
          <table:table-cell table:formula="of:=IF(ISERR(FIND(&quot;VK_&quot;;[.E72]));&quot;&quot;;SUBSTITUTE([.E72];&quot;VK_&quot;;[.$I$1]))" office:value-type="string" office:string-value="FUI.BUTTON_L">
            <text:p>FUI.BUTTON_L</text:p>
          </table:table-cell>
          <table:table-cell table:style-name="ce14" table:formula="of:=LEN([.I72])" office:value-type="float" office:value="12">
            <text:p>12</text:p>
          </table:table-cell>
          <table:table-cell table:style-name="ce14" table:formula="of:=LEFT(&quot;                                                            &quot;;IF([.J72]=0;MAX(0;[.$J$1]-LEN([.F72])-1);[.$J$1]-[.J72]))" office:value-type="string" office:string-value="                  ">
            <text:p><text:s text:c="18"/></text:p>
          </table:table-cell>
          <table:table-cell table:style-name="ce14" table:formula="of:=IF([.I72]&lt;&gt;&quot;&quot;;CONCATENATE([.I72];[.K72];&quot;= &quot;;[.G72];&quot;;&quot;);CONCATENATE(&quot;// &quot;;[.F72];[.K72];[.G72]))" office:value-type="string" office:string-value="FUI.BUTTON_L                  = 0x4C;">
            <text:p>FUI.BUTTON_L <text:s text:c="17"/>= 0x4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D</text:p>
          </table:table-cell>
          <table:table-cell table:style-name="ce10" office:value-type="string">
            <text:p>M key</text:p>
          </table:table-cell>
          <table:table-cell/>
          <table:table-cell table:formula="of:=CONCATENATE(&quot;VK_&quot;;LEFT([.F73];1))" office:value-type="string" office:string-value="VK_M">
            <text:p>VK_M</text:p>
          </table:table-cell>
          <table:table-cell table:formula="of:=[.C73]" office:value-type="string" office:string-value="M key">
            <text:p>M key</text:p>
          </table:table-cell>
          <table:table-cell table:formula="of:=RIGHT([.B73];LEN([.B73])-IF(ISERR(FIND(CHAR(10);[.B73]));0;FIND(CHAR(10);[.B73])))" office:value-type="string" office:string-value="0x4D">
            <text:p>0x4D</text:p>
          </table:table-cell>
          <table:table-cell/>
          <table:table-cell table:formula="of:=IF(ISERR(FIND(&quot;VK_&quot;;[.E73]));&quot;&quot;;SUBSTITUTE([.E73];&quot;VK_&quot;;[.$I$1]))" office:value-type="string" office:string-value="FUI.BUTTON_M">
            <text:p>FUI.BUTTON_M</text:p>
          </table:table-cell>
          <table:table-cell table:style-name="ce14" table:formula="of:=LEN([.I73])" office:value-type="float" office:value="12">
            <text:p>12</text:p>
          </table:table-cell>
          <table:table-cell table:style-name="ce14" table:formula="of:=LEFT(&quot;                                                            &quot;;IF([.J73]=0;MAX(0;[.$J$1]-LEN([.F73])-1);[.$J$1]-[.J73]))" office:value-type="string" office:string-value="                  ">
            <text:p><text:s text:c="18"/></text:p>
          </table:table-cell>
          <table:table-cell table:style-name="ce14" table:formula="of:=IF([.I73]&lt;&gt;&quot;&quot;;CONCATENATE([.I73];[.K73];&quot;= &quot;;[.G73];&quot;;&quot;);CONCATENATE(&quot;// &quot;;[.F73];[.K73];[.G73]))" office:value-type="string" office:string-value="FUI.BUTTON_M                  = 0x4D;">
            <text:p>FUI.BUTTON_M <text:s text:c="17"/>= 0x4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E</text:p>
          </table:table-cell>
          <table:table-cell table:style-name="ce10" office:value-type="string">
            <text:p>N key</text:p>
          </table:table-cell>
          <table:table-cell/>
          <table:table-cell table:formula="of:=CONCATENATE(&quot;VK_&quot;;LEFT([.F74];1))" office:value-type="string" office:string-value="VK_N">
            <text:p>VK_N</text:p>
          </table:table-cell>
          <table:table-cell table:formula="of:=[.C74]" office:value-type="string" office:string-value="N key">
            <text:p>N key</text:p>
          </table:table-cell>
          <table:table-cell table:formula="of:=RIGHT([.B74];LEN([.B74])-IF(ISERR(FIND(CHAR(10);[.B74]));0;FIND(CHAR(10);[.B74])))" office:value-type="string" office:string-value="0x4E">
            <text:p>0x4E</text:p>
          </table:table-cell>
          <table:table-cell/>
          <table:table-cell table:formula="of:=IF(ISERR(FIND(&quot;VK_&quot;;[.E74]));&quot;&quot;;SUBSTITUTE([.E74];&quot;VK_&quot;;[.$I$1]))" office:value-type="string" office:string-value="FUI.BUTTON_N">
            <text:p>FUI.BUTTON_N</text:p>
          </table:table-cell>
          <table:table-cell table:style-name="ce14" table:formula="of:=LEN([.I74])" office:value-type="float" office:value="12">
            <text:p>12</text:p>
          </table:table-cell>
          <table:table-cell table:style-name="ce14" table:formula="of:=LEFT(&quot;                                                            &quot;;IF([.J74]=0;MAX(0;[.$J$1]-LEN([.F74])-1);[.$J$1]-[.J74]))" office:value-type="string" office:string-value="                  ">
            <text:p><text:s text:c="18"/></text:p>
          </table:table-cell>
          <table:table-cell table:style-name="ce14" table:formula="of:=IF([.I74]&lt;&gt;&quot;&quot;;CONCATENATE([.I74];[.K74];&quot;= &quot;;[.G74];&quot;;&quot;);CONCATENATE(&quot;// &quot;;[.F74];[.K74];[.G74]))" office:value-type="string" office:string-value="FUI.BUTTON_N                  = 0x4E;">
            <text:p>FUI.BUTTON_N <text:s text:c="17"/>= 0x4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4F</text:p>
          </table:table-cell>
          <table:table-cell table:style-name="ce10" office:value-type="string">
            <text:p>O key</text:p>
          </table:table-cell>
          <table:table-cell/>
          <table:table-cell table:formula="of:=CONCATENATE(&quot;VK_&quot;;LEFT([.F75];1))" office:value-type="string" office:string-value="VK_O">
            <text:p>VK_O</text:p>
          </table:table-cell>
          <table:table-cell table:formula="of:=[.C75]" office:value-type="string" office:string-value="O key">
            <text:p>O key</text:p>
          </table:table-cell>
          <table:table-cell table:formula="of:=RIGHT([.B75];LEN([.B75])-IF(ISERR(FIND(CHAR(10);[.B75]));0;FIND(CHAR(10);[.B75])))" office:value-type="string" office:string-value="0x4F">
            <text:p>0x4F</text:p>
          </table:table-cell>
          <table:table-cell/>
          <table:table-cell table:formula="of:=IF(ISERR(FIND(&quot;VK_&quot;;[.E75]));&quot;&quot;;SUBSTITUTE([.E75];&quot;VK_&quot;;[.$I$1]))" office:value-type="string" office:string-value="FUI.BUTTON_O">
            <text:p>FUI.BUTTON_O</text:p>
          </table:table-cell>
          <table:table-cell table:style-name="ce14" table:formula="of:=LEN([.I75])" office:value-type="float" office:value="12">
            <text:p>12</text:p>
          </table:table-cell>
          <table:table-cell table:style-name="ce14" table:formula="of:=LEFT(&quot;                                                            &quot;;IF([.J75]=0;MAX(0;[.$J$1]-LEN([.F75])-1);[.$J$1]-[.J75]))" office:value-type="string" office:string-value="                  ">
            <text:p><text:s text:c="18"/></text:p>
          </table:table-cell>
          <table:table-cell table:style-name="ce14" table:formula="of:=IF([.I75]&lt;&gt;&quot;&quot;;CONCATENATE([.I75];[.K75];&quot;= &quot;;[.G75];&quot;;&quot;);CONCATENATE(&quot;// &quot;;[.F75];[.K75];[.G75]))" office:value-type="string" office:string-value="FUI.BUTTON_O                  = 0x4F;">
            <text:p>FUI.BUTTON_O <text:s text:c="17"/>= 0x4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0</text:p>
          </table:table-cell>
          <table:table-cell table:style-name="ce10" office:value-type="string">
            <text:p>P key</text:p>
          </table:table-cell>
          <table:table-cell/>
          <table:table-cell table:formula="of:=CONCATENATE(&quot;VK_&quot;;LEFT([.F76];1))" office:value-type="string" office:string-value="VK_P">
            <text:p>VK_P</text:p>
          </table:table-cell>
          <table:table-cell table:formula="of:=[.C76]" office:value-type="string" office:string-value="P key">
            <text:p>P key</text:p>
          </table:table-cell>
          <table:table-cell table:formula="of:=RIGHT([.B76];LEN([.B76])-IF(ISERR(FIND(CHAR(10);[.B76]));0;FIND(CHAR(10);[.B76])))" office:value-type="string" office:string-value="0x50">
            <text:p>0x50</text:p>
          </table:table-cell>
          <table:table-cell/>
          <table:table-cell table:formula="of:=IF(ISERR(FIND(&quot;VK_&quot;;[.E76]));&quot;&quot;;SUBSTITUTE([.E76];&quot;VK_&quot;;[.$I$1]))" office:value-type="string" office:string-value="FUI.BUTTON_P">
            <text:p>FUI.BUTTON_P</text:p>
          </table:table-cell>
          <table:table-cell table:style-name="ce14" table:formula="of:=LEN([.I76])" office:value-type="float" office:value="12">
            <text:p>12</text:p>
          </table:table-cell>
          <table:table-cell table:style-name="ce14" table:formula="of:=LEFT(&quot;                                                            &quot;;IF([.J76]=0;MAX(0;[.$J$1]-LEN([.F76])-1);[.$J$1]-[.J76]))" office:value-type="string" office:string-value="                  ">
            <text:p><text:s text:c="18"/></text:p>
          </table:table-cell>
          <table:table-cell table:style-name="ce14" table:formula="of:=IF([.I76]&lt;&gt;&quot;&quot;;CONCATENATE([.I76];[.K76];&quot;= &quot;;[.G76];&quot;;&quot;);CONCATENATE(&quot;// &quot;;[.F76];[.K76];[.G76]))" office:value-type="string" office:string-value="FUI.BUTTON_P                  = 0x50;">
            <text:p>FUI.BUTTON_P <text:s text:c="17"/>= 0x5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1</text:p>
          </table:table-cell>
          <table:table-cell table:style-name="ce10" office:value-type="string">
            <text:p>Q key</text:p>
          </table:table-cell>
          <table:table-cell/>
          <table:table-cell table:formula="of:=CONCATENATE(&quot;VK_&quot;;LEFT([.F77];1))" office:value-type="string" office:string-value="VK_Q">
            <text:p>VK_Q</text:p>
          </table:table-cell>
          <table:table-cell table:formula="of:=[.C77]" office:value-type="string" office:string-value="Q key">
            <text:p>Q key</text:p>
          </table:table-cell>
          <table:table-cell table:formula="of:=RIGHT([.B77];LEN([.B77])-IF(ISERR(FIND(CHAR(10);[.B77]));0;FIND(CHAR(10);[.B77])))" office:value-type="string" office:string-value="0x51">
            <text:p>0x51</text:p>
          </table:table-cell>
          <table:table-cell/>
          <table:table-cell table:formula="of:=IF(ISERR(FIND(&quot;VK_&quot;;[.E77]));&quot;&quot;;SUBSTITUTE([.E77];&quot;VK_&quot;;[.$I$1]))" office:value-type="string" office:string-value="FUI.BUTTON_Q">
            <text:p>FUI.BUTTON_Q</text:p>
          </table:table-cell>
          <table:table-cell table:style-name="ce14" table:formula="of:=LEN([.I77])" office:value-type="float" office:value="12">
            <text:p>12</text:p>
          </table:table-cell>
          <table:table-cell table:style-name="ce14" table:formula="of:=LEFT(&quot;                                                            &quot;;IF([.J77]=0;MAX(0;[.$J$1]-LEN([.F77])-1);[.$J$1]-[.J77]))" office:value-type="string" office:string-value="                  ">
            <text:p><text:s text:c="18"/></text:p>
          </table:table-cell>
          <table:table-cell table:style-name="ce14" table:formula="of:=IF([.I77]&lt;&gt;&quot;&quot;;CONCATENATE([.I77];[.K77];&quot;= &quot;;[.G77];&quot;;&quot;);CONCATENATE(&quot;// &quot;;[.F77];[.K77];[.G77]))" office:value-type="string" office:string-value="FUI.BUTTON_Q                  = 0x51;">
            <text:p>FUI.BUTTON_Q <text:s text:c="17"/>= 0x5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2</text:p>
          </table:table-cell>
          <table:table-cell table:style-name="ce10" office:value-type="string">
            <text:p>R key</text:p>
          </table:table-cell>
          <table:table-cell/>
          <table:table-cell table:formula="of:=CONCATENATE(&quot;VK_&quot;;LEFT([.F78];1))" office:value-type="string" office:string-value="VK_R">
            <text:p>VK_R</text:p>
          </table:table-cell>
          <table:table-cell table:formula="of:=[.C78]" office:value-type="string" office:string-value="R key">
            <text:p>R key</text:p>
          </table:table-cell>
          <table:table-cell table:formula="of:=RIGHT([.B78];LEN([.B78])-IF(ISERR(FIND(CHAR(10);[.B78]));0;FIND(CHAR(10);[.B78])))" office:value-type="string" office:string-value="0x52">
            <text:p>0x52</text:p>
          </table:table-cell>
          <table:table-cell/>
          <table:table-cell table:formula="of:=IF(ISERR(FIND(&quot;VK_&quot;;[.E78]));&quot;&quot;;SUBSTITUTE([.E78];&quot;VK_&quot;;[.$I$1]))" office:value-type="string" office:string-value="FUI.BUTTON_R">
            <text:p>FUI.BUTTON_R</text:p>
          </table:table-cell>
          <table:table-cell table:style-name="ce14" table:formula="of:=LEN([.I78])" office:value-type="float" office:value="12">
            <text:p>12</text:p>
          </table:table-cell>
          <table:table-cell table:style-name="ce14" table:formula="of:=LEFT(&quot;                                                            &quot;;IF([.J78]=0;MAX(0;[.$J$1]-LEN([.F78])-1);[.$J$1]-[.J78]))" office:value-type="string" office:string-value="                  ">
            <text:p><text:s text:c="18"/></text:p>
          </table:table-cell>
          <table:table-cell table:style-name="ce14" table:formula="of:=IF([.I78]&lt;&gt;&quot;&quot;;CONCATENATE([.I78];[.K78];&quot;= &quot;;[.G78];&quot;;&quot;);CONCATENATE(&quot;// &quot;;[.F78];[.K78];[.G78]))" office:value-type="string" office:string-value="FUI.BUTTON_R                  = 0x52;">
            <text:p>FUI.BUTTON_R <text:s text:c="17"/>= 0x5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3</text:p>
          </table:table-cell>
          <table:table-cell table:style-name="ce10" office:value-type="string">
            <text:p>S key</text:p>
          </table:table-cell>
          <table:table-cell/>
          <table:table-cell table:formula="of:=CONCATENATE(&quot;VK_&quot;;LEFT([.F79];1))" office:value-type="string" office:string-value="VK_S">
            <text:p>VK_S</text:p>
          </table:table-cell>
          <table:table-cell table:formula="of:=[.C79]" office:value-type="string" office:string-value="S key">
            <text:p>S key</text:p>
          </table:table-cell>
          <table:table-cell table:formula="of:=RIGHT([.B79];LEN([.B79])-IF(ISERR(FIND(CHAR(10);[.B79]));0;FIND(CHAR(10);[.B79])))" office:value-type="string" office:string-value="0x53">
            <text:p>0x53</text:p>
          </table:table-cell>
          <table:table-cell/>
          <table:table-cell table:formula="of:=IF(ISERR(FIND(&quot;VK_&quot;;[.E79]));&quot;&quot;;SUBSTITUTE([.E79];&quot;VK_&quot;;[.$I$1]))" office:value-type="string" office:string-value="FUI.BUTTON_S">
            <text:p>FUI.BUTTON_S</text:p>
          </table:table-cell>
          <table:table-cell table:style-name="ce14" table:formula="of:=LEN([.I79])" office:value-type="float" office:value="12">
            <text:p>12</text:p>
          </table:table-cell>
          <table:table-cell table:style-name="ce14" table:formula="of:=LEFT(&quot;                                                            &quot;;IF([.J79]=0;MAX(0;[.$J$1]-LEN([.F79])-1);[.$J$1]-[.J79]))" office:value-type="string" office:string-value="                  ">
            <text:p><text:s text:c="18"/></text:p>
          </table:table-cell>
          <table:table-cell table:style-name="ce14" table:formula="of:=IF([.I79]&lt;&gt;&quot;&quot;;CONCATENATE([.I79];[.K79];&quot;= &quot;;[.G79];&quot;;&quot;);CONCATENATE(&quot;// &quot;;[.F79];[.K79];[.G79]))" office:value-type="string" office:string-value="FUI.BUTTON_S                  = 0x53;">
            <text:p>FUI.BUTTON_S <text:s text:c="17"/>= 0x5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4</text:p>
          </table:table-cell>
          <table:table-cell table:style-name="ce10" office:value-type="string">
            <text:p>T key</text:p>
          </table:table-cell>
          <table:table-cell/>
          <table:table-cell table:formula="of:=CONCATENATE(&quot;VK_&quot;;LEFT([.F80];1))" office:value-type="string" office:string-value="VK_T">
            <text:p>VK_T</text:p>
          </table:table-cell>
          <table:table-cell table:formula="of:=[.C80]" office:value-type="string" office:string-value="T key">
            <text:p>T key</text:p>
          </table:table-cell>
          <table:table-cell table:formula="of:=RIGHT([.B80];LEN([.B80])-IF(ISERR(FIND(CHAR(10);[.B80]));0;FIND(CHAR(10);[.B80])))" office:value-type="string" office:string-value="0x54">
            <text:p>0x54</text:p>
          </table:table-cell>
          <table:table-cell/>
          <table:table-cell table:formula="of:=IF(ISERR(FIND(&quot;VK_&quot;;[.E80]));&quot;&quot;;SUBSTITUTE([.E80];&quot;VK_&quot;;[.$I$1]))" office:value-type="string" office:string-value="FUI.BUTTON_T">
            <text:p>FUI.BUTTON_T</text:p>
          </table:table-cell>
          <table:table-cell table:style-name="ce14" table:formula="of:=LEN([.I80])" office:value-type="float" office:value="12">
            <text:p>12</text:p>
          </table:table-cell>
          <table:table-cell table:style-name="ce14" table:formula="of:=LEFT(&quot;                                                            &quot;;IF([.J80]=0;MAX(0;[.$J$1]-LEN([.F80])-1);[.$J$1]-[.J80]))" office:value-type="string" office:string-value="                  ">
            <text:p><text:s text:c="18"/></text:p>
          </table:table-cell>
          <table:table-cell table:style-name="ce14" table:formula="of:=IF([.I80]&lt;&gt;&quot;&quot;;CONCATENATE([.I80];[.K80];&quot;= &quot;;[.G80];&quot;;&quot;);CONCATENATE(&quot;// &quot;;[.F80];[.K80];[.G80]))" office:value-type="string" office:string-value="FUI.BUTTON_T                  = 0x54;">
            <text:p>FUI.BUTTON_T <text:s text:c="17"/>= 0x5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5</text:p>
          </table:table-cell>
          <table:table-cell table:style-name="ce10" office:value-type="string">
            <text:p>U key</text:p>
          </table:table-cell>
          <table:table-cell/>
          <table:table-cell table:formula="of:=CONCATENATE(&quot;VK_&quot;;LEFT([.F81];1))" office:value-type="string" office:string-value="VK_U">
            <text:p>VK_U</text:p>
          </table:table-cell>
          <table:table-cell table:formula="of:=[.C81]" office:value-type="string" office:string-value="U key">
            <text:p>U key</text:p>
          </table:table-cell>
          <table:table-cell table:formula="of:=RIGHT([.B81];LEN([.B81])-IF(ISERR(FIND(CHAR(10);[.B81]));0;FIND(CHAR(10);[.B81])))" office:value-type="string" office:string-value="0x55">
            <text:p>0x55</text:p>
          </table:table-cell>
          <table:table-cell/>
          <table:table-cell table:formula="of:=IF(ISERR(FIND(&quot;VK_&quot;;[.E81]));&quot;&quot;;SUBSTITUTE([.E81];&quot;VK_&quot;;[.$I$1]))" office:value-type="string" office:string-value="FUI.BUTTON_U">
            <text:p>FUI.BUTTON_U</text:p>
          </table:table-cell>
          <table:table-cell table:style-name="ce14" table:formula="of:=LEN([.I81])" office:value-type="float" office:value="12">
            <text:p>12</text:p>
          </table:table-cell>
          <table:table-cell table:style-name="ce14" table:formula="of:=LEFT(&quot;                                                            &quot;;IF([.J81]=0;MAX(0;[.$J$1]-LEN([.F81])-1);[.$J$1]-[.J81]))" office:value-type="string" office:string-value="                  ">
            <text:p><text:s text:c="18"/></text:p>
          </table:table-cell>
          <table:table-cell table:style-name="ce14" table:formula="of:=IF([.I81]&lt;&gt;&quot;&quot;;CONCATENATE([.I81];[.K81];&quot;= &quot;;[.G81];&quot;;&quot;);CONCATENATE(&quot;// &quot;;[.F81];[.K81];[.G81]))" office:value-type="string" office:string-value="FUI.BUTTON_U                  = 0x55;">
            <text:p>FUI.BUTTON_U <text:s text:c="17"/>= 0x5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6</text:p>
          </table:table-cell>
          <table:table-cell table:style-name="ce10" office:value-type="string">
            <text:p>V key</text:p>
          </table:table-cell>
          <table:table-cell/>
          <table:table-cell table:formula="of:=CONCATENATE(&quot;VK_&quot;;LEFT([.F82];1))" office:value-type="string" office:string-value="VK_V">
            <text:p>VK_V</text:p>
          </table:table-cell>
          <table:table-cell table:formula="of:=[.C82]" office:value-type="string" office:string-value="V key">
            <text:p>V key</text:p>
          </table:table-cell>
          <table:table-cell table:formula="of:=RIGHT([.B82];LEN([.B82])-IF(ISERR(FIND(CHAR(10);[.B82]));0;FIND(CHAR(10);[.B82])))" office:value-type="string" office:string-value="0x56">
            <text:p>0x56</text:p>
          </table:table-cell>
          <table:table-cell/>
          <table:table-cell table:formula="of:=IF(ISERR(FIND(&quot;VK_&quot;;[.E82]));&quot;&quot;;SUBSTITUTE([.E82];&quot;VK_&quot;;[.$I$1]))" office:value-type="string" office:string-value="FUI.BUTTON_V">
            <text:p>FUI.BUTTON_V</text:p>
          </table:table-cell>
          <table:table-cell table:style-name="ce14" table:formula="of:=LEN([.I82])" office:value-type="float" office:value="12">
            <text:p>12</text:p>
          </table:table-cell>
          <table:table-cell table:style-name="ce14" table:formula="of:=LEFT(&quot;                                                            &quot;;IF([.J82]=0;MAX(0;[.$J$1]-LEN([.F82])-1);[.$J$1]-[.J82]))" office:value-type="string" office:string-value="                  ">
            <text:p><text:s text:c="18"/></text:p>
          </table:table-cell>
          <table:table-cell table:style-name="ce14" table:formula="of:=IF([.I82]&lt;&gt;&quot;&quot;;CONCATENATE([.I82];[.K82];&quot;= &quot;;[.G82];&quot;;&quot;);CONCATENATE(&quot;// &quot;;[.F82];[.K82];[.G82]))" office:value-type="string" office:string-value="FUI.BUTTON_V                  = 0x56;">
            <text:p>FUI.BUTTON_V <text:s text:c="17"/>= 0x5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7</text:p>
          </table:table-cell>
          <table:table-cell table:style-name="ce10" office:value-type="string">
            <text:p>W key</text:p>
          </table:table-cell>
          <table:table-cell/>
          <table:table-cell table:formula="of:=CONCATENATE(&quot;VK_&quot;;LEFT([.F83];1))" office:value-type="string" office:string-value="VK_W">
            <text:p>VK_W</text:p>
          </table:table-cell>
          <table:table-cell table:formula="of:=[.C83]" office:value-type="string" office:string-value="W key">
            <text:p>W key</text:p>
          </table:table-cell>
          <table:table-cell table:formula="of:=RIGHT([.B83];LEN([.B83])-IF(ISERR(FIND(CHAR(10);[.B83]));0;FIND(CHAR(10);[.B83])))" office:value-type="string" office:string-value="0x57">
            <text:p>0x57</text:p>
          </table:table-cell>
          <table:table-cell/>
          <table:table-cell table:formula="of:=IF(ISERR(FIND(&quot;VK_&quot;;[.E83]));&quot;&quot;;SUBSTITUTE([.E83];&quot;VK_&quot;;[.$I$1]))" office:value-type="string" office:string-value="FUI.BUTTON_W">
            <text:p>FUI.BUTTON_W</text:p>
          </table:table-cell>
          <table:table-cell table:style-name="ce14" table:formula="of:=LEN([.I83])" office:value-type="float" office:value="12">
            <text:p>12</text:p>
          </table:table-cell>
          <table:table-cell table:style-name="ce14" table:formula="of:=LEFT(&quot;                                                            &quot;;IF([.J83]=0;MAX(0;[.$J$1]-LEN([.F83])-1);[.$J$1]-[.J83]))" office:value-type="string" office:string-value="                  ">
            <text:p><text:s text:c="18"/></text:p>
          </table:table-cell>
          <table:table-cell table:style-name="ce14" table:formula="of:=IF([.I83]&lt;&gt;&quot;&quot;;CONCATENATE([.I83];[.K83];&quot;= &quot;;[.G83];&quot;;&quot;);CONCATENATE(&quot;// &quot;;[.F83];[.K83];[.G83]))" office:value-type="string" office:string-value="FUI.BUTTON_W                  = 0x57;">
            <text:p>FUI.BUTTON_W <text:s text:c="17"/>= 0x5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8</text:p>
          </table:table-cell>
          <table:table-cell table:style-name="ce10" office:value-type="string">
            <text:p>X key</text:p>
          </table:table-cell>
          <table:table-cell/>
          <table:table-cell table:formula="of:=CONCATENATE(&quot;VK_&quot;;LEFT([.F84];1))" office:value-type="string" office:string-value="VK_X">
            <text:p>VK_X</text:p>
          </table:table-cell>
          <table:table-cell table:formula="of:=[.C84]" office:value-type="string" office:string-value="X key">
            <text:p>X key</text:p>
          </table:table-cell>
          <table:table-cell table:formula="of:=RIGHT([.B84];LEN([.B84])-IF(ISERR(FIND(CHAR(10);[.B84]));0;FIND(CHAR(10);[.B84])))" office:value-type="string" office:string-value="0x58">
            <text:p>0x58</text:p>
          </table:table-cell>
          <table:table-cell/>
          <table:table-cell table:formula="of:=IF(ISERR(FIND(&quot;VK_&quot;;[.E84]));&quot;&quot;;SUBSTITUTE([.E84];&quot;VK_&quot;;[.$I$1]))" office:value-type="string" office:string-value="FUI.BUTTON_X">
            <text:p>FUI.BUTTON_X</text:p>
          </table:table-cell>
          <table:table-cell table:style-name="ce14" table:formula="of:=LEN([.I84])" office:value-type="float" office:value="12">
            <text:p>12</text:p>
          </table:table-cell>
          <table:table-cell table:style-name="ce14" table:formula="of:=LEFT(&quot;                                                            &quot;;IF([.J84]=0;MAX(0;[.$J$1]-LEN([.F84])-1);[.$J$1]-[.J84]))" office:value-type="string" office:string-value="                  ">
            <text:p><text:s text:c="18"/></text:p>
          </table:table-cell>
          <table:table-cell table:style-name="ce14" table:formula="of:=IF([.I84]&lt;&gt;&quot;&quot;;CONCATENATE([.I84];[.K84];&quot;= &quot;;[.G84];&quot;;&quot;);CONCATENATE(&quot;// &quot;;[.F84];[.K84];[.G84]))" office:value-type="string" office:string-value="FUI.BUTTON_X                  = 0x58;">
            <text:p>FUI.BUTTON_X <text:s text:c="17"/>= 0x5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9</text:p>
          </table:table-cell>
          <table:table-cell table:style-name="ce10" office:value-type="string">
            <text:p>Y key</text:p>
          </table:table-cell>
          <table:table-cell/>
          <table:table-cell table:formula="of:=CONCATENATE(&quot;VK_&quot;;LEFT([.F85];1))" office:value-type="string" office:string-value="VK_Y">
            <text:p>VK_Y</text:p>
          </table:table-cell>
          <table:table-cell table:formula="of:=[.C85]" office:value-type="string" office:string-value="Y key">
            <text:p>Y key</text:p>
          </table:table-cell>
          <table:table-cell table:formula="of:=RIGHT([.B85];LEN([.B85])-IF(ISERR(FIND(CHAR(10);[.B85]));0;FIND(CHAR(10);[.B85])))" office:value-type="string" office:string-value="0x59">
            <text:p>0x59</text:p>
          </table:table-cell>
          <table:table-cell/>
          <table:table-cell table:formula="of:=IF(ISERR(FIND(&quot;VK_&quot;;[.E85]));&quot;&quot;;SUBSTITUTE([.E85];&quot;VK_&quot;;[.$I$1]))" office:value-type="string" office:string-value="FUI.BUTTON_Y">
            <text:p>FUI.BUTTON_Y</text:p>
          </table:table-cell>
          <table:table-cell table:style-name="ce14" table:formula="of:=LEN([.I85])" office:value-type="float" office:value="12">
            <text:p>12</text:p>
          </table:table-cell>
          <table:table-cell table:style-name="ce14" table:formula="of:=LEFT(&quot;                                                            &quot;;IF([.J85]=0;MAX(0;[.$J$1]-LEN([.F85])-1);[.$J$1]-[.J85]))" office:value-type="string" office:string-value="                  ">
            <text:p><text:s text:c="18"/></text:p>
          </table:table-cell>
          <table:table-cell table:style-name="ce14" table:formula="of:=IF([.I85]&lt;&gt;&quot;&quot;;CONCATENATE([.I85];[.K85];&quot;= &quot;;[.G85];&quot;;&quot;);CONCATENATE(&quot;// &quot;;[.F85];[.K85];[.G85]))" office:value-type="string" office:string-value="FUI.BUTTON_Y                  = 0x59;">
            <text:p>FUI.BUTTON_Y <text:s text:c="17"/>= 0x5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0x5A</text:p>
          </table:table-cell>
          <table:table-cell table:style-name="ce10" office:value-type="string">
            <text:p>Z key</text:p>
          </table:table-cell>
          <table:table-cell/>
          <table:table-cell table:formula="of:=CONCATENATE(&quot;VK_&quot;;LEFT([.F86];1))" office:value-type="string" office:string-value="VK_Z">
            <text:p>VK_Z</text:p>
          </table:table-cell>
          <table:table-cell table:formula="of:=[.C86]" office:value-type="string" office:string-value="Z key">
            <text:p>Z key</text:p>
          </table:table-cell>
          <table:table-cell table:formula="of:=RIGHT([.B86];LEN([.B86])-IF(ISERR(FIND(CHAR(10);[.B86]));0;FIND(CHAR(10);[.B86])))" office:value-type="string" office:string-value="0x5A">
            <text:p>0x5A</text:p>
          </table:table-cell>
          <table:table-cell/>
          <table:table-cell table:formula="of:=IF(ISERR(FIND(&quot;VK_&quot;;[.E86]));&quot;&quot;;SUBSTITUTE([.E86];&quot;VK_&quot;;[.$I$1]))" office:value-type="string" office:string-value="FUI.BUTTON_Z">
            <text:p>FUI.BUTTON_Z</text:p>
          </table:table-cell>
          <table:table-cell table:style-name="ce14" table:formula="of:=LEN([.I86])" office:value-type="float" office:value="12">
            <text:p>12</text:p>
          </table:table-cell>
          <table:table-cell table:style-name="ce14" table:formula="of:=LEFT(&quot;                                                            &quot;;IF([.J86]=0;MAX(0;[.$J$1]-LEN([.F86])-1);[.$J$1]-[.J86]))" office:value-type="string" office:string-value="                  ">
            <text:p><text:s text:c="18"/></text:p>
          </table:table-cell>
          <table:table-cell table:style-name="ce14" table:formula="of:=IF([.I86]&lt;&gt;&quot;&quot;;CONCATENATE([.I86];[.K86];&quot;= &quot;;[.G86];&quot;;&quot;);CONCATENATE(&quot;// &quot;;[.F86];[.K86];[.G86]))" office:value-type="string" office:string-value="FUI.BUTTON_Z                  = 0x5A;">
            <text:p>FUI.BUTTON_Z <text:s text:c="17"/>= 0x5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WIN</text:p>
            <text:p>0x5B</text:p>
          </table:table-cell>
          <table:table-cell table:style-name="ce10" office:value-type="string">
            <text:p>Left Windows key (Natural keyboard) </text:p>
          </table:table-cell>
          <table:table-cell/>
          <table:table-cell table:formula="of:=LEFT([.B87];IF(ISERR(FIND(CHAR(10);[.B87]));0;FIND(CHAR(10);[.B87])-1))" office:value-type="string" office:string-value="VK_LWIN">
            <text:p>VK_LWIN</text:p>
          </table:table-cell>
          <table:table-cell table:formula="of:=[.C87]" office:value-type="string" office:string-value="Left Windows key (Natural keyboard) ">
            <text:p>Left Windows key (Natural keyboard) </text:p>
          </table:table-cell>
          <table:table-cell table:formula="of:=RIGHT([.B87];LEN([.B87])-IF(ISERR(FIND(CHAR(10);[.B87]));0;FIND(CHAR(10);[.B87])))" office:value-type="string" office:string-value="0x5B">
            <text:p>0x5B</text:p>
          </table:table-cell>
          <table:table-cell/>
          <table:table-cell table:formula="of:=IF(ISERR(FIND(&quot;VK_&quot;;[.E87]));&quot;&quot;;SUBSTITUTE([.E87];&quot;VK_&quot;;[.$I$1]))" office:value-type="string" office:string-value="FUI.BUTTON_LWIN">
            <text:p>FUI.BUTTON_LWIN</text:p>
          </table:table-cell>
          <table:table-cell table:style-name="ce14" table:formula="of:=LEN([.I87])" office:value-type="float" office:value="15">
            <text:p>15</text:p>
          </table:table-cell>
          <table:table-cell table:style-name="ce14" table:formula="of:=LEFT(&quot;                                                            &quot;;IF([.J87]=0;MAX(0;[.$J$1]-LEN([.F87])-1);[.$J$1]-[.J87]))" office:value-type="string" office:string-value="               ">
            <text:p><text:s text:c="15"/></text:p>
          </table:table-cell>
          <table:table-cell table:style-name="ce14" table:formula="of:=IF([.I87]&lt;&gt;&quot;&quot;;CONCATENATE([.I87];[.K87];&quot;= &quot;;[.G87];&quot;;&quot;);CONCATENATE(&quot;// &quot;;[.F87];[.K87];[.G87]))" office:value-type="string" office:string-value="FUI.BUTTON_LWIN               = 0x5B;">
            <text:p>FUI.BUTTON_LWIN <text:s text:c="14"/>= 0x5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WIN</text:p>
            <text:p>0x5C</text:p>
          </table:table-cell>
          <table:table-cell table:style-name="ce10" office:value-type="string">
            <text:p>Right Windows key (Natural keyboard)</text:p>
          </table:table-cell>
          <table:table-cell/>
          <table:table-cell table:formula="of:=LEFT([.B88];IF(ISERR(FIND(CHAR(10);[.B88]));0;FIND(CHAR(10);[.B88])-1))" office:value-type="string" office:string-value="VK_RWIN">
            <text:p>VK_RWIN</text:p>
          </table:table-cell>
          <table:table-cell table:formula="of:=[.C88]" office:value-type="string" office:string-value="Right Windows key (Natural keyboard)">
            <text:p>Right Windows key (Natural keyboard)</text:p>
          </table:table-cell>
          <table:table-cell table:formula="of:=RIGHT([.B88];LEN([.B88])-IF(ISERR(FIND(CHAR(10);[.B88]));0;FIND(CHAR(10);[.B88])))" office:value-type="string" office:string-value="0x5C">
            <text:p>0x5C</text:p>
          </table:table-cell>
          <table:table-cell/>
          <table:table-cell table:formula="of:=IF(ISERR(FIND(&quot;VK_&quot;;[.E88]));&quot;&quot;;SUBSTITUTE([.E88];&quot;VK_&quot;;[.$I$1]))" office:value-type="string" office:string-value="FUI.BUTTON_RWIN">
            <text:p>FUI.BUTTON_RWIN</text:p>
          </table:table-cell>
          <table:table-cell table:style-name="ce14" table:formula="of:=LEN([.I88])" office:value-type="float" office:value="15">
            <text:p>15</text:p>
          </table:table-cell>
          <table:table-cell table:style-name="ce14" table:formula="of:=LEFT(&quot;                                                            &quot;;IF([.J88]=0;MAX(0;[.$J$1]-LEN([.F88])-1);[.$J$1]-[.J88]))" office:value-type="string" office:string-value="               ">
            <text:p><text:s text:c="15"/></text:p>
          </table:table-cell>
          <table:table-cell table:style-name="ce14" table:formula="of:=IF([.I88]&lt;&gt;&quot;&quot;;CONCATENATE([.I88];[.K88];&quot;= &quot;;[.G88];&quot;;&quot;);CONCATENATE(&quot;// &quot;;[.F88];[.K88];[.G88]))" office:value-type="string" office:string-value="FUI.BUTTON_RWIN               = 0x5C;">
            <text:p>FUI.BUTTON_RWIN <text:s text:c="14"/>= 0x5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APPS</text:p>
            <text:p>0x5D</text:p>
          </table:table-cell>
          <table:table-cell table:style-name="ce10" office:value-type="string">
            <text:p>Applications key (Natural keyboard)</text:p>
          </table:table-cell>
          <table:table-cell/>
          <table:table-cell table:formula="of:=LEFT([.B89];IF(ISERR(FIND(CHAR(10);[.B89]));0;FIND(CHAR(10);[.B89])-1))" office:value-type="string" office:string-value="VK_APPS">
            <text:p>VK_APPS</text:p>
          </table:table-cell>
          <table:table-cell table:formula="of:=[.C89]" office:value-type="string" office:string-value="Applications key (Natural keyboard)">
            <text:p>Applications key (Natural keyboard)</text:p>
          </table:table-cell>
          <table:table-cell table:formula="of:=RIGHT([.B89];LEN([.B89])-IF(ISERR(FIND(CHAR(10);[.B89]));0;FIND(CHAR(10);[.B89])))" office:value-type="string" office:string-value="0x5D">
            <text:p>0x5D</text:p>
          </table:table-cell>
          <table:table-cell/>
          <table:table-cell table:formula="of:=IF(ISERR(FIND(&quot;VK_&quot;;[.E89]));&quot;&quot;;SUBSTITUTE([.E89];&quot;VK_&quot;;[.$I$1]))" office:value-type="string" office:string-value="FUI.BUTTON_APPS">
            <text:p>FUI.BUTTON_APPS</text:p>
          </table:table-cell>
          <table:table-cell table:style-name="ce14" table:formula="of:=LEN([.I89])" office:value-type="float" office:value="15">
            <text:p>15</text:p>
          </table:table-cell>
          <table:table-cell table:style-name="ce14" table:formula="of:=LEFT(&quot;                                                            &quot;;IF([.J89]=0;MAX(0;[.$J$1]-LEN([.F89])-1);[.$J$1]-[.J89]))" office:value-type="string" office:string-value="               ">
            <text:p><text:s text:c="15"/></text:p>
          </table:table-cell>
          <table:table-cell table:style-name="ce14" table:formula="of:=IF([.I89]&lt;&gt;&quot;&quot;;CONCATENATE([.I89];[.K89];&quot;= &quot;;[.G89];&quot;;&quot;);CONCATENATE(&quot;// &quot;;[.F89];[.K89];[.G89]))" office:value-type="string" office:string-value="FUI.BUTTON_APPS               = 0x5D;">
            <text:p>FUI.BUTTON_APPS <text:s text:c="14"/>= 0x5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office:value-type="string">
            <text:p>-</text:p>
            <text:p>0x5E</text:p>
          </table:table-cell>
          <table:table-cell table:style-name="ce11" office:value-type="string">
            <text:p>Reserved</text:p>
          </table:table-cell>
          <table:table-cell table:style-name="ce2"/>
          <table:table-cell table:style-name="ce2" table:formula="of:=LEFT([.B90];IF(ISERR(FIND(CHAR(10);[.B90]));0;FIND(CHAR(10);[.B90])-1))" office:value-type="string" office:string-value="-">
            <text:p>-</text:p>
          </table:table-cell>
          <table:table-cell table:style-name="ce2" table:formula="of:=[.C90]" office:value-type="string" office:string-value="Reserved">
            <text:p>Reserved</text:p>
          </table:table-cell>
          <table:table-cell table:style-name="ce2" table:formula="of:=RIGHT([.B90];LEN([.B90])-IF(ISERR(FIND(CHAR(10);[.B90]));0;FIND(CHAR(10);[.B90])))" office:value-type="string" office:string-value="0x5E">
            <text:p>0x5E</text:p>
          </table:table-cell>
          <table:table-cell table:style-name="ce2"/>
          <table:table-cell table:formula="of:=IF(ISERR(FIND(&quot;VK_&quot;;[.E90]));&quot;&quot;;SUBSTITUTE([.E90];&quot;VK_&quot;;[.$I$1]))">
            <text:p/>
          </table:table-cell>
          <table:table-cell table:style-name="ce14" table:formula="of:=LEN([.I90])" office:value-type="float" office:value="0">
            <text:p>0</text:p>
          </table:table-cell>
          <table:table-cell table:style-name="ce14" table:formula="of:=LEFT(&quot;                                                            &quot;;IF([.J90]=0;MAX(0;[.$J$1]-LEN([.F90])-1);[.$J$1]-[.J90]))" office:value-type="string" office:string-value="                     ">
            <text:p><text:s text:c="21"/></text:p>
          </table:table-cell>
          <table:table-cell table:style-name="ce14" table:formula="of:=IF([.I90]&lt;&gt;&quot;&quot;;CONCATENATE([.I90];[.K90];&quot;= &quot;;[.G90];&quot;;&quot;);CONCATENATE(&quot;// &quot;;[.F90];[.K90];[.G90]))" office:value-type="string" office:string-value="// Reserved                     0x5E">
            <text:p>// Reserved <text:s text:c="20"/>0x5E</text:p>
          </table:table-cell>
          <table:table-cell table:style-name="ce14" table:number-columns-repeated="2"/>
          <table:table-cell table:style-name="ce2" table:number-columns-repeated="1010"/>
        </table:table-row>
        <table:table-row table:style-name="ro2">
          <table:table-cell/>
          <table:table-cell table:style-name="ce5" office:value-type="string">
            <text:p>VK_SLEEP</text:p>
            <text:p>0x5F</text:p>
          </table:table-cell>
          <table:table-cell table:style-name="ce10" office:value-type="string">
            <text:p>Computer Sleep key</text:p>
          </table:table-cell>
          <table:table-cell/>
          <table:table-cell table:formula="of:=LEFT([.B91];IF(ISERR(FIND(CHAR(10);[.B91]));0;FIND(CHAR(10);[.B91])-1))" office:value-type="string" office:string-value="VK_SLEEP">
            <text:p>VK_SLEEP</text:p>
          </table:table-cell>
          <table:table-cell table:formula="of:=[.C91]" office:value-type="string" office:string-value="Computer Sleep key">
            <text:p>Computer Sleep key</text:p>
          </table:table-cell>
          <table:table-cell table:formula="of:=RIGHT([.B91];LEN([.B91])-IF(ISERR(FIND(CHAR(10);[.B91]));0;FIND(CHAR(10);[.B91])))" office:value-type="string" office:string-value="0x5F">
            <text:p>0x5F</text:p>
          </table:table-cell>
          <table:table-cell/>
          <table:table-cell table:formula="of:=IF(ISERR(FIND(&quot;VK_&quot;;[.E91]));&quot;&quot;;SUBSTITUTE([.E91];&quot;VK_&quot;;[.$I$1]))" office:value-type="string" office:string-value="FUI.BUTTON_SLEEP">
            <text:p>FUI.BUTTON_SLEEP</text:p>
          </table:table-cell>
          <table:table-cell table:style-name="ce14" table:formula="of:=LEN([.I91])" office:value-type="float" office:value="16">
            <text:p>16</text:p>
          </table:table-cell>
          <table:table-cell table:style-name="ce14" table:formula="of:=LEFT(&quot;                                                            &quot;;IF([.J91]=0;MAX(0;[.$J$1]-LEN([.F91])-1);[.$J$1]-[.J91]))" office:value-type="string" office:string-value="              ">
            <text:p><text:s text:c="14"/></text:p>
          </table:table-cell>
          <table:table-cell table:style-name="ce14" table:formula="of:=IF([.I91]&lt;&gt;&quot;&quot;;CONCATENATE([.I91];[.K91];&quot;= &quot;;[.G91];&quot;;&quot;);CONCATENATE(&quot;// &quot;;[.F91];[.K91];[.G91]))" office:value-type="string" office:string-value="FUI.BUTTON_SLEEP              = 0x5F;">
            <text:p>FUI.BUTTON_SLEEP <text:s text:c="13"/>= 0x5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0</text:p>
            <text:p>0x60</text:p>
          </table:table-cell>
          <table:table-cell table:style-name="ce10" office:value-type="string">
            <text:p>Numeric keypad 0 key</text:p>
          </table:table-cell>
          <table:table-cell/>
          <table:table-cell table:formula="of:=LEFT([.B92];IF(ISERR(FIND(CHAR(10);[.B92]));0;FIND(CHAR(10);[.B92])-1))" office:value-type="string" office:string-value="VK_NUMPAD0">
            <text:p>VK_NUMPAD0</text:p>
          </table:table-cell>
          <table:table-cell table:formula="of:=[.C92]" office:value-type="string" office:string-value="Numeric keypad 0 key">
            <text:p>Numeric keypad 0 key</text:p>
          </table:table-cell>
          <table:table-cell table:formula="of:=RIGHT([.B92];LEN([.B92])-IF(ISERR(FIND(CHAR(10);[.B92]));0;FIND(CHAR(10);[.B92])))" office:value-type="string" office:string-value="0x60">
            <text:p>0x60</text:p>
          </table:table-cell>
          <table:table-cell/>
          <table:table-cell table:formula="of:=IF(ISERR(FIND(&quot;VK_&quot;;[.E92]));&quot;&quot;;SUBSTITUTE([.E92];&quot;VK_&quot;;[.$I$1]))" office:value-type="string" office:string-value="FUI.BUTTON_NUMPAD0">
            <text:p>FUI.BUTTON_NUMPAD0</text:p>
          </table:table-cell>
          <table:table-cell table:style-name="ce14" table:formula="of:=LEN([.I92])" office:value-type="float" office:value="18">
            <text:p>18</text:p>
          </table:table-cell>
          <table:table-cell table:style-name="ce14" table:formula="of:=LEFT(&quot;                                                            &quot;;IF([.J92]=0;MAX(0;[.$J$1]-LEN([.F92])-1);[.$J$1]-[.J92]))" office:value-type="string" office:string-value="            ">
            <text:p><text:s text:c="12"/></text:p>
          </table:table-cell>
          <table:table-cell table:style-name="ce14" table:formula="of:=IF([.I92]&lt;&gt;&quot;&quot;;CONCATENATE([.I92];[.K92];&quot;= &quot;;[.G92];&quot;;&quot;);CONCATENATE(&quot;// &quot;;[.F92];[.K92];[.G92]))" office:value-type="string" office:string-value="FUI.BUTTON_NUMPAD0            = 0x60;">
            <text:p>FUI.BUTTON_NUMPAD0 <text:s text:c="11"/>= 0x6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1</text:p>
            <text:p>0x61</text:p>
          </table:table-cell>
          <table:table-cell table:style-name="ce10" office:value-type="string">
            <text:p>Numeric keypad 1 key</text:p>
          </table:table-cell>
          <table:table-cell/>
          <table:table-cell table:formula="of:=LEFT([.B93];IF(ISERR(FIND(CHAR(10);[.B93]));0;FIND(CHAR(10);[.B93])-1))" office:value-type="string" office:string-value="VK_NUMPAD1">
            <text:p>VK_NUMPAD1</text:p>
          </table:table-cell>
          <table:table-cell table:formula="of:=[.C93]" office:value-type="string" office:string-value="Numeric keypad 1 key">
            <text:p>Numeric keypad 1 key</text:p>
          </table:table-cell>
          <table:table-cell table:formula="of:=RIGHT([.B93];LEN([.B93])-IF(ISERR(FIND(CHAR(10);[.B93]));0;FIND(CHAR(10);[.B93])))" office:value-type="string" office:string-value="0x61">
            <text:p>0x61</text:p>
          </table:table-cell>
          <table:table-cell/>
          <table:table-cell table:formula="of:=IF(ISERR(FIND(&quot;VK_&quot;;[.E93]));&quot;&quot;;SUBSTITUTE([.E93];&quot;VK_&quot;;[.$I$1]))" office:value-type="string" office:string-value="FUI.BUTTON_NUMPAD1">
            <text:p>FUI.BUTTON_NUMPAD1</text:p>
          </table:table-cell>
          <table:table-cell table:style-name="ce14" table:formula="of:=LEN([.I93])" office:value-type="float" office:value="18">
            <text:p>18</text:p>
          </table:table-cell>
          <table:table-cell table:style-name="ce14" table:formula="of:=LEFT(&quot;                                                            &quot;;IF([.J93]=0;MAX(0;[.$J$1]-LEN([.F93])-1);[.$J$1]-[.J93]))" office:value-type="string" office:string-value="            ">
            <text:p><text:s text:c="12"/></text:p>
          </table:table-cell>
          <table:table-cell table:style-name="ce14" table:formula="of:=IF([.I93]&lt;&gt;&quot;&quot;;CONCATENATE([.I93];[.K93];&quot;= &quot;;[.G93];&quot;;&quot;);CONCATENATE(&quot;// &quot;;[.F93];[.K93];[.G93]))" office:value-type="string" office:string-value="FUI.BUTTON_NUMPAD1            = 0x61;">
            <text:p>FUI.BUTTON_NUMPAD1 <text:s text:c="11"/>= 0x6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2</text:p>
            <text:p>0x62</text:p>
          </table:table-cell>
          <table:table-cell table:style-name="ce10" office:value-type="string">
            <text:p>Numeric keypad 2 key</text:p>
          </table:table-cell>
          <table:table-cell/>
          <table:table-cell table:formula="of:=LEFT([.B94];IF(ISERR(FIND(CHAR(10);[.B94]));0;FIND(CHAR(10);[.B94])-1))" office:value-type="string" office:string-value="VK_NUMPAD2">
            <text:p>VK_NUMPAD2</text:p>
          </table:table-cell>
          <table:table-cell table:formula="of:=[.C94]" office:value-type="string" office:string-value="Numeric keypad 2 key">
            <text:p>Numeric keypad 2 key</text:p>
          </table:table-cell>
          <table:table-cell table:formula="of:=RIGHT([.B94];LEN([.B94])-IF(ISERR(FIND(CHAR(10);[.B94]));0;FIND(CHAR(10);[.B94])))" office:value-type="string" office:string-value="0x62">
            <text:p>0x62</text:p>
          </table:table-cell>
          <table:table-cell/>
          <table:table-cell table:formula="of:=IF(ISERR(FIND(&quot;VK_&quot;;[.E94]));&quot;&quot;;SUBSTITUTE([.E94];&quot;VK_&quot;;[.$I$1]))" office:value-type="string" office:string-value="FUI.BUTTON_NUMPAD2">
            <text:p>FUI.BUTTON_NUMPAD2</text:p>
          </table:table-cell>
          <table:table-cell table:style-name="ce14" table:formula="of:=LEN([.I94])" office:value-type="float" office:value="18">
            <text:p>18</text:p>
          </table:table-cell>
          <table:table-cell table:style-name="ce14" table:formula="of:=LEFT(&quot;                                                            &quot;;IF([.J94]=0;MAX(0;[.$J$1]-LEN([.F94])-1);[.$J$1]-[.J94]))" office:value-type="string" office:string-value="            ">
            <text:p><text:s text:c="12"/></text:p>
          </table:table-cell>
          <table:table-cell table:style-name="ce14" table:formula="of:=IF([.I94]&lt;&gt;&quot;&quot;;CONCATENATE([.I94];[.K94];&quot;= &quot;;[.G94];&quot;;&quot;);CONCATENATE(&quot;// &quot;;[.F94];[.K94];[.G94]))" office:value-type="string" office:string-value="FUI.BUTTON_NUMPAD2            = 0x62;">
            <text:p>FUI.BUTTON_NUMPAD2 <text:s text:c="11"/>= 0x6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3</text:p>
            <text:p>0x63</text:p>
          </table:table-cell>
          <table:table-cell table:style-name="ce10" office:value-type="string">
            <text:p>Numeric keypad 3 key</text:p>
          </table:table-cell>
          <table:table-cell/>
          <table:table-cell table:formula="of:=LEFT([.B95];IF(ISERR(FIND(CHAR(10);[.B95]));0;FIND(CHAR(10);[.B95])-1))" office:value-type="string" office:string-value="VK_NUMPAD3">
            <text:p>VK_NUMPAD3</text:p>
          </table:table-cell>
          <table:table-cell table:formula="of:=[.C95]" office:value-type="string" office:string-value="Numeric keypad 3 key">
            <text:p>Numeric keypad 3 key</text:p>
          </table:table-cell>
          <table:table-cell table:formula="of:=RIGHT([.B95];LEN([.B95])-IF(ISERR(FIND(CHAR(10);[.B95]));0;FIND(CHAR(10);[.B95])))" office:value-type="string" office:string-value="0x63">
            <text:p>0x63</text:p>
          </table:table-cell>
          <table:table-cell/>
          <table:table-cell table:formula="of:=IF(ISERR(FIND(&quot;VK_&quot;;[.E95]));&quot;&quot;;SUBSTITUTE([.E95];&quot;VK_&quot;;[.$I$1]))" office:value-type="string" office:string-value="FUI.BUTTON_NUMPAD3">
            <text:p>FUI.BUTTON_NUMPAD3</text:p>
          </table:table-cell>
          <table:table-cell table:style-name="ce14" table:formula="of:=LEN([.I95])" office:value-type="float" office:value="18">
            <text:p>18</text:p>
          </table:table-cell>
          <table:table-cell table:style-name="ce14" table:formula="of:=LEFT(&quot;                                                            &quot;;IF([.J95]=0;MAX(0;[.$J$1]-LEN([.F95])-1);[.$J$1]-[.J95]))" office:value-type="string" office:string-value="            ">
            <text:p><text:s text:c="12"/></text:p>
          </table:table-cell>
          <table:table-cell table:style-name="ce14" table:formula="of:=IF([.I95]&lt;&gt;&quot;&quot;;CONCATENATE([.I95];[.K95];&quot;= &quot;;[.G95];&quot;;&quot;);CONCATENATE(&quot;// &quot;;[.F95];[.K95];[.G95]))" office:value-type="string" office:string-value="FUI.BUTTON_NUMPAD3            = 0x63;">
            <text:p>FUI.BUTTON_NUMPAD3 <text:s text:c="11"/>= 0x6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4</text:p>
            <text:p>0x64</text:p>
          </table:table-cell>
          <table:table-cell table:style-name="ce10" office:value-type="string">
            <text:p>Numeric keypad 4 key</text:p>
          </table:table-cell>
          <table:table-cell/>
          <table:table-cell table:formula="of:=LEFT([.B96];IF(ISERR(FIND(CHAR(10);[.B96]));0;FIND(CHAR(10);[.B96])-1))" office:value-type="string" office:string-value="VK_NUMPAD4">
            <text:p>VK_NUMPAD4</text:p>
          </table:table-cell>
          <table:table-cell table:formula="of:=[.C96]" office:value-type="string" office:string-value="Numeric keypad 4 key">
            <text:p>Numeric keypad 4 key</text:p>
          </table:table-cell>
          <table:table-cell table:formula="of:=RIGHT([.B96];LEN([.B96])-IF(ISERR(FIND(CHAR(10);[.B96]));0;FIND(CHAR(10);[.B96])))" office:value-type="string" office:string-value="0x64">
            <text:p>0x64</text:p>
          </table:table-cell>
          <table:table-cell/>
          <table:table-cell table:formula="of:=IF(ISERR(FIND(&quot;VK_&quot;;[.E96]));&quot;&quot;;SUBSTITUTE([.E96];&quot;VK_&quot;;[.$I$1]))" office:value-type="string" office:string-value="FUI.BUTTON_NUMPAD4">
            <text:p>FUI.BUTTON_NUMPAD4</text:p>
          </table:table-cell>
          <table:table-cell table:style-name="ce14" table:formula="of:=LEN([.I96])" office:value-type="float" office:value="18">
            <text:p>18</text:p>
          </table:table-cell>
          <table:table-cell table:style-name="ce14" table:formula="of:=LEFT(&quot;                                                            &quot;;IF([.J96]=0;MAX(0;[.$J$1]-LEN([.F96])-1);[.$J$1]-[.J96]))" office:value-type="string" office:string-value="            ">
            <text:p><text:s text:c="12"/></text:p>
          </table:table-cell>
          <table:table-cell table:style-name="ce14" table:formula="of:=IF([.I96]&lt;&gt;&quot;&quot;;CONCATENATE([.I96];[.K96];&quot;= &quot;;[.G96];&quot;;&quot;);CONCATENATE(&quot;// &quot;;[.F96];[.K96];[.G96]))" office:value-type="string" office:string-value="FUI.BUTTON_NUMPAD4            = 0x64;">
            <text:p>FUI.BUTTON_NUMPAD4 <text:s text:c="11"/>= 0x6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5</text:p>
            <text:p>0x65</text:p>
          </table:table-cell>
          <table:table-cell table:style-name="ce10" office:value-type="string">
            <text:p>Numeric keypad 5 key</text:p>
          </table:table-cell>
          <table:table-cell/>
          <table:table-cell table:formula="of:=LEFT([.B97];IF(ISERR(FIND(CHAR(10);[.B97]));0;FIND(CHAR(10);[.B97])-1))" office:value-type="string" office:string-value="VK_NUMPAD5">
            <text:p>VK_NUMPAD5</text:p>
          </table:table-cell>
          <table:table-cell table:formula="of:=[.C97]" office:value-type="string" office:string-value="Numeric keypad 5 key">
            <text:p>Numeric keypad 5 key</text:p>
          </table:table-cell>
          <table:table-cell table:formula="of:=RIGHT([.B97];LEN([.B97])-IF(ISERR(FIND(CHAR(10);[.B97]));0;FIND(CHAR(10);[.B97])))" office:value-type="string" office:string-value="0x65">
            <text:p>0x65</text:p>
          </table:table-cell>
          <table:table-cell/>
          <table:table-cell table:formula="of:=IF(ISERR(FIND(&quot;VK_&quot;;[.E97]));&quot;&quot;;SUBSTITUTE([.E97];&quot;VK_&quot;;[.$I$1]))" office:value-type="string" office:string-value="FUI.BUTTON_NUMPAD5">
            <text:p>FUI.BUTTON_NUMPAD5</text:p>
          </table:table-cell>
          <table:table-cell table:style-name="ce14" table:formula="of:=LEN([.I97])" office:value-type="float" office:value="18">
            <text:p>18</text:p>
          </table:table-cell>
          <table:table-cell table:style-name="ce14" table:formula="of:=LEFT(&quot;                                                            &quot;;IF([.J97]=0;MAX(0;[.$J$1]-LEN([.F97])-1);[.$J$1]-[.J97]))" office:value-type="string" office:string-value="            ">
            <text:p><text:s text:c="12"/></text:p>
          </table:table-cell>
          <table:table-cell table:style-name="ce14" table:formula="of:=IF([.I97]&lt;&gt;&quot;&quot;;CONCATENATE([.I97];[.K97];&quot;= &quot;;[.G97];&quot;;&quot;);CONCATENATE(&quot;// &quot;;[.F97];[.K97];[.G97]))" office:value-type="string" office:string-value="FUI.BUTTON_NUMPAD5            = 0x65;">
            <text:p>FUI.BUTTON_NUMPAD5 <text:s text:c="11"/>= 0x6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6</text:p>
            <text:p>0x66</text:p>
          </table:table-cell>
          <table:table-cell table:style-name="ce10" office:value-type="string">
            <text:p>Numeric keypad 6 key</text:p>
          </table:table-cell>
          <table:table-cell/>
          <table:table-cell table:formula="of:=LEFT([.B98];IF(ISERR(FIND(CHAR(10);[.B98]));0;FIND(CHAR(10);[.B98])-1))" office:value-type="string" office:string-value="VK_NUMPAD6">
            <text:p>VK_NUMPAD6</text:p>
          </table:table-cell>
          <table:table-cell table:formula="of:=[.C98]" office:value-type="string" office:string-value="Numeric keypad 6 key">
            <text:p>Numeric keypad 6 key</text:p>
          </table:table-cell>
          <table:table-cell table:formula="of:=RIGHT([.B98];LEN([.B98])-IF(ISERR(FIND(CHAR(10);[.B98]));0;FIND(CHAR(10);[.B98])))" office:value-type="string" office:string-value="0x66">
            <text:p>0x66</text:p>
          </table:table-cell>
          <table:table-cell/>
          <table:table-cell table:formula="of:=IF(ISERR(FIND(&quot;VK_&quot;;[.E98]));&quot;&quot;;SUBSTITUTE([.E98];&quot;VK_&quot;;[.$I$1]))" office:value-type="string" office:string-value="FUI.BUTTON_NUMPAD6">
            <text:p>FUI.BUTTON_NUMPAD6</text:p>
          </table:table-cell>
          <table:table-cell table:style-name="ce14" table:formula="of:=LEN([.I98])" office:value-type="float" office:value="18">
            <text:p>18</text:p>
          </table:table-cell>
          <table:table-cell table:style-name="ce14" table:formula="of:=LEFT(&quot;                                                            &quot;;IF([.J98]=0;MAX(0;[.$J$1]-LEN([.F98])-1);[.$J$1]-[.J98]))" office:value-type="string" office:string-value="            ">
            <text:p><text:s text:c="12"/></text:p>
          </table:table-cell>
          <table:table-cell table:style-name="ce14" table:formula="of:=IF([.I98]&lt;&gt;&quot;&quot;;CONCATENATE([.I98];[.K98];&quot;= &quot;;[.G98];&quot;;&quot;);CONCATENATE(&quot;// &quot;;[.F98];[.K98];[.G98]))" office:value-type="string" office:string-value="FUI.BUTTON_NUMPAD6            = 0x66;">
            <text:p>FUI.BUTTON_NUMPAD6 <text:s text:c="11"/>= 0x6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7</text:p>
            <text:p>0x67</text:p>
          </table:table-cell>
          <table:table-cell table:style-name="ce10" office:value-type="string">
            <text:p>Numeric keypad 7 key</text:p>
          </table:table-cell>
          <table:table-cell/>
          <table:table-cell table:formula="of:=LEFT([.B99];IF(ISERR(FIND(CHAR(10);[.B99]));0;FIND(CHAR(10);[.B99])-1))" office:value-type="string" office:string-value="VK_NUMPAD7">
            <text:p>VK_NUMPAD7</text:p>
          </table:table-cell>
          <table:table-cell table:formula="of:=[.C99]" office:value-type="string" office:string-value="Numeric keypad 7 key">
            <text:p>Numeric keypad 7 key</text:p>
          </table:table-cell>
          <table:table-cell table:formula="of:=RIGHT([.B99];LEN([.B99])-IF(ISERR(FIND(CHAR(10);[.B99]));0;FIND(CHAR(10);[.B99])))" office:value-type="string" office:string-value="0x67">
            <text:p>0x67</text:p>
          </table:table-cell>
          <table:table-cell/>
          <table:table-cell table:formula="of:=IF(ISERR(FIND(&quot;VK_&quot;;[.E99]));&quot;&quot;;SUBSTITUTE([.E99];&quot;VK_&quot;;[.$I$1]))" office:value-type="string" office:string-value="FUI.BUTTON_NUMPAD7">
            <text:p>FUI.BUTTON_NUMPAD7</text:p>
          </table:table-cell>
          <table:table-cell table:style-name="ce14" table:formula="of:=LEN([.I99])" office:value-type="float" office:value="18">
            <text:p>18</text:p>
          </table:table-cell>
          <table:table-cell table:style-name="ce14" table:formula="of:=LEFT(&quot;                                                            &quot;;IF([.J99]=0;MAX(0;[.$J$1]-LEN([.F99])-1);[.$J$1]-[.J99]))" office:value-type="string" office:string-value="            ">
            <text:p><text:s text:c="12"/></text:p>
          </table:table-cell>
          <table:table-cell table:style-name="ce14" table:formula="of:=IF([.I99]&lt;&gt;&quot;&quot;;CONCATENATE([.I99];[.K99];&quot;= &quot;;[.G99];&quot;;&quot;);CONCATENATE(&quot;// &quot;;[.F99];[.K99];[.G99]))" office:value-type="string" office:string-value="FUI.BUTTON_NUMPAD7            = 0x67;">
            <text:p>FUI.BUTTON_NUMPAD7 <text:s text:c="11"/>= 0x6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8</text:p>
            <text:p>0x68</text:p>
          </table:table-cell>
          <table:table-cell table:style-name="ce10" office:value-type="string">
            <text:p>Numeric keypad 8 key</text:p>
          </table:table-cell>
          <table:table-cell/>
          <table:table-cell table:formula="of:=LEFT([.B100];IF(ISERR(FIND(CHAR(10);[.B100]));0;FIND(CHAR(10);[.B100])-1))" office:value-type="string" office:string-value="VK_NUMPAD8">
            <text:p>VK_NUMPAD8</text:p>
          </table:table-cell>
          <table:table-cell table:formula="of:=[.C100]" office:value-type="string" office:string-value="Numeric keypad 8 key">
            <text:p>Numeric keypad 8 key</text:p>
          </table:table-cell>
          <table:table-cell table:formula="of:=RIGHT([.B100];LEN([.B100])-IF(ISERR(FIND(CHAR(10);[.B100]));0;FIND(CHAR(10);[.B100])))" office:value-type="string" office:string-value="0x68">
            <text:p>0x68</text:p>
          </table:table-cell>
          <table:table-cell/>
          <table:table-cell table:formula="of:=IF(ISERR(FIND(&quot;VK_&quot;;[.E100]));&quot;&quot;;SUBSTITUTE([.E100];&quot;VK_&quot;;[.$I$1]))" office:value-type="string" office:string-value="FUI.BUTTON_NUMPAD8">
            <text:p>FUI.BUTTON_NUMPAD8</text:p>
          </table:table-cell>
          <table:table-cell table:style-name="ce14" table:formula="of:=LEN([.I100])" office:value-type="float" office:value="18">
            <text:p>18</text:p>
          </table:table-cell>
          <table:table-cell table:style-name="ce14" table:formula="of:=LEFT(&quot;                                                            &quot;;IF([.J100]=0;MAX(0;[.$J$1]-LEN([.F100])-1);[.$J$1]-[.J100]))" office:value-type="string" office:string-value="            ">
            <text:p><text:s text:c="12"/></text:p>
          </table:table-cell>
          <table:table-cell table:style-name="ce14" table:formula="of:=IF([.I100]&lt;&gt;&quot;&quot;;CONCATENATE([.I100];[.K100];&quot;= &quot;;[.G100];&quot;;&quot;);CONCATENATE(&quot;// &quot;;[.F100];[.K100];[.G100]))" office:value-type="string" office:string-value="FUI.BUTTON_NUMPAD8            = 0x68;">
            <text:p>FUI.BUTTON_NUMPAD8 <text:s text:c="11"/>= 0x6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UMPAD9</text:p>
            <text:p>0x69</text:p>
          </table:table-cell>
          <table:table-cell table:style-name="ce10" office:value-type="string">
            <text:p>Numeric keypad 9 key</text:p>
          </table:table-cell>
          <table:table-cell/>
          <table:table-cell table:formula="of:=LEFT([.B101];IF(ISERR(FIND(CHAR(10);[.B101]));0;FIND(CHAR(10);[.B101])-1))" office:value-type="string" office:string-value="VK_NUMPAD9">
            <text:p>VK_NUMPAD9</text:p>
          </table:table-cell>
          <table:table-cell table:formula="of:=[.C101]" office:value-type="string" office:string-value="Numeric keypad 9 key">
            <text:p>Numeric keypad 9 key</text:p>
          </table:table-cell>
          <table:table-cell table:formula="of:=RIGHT([.B101];LEN([.B101])-IF(ISERR(FIND(CHAR(10);[.B101]));0;FIND(CHAR(10);[.B101])))" office:value-type="string" office:string-value="0x69">
            <text:p>0x69</text:p>
          </table:table-cell>
          <table:table-cell/>
          <table:table-cell table:formula="of:=IF(ISERR(FIND(&quot;VK_&quot;;[.E101]));&quot;&quot;;SUBSTITUTE([.E101];&quot;VK_&quot;;[.$I$1]))" office:value-type="string" office:string-value="FUI.BUTTON_NUMPAD9">
            <text:p>FUI.BUTTON_NUMPAD9</text:p>
          </table:table-cell>
          <table:table-cell table:style-name="ce14" table:formula="of:=LEN([.I101])" office:value-type="float" office:value="18">
            <text:p>18</text:p>
          </table:table-cell>
          <table:table-cell table:style-name="ce14" table:formula="of:=LEFT(&quot;                                                            &quot;;IF([.J101]=0;MAX(0;[.$J$1]-LEN([.F101])-1);[.$J$1]-[.J101]))" office:value-type="string" office:string-value="            ">
            <text:p><text:s text:c="12"/></text:p>
          </table:table-cell>
          <table:table-cell table:style-name="ce14" table:formula="of:=IF([.I101]&lt;&gt;&quot;&quot;;CONCATENATE([.I101];[.K101];&quot;= &quot;;[.G101];&quot;;&quot;);CONCATENATE(&quot;// &quot;;[.F101];[.K101];[.G101]))" office:value-type="string" office:string-value="FUI.BUTTON_NUMPAD9            = 0x69;">
            <text:p>FUI.BUTTON_NUMPAD9 <text:s text:c="11"/>= 0x6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ULTIPLY</text:p>
            <text:p>0x6A</text:p>
          </table:table-cell>
          <table:table-cell table:style-name="ce10" office:value-type="string">
            <text:p>Multiply key</text:p>
          </table:table-cell>
          <table:table-cell/>
          <table:table-cell table:formula="of:=LEFT([.B102];IF(ISERR(FIND(CHAR(10);[.B102]));0;FIND(CHAR(10);[.B102])-1))" office:value-type="string" office:string-value="VK_MULTIPLY">
            <text:p>VK_MULTIPLY</text:p>
          </table:table-cell>
          <table:table-cell table:formula="of:=[.C102]" office:value-type="string" office:string-value="Multiply key">
            <text:p>Multiply key</text:p>
          </table:table-cell>
          <table:table-cell table:formula="of:=RIGHT([.B102];LEN([.B102])-IF(ISERR(FIND(CHAR(10);[.B102]));0;FIND(CHAR(10);[.B102])))" office:value-type="string" office:string-value="0x6A">
            <text:p>0x6A</text:p>
          </table:table-cell>
          <table:table-cell/>
          <table:table-cell table:formula="of:=IF(ISERR(FIND(&quot;VK_&quot;;[.E102]));&quot;&quot;;SUBSTITUTE([.E102];&quot;VK_&quot;;[.$I$1]))" office:value-type="string" office:string-value="FUI.BUTTON_MULTIPLY">
            <text:p>FUI.BUTTON_MULTIPLY</text:p>
          </table:table-cell>
          <table:table-cell table:style-name="ce14" table:formula="of:=LEN([.I102])" office:value-type="float" office:value="19">
            <text:p>19</text:p>
          </table:table-cell>
          <table:table-cell table:style-name="ce14" table:formula="of:=LEFT(&quot;                                                            &quot;;IF([.J102]=0;MAX(0;[.$J$1]-LEN([.F102])-1);[.$J$1]-[.J102]))" office:value-type="string" office:string-value="           ">
            <text:p><text:s text:c="11"/></text:p>
          </table:table-cell>
          <table:table-cell table:style-name="ce14" table:formula="of:=IF([.I102]&lt;&gt;&quot;&quot;;CONCATENATE([.I102];[.K102];&quot;= &quot;;[.G102];&quot;;&quot;);CONCATENATE(&quot;// &quot;;[.F102];[.K102];[.G102]))" office:value-type="string" office:string-value="FUI.BUTTON_MULTIPLY           = 0x6A;">
            <text:p>FUI.BUTTON_MULTIPLY <text:s text:c="10"/>= 0x6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ADD</text:p>
            <text:p>0x6B</text:p>
          </table:table-cell>
          <table:table-cell table:style-name="ce10" office:value-type="string">
            <text:p>Add key</text:p>
          </table:table-cell>
          <table:table-cell/>
          <table:table-cell table:formula="of:=LEFT([.B103];IF(ISERR(FIND(CHAR(10);[.B103]));0;FIND(CHAR(10);[.B103])-1))" office:value-type="string" office:string-value="VK_ADD">
            <text:p>VK_ADD</text:p>
          </table:table-cell>
          <table:table-cell table:formula="of:=[.C103]" office:value-type="string" office:string-value="Add key">
            <text:p>Add key</text:p>
          </table:table-cell>
          <table:table-cell table:formula="of:=RIGHT([.B103];LEN([.B103])-IF(ISERR(FIND(CHAR(10);[.B103]));0;FIND(CHAR(10);[.B103])))" office:value-type="string" office:string-value="0x6B">
            <text:p>0x6B</text:p>
          </table:table-cell>
          <table:table-cell/>
          <table:table-cell table:formula="of:=IF(ISERR(FIND(&quot;VK_&quot;;[.E103]));&quot;&quot;;SUBSTITUTE([.E103];&quot;VK_&quot;;[.$I$1]))" office:value-type="string" office:string-value="FUI.BUTTON_ADD">
            <text:p>FUI.BUTTON_ADD</text:p>
          </table:table-cell>
          <table:table-cell table:style-name="ce14" table:formula="of:=LEN([.I103])" office:value-type="float" office:value="14">
            <text:p>14</text:p>
          </table:table-cell>
          <table:table-cell table:style-name="ce14" table:formula="of:=LEFT(&quot;                                                            &quot;;IF([.J103]=0;MAX(0;[.$J$1]-LEN([.F103])-1);[.$J$1]-[.J103]))" office:value-type="string" office:string-value="                ">
            <text:p><text:s text:c="16"/></text:p>
          </table:table-cell>
          <table:table-cell table:style-name="ce14" table:formula="of:=IF([.I103]&lt;&gt;&quot;&quot;;CONCATENATE([.I103];[.K103];&quot;= &quot;;[.G103];&quot;;&quot;);CONCATENATE(&quot;// &quot;;[.F103];[.K103];[.G103]))" office:value-type="string" office:string-value="FUI.BUTTON_ADD                = 0x6B;">
            <text:p>FUI.BUTTON_ADD <text:s text:c="15"/>= 0x6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SEPARATOR</text:p>
            <text:p>0x6C</text:p>
          </table:table-cell>
          <table:table-cell table:style-name="ce10" office:value-type="string">
            <text:p>Separator key</text:p>
          </table:table-cell>
          <table:table-cell/>
          <table:table-cell table:formula="of:=LEFT([.B104];IF(ISERR(FIND(CHAR(10);[.B104]));0;FIND(CHAR(10);[.B104])-1))" office:value-type="string" office:string-value="VK_SEPARATOR">
            <text:p>VK_SEPARATOR</text:p>
          </table:table-cell>
          <table:table-cell table:formula="of:=[.C104]" office:value-type="string" office:string-value="Separator key">
            <text:p>Separator key</text:p>
          </table:table-cell>
          <table:table-cell table:formula="of:=RIGHT([.B104];LEN([.B104])-IF(ISERR(FIND(CHAR(10);[.B104]));0;FIND(CHAR(10);[.B104])))" office:value-type="string" office:string-value="0x6C">
            <text:p>0x6C</text:p>
          </table:table-cell>
          <table:table-cell/>
          <table:table-cell table:formula="of:=IF(ISERR(FIND(&quot;VK_&quot;;[.E104]));&quot;&quot;;SUBSTITUTE([.E104];&quot;VK_&quot;;[.$I$1]))" office:value-type="string" office:string-value="FUI.BUTTON_SEPARATOR">
            <text:p>FUI.BUTTON_SEPARATOR</text:p>
          </table:table-cell>
          <table:table-cell table:style-name="ce14" table:formula="of:=LEN([.I104])" office:value-type="float" office:value="20">
            <text:p>20</text:p>
          </table:table-cell>
          <table:table-cell table:style-name="ce14" table:formula="of:=LEFT(&quot;                                                            &quot;;IF([.J104]=0;MAX(0;[.$J$1]-LEN([.F104])-1);[.$J$1]-[.J104]))" office:value-type="string" office:string-value="          ">
            <text:p><text:s text:c="10"/></text:p>
          </table:table-cell>
          <table:table-cell table:style-name="ce14" table:formula="of:=IF([.I104]&lt;&gt;&quot;&quot;;CONCATENATE([.I104];[.K104];&quot;= &quot;;[.G104];&quot;;&quot;);CONCATENATE(&quot;// &quot;;[.F104];[.K104];[.G104]))" office:value-type="string" office:string-value="FUI.BUTTON_SEPARATOR          = 0x6C;">
            <text:p>FUI.BUTTON_SEPARATOR <text:s text:c="9"/>= 0x6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SUBTRACT</text:p>
            <text:p>0x6D</text:p>
          </table:table-cell>
          <table:table-cell table:style-name="ce10" office:value-type="string">
            <text:p>Subtract key</text:p>
          </table:table-cell>
          <table:table-cell/>
          <table:table-cell table:formula="of:=LEFT([.B105];IF(ISERR(FIND(CHAR(10);[.B105]));0;FIND(CHAR(10);[.B105])-1))" office:value-type="string" office:string-value="VK_SUBTRACT">
            <text:p>VK_SUBTRACT</text:p>
          </table:table-cell>
          <table:table-cell table:formula="of:=[.C105]" office:value-type="string" office:string-value="Subtract key">
            <text:p>Subtract key</text:p>
          </table:table-cell>
          <table:table-cell table:formula="of:=RIGHT([.B105];LEN([.B105])-IF(ISERR(FIND(CHAR(10);[.B105]));0;FIND(CHAR(10);[.B105])))" office:value-type="string" office:string-value="0x6D">
            <text:p>0x6D</text:p>
          </table:table-cell>
          <table:table-cell/>
          <table:table-cell table:formula="of:=IF(ISERR(FIND(&quot;VK_&quot;;[.E105]));&quot;&quot;;SUBSTITUTE([.E105];&quot;VK_&quot;;[.$I$1]))" office:value-type="string" office:string-value="FUI.BUTTON_SUBTRACT">
            <text:p>FUI.BUTTON_SUBTRACT</text:p>
          </table:table-cell>
          <table:table-cell table:style-name="ce14" table:formula="of:=LEN([.I105])" office:value-type="float" office:value="19">
            <text:p>19</text:p>
          </table:table-cell>
          <table:table-cell table:style-name="ce14" table:formula="of:=LEFT(&quot;                                                            &quot;;IF([.J105]=0;MAX(0;[.$J$1]-LEN([.F105])-1);[.$J$1]-[.J105]))" office:value-type="string" office:string-value="           ">
            <text:p><text:s text:c="11"/></text:p>
          </table:table-cell>
          <table:table-cell table:style-name="ce14" table:formula="of:=IF([.I105]&lt;&gt;&quot;&quot;;CONCATENATE([.I105];[.K105];&quot;= &quot;;[.G105];&quot;;&quot;);CONCATENATE(&quot;// &quot;;[.F105];[.K105];[.G105]))" office:value-type="string" office:string-value="FUI.BUTTON_SUBTRACT           = 0x6D;">
            <text:p>FUI.BUTTON_SUBTRACT <text:s text:c="10"/>= 0x6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DECIMAL</text:p>
            <text:p>0x6E</text:p>
          </table:table-cell>
          <table:table-cell table:style-name="ce10" office:value-type="string">
            <text:p>Decimal key</text:p>
          </table:table-cell>
          <table:table-cell/>
          <table:table-cell table:formula="of:=LEFT([.B106];IF(ISERR(FIND(CHAR(10);[.B106]));0;FIND(CHAR(10);[.B106])-1))" office:value-type="string" office:string-value="VK_DECIMAL">
            <text:p>VK_DECIMAL</text:p>
          </table:table-cell>
          <table:table-cell table:formula="of:=[.C106]" office:value-type="string" office:string-value="Decimal key">
            <text:p>Decimal key</text:p>
          </table:table-cell>
          <table:table-cell table:formula="of:=RIGHT([.B106];LEN([.B106])-IF(ISERR(FIND(CHAR(10);[.B106]));0;FIND(CHAR(10);[.B106])))" office:value-type="string" office:string-value="0x6E">
            <text:p>0x6E</text:p>
          </table:table-cell>
          <table:table-cell/>
          <table:table-cell table:formula="of:=IF(ISERR(FIND(&quot;VK_&quot;;[.E106]));&quot;&quot;;SUBSTITUTE([.E106];&quot;VK_&quot;;[.$I$1]))" office:value-type="string" office:string-value="FUI.BUTTON_DECIMAL">
            <text:p>FUI.BUTTON_DECIMAL</text:p>
          </table:table-cell>
          <table:table-cell table:style-name="ce14" table:formula="of:=LEN([.I106])" office:value-type="float" office:value="18">
            <text:p>18</text:p>
          </table:table-cell>
          <table:table-cell table:style-name="ce14" table:formula="of:=LEFT(&quot;                                                            &quot;;IF([.J106]=0;MAX(0;[.$J$1]-LEN([.F106])-1);[.$J$1]-[.J106]))" office:value-type="string" office:string-value="            ">
            <text:p><text:s text:c="12"/></text:p>
          </table:table-cell>
          <table:table-cell table:style-name="ce14" table:formula="of:=IF([.I106]&lt;&gt;&quot;&quot;;CONCATENATE([.I106];[.K106];&quot;= &quot;;[.G106];&quot;;&quot;);CONCATENATE(&quot;// &quot;;[.F106];[.K106];[.G106]))" office:value-type="string" office:string-value="FUI.BUTTON_DECIMAL            = 0x6E;">
            <text:p>FUI.BUTTON_DECIMAL <text:s text:c="11"/>= 0x6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DIVIDE</text:p>
            <text:p>0x6F</text:p>
          </table:table-cell>
          <table:table-cell table:style-name="ce10" office:value-type="string">
            <text:p>Divide key</text:p>
          </table:table-cell>
          <table:table-cell/>
          <table:table-cell table:formula="of:=LEFT([.B107];IF(ISERR(FIND(CHAR(10);[.B107]));0;FIND(CHAR(10);[.B107])-1))" office:value-type="string" office:string-value="VK_DIVIDE">
            <text:p>VK_DIVIDE</text:p>
          </table:table-cell>
          <table:table-cell table:formula="of:=[.C107]" office:value-type="string" office:string-value="Divide key">
            <text:p>Divide key</text:p>
          </table:table-cell>
          <table:table-cell table:formula="of:=RIGHT([.B107];LEN([.B107])-IF(ISERR(FIND(CHAR(10);[.B107]));0;FIND(CHAR(10);[.B107])))" office:value-type="string" office:string-value="0x6F">
            <text:p>0x6F</text:p>
          </table:table-cell>
          <table:table-cell/>
          <table:table-cell table:formula="of:=IF(ISERR(FIND(&quot;VK_&quot;;[.E107]));&quot;&quot;;SUBSTITUTE([.E107];&quot;VK_&quot;;[.$I$1]))" office:value-type="string" office:string-value="FUI.BUTTON_DIVIDE">
            <text:p>FUI.BUTTON_DIVIDE</text:p>
          </table:table-cell>
          <table:table-cell table:style-name="ce14" table:formula="of:=LEN([.I107])" office:value-type="float" office:value="17">
            <text:p>17</text:p>
          </table:table-cell>
          <table:table-cell table:style-name="ce14" table:formula="of:=LEFT(&quot;                                                            &quot;;IF([.J107]=0;MAX(0;[.$J$1]-LEN([.F107])-1);[.$J$1]-[.J107]))" office:value-type="string" office:string-value="             ">
            <text:p><text:s text:c="13"/></text:p>
          </table:table-cell>
          <table:table-cell table:style-name="ce14" table:formula="of:=IF([.I107]&lt;&gt;&quot;&quot;;CONCATENATE([.I107];[.K107];&quot;= &quot;;[.G107];&quot;;&quot;);CONCATENATE(&quot;// &quot;;[.F107];[.K107];[.G107]))" office:value-type="string" office:string-value="FUI.BUTTON_DIVIDE             = 0x6F;">
            <text:p>FUI.BUTTON_DIVIDE <text:s text:c="12"/>= 0x6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</text:p>
            <text:p>0x70</text:p>
          </table:table-cell>
          <table:table-cell table:style-name="ce10" office:value-type="string">
            <text:p>F1 key</text:p>
          </table:table-cell>
          <table:table-cell/>
          <table:table-cell table:formula="of:=LEFT([.B108];IF(ISERR(FIND(CHAR(10);[.B108]));0;FIND(CHAR(10);[.B108])-1))" office:value-type="string" office:string-value="VK_F1">
            <text:p>VK_F1</text:p>
          </table:table-cell>
          <table:table-cell table:formula="of:=[.C108]" office:value-type="string" office:string-value="F1 key">
            <text:p>F1 key</text:p>
          </table:table-cell>
          <table:table-cell table:formula="of:=RIGHT([.B108];LEN([.B108])-IF(ISERR(FIND(CHAR(10);[.B108]));0;FIND(CHAR(10);[.B108])))" office:value-type="string" office:string-value="0x70">
            <text:p>0x70</text:p>
          </table:table-cell>
          <table:table-cell/>
          <table:table-cell table:formula="of:=IF(ISERR(FIND(&quot;VK_&quot;;[.E108]));&quot;&quot;;SUBSTITUTE([.E108];&quot;VK_&quot;;[.$I$1]))" office:value-type="string" office:string-value="FUI.BUTTON_F1">
            <text:p>FUI.BUTTON_F1</text:p>
          </table:table-cell>
          <table:table-cell table:style-name="ce14" table:formula="of:=LEN([.I108])" office:value-type="float" office:value="13">
            <text:p>13</text:p>
          </table:table-cell>
          <table:table-cell table:style-name="ce14" table:formula="of:=LEFT(&quot;                                                            &quot;;IF([.J108]=0;MAX(0;[.$J$1]-LEN([.F108])-1);[.$J$1]-[.J108]))" office:value-type="string" office:string-value="                 ">
            <text:p><text:s text:c="17"/></text:p>
          </table:table-cell>
          <table:table-cell table:style-name="ce14" table:formula="of:=IF([.I108]&lt;&gt;&quot;&quot;;CONCATENATE([.I108];[.K108];&quot;= &quot;;[.G108];&quot;;&quot;);CONCATENATE(&quot;// &quot;;[.F108];[.K108];[.G108]))" office:value-type="string" office:string-value="FUI.BUTTON_F1                 = 0x70;">
            <text:p>FUI.BUTTON_F1 <text:s text:c="16"/>= 0x7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2</text:p>
            <text:p>0x71</text:p>
          </table:table-cell>
          <table:table-cell table:style-name="ce10" office:value-type="string">
            <text:p>F2 key</text:p>
          </table:table-cell>
          <table:table-cell/>
          <table:table-cell table:formula="of:=LEFT([.B109];IF(ISERR(FIND(CHAR(10);[.B109]));0;FIND(CHAR(10);[.B109])-1))" office:value-type="string" office:string-value="VK_F2">
            <text:p>VK_F2</text:p>
          </table:table-cell>
          <table:table-cell table:formula="of:=[.C109]" office:value-type="string" office:string-value="F2 key">
            <text:p>F2 key</text:p>
          </table:table-cell>
          <table:table-cell table:formula="of:=RIGHT([.B109];LEN([.B109])-IF(ISERR(FIND(CHAR(10);[.B109]));0;FIND(CHAR(10);[.B109])))" office:value-type="string" office:string-value="0x71">
            <text:p>0x71</text:p>
          </table:table-cell>
          <table:table-cell/>
          <table:table-cell table:formula="of:=IF(ISERR(FIND(&quot;VK_&quot;;[.E109]));&quot;&quot;;SUBSTITUTE([.E109];&quot;VK_&quot;;[.$I$1]))" office:value-type="string" office:string-value="FUI.BUTTON_F2">
            <text:p>FUI.BUTTON_F2</text:p>
          </table:table-cell>
          <table:table-cell table:style-name="ce14" table:formula="of:=LEN([.I109])" office:value-type="float" office:value="13">
            <text:p>13</text:p>
          </table:table-cell>
          <table:table-cell table:style-name="ce14" table:formula="of:=LEFT(&quot;                                                            &quot;;IF([.J109]=0;MAX(0;[.$J$1]-LEN([.F109])-1);[.$J$1]-[.J109]))" office:value-type="string" office:string-value="                 ">
            <text:p><text:s text:c="17"/></text:p>
          </table:table-cell>
          <table:table-cell table:style-name="ce14" table:formula="of:=IF([.I109]&lt;&gt;&quot;&quot;;CONCATENATE([.I109];[.K109];&quot;= &quot;;[.G109];&quot;;&quot;);CONCATENATE(&quot;// &quot;;[.F109];[.K109];[.G109]))" office:value-type="string" office:string-value="FUI.BUTTON_F2                 = 0x71;">
            <text:p>FUI.BUTTON_F2 <text:s text:c="16"/>= 0x7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3</text:p>
            <text:p>0x72</text:p>
          </table:table-cell>
          <table:table-cell table:style-name="ce10" office:value-type="string">
            <text:p>F3 key</text:p>
          </table:table-cell>
          <table:table-cell/>
          <table:table-cell table:formula="of:=LEFT([.B110];IF(ISERR(FIND(CHAR(10);[.B110]));0;FIND(CHAR(10);[.B110])-1))" office:value-type="string" office:string-value="VK_F3">
            <text:p>VK_F3</text:p>
          </table:table-cell>
          <table:table-cell table:formula="of:=[.C110]" office:value-type="string" office:string-value="F3 key">
            <text:p>F3 key</text:p>
          </table:table-cell>
          <table:table-cell table:formula="of:=RIGHT([.B110];LEN([.B110])-IF(ISERR(FIND(CHAR(10);[.B110]));0;FIND(CHAR(10);[.B110])))" office:value-type="string" office:string-value="0x72">
            <text:p>0x72</text:p>
          </table:table-cell>
          <table:table-cell/>
          <table:table-cell table:formula="of:=IF(ISERR(FIND(&quot;VK_&quot;;[.E110]));&quot;&quot;;SUBSTITUTE([.E110];&quot;VK_&quot;;[.$I$1]))" office:value-type="string" office:string-value="FUI.BUTTON_F3">
            <text:p>FUI.BUTTON_F3</text:p>
          </table:table-cell>
          <table:table-cell table:style-name="ce14" table:formula="of:=LEN([.I110])" office:value-type="float" office:value="13">
            <text:p>13</text:p>
          </table:table-cell>
          <table:table-cell table:style-name="ce14" table:formula="of:=LEFT(&quot;                                                            &quot;;IF([.J110]=0;MAX(0;[.$J$1]-LEN([.F110])-1);[.$J$1]-[.J110]))" office:value-type="string" office:string-value="                 ">
            <text:p><text:s text:c="17"/></text:p>
          </table:table-cell>
          <table:table-cell table:style-name="ce14" table:formula="of:=IF([.I110]&lt;&gt;&quot;&quot;;CONCATENATE([.I110];[.K110];&quot;= &quot;;[.G110];&quot;;&quot;);CONCATENATE(&quot;// &quot;;[.F110];[.K110];[.G110]))" office:value-type="string" office:string-value="FUI.BUTTON_F3                 = 0x72;">
            <text:p>FUI.BUTTON_F3 <text:s text:c="16"/>= 0x7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4</text:p>
            <text:p>0x73</text:p>
          </table:table-cell>
          <table:table-cell table:style-name="ce10" office:value-type="string">
            <text:p>F4 key</text:p>
          </table:table-cell>
          <table:table-cell/>
          <table:table-cell table:formula="of:=LEFT([.B111];IF(ISERR(FIND(CHAR(10);[.B111]));0;FIND(CHAR(10);[.B111])-1))" office:value-type="string" office:string-value="VK_F4">
            <text:p>VK_F4</text:p>
          </table:table-cell>
          <table:table-cell table:formula="of:=[.C111]" office:value-type="string" office:string-value="F4 key">
            <text:p>F4 key</text:p>
          </table:table-cell>
          <table:table-cell table:formula="of:=RIGHT([.B111];LEN([.B111])-IF(ISERR(FIND(CHAR(10);[.B111]));0;FIND(CHAR(10);[.B111])))" office:value-type="string" office:string-value="0x73">
            <text:p>0x73</text:p>
          </table:table-cell>
          <table:table-cell/>
          <table:table-cell table:formula="of:=IF(ISERR(FIND(&quot;VK_&quot;;[.E111]));&quot;&quot;;SUBSTITUTE([.E111];&quot;VK_&quot;;[.$I$1]))" office:value-type="string" office:string-value="FUI.BUTTON_F4">
            <text:p>FUI.BUTTON_F4</text:p>
          </table:table-cell>
          <table:table-cell table:style-name="ce14" table:formula="of:=LEN([.I111])" office:value-type="float" office:value="13">
            <text:p>13</text:p>
          </table:table-cell>
          <table:table-cell table:style-name="ce14" table:formula="of:=LEFT(&quot;                                                            &quot;;IF([.J111]=0;MAX(0;[.$J$1]-LEN([.F111])-1);[.$J$1]-[.J111]))" office:value-type="string" office:string-value="                 ">
            <text:p><text:s text:c="17"/></text:p>
          </table:table-cell>
          <table:table-cell table:style-name="ce14" table:formula="of:=IF([.I111]&lt;&gt;&quot;&quot;;CONCATENATE([.I111];[.K111];&quot;= &quot;;[.G111];&quot;;&quot;);CONCATENATE(&quot;// &quot;;[.F111];[.K111];[.G111]))" office:value-type="string" office:string-value="FUI.BUTTON_F4                 = 0x73;">
            <text:p>FUI.BUTTON_F4 <text:s text:c="16"/>= 0x7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5</text:p>
            <text:p>0x74</text:p>
          </table:table-cell>
          <table:table-cell table:style-name="ce10" office:value-type="string">
            <text:p>F5 key</text:p>
          </table:table-cell>
          <table:table-cell/>
          <table:table-cell table:formula="of:=LEFT([.B112];IF(ISERR(FIND(CHAR(10);[.B112]));0;FIND(CHAR(10);[.B112])-1))" office:value-type="string" office:string-value="VK_F5">
            <text:p>VK_F5</text:p>
          </table:table-cell>
          <table:table-cell table:formula="of:=[.C112]" office:value-type="string" office:string-value="F5 key">
            <text:p>F5 key</text:p>
          </table:table-cell>
          <table:table-cell table:formula="of:=RIGHT([.B112];LEN([.B112])-IF(ISERR(FIND(CHAR(10);[.B112]));0;FIND(CHAR(10);[.B112])))" office:value-type="string" office:string-value="0x74">
            <text:p>0x74</text:p>
          </table:table-cell>
          <table:table-cell/>
          <table:table-cell table:formula="of:=IF(ISERR(FIND(&quot;VK_&quot;;[.E112]));&quot;&quot;;SUBSTITUTE([.E112];&quot;VK_&quot;;[.$I$1]))" office:value-type="string" office:string-value="FUI.BUTTON_F5">
            <text:p>FUI.BUTTON_F5</text:p>
          </table:table-cell>
          <table:table-cell table:style-name="ce14" table:formula="of:=LEN([.I112])" office:value-type="float" office:value="13">
            <text:p>13</text:p>
          </table:table-cell>
          <table:table-cell table:style-name="ce14" table:formula="of:=LEFT(&quot;                                                            &quot;;IF([.J112]=0;MAX(0;[.$J$1]-LEN([.F112])-1);[.$J$1]-[.J112]))" office:value-type="string" office:string-value="                 ">
            <text:p><text:s text:c="17"/></text:p>
          </table:table-cell>
          <table:table-cell table:style-name="ce14" table:formula="of:=IF([.I112]&lt;&gt;&quot;&quot;;CONCATENATE([.I112];[.K112];&quot;= &quot;;[.G112];&quot;;&quot;);CONCATENATE(&quot;// &quot;;[.F112];[.K112];[.G112]))" office:value-type="string" office:string-value="FUI.BUTTON_F5                 = 0x74;">
            <text:p>FUI.BUTTON_F5 <text:s text:c="16"/>= 0x7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6</text:p>
            <text:p>0x75</text:p>
          </table:table-cell>
          <table:table-cell table:style-name="ce10" office:value-type="string">
            <text:p>F6 key</text:p>
          </table:table-cell>
          <table:table-cell/>
          <table:table-cell table:formula="of:=LEFT([.B113];IF(ISERR(FIND(CHAR(10);[.B113]));0;FIND(CHAR(10);[.B113])-1))" office:value-type="string" office:string-value="VK_F6">
            <text:p>VK_F6</text:p>
          </table:table-cell>
          <table:table-cell table:formula="of:=[.C113]" office:value-type="string" office:string-value="F6 key">
            <text:p>F6 key</text:p>
          </table:table-cell>
          <table:table-cell table:formula="of:=RIGHT([.B113];LEN([.B113])-IF(ISERR(FIND(CHAR(10);[.B113]));0;FIND(CHAR(10);[.B113])))" office:value-type="string" office:string-value="0x75">
            <text:p>0x75</text:p>
          </table:table-cell>
          <table:table-cell/>
          <table:table-cell table:formula="of:=IF(ISERR(FIND(&quot;VK_&quot;;[.E113]));&quot;&quot;;SUBSTITUTE([.E113];&quot;VK_&quot;;[.$I$1]))" office:value-type="string" office:string-value="FUI.BUTTON_F6">
            <text:p>FUI.BUTTON_F6</text:p>
          </table:table-cell>
          <table:table-cell table:style-name="ce14" table:formula="of:=LEN([.I113])" office:value-type="float" office:value="13">
            <text:p>13</text:p>
          </table:table-cell>
          <table:table-cell table:style-name="ce14" table:formula="of:=LEFT(&quot;                                                            &quot;;IF([.J113]=0;MAX(0;[.$J$1]-LEN([.F113])-1);[.$J$1]-[.J113]))" office:value-type="string" office:string-value="                 ">
            <text:p><text:s text:c="17"/></text:p>
          </table:table-cell>
          <table:table-cell table:style-name="ce14" table:formula="of:=IF([.I113]&lt;&gt;&quot;&quot;;CONCATENATE([.I113];[.K113];&quot;= &quot;;[.G113];&quot;;&quot;);CONCATENATE(&quot;// &quot;;[.F113];[.K113];[.G113]))" office:value-type="string" office:string-value="FUI.BUTTON_F6                 = 0x75;">
            <text:p>FUI.BUTTON_F6 <text:s text:c="16"/>= 0x7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7</text:p>
            <text:p>0x76</text:p>
          </table:table-cell>
          <table:table-cell table:style-name="ce10" office:value-type="string">
            <text:p>F7 key</text:p>
          </table:table-cell>
          <table:table-cell/>
          <table:table-cell table:formula="of:=LEFT([.B114];IF(ISERR(FIND(CHAR(10);[.B114]));0;FIND(CHAR(10);[.B114])-1))" office:value-type="string" office:string-value="VK_F7">
            <text:p>VK_F7</text:p>
          </table:table-cell>
          <table:table-cell table:formula="of:=[.C114]" office:value-type="string" office:string-value="F7 key">
            <text:p>F7 key</text:p>
          </table:table-cell>
          <table:table-cell table:formula="of:=RIGHT([.B114];LEN([.B114])-IF(ISERR(FIND(CHAR(10);[.B114]));0;FIND(CHAR(10);[.B114])))" office:value-type="string" office:string-value="0x76">
            <text:p>0x76</text:p>
          </table:table-cell>
          <table:table-cell/>
          <table:table-cell table:formula="of:=IF(ISERR(FIND(&quot;VK_&quot;;[.E114]));&quot;&quot;;SUBSTITUTE([.E114];&quot;VK_&quot;;[.$I$1]))" office:value-type="string" office:string-value="FUI.BUTTON_F7">
            <text:p>FUI.BUTTON_F7</text:p>
          </table:table-cell>
          <table:table-cell table:style-name="ce14" table:formula="of:=LEN([.I114])" office:value-type="float" office:value="13">
            <text:p>13</text:p>
          </table:table-cell>
          <table:table-cell table:style-name="ce14" table:formula="of:=LEFT(&quot;                                                            &quot;;IF([.J114]=0;MAX(0;[.$J$1]-LEN([.F114])-1);[.$J$1]-[.J114]))" office:value-type="string" office:string-value="                 ">
            <text:p><text:s text:c="17"/></text:p>
          </table:table-cell>
          <table:table-cell table:style-name="ce14" table:formula="of:=IF([.I114]&lt;&gt;&quot;&quot;;CONCATENATE([.I114];[.K114];&quot;= &quot;;[.G114];&quot;;&quot;);CONCATENATE(&quot;// &quot;;[.F114];[.K114];[.G114]))" office:value-type="string" office:string-value="FUI.BUTTON_F7                 = 0x76;">
            <text:p>FUI.BUTTON_F7 <text:s text:c="16"/>= 0x7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8</text:p>
            <text:p>0x77</text:p>
          </table:table-cell>
          <table:table-cell table:style-name="ce10" office:value-type="string">
            <text:p>F8 key</text:p>
          </table:table-cell>
          <table:table-cell/>
          <table:table-cell table:formula="of:=LEFT([.B115];IF(ISERR(FIND(CHAR(10);[.B115]));0;FIND(CHAR(10);[.B115])-1))" office:value-type="string" office:string-value="VK_F8">
            <text:p>VK_F8</text:p>
          </table:table-cell>
          <table:table-cell table:formula="of:=[.C115]" office:value-type="string" office:string-value="F8 key">
            <text:p>F8 key</text:p>
          </table:table-cell>
          <table:table-cell table:formula="of:=RIGHT([.B115];LEN([.B115])-IF(ISERR(FIND(CHAR(10);[.B115]));0;FIND(CHAR(10);[.B115])))" office:value-type="string" office:string-value="0x77">
            <text:p>0x77</text:p>
          </table:table-cell>
          <table:table-cell/>
          <table:table-cell table:formula="of:=IF(ISERR(FIND(&quot;VK_&quot;;[.E115]));&quot;&quot;;SUBSTITUTE([.E115];&quot;VK_&quot;;[.$I$1]))" office:value-type="string" office:string-value="FUI.BUTTON_F8">
            <text:p>FUI.BUTTON_F8</text:p>
          </table:table-cell>
          <table:table-cell table:style-name="ce14" table:formula="of:=LEN([.I115])" office:value-type="float" office:value="13">
            <text:p>13</text:p>
          </table:table-cell>
          <table:table-cell table:style-name="ce14" table:formula="of:=LEFT(&quot;                                                            &quot;;IF([.J115]=0;MAX(0;[.$J$1]-LEN([.F115])-1);[.$J$1]-[.J115]))" office:value-type="string" office:string-value="                 ">
            <text:p><text:s text:c="17"/></text:p>
          </table:table-cell>
          <table:table-cell table:style-name="ce14" table:formula="of:=IF([.I115]&lt;&gt;&quot;&quot;;CONCATENATE([.I115];[.K115];&quot;= &quot;;[.G115];&quot;;&quot;);CONCATENATE(&quot;// &quot;;[.F115];[.K115];[.G115]))" office:value-type="string" office:string-value="FUI.BUTTON_F8                 = 0x77;">
            <text:p>FUI.BUTTON_F8 <text:s text:c="16"/>= 0x7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9</text:p>
            <text:p>0x78</text:p>
          </table:table-cell>
          <table:table-cell table:style-name="ce10" office:value-type="string">
            <text:p>F9 key</text:p>
          </table:table-cell>
          <table:table-cell/>
          <table:table-cell table:formula="of:=LEFT([.B116];IF(ISERR(FIND(CHAR(10);[.B116]));0;FIND(CHAR(10);[.B116])-1))" office:value-type="string" office:string-value="VK_F9">
            <text:p>VK_F9</text:p>
          </table:table-cell>
          <table:table-cell table:formula="of:=[.C116]" office:value-type="string" office:string-value="F9 key">
            <text:p>F9 key</text:p>
          </table:table-cell>
          <table:table-cell table:formula="of:=RIGHT([.B116];LEN([.B116])-IF(ISERR(FIND(CHAR(10);[.B116]));0;FIND(CHAR(10);[.B116])))" office:value-type="string" office:string-value="0x78">
            <text:p>0x78</text:p>
          </table:table-cell>
          <table:table-cell/>
          <table:table-cell table:formula="of:=IF(ISERR(FIND(&quot;VK_&quot;;[.E116]));&quot;&quot;;SUBSTITUTE([.E116];&quot;VK_&quot;;[.$I$1]))" office:value-type="string" office:string-value="FUI.BUTTON_F9">
            <text:p>FUI.BUTTON_F9</text:p>
          </table:table-cell>
          <table:table-cell table:style-name="ce14" table:formula="of:=LEN([.I116])" office:value-type="float" office:value="13">
            <text:p>13</text:p>
          </table:table-cell>
          <table:table-cell table:style-name="ce14" table:formula="of:=LEFT(&quot;                                                            &quot;;IF([.J116]=0;MAX(0;[.$J$1]-LEN([.F116])-1);[.$J$1]-[.J116]))" office:value-type="string" office:string-value="                 ">
            <text:p><text:s text:c="17"/></text:p>
          </table:table-cell>
          <table:table-cell table:style-name="ce14" table:formula="of:=IF([.I116]&lt;&gt;&quot;&quot;;CONCATENATE([.I116];[.K116];&quot;= &quot;;[.G116];&quot;;&quot;);CONCATENATE(&quot;// &quot;;[.F116];[.K116];[.G116]))" office:value-type="string" office:string-value="FUI.BUTTON_F9                 = 0x78;">
            <text:p>FUI.BUTTON_F9 <text:s text:c="16"/>= 0x7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0</text:p>
            <text:p>0x79</text:p>
          </table:table-cell>
          <table:table-cell table:style-name="ce10" office:value-type="string">
            <text:p>F10 key</text:p>
          </table:table-cell>
          <table:table-cell/>
          <table:table-cell table:formula="of:=LEFT([.B117];IF(ISERR(FIND(CHAR(10);[.B117]));0;FIND(CHAR(10);[.B117])-1))" office:value-type="string" office:string-value="VK_F10">
            <text:p>VK_F10</text:p>
          </table:table-cell>
          <table:table-cell table:formula="of:=[.C117]" office:value-type="string" office:string-value="F10 key">
            <text:p>F10 key</text:p>
          </table:table-cell>
          <table:table-cell table:formula="of:=RIGHT([.B117];LEN([.B117])-IF(ISERR(FIND(CHAR(10);[.B117]));0;FIND(CHAR(10);[.B117])))" office:value-type="string" office:string-value="0x79">
            <text:p>0x79</text:p>
          </table:table-cell>
          <table:table-cell/>
          <table:table-cell table:formula="of:=IF(ISERR(FIND(&quot;VK_&quot;;[.E117]));&quot;&quot;;SUBSTITUTE([.E117];&quot;VK_&quot;;[.$I$1]))" office:value-type="string" office:string-value="FUI.BUTTON_F10">
            <text:p>FUI.BUTTON_F10</text:p>
          </table:table-cell>
          <table:table-cell table:style-name="ce14" table:formula="of:=LEN([.I117])" office:value-type="float" office:value="14">
            <text:p>14</text:p>
          </table:table-cell>
          <table:table-cell table:style-name="ce14" table:formula="of:=LEFT(&quot;                                                            &quot;;IF([.J117]=0;MAX(0;[.$J$1]-LEN([.F117])-1);[.$J$1]-[.J117]))" office:value-type="string" office:string-value="                ">
            <text:p><text:s text:c="16"/></text:p>
          </table:table-cell>
          <table:table-cell table:style-name="ce14" table:formula="of:=IF([.I117]&lt;&gt;&quot;&quot;;CONCATENATE([.I117];[.K117];&quot;= &quot;;[.G117];&quot;;&quot;);CONCATENATE(&quot;// &quot;;[.F117];[.K117];[.G117]))" office:value-type="string" office:string-value="FUI.BUTTON_F10                = 0x79;">
            <text:p>FUI.BUTTON_F10 <text:s text:c="15"/>= 0x7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1</text:p>
            <text:p>0x7A</text:p>
          </table:table-cell>
          <table:table-cell table:style-name="ce10" office:value-type="string">
            <text:p>F11 key</text:p>
          </table:table-cell>
          <table:table-cell/>
          <table:table-cell table:formula="of:=LEFT([.B118];IF(ISERR(FIND(CHAR(10);[.B118]));0;FIND(CHAR(10);[.B118])-1))" office:value-type="string" office:string-value="VK_F11">
            <text:p>VK_F11</text:p>
          </table:table-cell>
          <table:table-cell table:formula="of:=[.C118]" office:value-type="string" office:string-value="F11 key">
            <text:p>F11 key</text:p>
          </table:table-cell>
          <table:table-cell table:formula="of:=RIGHT([.B118];LEN([.B118])-IF(ISERR(FIND(CHAR(10);[.B118]));0;FIND(CHAR(10);[.B118])))" office:value-type="string" office:string-value="0x7A">
            <text:p>0x7A</text:p>
          </table:table-cell>
          <table:table-cell/>
          <table:table-cell table:formula="of:=IF(ISERR(FIND(&quot;VK_&quot;;[.E118]));&quot;&quot;;SUBSTITUTE([.E118];&quot;VK_&quot;;[.$I$1]))" office:value-type="string" office:string-value="FUI.BUTTON_F11">
            <text:p>FUI.BUTTON_F11</text:p>
          </table:table-cell>
          <table:table-cell table:style-name="ce14" table:formula="of:=LEN([.I118])" office:value-type="float" office:value="14">
            <text:p>14</text:p>
          </table:table-cell>
          <table:table-cell table:style-name="ce14" table:formula="of:=LEFT(&quot;                                                            &quot;;IF([.J118]=0;MAX(0;[.$J$1]-LEN([.F118])-1);[.$J$1]-[.J118]))" office:value-type="string" office:string-value="                ">
            <text:p><text:s text:c="16"/></text:p>
          </table:table-cell>
          <table:table-cell table:style-name="ce14" table:formula="of:=IF([.I118]&lt;&gt;&quot;&quot;;CONCATENATE([.I118];[.K118];&quot;= &quot;;[.G118];&quot;;&quot;);CONCATENATE(&quot;// &quot;;[.F118];[.K118];[.G118]))" office:value-type="string" office:string-value="FUI.BUTTON_F11                = 0x7A;">
            <text:p>FUI.BUTTON_F11 <text:s text:c="15"/>= 0x7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2</text:p>
            <text:p>0x7B</text:p>
          </table:table-cell>
          <table:table-cell table:style-name="ce10" office:value-type="string">
            <text:p>F12 key</text:p>
          </table:table-cell>
          <table:table-cell/>
          <table:table-cell table:formula="of:=LEFT([.B119];IF(ISERR(FIND(CHAR(10);[.B119]));0;FIND(CHAR(10);[.B119])-1))" office:value-type="string" office:string-value="VK_F12">
            <text:p>VK_F12</text:p>
          </table:table-cell>
          <table:table-cell table:formula="of:=[.C119]" office:value-type="string" office:string-value="F12 key">
            <text:p>F12 key</text:p>
          </table:table-cell>
          <table:table-cell table:formula="of:=RIGHT([.B119];LEN([.B119])-IF(ISERR(FIND(CHAR(10);[.B119]));0;FIND(CHAR(10);[.B119])))" office:value-type="string" office:string-value="0x7B">
            <text:p>0x7B</text:p>
          </table:table-cell>
          <table:table-cell/>
          <table:table-cell table:formula="of:=IF(ISERR(FIND(&quot;VK_&quot;;[.E119]));&quot;&quot;;SUBSTITUTE([.E119];&quot;VK_&quot;;[.$I$1]))" office:value-type="string" office:string-value="FUI.BUTTON_F12">
            <text:p>FUI.BUTTON_F12</text:p>
          </table:table-cell>
          <table:table-cell table:style-name="ce14" table:formula="of:=LEN([.I119])" office:value-type="float" office:value="14">
            <text:p>14</text:p>
          </table:table-cell>
          <table:table-cell table:style-name="ce14" table:formula="of:=LEFT(&quot;                                                            &quot;;IF([.J119]=0;MAX(0;[.$J$1]-LEN([.F119])-1);[.$J$1]-[.J119]))" office:value-type="string" office:string-value="                ">
            <text:p><text:s text:c="16"/></text:p>
          </table:table-cell>
          <table:table-cell table:style-name="ce14" table:formula="of:=IF([.I119]&lt;&gt;&quot;&quot;;CONCATENATE([.I119];[.K119];&quot;= &quot;;[.G119];&quot;;&quot;);CONCATENATE(&quot;// &quot;;[.F119];[.K119];[.G119]))" office:value-type="string" office:string-value="FUI.BUTTON_F12                = 0x7B;">
            <text:p>FUI.BUTTON_F12 <text:s text:c="15"/>= 0x7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3</text:p>
            <text:p>0x7C</text:p>
          </table:table-cell>
          <table:table-cell table:style-name="ce10" office:value-type="string">
            <text:p>F13 key</text:p>
          </table:table-cell>
          <table:table-cell/>
          <table:table-cell table:formula="of:=LEFT([.B120];IF(ISERR(FIND(CHAR(10);[.B120]));0;FIND(CHAR(10);[.B120])-1))" office:value-type="string" office:string-value="VK_F13">
            <text:p>VK_F13</text:p>
          </table:table-cell>
          <table:table-cell table:formula="of:=[.C120]" office:value-type="string" office:string-value="F13 key">
            <text:p>F13 key</text:p>
          </table:table-cell>
          <table:table-cell table:formula="of:=RIGHT([.B120];LEN([.B120])-IF(ISERR(FIND(CHAR(10);[.B120]));0;FIND(CHAR(10);[.B120])))" office:value-type="string" office:string-value="0x7C">
            <text:p>0x7C</text:p>
          </table:table-cell>
          <table:table-cell/>
          <table:table-cell table:formula="of:=IF(ISERR(FIND(&quot;VK_&quot;;[.E120]));&quot;&quot;;SUBSTITUTE([.E120];&quot;VK_&quot;;[.$I$1]))" office:value-type="string" office:string-value="FUI.BUTTON_F13">
            <text:p>FUI.BUTTON_F13</text:p>
          </table:table-cell>
          <table:table-cell table:style-name="ce14" table:formula="of:=LEN([.I120])" office:value-type="float" office:value="14">
            <text:p>14</text:p>
          </table:table-cell>
          <table:table-cell table:style-name="ce14" table:formula="of:=LEFT(&quot;                                                            &quot;;IF([.J120]=0;MAX(0;[.$J$1]-LEN([.F120])-1);[.$J$1]-[.J120]))" office:value-type="string" office:string-value="                ">
            <text:p><text:s text:c="16"/></text:p>
          </table:table-cell>
          <table:table-cell table:style-name="ce14" table:formula="of:=IF([.I120]&lt;&gt;&quot;&quot;;CONCATENATE([.I120];[.K120];&quot;= &quot;;[.G120];&quot;;&quot;);CONCATENATE(&quot;// &quot;;[.F120];[.K120];[.G120]))" office:value-type="string" office:string-value="FUI.BUTTON_F13                = 0x7C;">
            <text:p>FUI.BUTTON_F13 <text:s text:c="15"/>= 0x7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4</text:p>
            <text:p>0x7D</text:p>
          </table:table-cell>
          <table:table-cell table:style-name="ce10" office:value-type="string">
            <text:p>F14 key</text:p>
          </table:table-cell>
          <table:table-cell/>
          <table:table-cell table:formula="of:=LEFT([.B121];IF(ISERR(FIND(CHAR(10);[.B121]));0;FIND(CHAR(10);[.B121])-1))" office:value-type="string" office:string-value="VK_F14">
            <text:p>VK_F14</text:p>
          </table:table-cell>
          <table:table-cell table:formula="of:=[.C121]" office:value-type="string" office:string-value="F14 key">
            <text:p>F14 key</text:p>
          </table:table-cell>
          <table:table-cell table:formula="of:=RIGHT([.B121];LEN([.B121])-IF(ISERR(FIND(CHAR(10);[.B121]));0;FIND(CHAR(10);[.B121])))" office:value-type="string" office:string-value="0x7D">
            <text:p>0x7D</text:p>
          </table:table-cell>
          <table:table-cell/>
          <table:table-cell table:formula="of:=IF(ISERR(FIND(&quot;VK_&quot;;[.E121]));&quot;&quot;;SUBSTITUTE([.E121];&quot;VK_&quot;;[.$I$1]))" office:value-type="string" office:string-value="FUI.BUTTON_F14">
            <text:p>FUI.BUTTON_F14</text:p>
          </table:table-cell>
          <table:table-cell table:style-name="ce14" table:formula="of:=LEN([.I121])" office:value-type="float" office:value="14">
            <text:p>14</text:p>
          </table:table-cell>
          <table:table-cell table:style-name="ce14" table:formula="of:=LEFT(&quot;                                                            &quot;;IF([.J121]=0;MAX(0;[.$J$1]-LEN([.F121])-1);[.$J$1]-[.J121]))" office:value-type="string" office:string-value="                ">
            <text:p><text:s text:c="16"/></text:p>
          </table:table-cell>
          <table:table-cell table:style-name="ce14" table:formula="of:=IF([.I121]&lt;&gt;&quot;&quot;;CONCATENATE([.I121];[.K121];&quot;= &quot;;[.G121];&quot;;&quot;);CONCATENATE(&quot;// &quot;;[.F121];[.K121];[.G121]))" office:value-type="string" office:string-value="FUI.BUTTON_F14                = 0x7D;">
            <text:p>FUI.BUTTON_F14 <text:s text:c="15"/>= 0x7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5</text:p>
            <text:p>0x7E</text:p>
          </table:table-cell>
          <table:table-cell table:style-name="ce10" office:value-type="string">
            <text:p>F15 key</text:p>
          </table:table-cell>
          <table:table-cell/>
          <table:table-cell table:formula="of:=LEFT([.B122];IF(ISERR(FIND(CHAR(10);[.B122]));0;FIND(CHAR(10);[.B122])-1))" office:value-type="string" office:string-value="VK_F15">
            <text:p>VK_F15</text:p>
          </table:table-cell>
          <table:table-cell table:formula="of:=[.C122]" office:value-type="string" office:string-value="F15 key">
            <text:p>F15 key</text:p>
          </table:table-cell>
          <table:table-cell table:formula="of:=RIGHT([.B122];LEN([.B122])-IF(ISERR(FIND(CHAR(10);[.B122]));0;FIND(CHAR(10);[.B122])))" office:value-type="string" office:string-value="0x7E">
            <text:p>0x7E</text:p>
          </table:table-cell>
          <table:table-cell/>
          <table:table-cell table:formula="of:=IF(ISERR(FIND(&quot;VK_&quot;;[.E122]));&quot;&quot;;SUBSTITUTE([.E122];&quot;VK_&quot;;[.$I$1]))" office:value-type="string" office:string-value="FUI.BUTTON_F15">
            <text:p>FUI.BUTTON_F15</text:p>
          </table:table-cell>
          <table:table-cell table:style-name="ce14" table:formula="of:=LEN([.I122])" office:value-type="float" office:value="14">
            <text:p>14</text:p>
          </table:table-cell>
          <table:table-cell table:style-name="ce14" table:formula="of:=LEFT(&quot;                                                            &quot;;IF([.J122]=0;MAX(0;[.$J$1]-LEN([.F122])-1);[.$J$1]-[.J122]))" office:value-type="string" office:string-value="                ">
            <text:p><text:s text:c="16"/></text:p>
          </table:table-cell>
          <table:table-cell table:style-name="ce14" table:formula="of:=IF([.I122]&lt;&gt;&quot;&quot;;CONCATENATE([.I122];[.K122];&quot;= &quot;;[.G122];&quot;;&quot;);CONCATENATE(&quot;// &quot;;[.F122];[.K122];[.G122]))" office:value-type="string" office:string-value="FUI.BUTTON_F15                = 0x7E;">
            <text:p>FUI.BUTTON_F15 <text:s text:c="15"/>= 0x7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6</text:p>
            <text:p>0x7F</text:p>
          </table:table-cell>
          <table:table-cell table:style-name="ce10" office:value-type="string">
            <text:p>F16 key</text:p>
          </table:table-cell>
          <table:table-cell/>
          <table:table-cell table:formula="of:=LEFT([.B123];IF(ISERR(FIND(CHAR(10);[.B123]));0;FIND(CHAR(10);[.B123])-1))" office:value-type="string" office:string-value="VK_F16">
            <text:p>VK_F16</text:p>
          </table:table-cell>
          <table:table-cell table:formula="of:=[.C123]" office:value-type="string" office:string-value="F16 key">
            <text:p>F16 key</text:p>
          </table:table-cell>
          <table:table-cell table:formula="of:=RIGHT([.B123];LEN([.B123])-IF(ISERR(FIND(CHAR(10);[.B123]));0;FIND(CHAR(10);[.B123])))" office:value-type="string" office:string-value="0x7F">
            <text:p>0x7F</text:p>
          </table:table-cell>
          <table:table-cell/>
          <table:table-cell table:formula="of:=IF(ISERR(FIND(&quot;VK_&quot;;[.E123]));&quot;&quot;;SUBSTITUTE([.E123];&quot;VK_&quot;;[.$I$1]))" office:value-type="string" office:string-value="FUI.BUTTON_F16">
            <text:p>FUI.BUTTON_F16</text:p>
          </table:table-cell>
          <table:table-cell table:style-name="ce14" table:formula="of:=LEN([.I123])" office:value-type="float" office:value="14">
            <text:p>14</text:p>
          </table:table-cell>
          <table:table-cell table:style-name="ce14" table:formula="of:=LEFT(&quot;                                                            &quot;;IF([.J123]=0;MAX(0;[.$J$1]-LEN([.F123])-1);[.$J$1]-[.J123]))" office:value-type="string" office:string-value="                ">
            <text:p><text:s text:c="16"/></text:p>
          </table:table-cell>
          <table:table-cell table:style-name="ce14" table:formula="of:=IF([.I123]&lt;&gt;&quot;&quot;;CONCATENATE([.I123];[.K123];&quot;= &quot;;[.G123];&quot;;&quot;);CONCATENATE(&quot;// &quot;;[.F123];[.K123];[.G123]))" office:value-type="string" office:string-value="FUI.BUTTON_F16                = 0x7F;">
            <text:p>FUI.BUTTON_F16 <text:s text:c="15"/>= 0x7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7</text:p>
            <text:p>0x80</text:p>
          </table:table-cell>
          <table:table-cell table:style-name="ce10" office:value-type="string">
            <text:p>F17 key</text:p>
          </table:table-cell>
          <table:table-cell/>
          <table:table-cell table:formula="of:=LEFT([.B124];IF(ISERR(FIND(CHAR(10);[.B124]));0;FIND(CHAR(10);[.B124])-1))" office:value-type="string" office:string-value="VK_F17">
            <text:p>VK_F17</text:p>
          </table:table-cell>
          <table:table-cell table:formula="of:=[.C124]" office:value-type="string" office:string-value="F17 key">
            <text:p>F17 key</text:p>
          </table:table-cell>
          <table:table-cell table:formula="of:=RIGHT([.B124];LEN([.B124])-IF(ISERR(FIND(CHAR(10);[.B124]));0;FIND(CHAR(10);[.B124])))" office:value-type="string" office:string-value="0x80">
            <text:p>0x80</text:p>
          </table:table-cell>
          <table:table-cell/>
          <table:table-cell table:formula="of:=IF(ISERR(FIND(&quot;VK_&quot;;[.E124]));&quot;&quot;;SUBSTITUTE([.E124];&quot;VK_&quot;;[.$I$1]))" office:value-type="string" office:string-value="FUI.BUTTON_F17">
            <text:p>FUI.BUTTON_F17</text:p>
          </table:table-cell>
          <table:table-cell table:style-name="ce14" table:formula="of:=LEN([.I124])" office:value-type="float" office:value="14">
            <text:p>14</text:p>
          </table:table-cell>
          <table:table-cell table:style-name="ce14" table:formula="of:=LEFT(&quot;                                                            &quot;;IF([.J124]=0;MAX(0;[.$J$1]-LEN([.F124])-1);[.$J$1]-[.J124]))" office:value-type="string" office:string-value="                ">
            <text:p><text:s text:c="16"/></text:p>
          </table:table-cell>
          <table:table-cell table:style-name="ce14" table:formula="of:=IF([.I124]&lt;&gt;&quot;&quot;;CONCATENATE([.I124];[.K124];&quot;= &quot;;[.G124];&quot;;&quot;);CONCATENATE(&quot;// &quot;;[.F124];[.K124];[.G124]))" office:value-type="string" office:string-value="FUI.BUTTON_F17                = 0x80;">
            <text:p>FUI.BUTTON_F17 <text:s text:c="15"/>= 0x8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8</text:p>
            <text:p>0x81</text:p>
          </table:table-cell>
          <table:table-cell table:style-name="ce10" office:value-type="string">
            <text:p>F18 key</text:p>
          </table:table-cell>
          <table:table-cell/>
          <table:table-cell table:formula="of:=LEFT([.B125];IF(ISERR(FIND(CHAR(10);[.B125]));0;FIND(CHAR(10);[.B125])-1))" office:value-type="string" office:string-value="VK_F18">
            <text:p>VK_F18</text:p>
          </table:table-cell>
          <table:table-cell table:formula="of:=[.C125]" office:value-type="string" office:string-value="F18 key">
            <text:p>F18 key</text:p>
          </table:table-cell>
          <table:table-cell table:formula="of:=RIGHT([.B125];LEN([.B125])-IF(ISERR(FIND(CHAR(10);[.B125]));0;FIND(CHAR(10);[.B125])))" office:value-type="string" office:string-value="0x81">
            <text:p>0x81</text:p>
          </table:table-cell>
          <table:table-cell/>
          <table:table-cell table:formula="of:=IF(ISERR(FIND(&quot;VK_&quot;;[.E125]));&quot;&quot;;SUBSTITUTE([.E125];&quot;VK_&quot;;[.$I$1]))" office:value-type="string" office:string-value="FUI.BUTTON_F18">
            <text:p>FUI.BUTTON_F18</text:p>
          </table:table-cell>
          <table:table-cell table:style-name="ce14" table:formula="of:=LEN([.I125])" office:value-type="float" office:value="14">
            <text:p>14</text:p>
          </table:table-cell>
          <table:table-cell table:style-name="ce14" table:formula="of:=LEFT(&quot;                                                            &quot;;IF([.J125]=0;MAX(0;[.$J$1]-LEN([.F125])-1);[.$J$1]-[.J125]))" office:value-type="string" office:string-value="                ">
            <text:p><text:s text:c="16"/></text:p>
          </table:table-cell>
          <table:table-cell table:style-name="ce14" table:formula="of:=IF([.I125]&lt;&gt;&quot;&quot;;CONCATENATE([.I125];[.K125];&quot;= &quot;;[.G125];&quot;;&quot;);CONCATENATE(&quot;// &quot;;[.F125];[.K125];[.G125]))" office:value-type="string" office:string-value="FUI.BUTTON_F18                = 0x81;">
            <text:p>FUI.BUTTON_F18 <text:s text:c="15"/>= 0x8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19</text:p>
            <text:p>0x82</text:p>
          </table:table-cell>
          <table:table-cell table:style-name="ce10" office:value-type="string">
            <text:p>F19 key</text:p>
          </table:table-cell>
          <table:table-cell/>
          <table:table-cell table:formula="of:=LEFT([.B126];IF(ISERR(FIND(CHAR(10);[.B126]));0;FIND(CHAR(10);[.B126])-1))" office:value-type="string" office:string-value="VK_F19">
            <text:p>VK_F19</text:p>
          </table:table-cell>
          <table:table-cell table:formula="of:=[.C126]" office:value-type="string" office:string-value="F19 key">
            <text:p>F19 key</text:p>
          </table:table-cell>
          <table:table-cell table:formula="of:=RIGHT([.B126];LEN([.B126])-IF(ISERR(FIND(CHAR(10);[.B126]));0;FIND(CHAR(10);[.B126])))" office:value-type="string" office:string-value="0x82">
            <text:p>0x82</text:p>
          </table:table-cell>
          <table:table-cell/>
          <table:table-cell table:formula="of:=IF(ISERR(FIND(&quot;VK_&quot;;[.E126]));&quot;&quot;;SUBSTITUTE([.E126];&quot;VK_&quot;;[.$I$1]))" office:value-type="string" office:string-value="FUI.BUTTON_F19">
            <text:p>FUI.BUTTON_F19</text:p>
          </table:table-cell>
          <table:table-cell table:style-name="ce14" table:formula="of:=LEN([.I126])" office:value-type="float" office:value="14">
            <text:p>14</text:p>
          </table:table-cell>
          <table:table-cell table:style-name="ce14" table:formula="of:=LEFT(&quot;                                                            &quot;;IF([.J126]=0;MAX(0;[.$J$1]-LEN([.F126])-1);[.$J$1]-[.J126]))" office:value-type="string" office:string-value="                ">
            <text:p><text:s text:c="16"/></text:p>
          </table:table-cell>
          <table:table-cell table:style-name="ce14" table:formula="of:=IF([.I126]&lt;&gt;&quot;&quot;;CONCATENATE([.I126];[.K126];&quot;= &quot;;[.G126];&quot;;&quot;);CONCATENATE(&quot;// &quot;;[.F126];[.K126];[.G126]))" office:value-type="string" office:string-value="FUI.BUTTON_F19                = 0x82;">
            <text:p>FUI.BUTTON_F19 <text:s text:c="15"/>= 0x8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20</text:p>
            <text:p>0x83</text:p>
          </table:table-cell>
          <table:table-cell table:style-name="ce10" office:value-type="string">
            <text:p>F20 key</text:p>
          </table:table-cell>
          <table:table-cell/>
          <table:table-cell table:formula="of:=LEFT([.B127];IF(ISERR(FIND(CHAR(10);[.B127]));0;FIND(CHAR(10);[.B127])-1))" office:value-type="string" office:string-value="VK_F20">
            <text:p>VK_F20</text:p>
          </table:table-cell>
          <table:table-cell table:formula="of:=[.C127]" office:value-type="string" office:string-value="F20 key">
            <text:p>F20 key</text:p>
          </table:table-cell>
          <table:table-cell table:formula="of:=RIGHT([.B127];LEN([.B127])-IF(ISERR(FIND(CHAR(10);[.B127]));0;FIND(CHAR(10);[.B127])))" office:value-type="string" office:string-value="0x83">
            <text:p>0x83</text:p>
          </table:table-cell>
          <table:table-cell/>
          <table:table-cell table:formula="of:=IF(ISERR(FIND(&quot;VK_&quot;;[.E127]));&quot;&quot;;SUBSTITUTE([.E127];&quot;VK_&quot;;[.$I$1]))" office:value-type="string" office:string-value="FUI.BUTTON_F20">
            <text:p>FUI.BUTTON_F20</text:p>
          </table:table-cell>
          <table:table-cell table:style-name="ce14" table:formula="of:=LEN([.I127])" office:value-type="float" office:value="14">
            <text:p>14</text:p>
          </table:table-cell>
          <table:table-cell table:style-name="ce14" table:formula="of:=LEFT(&quot;                                                            &quot;;IF([.J127]=0;MAX(0;[.$J$1]-LEN([.F127])-1);[.$J$1]-[.J127]))" office:value-type="string" office:string-value="                ">
            <text:p><text:s text:c="16"/></text:p>
          </table:table-cell>
          <table:table-cell table:style-name="ce14" table:formula="of:=IF([.I127]&lt;&gt;&quot;&quot;;CONCATENATE([.I127];[.K127];&quot;= &quot;;[.G127];&quot;;&quot;);CONCATENATE(&quot;// &quot;;[.F127];[.K127];[.G127]))" office:value-type="string" office:string-value="FUI.BUTTON_F20                = 0x83;">
            <text:p>FUI.BUTTON_F20 <text:s text:c="15"/>= 0x8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21</text:p>
            <text:p>0x84</text:p>
          </table:table-cell>
          <table:table-cell table:style-name="ce10" office:value-type="string">
            <text:p>F21 key</text:p>
          </table:table-cell>
          <table:table-cell/>
          <table:table-cell table:formula="of:=LEFT([.B128];IF(ISERR(FIND(CHAR(10);[.B128]));0;FIND(CHAR(10);[.B128])-1))" office:value-type="string" office:string-value="VK_F21">
            <text:p>VK_F21</text:p>
          </table:table-cell>
          <table:table-cell table:formula="of:=[.C128]" office:value-type="string" office:string-value="F21 key">
            <text:p>F21 key</text:p>
          </table:table-cell>
          <table:table-cell table:formula="of:=RIGHT([.B128];LEN([.B128])-IF(ISERR(FIND(CHAR(10);[.B128]));0;FIND(CHAR(10);[.B128])))" office:value-type="string" office:string-value="0x84">
            <text:p>0x84</text:p>
          </table:table-cell>
          <table:table-cell/>
          <table:table-cell table:formula="of:=IF(ISERR(FIND(&quot;VK_&quot;;[.E128]));&quot;&quot;;SUBSTITUTE([.E128];&quot;VK_&quot;;[.$I$1]))" office:value-type="string" office:string-value="FUI.BUTTON_F21">
            <text:p>FUI.BUTTON_F21</text:p>
          </table:table-cell>
          <table:table-cell table:style-name="ce14" table:formula="of:=LEN([.I128])" office:value-type="float" office:value="14">
            <text:p>14</text:p>
          </table:table-cell>
          <table:table-cell table:style-name="ce14" table:formula="of:=LEFT(&quot;                                                            &quot;;IF([.J128]=0;MAX(0;[.$J$1]-LEN([.F128])-1);[.$J$1]-[.J128]))" office:value-type="string" office:string-value="                ">
            <text:p><text:s text:c="16"/></text:p>
          </table:table-cell>
          <table:table-cell table:style-name="ce14" table:formula="of:=IF([.I128]&lt;&gt;&quot;&quot;;CONCATENATE([.I128];[.K128];&quot;= &quot;;[.G128];&quot;;&quot;);CONCATENATE(&quot;// &quot;;[.F128];[.K128];[.G128]))" office:value-type="string" office:string-value="FUI.BUTTON_F21                = 0x84;">
            <text:p>FUI.BUTTON_F21 <text:s text:c="15"/>= 0x8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22</text:p>
            <text:p>0x85</text:p>
          </table:table-cell>
          <table:table-cell table:style-name="ce10" office:value-type="string">
            <text:p>F22 key</text:p>
          </table:table-cell>
          <table:table-cell/>
          <table:table-cell table:formula="of:=LEFT([.B129];IF(ISERR(FIND(CHAR(10);[.B129]));0;FIND(CHAR(10);[.B129])-1))" office:value-type="string" office:string-value="VK_F22">
            <text:p>VK_F22</text:p>
          </table:table-cell>
          <table:table-cell table:formula="of:=[.C129]" office:value-type="string" office:string-value="F22 key">
            <text:p>F22 key</text:p>
          </table:table-cell>
          <table:table-cell table:formula="of:=RIGHT([.B129];LEN([.B129])-IF(ISERR(FIND(CHAR(10);[.B129]));0;FIND(CHAR(10);[.B129])))" office:value-type="string" office:string-value="0x85">
            <text:p>0x85</text:p>
          </table:table-cell>
          <table:table-cell/>
          <table:table-cell table:formula="of:=IF(ISERR(FIND(&quot;VK_&quot;;[.E129]));&quot;&quot;;SUBSTITUTE([.E129];&quot;VK_&quot;;[.$I$1]))" office:value-type="string" office:string-value="FUI.BUTTON_F22">
            <text:p>FUI.BUTTON_F22</text:p>
          </table:table-cell>
          <table:table-cell table:style-name="ce14" table:formula="of:=LEN([.I129])" office:value-type="float" office:value="14">
            <text:p>14</text:p>
          </table:table-cell>
          <table:table-cell table:style-name="ce14" table:formula="of:=LEFT(&quot;                                                            &quot;;IF([.J129]=0;MAX(0;[.$J$1]-LEN([.F129])-1);[.$J$1]-[.J129]))" office:value-type="string" office:string-value="                ">
            <text:p><text:s text:c="16"/></text:p>
          </table:table-cell>
          <table:table-cell table:style-name="ce14" table:formula="of:=IF([.I129]&lt;&gt;&quot;&quot;;CONCATENATE([.I129];[.K129];&quot;= &quot;;[.G129];&quot;;&quot;);CONCATENATE(&quot;// &quot;;[.F129];[.K129];[.G129]))" office:value-type="string" office:string-value="FUI.BUTTON_F22                = 0x85;">
            <text:p>FUI.BUTTON_F22 <text:s text:c="15"/>= 0x8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23</text:p>
            <text:p>0x86</text:p>
          </table:table-cell>
          <table:table-cell table:style-name="ce10" office:value-type="string">
            <text:p>F23 key</text:p>
          </table:table-cell>
          <table:table-cell/>
          <table:table-cell table:formula="of:=LEFT([.B130];IF(ISERR(FIND(CHAR(10);[.B130]));0;FIND(CHAR(10);[.B130])-1))" office:value-type="string" office:string-value="VK_F23">
            <text:p>VK_F23</text:p>
          </table:table-cell>
          <table:table-cell table:formula="of:=[.C130]" office:value-type="string" office:string-value="F23 key">
            <text:p>F23 key</text:p>
          </table:table-cell>
          <table:table-cell table:formula="of:=RIGHT([.B130];LEN([.B130])-IF(ISERR(FIND(CHAR(10);[.B130]));0;FIND(CHAR(10);[.B130])))" office:value-type="string" office:string-value="0x86">
            <text:p>0x86</text:p>
          </table:table-cell>
          <table:table-cell/>
          <table:table-cell table:formula="of:=IF(ISERR(FIND(&quot;VK_&quot;;[.E130]));&quot;&quot;;SUBSTITUTE([.E130];&quot;VK_&quot;;[.$I$1]))" office:value-type="string" office:string-value="FUI.BUTTON_F23">
            <text:p>FUI.BUTTON_F23</text:p>
          </table:table-cell>
          <table:table-cell table:style-name="ce14" table:formula="of:=LEN([.I130])" office:value-type="float" office:value="14">
            <text:p>14</text:p>
          </table:table-cell>
          <table:table-cell table:style-name="ce14" table:formula="of:=LEFT(&quot;                                                            &quot;;IF([.J130]=0;MAX(0;[.$J$1]-LEN([.F130])-1);[.$J$1]-[.J130]))" office:value-type="string" office:string-value="                ">
            <text:p><text:s text:c="16"/></text:p>
          </table:table-cell>
          <table:table-cell table:style-name="ce14" table:formula="of:=IF([.I130]&lt;&gt;&quot;&quot;;CONCATENATE([.I130];[.K130];&quot;= &quot;;[.G130];&quot;;&quot;);CONCATENATE(&quot;// &quot;;[.F130];[.K130];[.G130]))" office:value-type="string" office:string-value="FUI.BUTTON_F23                = 0x86;">
            <text:p>FUI.BUTTON_F23 <text:s text:c="15"/>= 0x8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F24</text:p>
            <text:p>0x87</text:p>
          </table:table-cell>
          <table:table-cell table:style-name="ce10" office:value-type="string">
            <text:p>F24 key</text:p>
          </table:table-cell>
          <table:table-cell/>
          <table:table-cell table:formula="of:=LEFT([.B131];IF(ISERR(FIND(CHAR(10);[.B131]));0;FIND(CHAR(10);[.B131])-1))" office:value-type="string" office:string-value="VK_F24">
            <text:p>VK_F24</text:p>
          </table:table-cell>
          <table:table-cell table:formula="of:=[.C131]" office:value-type="string" office:string-value="F24 key">
            <text:p>F24 key</text:p>
          </table:table-cell>
          <table:table-cell table:formula="of:=RIGHT([.B131];LEN([.B131])-IF(ISERR(FIND(CHAR(10);[.B131]));0;FIND(CHAR(10);[.B131])))" office:value-type="string" office:string-value="0x87">
            <text:p>0x87</text:p>
          </table:table-cell>
          <table:table-cell/>
          <table:table-cell table:formula="of:=IF(ISERR(FIND(&quot;VK_&quot;;[.E131]));&quot;&quot;;SUBSTITUTE([.E131];&quot;VK_&quot;;[.$I$1]))" office:value-type="string" office:string-value="FUI.BUTTON_F24">
            <text:p>FUI.BUTTON_F24</text:p>
          </table:table-cell>
          <table:table-cell table:style-name="ce14" table:formula="of:=LEN([.I131])" office:value-type="float" office:value="14">
            <text:p>14</text:p>
          </table:table-cell>
          <table:table-cell table:style-name="ce14" table:formula="of:=LEFT(&quot;                                                            &quot;;IF([.J131]=0;MAX(0;[.$J$1]-LEN([.F131])-1);[.$J$1]-[.J131]))" office:value-type="string" office:string-value="                ">
            <text:p><text:s text:c="16"/></text:p>
          </table:table-cell>
          <table:table-cell table:style-name="ce14" table:formula="of:=IF([.I131]&lt;&gt;&quot;&quot;;CONCATENATE([.I131];[.K131];&quot;= &quot;;[.G131];&quot;;&quot;);CONCATENATE(&quot;// &quot;;[.F131];[.K131];[.G131]))" office:value-type="string" office:string-value="FUI.BUTTON_F24                = 0x87;">
            <text:p>FUI.BUTTON_F24 <text:s text:c="15"/>= 0x8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88-8F</text:p>
          </table:table-cell>
          <table:table-cell table:style-name="ce6" office:value-type="string">
            <text:p>Unassigned</text:p>
          </table:table-cell>
          <table:table-cell table:style-name="ce3"/>
          <table:table-cell table:style-name="ce3" table:formula="of:=LEFT([.B132];IF(ISERR(FIND(CHAR(10);[.B132]));0;FIND(CHAR(10);[.B132])-1))" office:value-type="string" office:string-value="-">
            <text:p>-</text:p>
          </table:table-cell>
          <table:table-cell table:style-name="ce3" table:formula="of:=[.C132]" office:value-type="string" office:string-value="Unassigned">
            <text:p>Unassigned</text:p>
          </table:table-cell>
          <table:table-cell table:style-name="ce3" table:formula="of:=RIGHT([.B132];LEN([.B132])-IF(ISERR(FIND(CHAR(10);[.B132]));0;FIND(CHAR(10);[.B132])))" office:value-type="string" office:string-value="0x88-8F">
            <text:p>0x88-8F</text:p>
          </table:table-cell>
          <table:table-cell table:style-name="ce3"/>
          <table:table-cell table:formula="of:=IF(ISERR(FIND(&quot;VK_&quot;;[.E132]));&quot;&quot;;SUBSTITUTE([.E132];&quot;VK_&quot;;[.$I$1]))">
            <text:p/>
          </table:table-cell>
          <table:table-cell table:style-name="ce14" table:formula="of:=LEN([.I132])" office:value-type="float" office:value="0">
            <text:p>0</text:p>
          </table:table-cell>
          <table:table-cell table:style-name="ce14" table:formula="of:=LEFT(&quot;                                                            &quot;;IF([.J132]=0;MAX(0;[.$J$1]-LEN([.F132])-1);[.$J$1]-[.J132]))" office:value-type="string" office:string-value="                   ">
            <text:p><text:s text:c="19"/></text:p>
          </table:table-cell>
          <table:table-cell table:style-name="ce14" table:formula="of:=IF([.I132]&lt;&gt;&quot;&quot;;CONCATENATE([.I132];[.K132];&quot;= &quot;;[.G132];&quot;;&quot;);CONCATENATE(&quot;// &quot;;[.F132];[.K132];[.G132]))" office:value-type="string" office:string-value="// Unassigned                   0x88-8F">
            <text:p>// Unassigned <text:s text:c="18"/>0x88-8F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VK_NUMLOCK</text:p>
            <text:p>0x90</text:p>
          </table:table-cell>
          <table:table-cell table:style-name="ce10" office:value-type="string">
            <text:p>NUM LOCK key</text:p>
          </table:table-cell>
          <table:table-cell/>
          <table:table-cell table:formula="of:=LEFT([.B133];IF(ISERR(FIND(CHAR(10);[.B133]));0;FIND(CHAR(10);[.B133])-1))" office:value-type="string" office:string-value="VK_NUMLOCK">
            <text:p>VK_NUMLOCK</text:p>
          </table:table-cell>
          <table:table-cell table:formula="of:=[.C133]" office:value-type="string" office:string-value="NUM LOCK key">
            <text:p>NUM LOCK key</text:p>
          </table:table-cell>
          <table:table-cell table:formula="of:=RIGHT([.B133];LEN([.B133])-IF(ISERR(FIND(CHAR(10);[.B133]));0;FIND(CHAR(10);[.B133])))" office:value-type="string" office:string-value="0x90">
            <text:p>0x90</text:p>
          </table:table-cell>
          <table:table-cell/>
          <table:table-cell table:formula="of:=IF(ISERR(FIND(&quot;VK_&quot;;[.E133]));&quot;&quot;;SUBSTITUTE([.E133];&quot;VK_&quot;;[.$I$1]))" office:value-type="string" office:string-value="FUI.BUTTON_NUMLOCK">
            <text:p>FUI.BUTTON_NUMLOCK</text:p>
          </table:table-cell>
          <table:table-cell table:style-name="ce14" table:formula="of:=LEN([.I133])" office:value-type="float" office:value="18">
            <text:p>18</text:p>
          </table:table-cell>
          <table:table-cell table:style-name="ce14" table:formula="of:=LEFT(&quot;                                                            &quot;;IF([.J133]=0;MAX(0;[.$J$1]-LEN([.F133])-1);[.$J$1]-[.J133]))" office:value-type="string" office:string-value="            ">
            <text:p><text:s text:c="12"/></text:p>
          </table:table-cell>
          <table:table-cell table:style-name="ce14" table:formula="of:=IF([.I133]&lt;&gt;&quot;&quot;;CONCATENATE([.I133];[.K133];&quot;= &quot;;[.G133];&quot;;&quot;);CONCATENATE(&quot;// &quot;;[.F133];[.K133];[.G133]))" office:value-type="string" office:string-value="FUI.BUTTON_NUMLOCK            = 0x90;">
            <text:p>FUI.BUTTON_NUMLOCK <text:s text:c="11"/>= 0x9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SCROLL</text:p>
            <text:p>0x91</text:p>
          </table:table-cell>
          <table:table-cell table:style-name="ce10" office:value-type="string">
            <text:p>SCROLL LOCK key</text:p>
          </table:table-cell>
          <table:table-cell/>
          <table:table-cell table:formula="of:=LEFT([.B134];IF(ISERR(FIND(CHAR(10);[.B134]));0;FIND(CHAR(10);[.B134])-1))" office:value-type="string" office:string-value="VK_SCROLL">
            <text:p>VK_SCROLL</text:p>
          </table:table-cell>
          <table:table-cell table:formula="of:=[.C134]" office:value-type="string" office:string-value="SCROLL LOCK key">
            <text:p>SCROLL LOCK key</text:p>
          </table:table-cell>
          <table:table-cell table:formula="of:=RIGHT([.B134];LEN([.B134])-IF(ISERR(FIND(CHAR(10);[.B134]));0;FIND(CHAR(10);[.B134])))" office:value-type="string" office:string-value="0x91">
            <text:p>0x91</text:p>
          </table:table-cell>
          <table:table-cell/>
          <table:table-cell table:formula="of:=IF(ISERR(FIND(&quot;VK_&quot;;[.E134]));&quot;&quot;;SUBSTITUTE([.E134];&quot;VK_&quot;;[.$I$1]))" office:value-type="string" office:string-value="FUI.BUTTON_SCROLL">
            <text:p>FUI.BUTTON_SCROLL</text:p>
          </table:table-cell>
          <table:table-cell table:style-name="ce14" table:formula="of:=LEN([.I134])" office:value-type="float" office:value="17">
            <text:p>17</text:p>
          </table:table-cell>
          <table:table-cell table:style-name="ce14" table:formula="of:=LEFT(&quot;                                                            &quot;;IF([.J134]=0;MAX(0;[.$J$1]-LEN([.F134])-1);[.$J$1]-[.J134]))" office:value-type="string" office:string-value="             ">
            <text:p><text:s text:c="13"/></text:p>
          </table:table-cell>
          <table:table-cell table:style-name="ce14" table:formula="of:=IF([.I134]&lt;&gt;&quot;&quot;;CONCATENATE([.I134];[.K134];&quot;= &quot;;[.G134];&quot;;&quot;);CONCATENATE(&quot;// &quot;;[.F134];[.K134];[.G134]))" office:value-type="string" office:string-value="FUI.BUTTON_SCROLL             = 0x91;">
            <text:p>FUI.BUTTON_SCROLL <text:s text:c="12"/>= 0x9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4"/>
          <table:table-cell table:style-name="ce9" office:value-type="string">
            <text:p>0x92-96</text:p>
          </table:table-cell>
          <table:table-cell table:style-name="ce12" office:value-type="string">
            <text:p>OEM specific</text:p>
          </table:table-cell>
          <table:table-cell table:style-name="ce4"/>
          <table:table-cell table:style-name="ce4" table:formula="of:=LEFT([.B135];IF(ISERR(FIND(CHAR(10);[.B135]));0;FIND(CHAR(10);[.B135])-1))">
            <text:p/>
          </table:table-cell>
          <table:table-cell table:style-name="ce4" table:formula="of:=[.C135]" office:value-type="string" office:string-value="OEM specific">
            <text:p>OEM specific</text:p>
          </table:table-cell>
          <table:table-cell table:style-name="ce4" table:formula="of:=RIGHT([.B135];LEN([.B135])-IF(ISERR(FIND(CHAR(10);[.B135]));0;FIND(CHAR(10);[.B135])))" office:value-type="string" office:string-value="0x92-96">
            <text:p>0x92-96</text:p>
          </table:table-cell>
          <table:table-cell table:style-name="ce4"/>
          <table:table-cell table:formula="of:=IF(ISERR(FIND(&quot;VK_&quot;;[.E135]));&quot;&quot;;SUBSTITUTE([.E135];&quot;VK_&quot;;[.$I$1]))">
            <text:p/>
          </table:table-cell>
          <table:table-cell table:style-name="ce14" table:formula="of:=LEN([.I135])" office:value-type="float" office:value="0">
            <text:p>0</text:p>
          </table:table-cell>
          <table:table-cell table:style-name="ce14" table:formula="of:=LEFT(&quot;                                                            &quot;;IF([.J135]=0;MAX(0;[.$J$1]-LEN([.F135])-1);[.$J$1]-[.J135]))" office:value-type="string" office:string-value="                 ">
            <text:p><text:s text:c="17"/></text:p>
          </table:table-cell>
          <table:table-cell table:style-name="ce14" table:formula="of:=IF([.I135]&lt;&gt;&quot;&quot;;CONCATENATE([.I135];[.K135];&quot;= &quot;;[.G135];&quot;;&quot;);CONCATENATE(&quot;// &quot;;[.F135];[.K135];[.G135]))" office:value-type="string" office:string-value="// OEM specific                 0x92-96">
            <text:p>// OEM specific <text:s text:c="16"/>0x92-96</text:p>
          </table:table-cell>
          <table:table-cell table:style-name="ce14" table:number-columns-repeated="2"/>
          <table:table-cell table:style-name="ce4"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97-9F</text:p>
          </table:table-cell>
          <table:table-cell table:style-name="ce6" office:value-type="string">
            <text:p>Unassigned</text:p>
          </table:table-cell>
          <table:table-cell table:style-name="ce3"/>
          <table:table-cell table:style-name="ce3" table:formula="of:=LEFT([.B136];IF(ISERR(FIND(CHAR(10);[.B136]));0;FIND(CHAR(10);[.B136])-1))" office:value-type="string" office:string-value="-">
            <text:p>-</text:p>
          </table:table-cell>
          <table:table-cell table:style-name="ce3" table:formula="of:=[.C136]" office:value-type="string" office:string-value="Unassigned">
            <text:p>Unassigned</text:p>
          </table:table-cell>
          <table:table-cell table:style-name="ce3" table:formula="of:=RIGHT([.B136];LEN([.B136])-IF(ISERR(FIND(CHAR(10);[.B136]));0;FIND(CHAR(10);[.B136])))" office:value-type="string" office:string-value="0x97-9F">
            <text:p>0x97-9F</text:p>
          </table:table-cell>
          <table:table-cell table:style-name="ce3"/>
          <table:table-cell table:formula="of:=IF(ISERR(FIND(&quot;VK_&quot;;[.E136]));&quot;&quot;;SUBSTITUTE([.E136];&quot;VK_&quot;;[.$I$1]))">
            <text:p/>
          </table:table-cell>
          <table:table-cell table:style-name="ce14" table:formula="of:=LEN([.I136])" office:value-type="float" office:value="0">
            <text:p>0</text:p>
          </table:table-cell>
          <table:table-cell table:style-name="ce14" table:formula="of:=LEFT(&quot;                                                            &quot;;IF([.J136]=0;MAX(0;[.$J$1]-LEN([.F136])-1);[.$J$1]-[.J136]))" office:value-type="string" office:string-value="                   ">
            <text:p><text:s text:c="19"/></text:p>
          </table:table-cell>
          <table:table-cell table:style-name="ce14" table:formula="of:=IF([.I136]&lt;&gt;&quot;&quot;;CONCATENATE([.I136];[.K136];&quot;= &quot;;[.G136];&quot;;&quot;);CONCATENATE(&quot;// &quot;;[.F136];[.K136];[.G136]))" office:value-type="string" office:string-value="// Unassigned                   0x97-9F">
            <text:p>// Unassigned <text:s text:c="18"/>0x97-9F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VK_LSHIFT</text:p>
            <text:p>0xA0</text:p>
          </table:table-cell>
          <table:table-cell table:style-name="ce10" office:value-type="string">
            <text:p>Left SHIFT key</text:p>
          </table:table-cell>
          <table:table-cell/>
          <table:table-cell table:formula="of:=LEFT([.B137];IF(ISERR(FIND(CHAR(10);[.B137]));0;FIND(CHAR(10);[.B137])-1))" office:value-type="string" office:string-value="VK_LSHIFT">
            <text:p>VK_LSHIFT</text:p>
          </table:table-cell>
          <table:table-cell table:formula="of:=[.C137]" office:value-type="string" office:string-value="Left SHIFT key">
            <text:p>Left SHIFT key</text:p>
          </table:table-cell>
          <table:table-cell table:formula="of:=RIGHT([.B137];LEN([.B137])-IF(ISERR(FIND(CHAR(10);[.B137]));0;FIND(CHAR(10);[.B137])))" office:value-type="string" office:string-value="0xA0">
            <text:p>0xA0</text:p>
          </table:table-cell>
          <table:table-cell/>
          <table:table-cell table:formula="of:=IF(ISERR(FIND(&quot;VK_&quot;;[.E137]));&quot;&quot;;SUBSTITUTE([.E137];&quot;VK_&quot;;[.$I$1]))" office:value-type="string" office:string-value="FUI.BUTTON_LSHIFT">
            <text:p>FUI.BUTTON_LSHIFT</text:p>
          </table:table-cell>
          <table:table-cell table:style-name="ce14" table:formula="of:=LEN([.I137])" office:value-type="float" office:value="17">
            <text:p>17</text:p>
          </table:table-cell>
          <table:table-cell table:style-name="ce14" table:formula="of:=LEFT(&quot;                                                            &quot;;IF([.J137]=0;MAX(0;[.$J$1]-LEN([.F137])-1);[.$J$1]-[.J137]))" office:value-type="string" office:string-value="             ">
            <text:p><text:s text:c="13"/></text:p>
          </table:table-cell>
          <table:table-cell table:style-name="ce14" table:formula="of:=IF([.I137]&lt;&gt;&quot;&quot;;CONCATENATE([.I137];[.K137];&quot;= &quot;;[.G137];&quot;;&quot;);CONCATENATE(&quot;// &quot;;[.F137];[.K137];[.G137]))" office:value-type="string" office:string-value="FUI.BUTTON_LSHIFT             = 0xA0;">
            <text:p>FUI.BUTTON_LSHIFT <text:s text:c="12"/>= 0xA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SHIFT</text:p>
            <text:p>0xA1</text:p>
          </table:table-cell>
          <table:table-cell table:style-name="ce10" office:value-type="string">
            <text:p>Right SHIFT key</text:p>
          </table:table-cell>
          <table:table-cell/>
          <table:table-cell table:formula="of:=LEFT([.B138];IF(ISERR(FIND(CHAR(10);[.B138]));0;FIND(CHAR(10);[.B138])-1))" office:value-type="string" office:string-value="VK_RSHIFT">
            <text:p>VK_RSHIFT</text:p>
          </table:table-cell>
          <table:table-cell table:formula="of:=[.C138]" office:value-type="string" office:string-value="Right SHIFT key">
            <text:p>Right SHIFT key</text:p>
          </table:table-cell>
          <table:table-cell table:formula="of:=RIGHT([.B138];LEN([.B138])-IF(ISERR(FIND(CHAR(10);[.B138]));0;FIND(CHAR(10);[.B138])))" office:value-type="string" office:string-value="0xA1">
            <text:p>0xA1</text:p>
          </table:table-cell>
          <table:table-cell/>
          <table:table-cell table:formula="of:=IF(ISERR(FIND(&quot;VK_&quot;;[.E138]));&quot;&quot;;SUBSTITUTE([.E138];&quot;VK_&quot;;[.$I$1]))" office:value-type="string" office:string-value="FUI.BUTTON_RSHIFT">
            <text:p>FUI.BUTTON_RSHIFT</text:p>
          </table:table-cell>
          <table:table-cell table:style-name="ce14" table:formula="of:=LEN([.I138])" office:value-type="float" office:value="17">
            <text:p>17</text:p>
          </table:table-cell>
          <table:table-cell table:style-name="ce14" table:formula="of:=LEFT(&quot;                                                            &quot;;IF([.J138]=0;MAX(0;[.$J$1]-LEN([.F138])-1);[.$J$1]-[.J138]))" office:value-type="string" office:string-value="             ">
            <text:p><text:s text:c="13"/></text:p>
          </table:table-cell>
          <table:table-cell table:style-name="ce14" table:formula="of:=IF([.I138]&lt;&gt;&quot;&quot;;CONCATENATE([.I138];[.K138];&quot;= &quot;;[.G138];&quot;;&quot;);CONCATENATE(&quot;// &quot;;[.F138];[.K138];[.G138]))" office:value-type="string" office:string-value="FUI.BUTTON_RSHIFT             = 0xA1;">
            <text:p>FUI.BUTTON_RSHIFT <text:s text:c="12"/>= 0xA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CONTROL</text:p>
            <text:p>0xA2</text:p>
          </table:table-cell>
          <table:table-cell table:style-name="ce10" office:value-type="string">
            <text:p>Left CONTROL key</text:p>
          </table:table-cell>
          <table:table-cell/>
          <table:table-cell table:formula="of:=LEFT([.B139];IF(ISERR(FIND(CHAR(10);[.B139]));0;FIND(CHAR(10);[.B139])-1))" office:value-type="string" office:string-value="VK_LCONTROL">
            <text:p>VK_LCONTROL</text:p>
          </table:table-cell>
          <table:table-cell table:formula="of:=[.C139]" office:value-type="string" office:string-value="Left CONTROL key">
            <text:p>Left CONTROL key</text:p>
          </table:table-cell>
          <table:table-cell table:formula="of:=RIGHT([.B139];LEN([.B139])-IF(ISERR(FIND(CHAR(10);[.B139]));0;FIND(CHAR(10);[.B139])))" office:value-type="string" office:string-value="0xA2">
            <text:p>0xA2</text:p>
          </table:table-cell>
          <table:table-cell/>
          <table:table-cell table:formula="of:=IF(ISERR(FIND(&quot;VK_&quot;;[.E139]));&quot;&quot;;SUBSTITUTE([.E139];&quot;VK_&quot;;[.$I$1]))" office:value-type="string" office:string-value="FUI.BUTTON_LCONTROL">
            <text:p>FUI.BUTTON_LCONTROL</text:p>
          </table:table-cell>
          <table:table-cell table:style-name="ce14" table:formula="of:=LEN([.I139])" office:value-type="float" office:value="19">
            <text:p>19</text:p>
          </table:table-cell>
          <table:table-cell table:style-name="ce14" table:formula="of:=LEFT(&quot;                                                            &quot;;IF([.J139]=0;MAX(0;[.$J$1]-LEN([.F139])-1);[.$J$1]-[.J139]))" office:value-type="string" office:string-value="           ">
            <text:p><text:s text:c="11"/></text:p>
          </table:table-cell>
          <table:table-cell table:style-name="ce14" table:formula="of:=IF([.I139]&lt;&gt;&quot;&quot;;CONCATENATE([.I139];[.K139];&quot;= &quot;;[.G139];&quot;;&quot;);CONCATENATE(&quot;// &quot;;[.F139];[.K139];[.G139]))" office:value-type="string" office:string-value="FUI.BUTTON_LCONTROL           = 0xA2;">
            <text:p>FUI.BUTTON_LCONTROL <text:s text:c="10"/>= 0xA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CONTROL</text:p>
            <text:p>0xA3</text:p>
          </table:table-cell>
          <table:table-cell table:style-name="ce10" office:value-type="string">
            <text:p>Right CONTROL key</text:p>
          </table:table-cell>
          <table:table-cell/>
          <table:table-cell table:formula="of:=LEFT([.B140];IF(ISERR(FIND(CHAR(10);[.B140]));0;FIND(CHAR(10);[.B140])-1))" office:value-type="string" office:string-value="VK_RCONTROL">
            <text:p>VK_RCONTROL</text:p>
          </table:table-cell>
          <table:table-cell table:formula="of:=[.C140]" office:value-type="string" office:string-value="Right CONTROL key">
            <text:p>Right CONTROL key</text:p>
          </table:table-cell>
          <table:table-cell table:formula="of:=RIGHT([.B140];LEN([.B140])-IF(ISERR(FIND(CHAR(10);[.B140]));0;FIND(CHAR(10);[.B140])))" office:value-type="string" office:string-value="0xA3">
            <text:p>0xA3</text:p>
          </table:table-cell>
          <table:table-cell/>
          <table:table-cell table:formula="of:=IF(ISERR(FIND(&quot;VK_&quot;;[.E140]));&quot;&quot;;SUBSTITUTE([.E140];&quot;VK_&quot;;[.$I$1]))" office:value-type="string" office:string-value="FUI.BUTTON_RCONTROL">
            <text:p>FUI.BUTTON_RCONTROL</text:p>
          </table:table-cell>
          <table:table-cell table:style-name="ce14" table:formula="of:=LEN([.I140])" office:value-type="float" office:value="19">
            <text:p>19</text:p>
          </table:table-cell>
          <table:table-cell table:style-name="ce14" table:formula="of:=LEFT(&quot;                                                            &quot;;IF([.J140]=0;MAX(0;[.$J$1]-LEN([.F140])-1);[.$J$1]-[.J140]))" office:value-type="string" office:string-value="           ">
            <text:p><text:s text:c="11"/></text:p>
          </table:table-cell>
          <table:table-cell table:style-name="ce14" table:formula="of:=IF([.I140]&lt;&gt;&quot;&quot;;CONCATENATE([.I140];[.K140];&quot;= &quot;;[.G140];&quot;;&quot;);CONCATENATE(&quot;// &quot;;[.F140];[.K140];[.G140]))" office:value-type="string" office:string-value="FUI.BUTTON_RCONTROL           = 0xA3;">
            <text:p>FUI.BUTTON_RCONTROL <text:s text:c="10"/>= 0xA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MENU</text:p>
            <text:p>0xA4</text:p>
          </table:table-cell>
          <table:table-cell table:style-name="ce10" office:value-type="string">
            <text:p>Left MENU key</text:p>
          </table:table-cell>
          <table:table-cell/>
          <table:table-cell table:formula="of:=LEFT([.B141];IF(ISERR(FIND(CHAR(10);[.B141]));0;FIND(CHAR(10);[.B141])-1))" office:value-type="string" office:string-value="VK_LMENU">
            <text:p>VK_LMENU</text:p>
          </table:table-cell>
          <table:table-cell table:formula="of:=[.C141]" office:value-type="string" office:string-value="Left MENU key">
            <text:p>Left MENU key</text:p>
          </table:table-cell>
          <table:table-cell table:formula="of:=RIGHT([.B141];LEN([.B141])-IF(ISERR(FIND(CHAR(10);[.B141]));0;FIND(CHAR(10);[.B141])))" office:value-type="string" office:string-value="0xA4">
            <text:p>0xA4</text:p>
          </table:table-cell>
          <table:table-cell/>
          <table:table-cell table:formula="of:=IF(ISERR(FIND(&quot;VK_&quot;;[.E141]));&quot;&quot;;SUBSTITUTE([.E141];&quot;VK_&quot;;[.$I$1]))" office:value-type="string" office:string-value="FUI.BUTTON_LMENU">
            <text:p>FUI.BUTTON_LMENU</text:p>
          </table:table-cell>
          <table:table-cell table:style-name="ce14" table:formula="of:=LEN([.I141])" office:value-type="float" office:value="16">
            <text:p>16</text:p>
          </table:table-cell>
          <table:table-cell table:style-name="ce14" table:formula="of:=LEFT(&quot;                                                            &quot;;IF([.J141]=0;MAX(0;[.$J$1]-LEN([.F141])-1);[.$J$1]-[.J141]))" office:value-type="string" office:string-value="              ">
            <text:p><text:s text:c="14"/></text:p>
          </table:table-cell>
          <table:table-cell table:style-name="ce14" table:formula="of:=IF([.I141]&lt;&gt;&quot;&quot;;CONCATENATE([.I141];[.K141];&quot;= &quot;;[.G141];&quot;;&quot;);CONCATENATE(&quot;// &quot;;[.F141];[.K141];[.G141]))" office:value-type="string" office:string-value="FUI.BUTTON_LMENU              = 0xA4;">
            <text:p>FUI.BUTTON_LMENU <text:s text:c="13"/>= 0xA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RMENU</text:p>
            <text:p>0xA5</text:p>
          </table:table-cell>
          <table:table-cell table:style-name="ce10" office:value-type="string">
            <text:p>Right MENU key</text:p>
          </table:table-cell>
          <table:table-cell/>
          <table:table-cell table:formula="of:=LEFT([.B142];IF(ISERR(FIND(CHAR(10);[.B142]));0;FIND(CHAR(10);[.B142])-1))" office:value-type="string" office:string-value="VK_RMENU">
            <text:p>VK_RMENU</text:p>
          </table:table-cell>
          <table:table-cell table:formula="of:=[.C142]" office:value-type="string" office:string-value="Right MENU key">
            <text:p>Right MENU key</text:p>
          </table:table-cell>
          <table:table-cell table:formula="of:=RIGHT([.B142];LEN([.B142])-IF(ISERR(FIND(CHAR(10);[.B142]));0;FIND(CHAR(10);[.B142])))" office:value-type="string" office:string-value="0xA5">
            <text:p>0xA5</text:p>
          </table:table-cell>
          <table:table-cell/>
          <table:table-cell table:formula="of:=IF(ISERR(FIND(&quot;VK_&quot;;[.E142]));&quot;&quot;;SUBSTITUTE([.E142];&quot;VK_&quot;;[.$I$1]))" office:value-type="string" office:string-value="FUI.BUTTON_RMENU">
            <text:p>FUI.BUTTON_RMENU</text:p>
          </table:table-cell>
          <table:table-cell table:style-name="ce14" table:formula="of:=LEN([.I142])" office:value-type="float" office:value="16">
            <text:p>16</text:p>
          </table:table-cell>
          <table:table-cell table:style-name="ce14" table:formula="of:=LEFT(&quot;                                                            &quot;;IF([.J142]=0;MAX(0;[.$J$1]-LEN([.F142])-1);[.$J$1]-[.J142]))" office:value-type="string" office:string-value="              ">
            <text:p><text:s text:c="14"/></text:p>
          </table:table-cell>
          <table:table-cell table:style-name="ce14" table:formula="of:=IF([.I142]&lt;&gt;&quot;&quot;;CONCATENATE([.I142];[.K142];&quot;= &quot;;[.G142];&quot;;&quot;);CONCATENATE(&quot;// &quot;;[.F142];[.K142];[.G142]))" office:value-type="string" office:string-value="FUI.BUTTON_RMENU              = 0xA5;">
            <text:p>FUI.BUTTON_RMENU <text:s text:c="13"/>= 0xA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BACK</text:p>
            <text:p>0xA6</text:p>
          </table:table-cell>
          <table:table-cell table:style-name="ce10" office:value-type="string">
            <text:p>Browser Back key</text:p>
          </table:table-cell>
          <table:table-cell/>
          <table:table-cell table:formula="of:=LEFT([.B143];IF(ISERR(FIND(CHAR(10);[.B143]));0;FIND(CHAR(10);[.B143])-1))" office:value-type="string" office:string-value="VK_BROWSER_BACK">
            <text:p>VK_BROWSER_BACK</text:p>
          </table:table-cell>
          <table:table-cell table:formula="of:=[.C143]" office:value-type="string" office:string-value="Browser Back key">
            <text:p>Browser Back key</text:p>
          </table:table-cell>
          <table:table-cell table:formula="of:=RIGHT([.B143];LEN([.B143])-IF(ISERR(FIND(CHAR(10);[.B143]));0;FIND(CHAR(10);[.B143])))" office:value-type="string" office:string-value="0xA6">
            <text:p>0xA6</text:p>
          </table:table-cell>
          <table:table-cell/>
          <table:table-cell table:formula="of:=IF(ISERR(FIND(&quot;VK_&quot;;[.E143]));&quot;&quot;;SUBSTITUTE([.E143];&quot;VK_&quot;;[.$I$1]))" office:value-type="string" office:string-value="FUI.BUTTON_BROWSER_BACK">
            <text:p>FUI.BUTTON_BROWSER_BACK</text:p>
          </table:table-cell>
          <table:table-cell table:style-name="ce14" table:formula="of:=LEN([.I143])" office:value-type="float" office:value="23">
            <text:p>23</text:p>
          </table:table-cell>
          <table:table-cell table:style-name="ce14" table:formula="of:=LEFT(&quot;                                                            &quot;;IF([.J143]=0;MAX(0;[.$J$1]-LEN([.F143])-1);[.$J$1]-[.J143]))" office:value-type="string" office:string-value="       ">
            <text:p><text:s text:c="7"/></text:p>
          </table:table-cell>
          <table:table-cell table:style-name="ce14" table:formula="of:=IF([.I143]&lt;&gt;&quot;&quot;;CONCATENATE([.I143];[.K143];&quot;= &quot;;[.G143];&quot;;&quot;);CONCATENATE(&quot;// &quot;;[.F143];[.K143];[.G143]))" office:value-type="string" office:string-value="FUI.BUTTON_BROWSER_BACK       = 0xA6;">
            <text:p>FUI.BUTTON_BROWSER_BACK <text:s text:c="6"/>= 0xA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FORWARD</text:p>
            <text:p>0xA7</text:p>
          </table:table-cell>
          <table:table-cell table:style-name="ce10" office:value-type="string">
            <text:p>Browser Forward key</text:p>
          </table:table-cell>
          <table:table-cell/>
          <table:table-cell table:formula="of:=LEFT([.B144];IF(ISERR(FIND(CHAR(10);[.B144]));0;FIND(CHAR(10);[.B144])-1))" office:value-type="string" office:string-value="VK_BROWSER_FORWARD">
            <text:p>VK_BROWSER_FORWARD</text:p>
          </table:table-cell>
          <table:table-cell table:formula="of:=[.C144]" office:value-type="string" office:string-value="Browser Forward key">
            <text:p>Browser Forward key</text:p>
          </table:table-cell>
          <table:table-cell table:formula="of:=RIGHT([.B144];LEN([.B144])-IF(ISERR(FIND(CHAR(10);[.B144]));0;FIND(CHAR(10);[.B144])))" office:value-type="string" office:string-value="0xA7">
            <text:p>0xA7</text:p>
          </table:table-cell>
          <table:table-cell/>
          <table:table-cell table:formula="of:=IF(ISERR(FIND(&quot;VK_&quot;;[.E144]));&quot;&quot;;SUBSTITUTE([.E144];&quot;VK_&quot;;[.$I$1]))" office:value-type="string" office:string-value="FUI.BUTTON_BROWSER_FORWARD">
            <text:p>FUI.BUTTON_BROWSER_FORWARD</text:p>
          </table:table-cell>
          <table:table-cell table:style-name="ce14" table:formula="of:=LEN([.I144])" office:value-type="float" office:value="26">
            <text:p>26</text:p>
          </table:table-cell>
          <table:table-cell table:style-name="ce14" table:formula="of:=LEFT(&quot;                                                            &quot;;IF([.J144]=0;MAX(0;[.$J$1]-LEN([.F144])-1);[.$J$1]-[.J144]))" office:value-type="string" office:string-value="    ">
            <text:p><text:s text:c="4"/></text:p>
          </table:table-cell>
          <table:table-cell table:style-name="ce14" table:formula="of:=IF([.I144]&lt;&gt;&quot;&quot;;CONCATENATE([.I144];[.K144];&quot;= &quot;;[.G144];&quot;;&quot;);CONCATENATE(&quot;// &quot;;[.F144];[.K144];[.G144]))" office:value-type="string" office:string-value="FUI.BUTTON_BROWSER_FORWARD    = 0xA7;">
            <text:p>FUI.BUTTON_BROWSER_FORWARD <text:s text:c="3"/>= 0xA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REFRESH</text:p>
            <text:p>0xA8</text:p>
          </table:table-cell>
          <table:table-cell table:style-name="ce10" office:value-type="string">
            <text:p>Browser Refresh key</text:p>
          </table:table-cell>
          <table:table-cell/>
          <table:table-cell table:formula="of:=LEFT([.B145];IF(ISERR(FIND(CHAR(10);[.B145]));0;FIND(CHAR(10);[.B145])-1))" office:value-type="string" office:string-value="VK_BROWSER_REFRESH">
            <text:p>VK_BROWSER_REFRESH</text:p>
          </table:table-cell>
          <table:table-cell table:formula="of:=[.C145]" office:value-type="string" office:string-value="Browser Refresh key">
            <text:p>Browser Refresh key</text:p>
          </table:table-cell>
          <table:table-cell table:formula="of:=RIGHT([.B145];LEN([.B145])-IF(ISERR(FIND(CHAR(10);[.B145]));0;FIND(CHAR(10);[.B145])))" office:value-type="string" office:string-value="0xA8">
            <text:p>0xA8</text:p>
          </table:table-cell>
          <table:table-cell/>
          <table:table-cell table:formula="of:=IF(ISERR(FIND(&quot;VK_&quot;;[.E145]));&quot;&quot;;SUBSTITUTE([.E145];&quot;VK_&quot;;[.$I$1]))" office:value-type="string" office:string-value="FUI.BUTTON_BROWSER_REFRESH">
            <text:p>FUI.BUTTON_BROWSER_REFRESH</text:p>
          </table:table-cell>
          <table:table-cell table:style-name="ce14" table:formula="of:=LEN([.I145])" office:value-type="float" office:value="26">
            <text:p>26</text:p>
          </table:table-cell>
          <table:table-cell table:style-name="ce14" table:formula="of:=LEFT(&quot;                                                            &quot;;IF([.J145]=0;MAX(0;[.$J$1]-LEN([.F145])-1);[.$J$1]-[.J145]))" office:value-type="string" office:string-value="    ">
            <text:p><text:s text:c="4"/></text:p>
          </table:table-cell>
          <table:table-cell table:style-name="ce14" table:formula="of:=IF([.I145]&lt;&gt;&quot;&quot;;CONCATENATE([.I145];[.K145];&quot;= &quot;;[.G145];&quot;;&quot;);CONCATENATE(&quot;// &quot;;[.F145];[.K145];[.G145]))" office:value-type="string" office:string-value="FUI.BUTTON_BROWSER_REFRESH    = 0xA8;">
            <text:p>FUI.BUTTON_BROWSER_REFRESH <text:s text:c="3"/>= 0xA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STOP</text:p>
            <text:p>0xA9</text:p>
          </table:table-cell>
          <table:table-cell table:style-name="ce10" office:value-type="string">
            <text:p>Browser Stop key</text:p>
          </table:table-cell>
          <table:table-cell/>
          <table:table-cell table:formula="of:=LEFT([.B146];IF(ISERR(FIND(CHAR(10);[.B146]));0;FIND(CHAR(10);[.B146])-1))" office:value-type="string" office:string-value="VK_BROWSER_STOP">
            <text:p>VK_BROWSER_STOP</text:p>
          </table:table-cell>
          <table:table-cell table:formula="of:=[.C146]" office:value-type="string" office:string-value="Browser Stop key">
            <text:p>Browser Stop key</text:p>
          </table:table-cell>
          <table:table-cell table:formula="of:=RIGHT([.B146];LEN([.B146])-IF(ISERR(FIND(CHAR(10);[.B146]));0;FIND(CHAR(10);[.B146])))" office:value-type="string" office:string-value="0xA9">
            <text:p>0xA9</text:p>
          </table:table-cell>
          <table:table-cell/>
          <table:table-cell table:formula="of:=IF(ISERR(FIND(&quot;VK_&quot;;[.E146]));&quot;&quot;;SUBSTITUTE([.E146];&quot;VK_&quot;;[.$I$1]))" office:value-type="string" office:string-value="FUI.BUTTON_BROWSER_STOP">
            <text:p>FUI.BUTTON_BROWSER_STOP</text:p>
          </table:table-cell>
          <table:table-cell table:style-name="ce14" table:formula="of:=LEN([.I146])" office:value-type="float" office:value="23">
            <text:p>23</text:p>
          </table:table-cell>
          <table:table-cell table:style-name="ce14" table:formula="of:=LEFT(&quot;                                                            &quot;;IF([.J146]=0;MAX(0;[.$J$1]-LEN([.F146])-1);[.$J$1]-[.J146]))" office:value-type="string" office:string-value="       ">
            <text:p><text:s text:c="7"/></text:p>
          </table:table-cell>
          <table:table-cell table:style-name="ce14" table:formula="of:=IF([.I146]&lt;&gt;&quot;&quot;;CONCATENATE([.I146];[.K146];&quot;= &quot;;[.G146];&quot;;&quot;);CONCATENATE(&quot;// &quot;;[.F146];[.K146];[.G146]))" office:value-type="string" office:string-value="FUI.BUTTON_BROWSER_STOP       = 0xA9;">
            <text:p>FUI.BUTTON_BROWSER_STOP <text:s text:c="6"/>= 0xA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SEARCH</text:p>
            <text:p>0xAA</text:p>
          </table:table-cell>
          <table:table-cell table:style-name="ce10" office:value-type="string">
            <text:p>Browser Search key </text:p>
          </table:table-cell>
          <table:table-cell/>
          <table:table-cell table:formula="of:=LEFT([.B147];IF(ISERR(FIND(CHAR(10);[.B147]));0;FIND(CHAR(10);[.B147])-1))" office:value-type="string" office:string-value="VK_BROWSER_SEARCH">
            <text:p>VK_BROWSER_SEARCH</text:p>
          </table:table-cell>
          <table:table-cell table:formula="of:=[.C147]" office:value-type="string" office:string-value="Browser Search key ">
            <text:p>Browser Search key </text:p>
          </table:table-cell>
          <table:table-cell table:formula="of:=RIGHT([.B147];LEN([.B147])-IF(ISERR(FIND(CHAR(10);[.B147]));0;FIND(CHAR(10);[.B147])))" office:value-type="string" office:string-value="0xAA">
            <text:p>0xAA</text:p>
          </table:table-cell>
          <table:table-cell/>
          <table:table-cell table:formula="of:=IF(ISERR(FIND(&quot;VK_&quot;;[.E147]));&quot;&quot;;SUBSTITUTE([.E147];&quot;VK_&quot;;[.$I$1]))" office:value-type="string" office:string-value="FUI.BUTTON_BROWSER_SEARCH">
            <text:p>FUI.BUTTON_BROWSER_SEARCH</text:p>
          </table:table-cell>
          <table:table-cell table:style-name="ce14" table:formula="of:=LEN([.I147])" office:value-type="float" office:value="25">
            <text:p>25</text:p>
          </table:table-cell>
          <table:table-cell table:style-name="ce14" table:formula="of:=LEFT(&quot;                                                            &quot;;IF([.J147]=0;MAX(0;[.$J$1]-LEN([.F147])-1);[.$J$1]-[.J147]))" office:value-type="string" office:string-value="     ">
            <text:p><text:s text:c="5"/></text:p>
          </table:table-cell>
          <table:table-cell table:style-name="ce14" table:formula="of:=IF([.I147]&lt;&gt;&quot;&quot;;CONCATENATE([.I147];[.K147];&quot;= &quot;;[.G147];&quot;;&quot;);CONCATENATE(&quot;// &quot;;[.F147];[.K147];[.G147]))" office:value-type="string" office:string-value="FUI.BUTTON_BROWSER_SEARCH     = 0xAA;">
            <text:p>FUI.BUTTON_BROWSER_SEARCH <text:s text:c="4"/>= 0xA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FAVORITES</text:p>
            <text:p>0xAB</text:p>
          </table:table-cell>
          <table:table-cell table:style-name="ce10" office:value-type="string">
            <text:p>Browser Favorites key</text:p>
          </table:table-cell>
          <table:table-cell/>
          <table:table-cell table:formula="of:=LEFT([.B148];IF(ISERR(FIND(CHAR(10);[.B148]));0;FIND(CHAR(10);[.B148])-1))" office:value-type="string" office:string-value="VK_BROWSER_FAVORITES">
            <text:p>VK_BROWSER_FAVORITES</text:p>
          </table:table-cell>
          <table:table-cell table:formula="of:=[.C148]" office:value-type="string" office:string-value="Browser Favorites key">
            <text:p>Browser Favorites key</text:p>
          </table:table-cell>
          <table:table-cell table:formula="of:=RIGHT([.B148];LEN([.B148])-IF(ISERR(FIND(CHAR(10);[.B148]));0;FIND(CHAR(10);[.B148])))" office:value-type="string" office:string-value="0xAB">
            <text:p>0xAB</text:p>
          </table:table-cell>
          <table:table-cell/>
          <table:table-cell table:formula="of:=IF(ISERR(FIND(&quot;VK_&quot;;[.E148]));&quot;&quot;;SUBSTITUTE([.E148];&quot;VK_&quot;;[.$I$1]))" office:value-type="string" office:string-value="FUI.BUTTON_BROWSER_FAVORITES">
            <text:p>FUI.BUTTON_BROWSER_FAVORITES</text:p>
          </table:table-cell>
          <table:table-cell table:style-name="ce14" table:formula="of:=LEN([.I148])" office:value-type="float" office:value="28">
            <text:p>28</text:p>
          </table:table-cell>
          <table:table-cell table:style-name="ce14" table:formula="of:=LEFT(&quot;                                                            &quot;;IF([.J148]=0;MAX(0;[.$J$1]-LEN([.F148])-1);[.$J$1]-[.J148]))" office:value-type="string" office:string-value="  ">
            <text:p><text:s text:c="2"/></text:p>
          </table:table-cell>
          <table:table-cell table:style-name="ce14" table:formula="of:=IF([.I148]&lt;&gt;&quot;&quot;;CONCATENATE([.I148];[.K148];&quot;= &quot;;[.G148];&quot;;&quot;);CONCATENATE(&quot;// &quot;;[.F148];[.K148];[.G148]))" office:value-type="string" office:string-value="FUI.BUTTON_BROWSER_FAVORITES  = 0xAB;">
            <text:p>FUI.BUTTON_BROWSER_FAVORITES <text:s/>= 0xA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BROWSER_HOME</text:p>
            <text:p>0xAC</text:p>
          </table:table-cell>
          <table:table-cell table:style-name="ce10" office:value-type="string">
            <text:p>Browser Start and Home key</text:p>
          </table:table-cell>
          <table:table-cell/>
          <table:table-cell table:formula="of:=LEFT([.B149];IF(ISERR(FIND(CHAR(10);[.B149]));0;FIND(CHAR(10);[.B149])-1))" office:value-type="string" office:string-value="VK_BROWSER_HOME">
            <text:p>VK_BROWSER_HOME</text:p>
          </table:table-cell>
          <table:table-cell table:formula="of:=[.C149]" office:value-type="string" office:string-value="Browser Start and Home key">
            <text:p>Browser Start and Home key</text:p>
          </table:table-cell>
          <table:table-cell table:formula="of:=RIGHT([.B149];LEN([.B149])-IF(ISERR(FIND(CHAR(10);[.B149]));0;FIND(CHAR(10);[.B149])))" office:value-type="string" office:string-value="0xAC">
            <text:p>0xAC</text:p>
          </table:table-cell>
          <table:table-cell/>
          <table:table-cell table:formula="of:=IF(ISERR(FIND(&quot;VK_&quot;;[.E149]));&quot;&quot;;SUBSTITUTE([.E149];&quot;VK_&quot;;[.$I$1]))" office:value-type="string" office:string-value="FUI.BUTTON_BROWSER_HOME">
            <text:p>FUI.BUTTON_BROWSER_HOME</text:p>
          </table:table-cell>
          <table:table-cell table:style-name="ce14" table:formula="of:=LEN([.I149])" office:value-type="float" office:value="23">
            <text:p>23</text:p>
          </table:table-cell>
          <table:table-cell table:style-name="ce14" table:formula="of:=LEFT(&quot;                                                            &quot;;IF([.J149]=0;MAX(0;[.$J$1]-LEN([.F149])-1);[.$J$1]-[.J149]))" office:value-type="string" office:string-value="       ">
            <text:p><text:s text:c="7"/></text:p>
          </table:table-cell>
          <table:table-cell table:style-name="ce14" table:formula="of:=IF([.I149]&lt;&gt;&quot;&quot;;CONCATENATE([.I149];[.K149];&quot;= &quot;;[.G149];&quot;;&quot;);CONCATENATE(&quot;// &quot;;[.F149];[.K149];[.G149]))" office:value-type="string" office:string-value="FUI.BUTTON_BROWSER_HOME       = 0xAC;">
            <text:p>FUI.BUTTON_BROWSER_HOME <text:s text:c="6"/>= 0xA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VOLUME_MUTE</text:p>
            <text:p>0xAD</text:p>
          </table:table-cell>
          <table:table-cell table:style-name="ce10" office:value-type="string">
            <text:p>Volume Mute key</text:p>
          </table:table-cell>
          <table:table-cell/>
          <table:table-cell table:formula="of:=LEFT([.B150];IF(ISERR(FIND(CHAR(10);[.B150]));0;FIND(CHAR(10);[.B150])-1))" office:value-type="string" office:string-value="VK_VOLUME_MUTE">
            <text:p>VK_VOLUME_MUTE</text:p>
          </table:table-cell>
          <table:table-cell table:formula="of:=[.C150]" office:value-type="string" office:string-value="Volume Mute key">
            <text:p>Volume Mute key</text:p>
          </table:table-cell>
          <table:table-cell table:formula="of:=RIGHT([.B150];LEN([.B150])-IF(ISERR(FIND(CHAR(10);[.B150]));0;FIND(CHAR(10);[.B150])))" office:value-type="string" office:string-value="0xAD">
            <text:p>0xAD</text:p>
          </table:table-cell>
          <table:table-cell/>
          <table:table-cell table:formula="of:=IF(ISERR(FIND(&quot;VK_&quot;;[.E150]));&quot;&quot;;SUBSTITUTE([.E150];&quot;VK_&quot;;[.$I$1]))" office:value-type="string" office:string-value="FUI.BUTTON_VOLUME_MUTE">
            <text:p>FUI.BUTTON_VOLUME_MUTE</text:p>
          </table:table-cell>
          <table:table-cell table:style-name="ce14" table:formula="of:=LEN([.I150])" office:value-type="float" office:value="22">
            <text:p>22</text:p>
          </table:table-cell>
          <table:table-cell table:style-name="ce14" table:formula="of:=LEFT(&quot;                                                            &quot;;IF([.J150]=0;MAX(0;[.$J$1]-LEN([.F150])-1);[.$J$1]-[.J150]))" office:value-type="string" office:string-value="        ">
            <text:p><text:s text:c="8"/></text:p>
          </table:table-cell>
          <table:table-cell table:style-name="ce14" table:formula="of:=IF([.I150]&lt;&gt;&quot;&quot;;CONCATENATE([.I150];[.K150];&quot;= &quot;;[.G150];&quot;;&quot;);CONCATENATE(&quot;// &quot;;[.F150];[.K150];[.G150]))" office:value-type="string" office:string-value="FUI.BUTTON_VOLUME_MUTE        = 0xAD;">
            <text:p>FUI.BUTTON_VOLUME_MUTE <text:s text:c="7"/>= 0xA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VOLUME_DOWN</text:p>
            <text:p>0xAE</text:p>
          </table:table-cell>
          <table:table-cell table:style-name="ce10" office:value-type="string">
            <text:p>Volume Down key</text:p>
          </table:table-cell>
          <table:table-cell/>
          <table:table-cell table:formula="of:=LEFT([.B151];IF(ISERR(FIND(CHAR(10);[.B151]));0;FIND(CHAR(10);[.B151])-1))" office:value-type="string" office:string-value="VK_VOLUME_DOWN">
            <text:p>VK_VOLUME_DOWN</text:p>
          </table:table-cell>
          <table:table-cell table:formula="of:=[.C151]" office:value-type="string" office:string-value="Volume Down key">
            <text:p>Volume Down key</text:p>
          </table:table-cell>
          <table:table-cell table:formula="of:=RIGHT([.B151];LEN([.B151])-IF(ISERR(FIND(CHAR(10);[.B151]));0;FIND(CHAR(10);[.B151])))" office:value-type="string" office:string-value="0xAE">
            <text:p>0xAE</text:p>
          </table:table-cell>
          <table:table-cell/>
          <table:table-cell table:formula="of:=IF(ISERR(FIND(&quot;VK_&quot;;[.E151]));&quot;&quot;;SUBSTITUTE([.E151];&quot;VK_&quot;;[.$I$1]))" office:value-type="string" office:string-value="FUI.BUTTON_VOLUME_DOWN">
            <text:p>FUI.BUTTON_VOLUME_DOWN</text:p>
          </table:table-cell>
          <table:table-cell table:style-name="ce14" table:formula="of:=LEN([.I151])" office:value-type="float" office:value="22">
            <text:p>22</text:p>
          </table:table-cell>
          <table:table-cell table:style-name="ce14" table:formula="of:=LEFT(&quot;                                                            &quot;;IF([.J151]=0;MAX(0;[.$J$1]-LEN([.F151])-1);[.$J$1]-[.J151]))" office:value-type="string" office:string-value="        ">
            <text:p><text:s text:c="8"/></text:p>
          </table:table-cell>
          <table:table-cell table:style-name="ce14" table:formula="of:=IF([.I151]&lt;&gt;&quot;&quot;;CONCATENATE([.I151];[.K151];&quot;= &quot;;[.G151];&quot;;&quot;);CONCATENATE(&quot;// &quot;;[.F151];[.K151];[.G151]))" office:value-type="string" office:string-value="FUI.BUTTON_VOLUME_DOWN        = 0xAE;">
            <text:p>FUI.BUTTON_VOLUME_DOWN <text:s text:c="7"/>= 0xA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VOLUME_UP</text:p>
            <text:p>0xAF</text:p>
          </table:table-cell>
          <table:table-cell table:style-name="ce10" office:value-type="string">
            <text:p>Volume Up key</text:p>
          </table:table-cell>
          <table:table-cell/>
          <table:table-cell table:formula="of:=LEFT([.B152];IF(ISERR(FIND(CHAR(10);[.B152]));0;FIND(CHAR(10);[.B152])-1))" office:value-type="string" office:string-value="VK_VOLUME_UP">
            <text:p>VK_VOLUME_UP</text:p>
          </table:table-cell>
          <table:table-cell table:formula="of:=[.C152]" office:value-type="string" office:string-value="Volume Up key">
            <text:p>Volume Up key</text:p>
          </table:table-cell>
          <table:table-cell table:formula="of:=RIGHT([.B152];LEN([.B152])-IF(ISERR(FIND(CHAR(10);[.B152]));0;FIND(CHAR(10);[.B152])))" office:value-type="string" office:string-value="0xAF">
            <text:p>0xAF</text:p>
          </table:table-cell>
          <table:table-cell/>
          <table:table-cell table:formula="of:=IF(ISERR(FIND(&quot;VK_&quot;;[.E152]));&quot;&quot;;SUBSTITUTE([.E152];&quot;VK_&quot;;[.$I$1]))" office:value-type="string" office:string-value="FUI.BUTTON_VOLUME_UP">
            <text:p>FUI.BUTTON_VOLUME_UP</text:p>
          </table:table-cell>
          <table:table-cell table:style-name="ce14" table:formula="of:=LEN([.I152])" office:value-type="float" office:value="20">
            <text:p>20</text:p>
          </table:table-cell>
          <table:table-cell table:style-name="ce14" table:formula="of:=LEFT(&quot;                                                            &quot;;IF([.J152]=0;MAX(0;[.$J$1]-LEN([.F152])-1);[.$J$1]-[.J152]))" office:value-type="string" office:string-value="          ">
            <text:p><text:s text:c="10"/></text:p>
          </table:table-cell>
          <table:table-cell table:style-name="ce14" table:formula="of:=IF([.I152]&lt;&gt;&quot;&quot;;CONCATENATE([.I152];[.K152];&quot;= &quot;;[.G152];&quot;;&quot;);CONCATENATE(&quot;// &quot;;[.F152];[.K152];[.G152]))" office:value-type="string" office:string-value="FUI.BUTTON_VOLUME_UP          = 0xAF;">
            <text:p>FUI.BUTTON_VOLUME_UP <text:s text:c="9"/>= 0xA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EDIA_NEXT_TRACK</text:p>
            <text:p>0xB0</text:p>
          </table:table-cell>
          <table:table-cell table:style-name="ce10" office:value-type="string">
            <text:p>Next Track key</text:p>
          </table:table-cell>
          <table:table-cell/>
          <table:table-cell table:formula="of:=LEFT([.B153];IF(ISERR(FIND(CHAR(10);[.B153]));0;FIND(CHAR(10);[.B153])-1))" office:value-type="string" office:string-value="VK_MEDIA_NEXT_TRACK">
            <text:p>VK_MEDIA_NEXT_TRACK</text:p>
          </table:table-cell>
          <table:table-cell table:formula="of:=[.C153]" office:value-type="string" office:string-value="Next Track key">
            <text:p>Next Track key</text:p>
          </table:table-cell>
          <table:table-cell table:formula="of:=RIGHT([.B153];LEN([.B153])-IF(ISERR(FIND(CHAR(10);[.B153]));0;FIND(CHAR(10);[.B153])))" office:value-type="string" office:string-value="0xB0">
            <text:p>0xB0</text:p>
          </table:table-cell>
          <table:table-cell/>
          <table:table-cell table:formula="of:=IF(ISERR(FIND(&quot;VK_&quot;;[.E153]));&quot;&quot;;SUBSTITUTE([.E153];&quot;VK_&quot;;[.$I$1]))" office:value-type="string" office:string-value="FUI.BUTTON_MEDIA_NEXT_TRACK">
            <text:p>FUI.BUTTON_MEDIA_NEXT_TRACK</text:p>
          </table:table-cell>
          <table:table-cell table:style-name="ce14" table:formula="of:=LEN([.I153])" office:value-type="float" office:value="27">
            <text:p>27</text:p>
          </table:table-cell>
          <table:table-cell table:style-name="ce14" table:formula="of:=LEFT(&quot;                                                            &quot;;IF([.J153]=0;MAX(0;[.$J$1]-LEN([.F153])-1);[.$J$1]-[.J153]))" office:value-type="string" office:string-value="   ">
            <text:p><text:s text:c="3"/></text:p>
          </table:table-cell>
          <table:table-cell table:style-name="ce14" table:formula="of:=IF([.I153]&lt;&gt;&quot;&quot;;CONCATENATE([.I153];[.K153];&quot;= &quot;;[.G153];&quot;;&quot;);CONCATENATE(&quot;// &quot;;[.F153];[.K153];[.G153]))" office:value-type="string" office:string-value="FUI.BUTTON_MEDIA_NEXT_TRACK   = 0xB0;">
            <text:p>FUI.BUTTON_MEDIA_NEXT_TRACK <text:s text:c="2"/>= 0xB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EDIA_PREV_TRACK</text:p>
            <text:p>0xB1</text:p>
          </table:table-cell>
          <table:table-cell table:style-name="ce10" office:value-type="string">
            <text:p>Previous Track key</text:p>
          </table:table-cell>
          <table:table-cell/>
          <table:table-cell table:formula="of:=LEFT([.B154];IF(ISERR(FIND(CHAR(10);[.B154]));0;FIND(CHAR(10);[.B154])-1))" office:value-type="string" office:string-value="VK_MEDIA_PREV_TRACK">
            <text:p>VK_MEDIA_PREV_TRACK</text:p>
          </table:table-cell>
          <table:table-cell table:formula="of:=[.C154]" office:value-type="string" office:string-value="Previous Track key">
            <text:p>Previous Track key</text:p>
          </table:table-cell>
          <table:table-cell table:formula="of:=RIGHT([.B154];LEN([.B154])-IF(ISERR(FIND(CHAR(10);[.B154]));0;FIND(CHAR(10);[.B154])))" office:value-type="string" office:string-value="0xB1">
            <text:p>0xB1</text:p>
          </table:table-cell>
          <table:table-cell/>
          <table:table-cell table:formula="of:=IF(ISERR(FIND(&quot;VK_&quot;;[.E154]));&quot;&quot;;SUBSTITUTE([.E154];&quot;VK_&quot;;[.$I$1]))" office:value-type="string" office:string-value="FUI.BUTTON_MEDIA_PREV_TRACK">
            <text:p>FUI.BUTTON_MEDIA_PREV_TRACK</text:p>
          </table:table-cell>
          <table:table-cell table:style-name="ce14" table:formula="of:=LEN([.I154])" office:value-type="float" office:value="27">
            <text:p>27</text:p>
          </table:table-cell>
          <table:table-cell table:style-name="ce14" table:formula="of:=LEFT(&quot;                                                            &quot;;IF([.J154]=0;MAX(0;[.$J$1]-LEN([.F154])-1);[.$J$1]-[.J154]))" office:value-type="string" office:string-value="   ">
            <text:p><text:s text:c="3"/></text:p>
          </table:table-cell>
          <table:table-cell table:style-name="ce14" table:formula="of:=IF([.I154]&lt;&gt;&quot;&quot;;CONCATENATE([.I154];[.K154];&quot;= &quot;;[.G154];&quot;;&quot;);CONCATENATE(&quot;// &quot;;[.F154];[.K154];[.G154]))" office:value-type="string" office:string-value="FUI.BUTTON_MEDIA_PREV_TRACK   = 0xB1;">
            <text:p>FUI.BUTTON_MEDIA_PREV_TRACK <text:s text:c="2"/>= 0xB1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EDIA_STOP</text:p>
            <text:p>0xB2</text:p>
          </table:table-cell>
          <table:table-cell table:style-name="ce10" office:value-type="string">
            <text:p>Stop Media key</text:p>
          </table:table-cell>
          <table:table-cell/>
          <table:table-cell table:formula="of:=LEFT([.B155];IF(ISERR(FIND(CHAR(10);[.B155]));0;FIND(CHAR(10);[.B155])-1))" office:value-type="string" office:string-value="VK_MEDIA_STOP">
            <text:p>VK_MEDIA_STOP</text:p>
          </table:table-cell>
          <table:table-cell table:formula="of:=[.C155]" office:value-type="string" office:string-value="Stop Media key">
            <text:p>Stop Media key</text:p>
          </table:table-cell>
          <table:table-cell table:formula="of:=RIGHT([.B155];LEN([.B155])-IF(ISERR(FIND(CHAR(10);[.B155]));0;FIND(CHAR(10);[.B155])))" office:value-type="string" office:string-value="0xB2">
            <text:p>0xB2</text:p>
          </table:table-cell>
          <table:table-cell/>
          <table:table-cell table:formula="of:=IF(ISERR(FIND(&quot;VK_&quot;;[.E155]));&quot;&quot;;SUBSTITUTE([.E155];&quot;VK_&quot;;[.$I$1]))" office:value-type="string" office:string-value="FUI.BUTTON_MEDIA_STOP">
            <text:p>FUI.BUTTON_MEDIA_STOP</text:p>
          </table:table-cell>
          <table:table-cell table:style-name="ce14" table:formula="of:=LEN([.I155])" office:value-type="float" office:value="21">
            <text:p>21</text:p>
          </table:table-cell>
          <table:table-cell table:style-name="ce14" table:formula="of:=LEFT(&quot;                                                            &quot;;IF([.J155]=0;MAX(0;[.$J$1]-LEN([.F155])-1);[.$J$1]-[.J155]))" office:value-type="string" office:string-value="         ">
            <text:p><text:s text:c="9"/></text:p>
          </table:table-cell>
          <table:table-cell table:style-name="ce14" table:formula="of:=IF([.I155]&lt;&gt;&quot;&quot;;CONCATENATE([.I155];[.K155];&quot;= &quot;;[.G155];&quot;;&quot;);CONCATENATE(&quot;// &quot;;[.F155];[.K155];[.G155]))" office:value-type="string" office:string-value="FUI.BUTTON_MEDIA_STOP         = 0xB2;">
            <text:p>FUI.BUTTON_MEDIA_STOP <text:s text:c="8"/>= 0xB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MEDIA_PLAY_PAUSE</text:p>
            <text:p>0xB3</text:p>
          </table:table-cell>
          <table:table-cell table:style-name="ce10" office:value-type="string">
            <text:p>Play/Pause Media key</text:p>
          </table:table-cell>
          <table:table-cell/>
          <table:table-cell table:formula="of:=LEFT([.B156];IF(ISERR(FIND(CHAR(10);[.B156]));0;FIND(CHAR(10);[.B156])-1))" office:value-type="string" office:string-value="VK_MEDIA_PLAY_PAUSE">
            <text:p>VK_MEDIA_PLAY_PAUSE</text:p>
          </table:table-cell>
          <table:table-cell table:formula="of:=[.C156]" office:value-type="string" office:string-value="Play/Pause Media key">
            <text:p>Play/Pause Media key</text:p>
          </table:table-cell>
          <table:table-cell table:formula="of:=RIGHT([.B156];LEN([.B156])-IF(ISERR(FIND(CHAR(10);[.B156]));0;FIND(CHAR(10);[.B156])))" office:value-type="string" office:string-value="0xB3">
            <text:p>0xB3</text:p>
          </table:table-cell>
          <table:table-cell/>
          <table:table-cell table:formula="of:=IF(ISERR(FIND(&quot;VK_&quot;;[.E156]));&quot;&quot;;SUBSTITUTE([.E156];&quot;VK_&quot;;[.$I$1]))" office:value-type="string" office:string-value="FUI.BUTTON_MEDIA_PLAY_PAUSE">
            <text:p>FUI.BUTTON_MEDIA_PLAY_PAUSE</text:p>
          </table:table-cell>
          <table:table-cell table:style-name="ce14" table:formula="of:=LEN([.I156])" office:value-type="float" office:value="27">
            <text:p>27</text:p>
          </table:table-cell>
          <table:table-cell table:style-name="ce14" table:formula="of:=LEFT(&quot;                                                            &quot;;IF([.J156]=0;MAX(0;[.$J$1]-LEN([.F156])-1);[.$J$1]-[.J156]))" office:value-type="string" office:string-value="   ">
            <text:p><text:s text:c="3"/></text:p>
          </table:table-cell>
          <table:table-cell table:style-name="ce14" table:formula="of:=IF([.I156]&lt;&gt;&quot;&quot;;CONCATENATE([.I156];[.K156];&quot;= &quot;;[.G156];&quot;;&quot;);CONCATENATE(&quot;// &quot;;[.F156];[.K156];[.G156]))" office:value-type="string" office:string-value="FUI.BUTTON_MEDIA_PLAY_PAUSE   = 0xB3;">
            <text:p>FUI.BUTTON_MEDIA_PLAY_PAUSE <text:s text:c="2"/>= 0xB3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AUNCH_MAIL</text:p>
            <text:p>0xB4</text:p>
          </table:table-cell>
          <table:table-cell table:style-name="ce10" office:value-type="string">
            <text:p>Start Mail key</text:p>
          </table:table-cell>
          <table:table-cell/>
          <table:table-cell table:formula="of:=LEFT([.B157];IF(ISERR(FIND(CHAR(10);[.B157]));0;FIND(CHAR(10);[.B157])-1))" office:value-type="string" office:string-value="VK_LAUNCH_MAIL">
            <text:p>VK_LAUNCH_MAIL</text:p>
          </table:table-cell>
          <table:table-cell table:formula="of:=[.C157]" office:value-type="string" office:string-value="Start Mail key">
            <text:p>Start Mail key</text:p>
          </table:table-cell>
          <table:table-cell table:formula="of:=RIGHT([.B157];LEN([.B157])-IF(ISERR(FIND(CHAR(10);[.B157]));0;FIND(CHAR(10);[.B157])))" office:value-type="string" office:string-value="0xB4">
            <text:p>0xB4</text:p>
          </table:table-cell>
          <table:table-cell/>
          <table:table-cell table:formula="of:=IF(ISERR(FIND(&quot;VK_&quot;;[.E157]));&quot;&quot;;SUBSTITUTE([.E157];&quot;VK_&quot;;[.$I$1]))" office:value-type="string" office:string-value="FUI.BUTTON_LAUNCH_MAIL">
            <text:p>FUI.BUTTON_LAUNCH_MAIL</text:p>
          </table:table-cell>
          <table:table-cell table:style-name="ce14" table:formula="of:=LEN([.I157])" office:value-type="float" office:value="22">
            <text:p>22</text:p>
          </table:table-cell>
          <table:table-cell table:style-name="ce14" table:formula="of:=LEFT(&quot;                                                            &quot;;IF([.J157]=0;MAX(0;[.$J$1]-LEN([.F157])-1);[.$J$1]-[.J157]))" office:value-type="string" office:string-value="        ">
            <text:p><text:s text:c="8"/></text:p>
          </table:table-cell>
          <table:table-cell table:style-name="ce14" table:formula="of:=IF([.I157]&lt;&gt;&quot;&quot;;CONCATENATE([.I157];[.K157];&quot;= &quot;;[.G157];&quot;;&quot;);CONCATENATE(&quot;// &quot;;[.F157];[.K157];[.G157]))" office:value-type="string" office:string-value="FUI.BUTTON_LAUNCH_MAIL        = 0xB4;">
            <text:p>FUI.BUTTON_LAUNCH_MAIL <text:s text:c="7"/>= 0xB4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AUNCH_MEDIA_SELECT</text:p>
            <text:p>0xB5</text:p>
          </table:table-cell>
          <table:table-cell table:style-name="ce10" office:value-type="string">
            <text:p>Select Media key</text:p>
          </table:table-cell>
          <table:table-cell/>
          <table:table-cell table:formula="of:=LEFT([.B158];IF(ISERR(FIND(CHAR(10);[.B158]));0;FIND(CHAR(10);[.B158])-1))" office:value-type="string" office:string-value="VK_LAUNCH_MEDIA_SELECT">
            <text:p>VK_LAUNCH_MEDIA_SELECT</text:p>
          </table:table-cell>
          <table:table-cell table:formula="of:=[.C158]" office:value-type="string" office:string-value="Select Media key">
            <text:p>Select Media key</text:p>
          </table:table-cell>
          <table:table-cell table:formula="of:=RIGHT([.B158];LEN([.B158])-IF(ISERR(FIND(CHAR(10);[.B158]));0;FIND(CHAR(10);[.B158])))" office:value-type="string" office:string-value="0xB5">
            <text:p>0xB5</text:p>
          </table:table-cell>
          <table:table-cell/>
          <table:table-cell table:formula="of:=IF(ISERR(FIND(&quot;VK_&quot;;[.E158]));&quot;&quot;;SUBSTITUTE([.E158];&quot;VK_&quot;;[.$I$1]))" office:value-type="string" office:string-value="FUI.BUTTON_LAUNCH_MEDIA_SELECT">
            <text:p>FUI.BUTTON_LAUNCH_MEDIA_SELECT</text:p>
          </table:table-cell>
          <table:table-cell table:style-name="ce14" table:formula="of:=LEN([.I158])" office:value-type="float" office:value="30">
            <text:p>30</text:p>
          </table:table-cell>
          <table:table-cell table:style-name="ce14" table:formula="of:=LEFT(&quot;                                                            &quot;;IF([.J158]=0;MAX(0;[.$J$1]-LEN([.F158])-1);[.$J$1]-[.J158]))">
            <text:p/>
          </table:table-cell>
          <table:table-cell table:style-name="ce14" table:formula="of:=IF([.I158]&lt;&gt;&quot;&quot;;CONCATENATE([.I158];[.K158];&quot;= &quot;;[.G158];&quot;;&quot;);CONCATENATE(&quot;// &quot;;[.F158];[.K158];[.G158]))" office:value-type="string" office:string-value="FUI.BUTTON_LAUNCH_MEDIA_SELECT= 0xB5;">
            <text:p>FUI.BUTTON_LAUNCH_MEDIA_SELECT= 0xB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AUNCH_APP1</text:p>
            <text:p>0xB6</text:p>
          </table:table-cell>
          <table:table-cell table:style-name="ce10" office:value-type="string">
            <text:p>Start Application 1 key</text:p>
          </table:table-cell>
          <table:table-cell/>
          <table:table-cell table:formula="of:=LEFT([.B159];IF(ISERR(FIND(CHAR(10);[.B159]));0;FIND(CHAR(10);[.B159])-1))" office:value-type="string" office:string-value="VK_LAUNCH_APP1">
            <text:p>VK_LAUNCH_APP1</text:p>
          </table:table-cell>
          <table:table-cell table:formula="of:=[.C159]" office:value-type="string" office:string-value="Start Application 1 key">
            <text:p>Start Application 1 key</text:p>
          </table:table-cell>
          <table:table-cell table:formula="of:=RIGHT([.B159];LEN([.B159])-IF(ISERR(FIND(CHAR(10);[.B159]));0;FIND(CHAR(10);[.B159])))" office:value-type="string" office:string-value="0xB6">
            <text:p>0xB6</text:p>
          </table:table-cell>
          <table:table-cell/>
          <table:table-cell table:formula="of:=IF(ISERR(FIND(&quot;VK_&quot;;[.E159]));&quot;&quot;;SUBSTITUTE([.E159];&quot;VK_&quot;;[.$I$1]))" office:value-type="string" office:string-value="FUI.BUTTON_LAUNCH_APP1">
            <text:p>FUI.BUTTON_LAUNCH_APP1</text:p>
          </table:table-cell>
          <table:table-cell table:style-name="ce14" table:formula="of:=LEN([.I159])" office:value-type="float" office:value="22">
            <text:p>22</text:p>
          </table:table-cell>
          <table:table-cell table:style-name="ce14" table:formula="of:=LEFT(&quot;                                                            &quot;;IF([.J159]=0;MAX(0;[.$J$1]-LEN([.F159])-1);[.$J$1]-[.J159]))" office:value-type="string" office:string-value="        ">
            <text:p><text:s text:c="8"/></text:p>
          </table:table-cell>
          <table:table-cell table:style-name="ce14" table:formula="of:=IF([.I159]&lt;&gt;&quot;&quot;;CONCATENATE([.I159];[.K159];&quot;= &quot;;[.G159];&quot;;&quot;);CONCATENATE(&quot;// &quot;;[.F159];[.K159];[.G159]))" office:value-type="string" office:string-value="FUI.BUTTON_LAUNCH_APP1        = 0xB6;">
            <text:p>FUI.BUTTON_LAUNCH_APP1 <text:s text:c="7"/>= 0xB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LAUNCH_APP2</text:p>
            <text:p>0xB7</text:p>
          </table:table-cell>
          <table:table-cell table:style-name="ce10" office:value-type="string">
            <text:p>Start Application 2 key</text:p>
          </table:table-cell>
          <table:table-cell/>
          <table:table-cell table:formula="of:=LEFT([.B160];IF(ISERR(FIND(CHAR(10);[.B160]));0;FIND(CHAR(10);[.B160])-1))" office:value-type="string" office:string-value="VK_LAUNCH_APP2">
            <text:p>VK_LAUNCH_APP2</text:p>
          </table:table-cell>
          <table:table-cell table:formula="of:=[.C160]" office:value-type="string" office:string-value="Start Application 2 key">
            <text:p>Start Application 2 key</text:p>
          </table:table-cell>
          <table:table-cell table:formula="of:=RIGHT([.B160];LEN([.B160])-IF(ISERR(FIND(CHAR(10);[.B160]));0;FIND(CHAR(10);[.B160])))" office:value-type="string" office:string-value="0xB7">
            <text:p>0xB7</text:p>
          </table:table-cell>
          <table:table-cell/>
          <table:table-cell table:formula="of:=IF(ISERR(FIND(&quot;VK_&quot;;[.E160]));&quot;&quot;;SUBSTITUTE([.E160];&quot;VK_&quot;;[.$I$1]))" office:value-type="string" office:string-value="FUI.BUTTON_LAUNCH_APP2">
            <text:p>FUI.BUTTON_LAUNCH_APP2</text:p>
          </table:table-cell>
          <table:table-cell table:style-name="ce14" table:formula="of:=LEN([.I160])" office:value-type="float" office:value="22">
            <text:p>22</text:p>
          </table:table-cell>
          <table:table-cell table:style-name="ce14" table:formula="of:=LEFT(&quot;                                                            &quot;;IF([.J160]=0;MAX(0;[.$J$1]-LEN([.F160])-1);[.$J$1]-[.J160]))" office:value-type="string" office:string-value="        ">
            <text:p><text:s text:c="8"/></text:p>
          </table:table-cell>
          <table:table-cell table:style-name="ce14" table:formula="of:=IF([.I160]&lt;&gt;&quot;&quot;;CONCATENATE([.I160];[.K160];&quot;= &quot;;[.G160];&quot;;&quot;);CONCATENATE(&quot;// &quot;;[.F160];[.K160];[.G160]))" office:value-type="string" office:string-value="FUI.BUTTON_LAUNCH_APP2        = 0xB7;">
            <text:p>FUI.BUTTON_LAUNCH_APP2 <text:s text:c="7"/>= 0xB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office:value-type="string">
            <text:p>-</text:p>
            <text:p>0xB8-B9</text:p>
          </table:table-cell>
          <table:table-cell table:style-name="ce11" office:value-type="string">
            <text:p>Reserved</text:p>
          </table:table-cell>
          <table:table-cell table:style-name="ce2"/>
          <table:table-cell table:style-name="ce2" table:formula="of:=LEFT([.B161];IF(ISERR(FIND(CHAR(10);[.B161]));0;FIND(CHAR(10);[.B161])-1))" office:value-type="string" office:string-value="-">
            <text:p>-</text:p>
          </table:table-cell>
          <table:table-cell table:style-name="ce2" table:formula="of:=[.C161]" office:value-type="string" office:string-value="Reserved">
            <text:p>Reserved</text:p>
          </table:table-cell>
          <table:table-cell table:style-name="ce2" table:formula="of:=RIGHT([.B161];LEN([.B161])-IF(ISERR(FIND(CHAR(10);[.B161]));0;FIND(CHAR(10);[.B161])))" office:value-type="string" office:string-value="0xB8-B9">
            <text:p>0xB8-B9</text:p>
          </table:table-cell>
          <table:table-cell table:style-name="ce2"/>
          <table:table-cell table:formula="of:=IF(ISERR(FIND(&quot;VK_&quot;;[.E161]));&quot;&quot;;SUBSTITUTE([.E161];&quot;VK_&quot;;[.$I$1]))">
            <text:p/>
          </table:table-cell>
          <table:table-cell table:style-name="ce14" table:formula="of:=LEN([.I161])" office:value-type="float" office:value="0">
            <text:p>0</text:p>
          </table:table-cell>
          <table:table-cell table:style-name="ce14" table:formula="of:=LEFT(&quot;                                                            &quot;;IF([.J161]=0;MAX(0;[.$J$1]-LEN([.F161])-1);[.$J$1]-[.J161]))" office:value-type="string" office:string-value="                     ">
            <text:p><text:s text:c="21"/></text:p>
          </table:table-cell>
          <table:table-cell table:style-name="ce14" table:formula="of:=IF([.I161]&lt;&gt;&quot;&quot;;CONCATENATE([.I161];[.K161];&quot;= &quot;;[.G161];&quot;;&quot;);CONCATENATE(&quot;// &quot;;[.F161];[.K161];[.G161]))" office:value-type="string" office:string-value="// Reserved                     0xB8-B9">
            <text:p>// Reserved <text:s text:c="20"/>0xB8-B9</text:p>
          </table:table-cell>
          <table:table-cell table:style-name="ce14" table:number-columns-repeated="2"/>
          <table:table-cell table:style-name="ce2" table:number-columns-repeated="1010"/>
        </table:table-row>
        <table:table-row table:style-name="ro2">
          <table:table-cell/>
          <table:table-cell table:style-name="ce5" office:value-type="string">
            <text:p>VK_OEM_1</text:p>
            <text:p>0xBA</text:p>
          </table:table-cell>
          <table:table-cell table:style-name="ce10" office:value-type="string">
            <text:p>Used for miscellaneous characters; it can vary by keyboard.</text:p>
            <text:p>For the US standard keyboard, the ';:' key </text:p>
          </table:table-cell>
          <table:table-cell/>
          <table:table-cell table:formula="of:=LEFT([.B162];IF(ISERR(FIND(CHAR(10);[.B162]));0;FIND(CHAR(10);[.B162])-1))" office:value-type="string" office:string-value="VK_OEM_1">
            <text:p>VK_OEM_1</text:p>
          </table:table-cell>
          <table:table-cell table:formula="of:=[.C162]" office:value-type="string" office:string-value="Used for miscellaneous characters; it can vary by keyboard.&#10;For the US standard keyboard, the ';:' key ">
            <text:p>Used for miscellaneous characters; it can vary by keyboard.</text:p>
            <text:p>For the US standard keyboard, the ';:' key </text:p>
          </table:table-cell>
          <table:table-cell table:formula="of:=RIGHT([.B162];LEN([.B162])-IF(ISERR(FIND(CHAR(10);[.B162]));0;FIND(CHAR(10);[.B162])))" office:value-type="string" office:string-value="0xBA">
            <text:p>0xBA</text:p>
          </table:table-cell>
          <table:table-cell/>
          <table:table-cell table:formula="of:=IF(ISERR(FIND(&quot;VK_&quot;;[.E162]));&quot;&quot;;SUBSTITUTE([.E162];&quot;VK_&quot;;[.$I$1]))" office:value-type="string" office:string-value="FUI.BUTTON_OEM_1">
            <text:p>FUI.BUTTON_OEM_1</text:p>
          </table:table-cell>
          <table:table-cell table:style-name="ce14" table:formula="of:=LEN([.I162])" office:value-type="float" office:value="16">
            <text:p>16</text:p>
          </table:table-cell>
          <table:table-cell table:style-name="ce14" table:formula="of:=LEFT(&quot;                                                            &quot;;IF([.J162]=0;MAX(0;[.$J$1]-LEN([.F162])-1);[.$J$1]-[.J162]))" office:value-type="string" office:string-value="              ">
            <text:p><text:s text:c="14"/></text:p>
          </table:table-cell>
          <table:table-cell table:style-name="ce14" table:formula="of:=IF([.I162]&lt;&gt;&quot;&quot;;CONCATENATE([.I162];[.K162];&quot;= &quot;;[.G162];&quot;;&quot;);CONCATENATE(&quot;// &quot;;[.F162];[.K162];[.G162]))" office:value-type="string" office:string-value="FUI.BUTTON_OEM_1              = 0xBA;">
            <text:p>FUI.BUTTON_OEM_1 <text:s text:c="13"/>= 0xB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PLUS</text:p>
            <text:p>0xBB</text:p>
          </table:table-cell>
          <table:table-cell table:style-name="ce10" office:value-type="string">
            <text:p>For any country/region, the '+' key</text:p>
          </table:table-cell>
          <table:table-cell/>
          <table:table-cell table:formula="of:=LEFT([.B163];IF(ISERR(FIND(CHAR(10);[.B163]));0;FIND(CHAR(10);[.B163])-1))" office:value-type="string" office:string-value="VK_OEM_PLUS">
            <text:p>VK_OEM_PLUS</text:p>
          </table:table-cell>
          <table:table-cell table:formula="of:=[.C163]" office:value-type="string" office:string-value="For any country/region, the '+' key">
            <text:p>For any country/region, the '+' key</text:p>
          </table:table-cell>
          <table:table-cell table:formula="of:=RIGHT([.B163];LEN([.B163])-IF(ISERR(FIND(CHAR(10);[.B163]));0;FIND(CHAR(10);[.B163])))" office:value-type="string" office:string-value="0xBB">
            <text:p>0xBB</text:p>
          </table:table-cell>
          <table:table-cell/>
          <table:table-cell table:formula="of:=IF(ISERR(FIND(&quot;VK_&quot;;[.E163]));&quot;&quot;;SUBSTITUTE([.E163];&quot;VK_&quot;;[.$I$1]))" office:value-type="string" office:string-value="FUI.BUTTON_OEM_PLUS">
            <text:p>FUI.BUTTON_OEM_PLUS</text:p>
          </table:table-cell>
          <table:table-cell table:style-name="ce14" table:formula="of:=LEN([.I163])" office:value-type="float" office:value="19">
            <text:p>19</text:p>
          </table:table-cell>
          <table:table-cell table:style-name="ce14" table:formula="of:=LEFT(&quot;                                                            &quot;;IF([.J163]=0;MAX(0;[.$J$1]-LEN([.F163])-1);[.$J$1]-[.J163]))" office:value-type="string" office:string-value="           ">
            <text:p><text:s text:c="11"/></text:p>
          </table:table-cell>
          <table:table-cell table:style-name="ce14" table:formula="of:=IF([.I163]&lt;&gt;&quot;&quot;;CONCATENATE([.I163];[.K163];&quot;= &quot;;[.G163];&quot;;&quot;);CONCATENATE(&quot;// &quot;;[.F163];[.K163];[.G163]))" office:value-type="string" office:string-value="FUI.BUTTON_OEM_PLUS           = 0xBB;">
            <text:p>FUI.BUTTON_OEM_PLUS <text:s text:c="10"/>= 0xB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COMMA</text:p>
            <text:p>0xBC</text:p>
          </table:table-cell>
          <table:table-cell table:style-name="ce10" office:value-type="string">
            <text:p>For any country/region, the ',' key</text:p>
          </table:table-cell>
          <table:table-cell/>
          <table:table-cell table:formula="of:=LEFT([.B164];IF(ISERR(FIND(CHAR(10);[.B164]));0;FIND(CHAR(10);[.B164])-1))" office:value-type="string" office:string-value="VK_OEM_COMMA">
            <text:p>VK_OEM_COMMA</text:p>
          </table:table-cell>
          <table:table-cell table:formula="of:=[.C164]" office:value-type="string" office:string-value="For any country/region, the ',' key">
            <text:p>For any country/region, the ',' key</text:p>
          </table:table-cell>
          <table:table-cell table:formula="of:=RIGHT([.B164];LEN([.B164])-IF(ISERR(FIND(CHAR(10);[.B164]));0;FIND(CHAR(10);[.B164])))" office:value-type="string" office:string-value="0xBC">
            <text:p>0xBC</text:p>
          </table:table-cell>
          <table:table-cell/>
          <table:table-cell table:formula="of:=IF(ISERR(FIND(&quot;VK_&quot;;[.E164]));&quot;&quot;;SUBSTITUTE([.E164];&quot;VK_&quot;;[.$I$1]))" office:value-type="string" office:string-value="FUI.BUTTON_OEM_COMMA">
            <text:p>FUI.BUTTON_OEM_COMMA</text:p>
          </table:table-cell>
          <table:table-cell table:style-name="ce14" table:formula="of:=LEN([.I164])" office:value-type="float" office:value="20">
            <text:p>20</text:p>
          </table:table-cell>
          <table:table-cell table:style-name="ce14" table:formula="of:=LEFT(&quot;                                                            &quot;;IF([.J164]=0;MAX(0;[.$J$1]-LEN([.F164])-1);[.$J$1]-[.J164]))" office:value-type="string" office:string-value="          ">
            <text:p><text:s text:c="10"/></text:p>
          </table:table-cell>
          <table:table-cell table:style-name="ce14" table:formula="of:=IF([.I164]&lt;&gt;&quot;&quot;;CONCATENATE([.I164];[.K164];&quot;= &quot;;[.G164];&quot;;&quot;);CONCATENATE(&quot;// &quot;;[.F164];[.K164];[.G164]))" office:value-type="string" office:string-value="FUI.BUTTON_OEM_COMMA          = 0xBC;">
            <text:p>FUI.BUTTON_OEM_COMMA <text:s text:c="9"/>= 0xB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MINUS</text:p>
            <text:p>0xBD</text:p>
          </table:table-cell>
          <table:table-cell table:style-name="ce10" office:value-type="string">
            <text:p>For any country/region, the '-' key</text:p>
          </table:table-cell>
          <table:table-cell/>
          <table:table-cell table:formula="of:=LEFT([.B165];IF(ISERR(FIND(CHAR(10);[.B165]));0;FIND(CHAR(10);[.B165])-1))" office:value-type="string" office:string-value="VK_OEM_MINUS">
            <text:p>VK_OEM_MINUS</text:p>
          </table:table-cell>
          <table:table-cell table:formula="of:=[.C165]" office:value-type="string" office:string-value="For any country/region, the '-' key">
            <text:p>For any country/region, the '-' key</text:p>
          </table:table-cell>
          <table:table-cell table:formula="of:=RIGHT([.B165];LEN([.B165])-IF(ISERR(FIND(CHAR(10);[.B165]));0;FIND(CHAR(10);[.B165])))" office:value-type="string" office:string-value="0xBD">
            <text:p>0xBD</text:p>
          </table:table-cell>
          <table:table-cell/>
          <table:table-cell table:formula="of:=IF(ISERR(FIND(&quot;VK_&quot;;[.E165]));&quot;&quot;;SUBSTITUTE([.E165];&quot;VK_&quot;;[.$I$1]))" office:value-type="string" office:string-value="FUI.BUTTON_OEM_MINUS">
            <text:p>FUI.BUTTON_OEM_MINUS</text:p>
          </table:table-cell>
          <table:table-cell table:style-name="ce14" table:formula="of:=LEN([.I165])" office:value-type="float" office:value="20">
            <text:p>20</text:p>
          </table:table-cell>
          <table:table-cell table:style-name="ce14" table:formula="of:=LEFT(&quot;                                                            &quot;;IF([.J165]=0;MAX(0;[.$J$1]-LEN([.F165])-1);[.$J$1]-[.J165]))" office:value-type="string" office:string-value="          ">
            <text:p><text:s text:c="10"/></text:p>
          </table:table-cell>
          <table:table-cell table:style-name="ce14" table:formula="of:=IF([.I165]&lt;&gt;&quot;&quot;;CONCATENATE([.I165];[.K165];&quot;= &quot;;[.G165];&quot;;&quot;);CONCATENATE(&quot;// &quot;;[.F165];[.K165];[.G165]))" office:value-type="string" office:string-value="FUI.BUTTON_OEM_MINUS          = 0xBD;">
            <text:p>FUI.BUTTON_OEM_MINUS <text:s text:c="9"/>= 0xB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PERIOD</text:p>
            <text:p>0xBE</text:p>
          </table:table-cell>
          <table:table-cell table:style-name="ce10" office:value-type="string">
            <text:p>For any country/region, the '.' key</text:p>
          </table:table-cell>
          <table:table-cell/>
          <table:table-cell table:formula="of:=LEFT([.B166];IF(ISERR(FIND(CHAR(10);[.B166]));0;FIND(CHAR(10);[.B166])-1))" office:value-type="string" office:string-value="VK_OEM_PERIOD">
            <text:p>VK_OEM_PERIOD</text:p>
          </table:table-cell>
          <table:table-cell table:formula="of:=[.C166]" office:value-type="string" office:string-value="For any country/region, the '.' key">
            <text:p>For any country/region, the '.' key</text:p>
          </table:table-cell>
          <table:table-cell table:formula="of:=RIGHT([.B166];LEN([.B166])-IF(ISERR(FIND(CHAR(10);[.B166]));0;FIND(CHAR(10);[.B166])))" office:value-type="string" office:string-value="0xBE">
            <text:p>0xBE</text:p>
          </table:table-cell>
          <table:table-cell/>
          <table:table-cell table:formula="of:=IF(ISERR(FIND(&quot;VK_&quot;;[.E166]));&quot;&quot;;SUBSTITUTE([.E166];&quot;VK_&quot;;[.$I$1]))" office:value-type="string" office:string-value="FUI.BUTTON_OEM_PERIOD">
            <text:p>FUI.BUTTON_OEM_PERIOD</text:p>
          </table:table-cell>
          <table:table-cell table:style-name="ce14" table:formula="of:=LEN([.I166])" office:value-type="float" office:value="21">
            <text:p>21</text:p>
          </table:table-cell>
          <table:table-cell table:style-name="ce14" table:formula="of:=LEFT(&quot;                                                            &quot;;IF([.J166]=0;MAX(0;[.$J$1]-LEN([.F166])-1);[.$J$1]-[.J166]))" office:value-type="string" office:string-value="         ">
            <text:p><text:s text:c="9"/></text:p>
          </table:table-cell>
          <table:table-cell table:style-name="ce14" table:formula="of:=IF([.I166]&lt;&gt;&quot;&quot;;CONCATENATE([.I166];[.K166];&quot;= &quot;;[.G166];&quot;;&quot;);CONCATENATE(&quot;// &quot;;[.F166];[.K166];[.G166]))" office:value-type="string" office:string-value="FUI.BUTTON_OEM_PERIOD         = 0xBE;">
            <text:p>FUI.BUTTON_OEM_PERIOD <text:s text:c="8"/>= 0xB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2</text:p>
            <text:p>0xBF</text:p>
          </table:table-cell>
          <table:table-cell table:style-name="ce10" office:value-type="string">
            <text:p>Used for miscellaneous characters; it can vary by keyboard.</text:p>
            <text:p>For the US standard keyboard, the '/?' key </text:p>
          </table:table-cell>
          <table:table-cell/>
          <table:table-cell table:formula="of:=LEFT([.B167];IF(ISERR(FIND(CHAR(10);[.B167]));0;FIND(CHAR(10);[.B167])-1))" office:value-type="string" office:string-value="VK_OEM_2">
            <text:p>VK_OEM_2</text:p>
          </table:table-cell>
          <table:table-cell table:formula="of:=[.C167]" office:value-type="string" office:string-value="Used for miscellaneous characters; it can vary by keyboard.&#10;For the US standard keyboard, the '/?' key ">
            <text:p>Used for miscellaneous characters; it can vary by keyboard.</text:p>
            <text:p>For the US standard keyboard, the '/?' key </text:p>
          </table:table-cell>
          <table:table-cell table:formula="of:=RIGHT([.B167];LEN([.B167])-IF(ISERR(FIND(CHAR(10);[.B167]));0;FIND(CHAR(10);[.B167])))" office:value-type="string" office:string-value="0xBF">
            <text:p>0xBF</text:p>
          </table:table-cell>
          <table:table-cell/>
          <table:table-cell table:formula="of:=IF(ISERR(FIND(&quot;VK_&quot;;[.E167]));&quot;&quot;;SUBSTITUTE([.E167];&quot;VK_&quot;;[.$I$1]))" office:value-type="string" office:string-value="FUI.BUTTON_OEM_2">
            <text:p>FUI.BUTTON_OEM_2</text:p>
          </table:table-cell>
          <table:table-cell table:style-name="ce14" table:formula="of:=LEN([.I167])" office:value-type="float" office:value="16">
            <text:p>16</text:p>
          </table:table-cell>
          <table:table-cell table:style-name="ce14" table:formula="of:=LEFT(&quot;                                                            &quot;;IF([.J167]=0;MAX(0;[.$J$1]-LEN([.F167])-1);[.$J$1]-[.J167]))" office:value-type="string" office:string-value="              ">
            <text:p><text:s text:c="14"/></text:p>
          </table:table-cell>
          <table:table-cell table:style-name="ce14" table:formula="of:=IF([.I167]&lt;&gt;&quot;&quot;;CONCATENATE([.I167];[.K167];&quot;= &quot;;[.G167];&quot;;&quot;);CONCATENATE(&quot;// &quot;;[.F167];[.K167];[.G167]))" office:value-type="string" office:string-value="FUI.BUTTON_OEM_2              = 0xBF;">
            <text:p>FUI.BUTTON_OEM_2 <text:s text:c="13"/>= 0xB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3</text:p>
            <text:p>0xC0</text:p>
          </table:table-cell>
          <table:table-cell table:style-name="ce10" office:value-type="string">
            <text:p>Used for miscellaneous characters; it can vary by keyboard. </text:p>
            <text:p>For the US standard keyboard, the '`~' key </text:p>
          </table:table-cell>
          <table:table-cell/>
          <table:table-cell table:formula="of:=LEFT([.B168];IF(ISERR(FIND(CHAR(10);[.B168]));0;FIND(CHAR(10);[.B168])-1))" office:value-type="string" office:string-value="VK_OEM_3">
            <text:p>VK_OEM_3</text:p>
          </table:table-cell>
          <table:table-cell table:formula="of:=[.C168]" office:value-type="string" office:string-value="Used for miscellaneous characters; it can vary by keyboard. &#10;For the US standard keyboard, the '`~' key ">
            <text:p>Used for miscellaneous characters; it can vary by keyboard. </text:p>
            <text:p>For the US standard keyboard, the '`~' key </text:p>
          </table:table-cell>
          <table:table-cell table:formula="of:=RIGHT([.B168];LEN([.B168])-IF(ISERR(FIND(CHAR(10);[.B168]));0;FIND(CHAR(10);[.B168])))" office:value-type="string" office:string-value="0xC0">
            <text:p>0xC0</text:p>
          </table:table-cell>
          <table:table-cell/>
          <table:table-cell table:formula="of:=IF(ISERR(FIND(&quot;VK_&quot;;[.E168]));&quot;&quot;;SUBSTITUTE([.E168];&quot;VK_&quot;;[.$I$1]))" office:value-type="string" office:string-value="FUI.BUTTON_OEM_3">
            <text:p>FUI.BUTTON_OEM_3</text:p>
          </table:table-cell>
          <table:table-cell table:style-name="ce14" table:formula="of:=LEN([.I168])" office:value-type="float" office:value="16">
            <text:p>16</text:p>
          </table:table-cell>
          <table:table-cell table:style-name="ce14" table:formula="of:=LEFT(&quot;                                                            &quot;;IF([.J168]=0;MAX(0;[.$J$1]-LEN([.F168])-1);[.$J$1]-[.J168]))" office:value-type="string" office:string-value="              ">
            <text:p><text:s text:c="14"/></text:p>
          </table:table-cell>
          <table:table-cell table:style-name="ce14" table:formula="of:=IF([.I168]&lt;&gt;&quot;&quot;;CONCATENATE([.I168];[.K168];&quot;= &quot;;[.G168];&quot;;&quot;);CONCATENATE(&quot;// &quot;;[.F168];[.K168];[.G168]))" office:value-type="string" office:string-value="FUI.BUTTON_OEM_3              = 0xC0;">
            <text:p>FUI.BUTTON_OEM_3 <text:s text:c="13"/>= 0xC0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office:value-type="string">
            <text:p>-</text:p>
            <text:p>0xC1-D7</text:p>
          </table:table-cell>
          <table:table-cell table:style-name="ce11" office:value-type="string">
            <text:p>Reserved</text:p>
          </table:table-cell>
          <table:table-cell table:style-name="ce2"/>
          <table:table-cell table:style-name="ce2" table:formula="of:=LEFT([.B169];IF(ISERR(FIND(CHAR(10);[.B169]));0;FIND(CHAR(10);[.B169])-1))" office:value-type="string" office:string-value="-">
            <text:p>-</text:p>
          </table:table-cell>
          <table:table-cell table:style-name="ce2" table:formula="of:=[.C169]" office:value-type="string" office:string-value="Reserved">
            <text:p>Reserved</text:p>
          </table:table-cell>
          <table:table-cell table:style-name="ce2" table:formula="of:=RIGHT([.B169];LEN([.B169])-IF(ISERR(FIND(CHAR(10);[.B169]));0;FIND(CHAR(10);[.B169])))" office:value-type="string" office:string-value="0xC1-D7">
            <text:p>0xC1-D7</text:p>
          </table:table-cell>
          <table:table-cell table:style-name="ce2"/>
          <table:table-cell table:formula="of:=IF(ISERR(FIND(&quot;VK_&quot;;[.E169]));&quot;&quot;;SUBSTITUTE([.E169];&quot;VK_&quot;;[.$I$1]))">
            <text:p/>
          </table:table-cell>
          <table:table-cell table:style-name="ce14" table:formula="of:=LEN([.I169])" office:value-type="float" office:value="0">
            <text:p>0</text:p>
          </table:table-cell>
          <table:table-cell table:style-name="ce14" table:formula="of:=LEFT(&quot;                                                            &quot;;IF([.J169]=0;MAX(0;[.$J$1]-LEN([.F169])-1);[.$J$1]-[.J169]))" office:value-type="string" office:string-value="                     ">
            <text:p><text:s text:c="21"/></text:p>
          </table:table-cell>
          <table:table-cell table:style-name="ce14" table:formula="of:=IF([.I169]&lt;&gt;&quot;&quot;;CONCATENATE([.I169];[.K169];&quot;= &quot;;[.G169];&quot;;&quot;);CONCATENATE(&quot;// &quot;;[.F169];[.K169];[.G169]))" office:value-type="string" office:string-value="// Reserved                     0xC1-D7">
            <text:p>// Reserved <text:s text:c="20"/>0xC1-D7</text:p>
          </table:table-cell>
          <table:table-cell table:style-name="ce14" table:number-columns-repeated="2"/>
          <table:table-cell table:style-name="ce2"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D8-DA</text:p>
          </table:table-cell>
          <table:table-cell table:style-name="ce6" office:value-type="string">
            <text:p>Unassigned</text:p>
          </table:table-cell>
          <table:table-cell table:style-name="ce3"/>
          <table:table-cell table:style-name="ce3" table:formula="of:=LEFT([.B170];IF(ISERR(FIND(CHAR(10);[.B170]));0;FIND(CHAR(10);[.B170])-1))" office:value-type="string" office:string-value="-">
            <text:p>-</text:p>
          </table:table-cell>
          <table:table-cell table:style-name="ce3" table:formula="of:=[.C170]" office:value-type="string" office:string-value="Unassigned">
            <text:p>Unassigned</text:p>
          </table:table-cell>
          <table:table-cell table:style-name="ce3" table:formula="of:=RIGHT([.B170];LEN([.B170])-IF(ISERR(FIND(CHAR(10);[.B170]));0;FIND(CHAR(10);[.B170])))" office:value-type="string" office:string-value="0xD8-DA">
            <text:p>0xD8-DA</text:p>
          </table:table-cell>
          <table:table-cell table:style-name="ce3"/>
          <table:table-cell table:formula="of:=IF(ISERR(FIND(&quot;VK_&quot;;[.E170]));&quot;&quot;;SUBSTITUTE([.E170];&quot;VK_&quot;;[.$I$1]))">
            <text:p/>
          </table:table-cell>
          <table:table-cell table:style-name="ce14" table:formula="of:=LEN([.I170])" office:value-type="float" office:value="0">
            <text:p>0</text:p>
          </table:table-cell>
          <table:table-cell table:style-name="ce14" table:formula="of:=LEFT(&quot;                                                            &quot;;IF([.J170]=0;MAX(0;[.$J$1]-LEN([.F170])-1);[.$J$1]-[.J170]))" office:value-type="string" office:string-value="                   ">
            <text:p><text:s text:c="19"/></text:p>
          </table:table-cell>
          <table:table-cell table:style-name="ce14" table:formula="of:=IF([.I170]&lt;&gt;&quot;&quot;;CONCATENATE([.I170];[.K170];&quot;= &quot;;[.G170];&quot;;&quot;);CONCATENATE(&quot;// &quot;;[.F170];[.K170];[.G170]))" office:value-type="string" office:string-value="// Unassigned                   0xD8-DA">
            <text:p>// Unassigned <text:s text:c="18"/>0xD8-DA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/>
          <table:table-cell table:style-name="ce5" office:value-type="string">
            <text:p>VK_OEM_4</text:p>
            <text:p>0xDB</text:p>
          </table:table-cell>
          <table:table-cell table:style-name="ce10" office:value-type="string">
            <text:p>Used for miscellaneous characters; it can vary by keyboard. </text:p>
            <text:p>For the US standard keyboard, the '[{' key</text:p>
          </table:table-cell>
          <table:table-cell/>
          <table:table-cell table:formula="of:=LEFT([.B171];IF(ISERR(FIND(CHAR(10);[.B171]));0;FIND(CHAR(10);[.B171])-1))" office:value-type="string" office:string-value="VK_OEM_4">
            <text:p>VK_OEM_4</text:p>
          </table:table-cell>
          <table:table-cell table:formula="of:=[.C171]" office:value-type="string" office:string-value="Used for miscellaneous characters; it can vary by keyboard. &#10;For the US standard keyboard, the '[{' key">
            <text:p>Used for miscellaneous characters; it can vary by keyboard. </text:p>
            <text:p>For the US standard keyboard, the '[{' key</text:p>
          </table:table-cell>
          <table:table-cell table:formula="of:=RIGHT([.B171];LEN([.B171])-IF(ISERR(FIND(CHAR(10);[.B171]));0;FIND(CHAR(10);[.B171])))" office:value-type="string" office:string-value="0xDB">
            <text:p>0xDB</text:p>
          </table:table-cell>
          <table:table-cell/>
          <table:table-cell table:formula="of:=IF(ISERR(FIND(&quot;VK_&quot;;[.E171]));&quot;&quot;;SUBSTITUTE([.E171];&quot;VK_&quot;;[.$I$1]))" office:value-type="string" office:string-value="FUI.BUTTON_OEM_4">
            <text:p>FUI.BUTTON_OEM_4</text:p>
          </table:table-cell>
          <table:table-cell table:style-name="ce14" table:formula="of:=LEN([.I171])" office:value-type="float" office:value="16">
            <text:p>16</text:p>
          </table:table-cell>
          <table:table-cell table:style-name="ce14" table:formula="of:=LEFT(&quot;                                                            &quot;;IF([.J171]=0;MAX(0;[.$J$1]-LEN([.F171])-1);[.$J$1]-[.J171]))" office:value-type="string" office:string-value="              ">
            <text:p><text:s text:c="14"/></text:p>
          </table:table-cell>
          <table:table-cell table:style-name="ce14" table:formula="of:=IF([.I171]&lt;&gt;&quot;&quot;;CONCATENATE([.I171];[.K171];&quot;= &quot;;[.G171];&quot;;&quot;);CONCATENATE(&quot;// &quot;;[.F171];[.K171];[.G171]))" office:value-type="string" office:string-value="FUI.BUTTON_OEM_4              = 0xDB;">
            <text:p>FUI.BUTTON_OEM_4 <text:s text:c="13"/>= 0xD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5</text:p>
            <text:p>0xDC</text:p>
          </table:table-cell>
          <table:table-cell table:style-name="ce10" office:value-type="string">
            <text:p>Used for miscellaneous characters; it can vary by keyboard. </text:p>
            <text:p>For the US standard keyboard, the '\|' key</text:p>
          </table:table-cell>
          <table:table-cell/>
          <table:table-cell table:formula="of:=LEFT([.B172];IF(ISERR(FIND(CHAR(10);[.B172]));0;FIND(CHAR(10);[.B172])-1))" office:value-type="string" office:string-value="VK_OEM_5">
            <text:p>VK_OEM_5</text:p>
          </table:table-cell>
          <table:table-cell table:formula="of:=[.C172]" office:value-type="string" office:string-value="Used for miscellaneous characters; it can vary by keyboard. &#10;For the US standard keyboard, the '\|' key">
            <text:p>Used for miscellaneous characters; it can vary by keyboard. </text:p>
            <text:p>For the US standard keyboard, the '\|' key</text:p>
          </table:table-cell>
          <table:table-cell table:formula="of:=RIGHT([.B172];LEN([.B172])-IF(ISERR(FIND(CHAR(10);[.B172]));0;FIND(CHAR(10);[.B172])))" office:value-type="string" office:string-value="0xDC">
            <text:p>0xDC</text:p>
          </table:table-cell>
          <table:table-cell/>
          <table:table-cell table:formula="of:=IF(ISERR(FIND(&quot;VK_&quot;;[.E172]));&quot;&quot;;SUBSTITUTE([.E172];&quot;VK_&quot;;[.$I$1]))" office:value-type="string" office:string-value="FUI.BUTTON_OEM_5">
            <text:p>FUI.BUTTON_OEM_5</text:p>
          </table:table-cell>
          <table:table-cell table:style-name="ce14" table:formula="of:=LEN([.I172])" office:value-type="float" office:value="16">
            <text:p>16</text:p>
          </table:table-cell>
          <table:table-cell table:style-name="ce14" table:formula="of:=LEFT(&quot;                                                            &quot;;IF([.J172]=0;MAX(0;[.$J$1]-LEN([.F172])-1);[.$J$1]-[.J172]))" office:value-type="string" office:string-value="              ">
            <text:p><text:s text:c="14"/></text:p>
          </table:table-cell>
          <table:table-cell table:style-name="ce14" table:formula="of:=IF([.I172]&lt;&gt;&quot;&quot;;CONCATENATE([.I172];[.K172];&quot;= &quot;;[.G172];&quot;;&quot;);CONCATENATE(&quot;// &quot;;[.F172];[.K172];[.G172]))" office:value-type="string" office:string-value="FUI.BUTTON_OEM_5              = 0xDC;">
            <text:p>FUI.BUTTON_OEM_5 <text:s text:c="13"/>= 0xD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6</text:p>
            <text:p>0xDD</text:p>
          </table:table-cell>
          <table:table-cell table:style-name="ce10" office:value-type="string">
            <text:p>Used for miscellaneous characters; it can vary by keyboard. </text:p>
            <text:p>For the US standard keyboard, the ']}' key</text:p>
          </table:table-cell>
          <table:table-cell/>
          <table:table-cell table:formula="of:=LEFT([.B173];IF(ISERR(FIND(CHAR(10);[.B173]));0;FIND(CHAR(10);[.B173])-1))" office:value-type="string" office:string-value="VK_OEM_6">
            <text:p>VK_OEM_6</text:p>
          </table:table-cell>
          <table:table-cell table:formula="of:=[.C173]" office:value-type="string" office:string-value="Used for miscellaneous characters; it can vary by keyboard. &#10;For the US standard keyboard, the ']}' key">
            <text:p>Used for miscellaneous characters; it can vary by keyboard. </text:p>
            <text:p>For the US standard keyboard, the ']}' key</text:p>
          </table:table-cell>
          <table:table-cell table:formula="of:=RIGHT([.B173];LEN([.B173])-IF(ISERR(FIND(CHAR(10);[.B173]));0;FIND(CHAR(10);[.B173])))" office:value-type="string" office:string-value="0xDD">
            <text:p>0xDD</text:p>
          </table:table-cell>
          <table:table-cell/>
          <table:table-cell table:formula="of:=IF(ISERR(FIND(&quot;VK_&quot;;[.E173]));&quot;&quot;;SUBSTITUTE([.E173];&quot;VK_&quot;;[.$I$1]))" office:value-type="string" office:string-value="FUI.BUTTON_OEM_6">
            <text:p>FUI.BUTTON_OEM_6</text:p>
          </table:table-cell>
          <table:table-cell table:style-name="ce14" table:formula="of:=LEN([.I173])" office:value-type="float" office:value="16">
            <text:p>16</text:p>
          </table:table-cell>
          <table:table-cell table:style-name="ce14" table:formula="of:=LEFT(&quot;                                                            &quot;;IF([.J173]=0;MAX(0;[.$J$1]-LEN([.F173])-1);[.$J$1]-[.J173]))" office:value-type="string" office:string-value="              ">
            <text:p><text:s text:c="14"/></text:p>
          </table:table-cell>
          <table:table-cell table:style-name="ce14" table:formula="of:=IF([.I173]&lt;&gt;&quot;&quot;;CONCATENATE([.I173];[.K173];&quot;= &quot;;[.G173];&quot;;&quot;);CONCATENATE(&quot;// &quot;;[.F173];[.K173];[.G173]))" office:value-type="string" office:string-value="FUI.BUTTON_OEM_6              = 0xDD;">
            <text:p>FUI.BUTTON_OEM_6 <text:s text:c="13"/>= 0xD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7</text:p>
            <text:p>0xDE</text:p>
          </table:table-cell>
          <table:table-cell table:style-name="ce10" office:value-type="string">
            <text:p>Used for miscellaneous characters; it can vary by keyboard. </text:p>
            <text:p>For the US standard keyboard, the 'single-quote/double-quote' key</text:p>
          </table:table-cell>
          <table:table-cell/>
          <table:table-cell table:formula="of:=LEFT([.B174];IF(ISERR(FIND(CHAR(10);[.B174]));0;FIND(CHAR(10);[.B174])-1))" office:value-type="string" office:string-value="VK_OEM_7">
            <text:p>VK_OEM_7</text:p>
          </table:table-cell>
          <table:table-cell table:formula="of:=[.C174]" office:value-type="string" office:string-value="Used for miscellaneous characters; it can vary by keyboard. &#10;For the US standard keyboard, the 'single-quote/double-quote' key">
            <text:p>Used for miscellaneous characters; it can vary by keyboard. </text:p>
            <text:p>For the US standard keyboard, the 'single-quote/double-quote' key</text:p>
          </table:table-cell>
          <table:table-cell table:formula="of:=RIGHT([.B174];LEN([.B174])-IF(ISERR(FIND(CHAR(10);[.B174]));0;FIND(CHAR(10);[.B174])))" office:value-type="string" office:string-value="0xDE">
            <text:p>0xDE</text:p>
          </table:table-cell>
          <table:table-cell/>
          <table:table-cell table:formula="of:=IF(ISERR(FIND(&quot;VK_&quot;;[.E174]));&quot;&quot;;SUBSTITUTE([.E174];&quot;VK_&quot;;[.$I$1]))" office:value-type="string" office:string-value="FUI.BUTTON_OEM_7">
            <text:p>FUI.BUTTON_OEM_7</text:p>
          </table:table-cell>
          <table:table-cell table:style-name="ce14" table:formula="of:=LEN([.I174])" office:value-type="float" office:value="16">
            <text:p>16</text:p>
          </table:table-cell>
          <table:table-cell table:style-name="ce14" table:formula="of:=LEFT(&quot;                                                            &quot;;IF([.J174]=0;MAX(0;[.$J$1]-LEN([.F174])-1);[.$J$1]-[.J174]))" office:value-type="string" office:string-value="              ">
            <text:p><text:s text:c="14"/></text:p>
          </table:table-cell>
          <table:table-cell table:style-name="ce14" table:formula="of:=IF([.I174]&lt;&gt;&quot;&quot;;CONCATENATE([.I174];[.K174];&quot;= &quot;;[.G174];&quot;;&quot;);CONCATENATE(&quot;// &quot;;[.F174];[.K174];[.G174]))" office:value-type="string" office:string-value="FUI.BUTTON_OEM_7              = 0xDE;">
            <text:p>FUI.BUTTON_OEM_7 <text:s text:c="13"/>= 0xDE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8</text:p>
            <text:p>0xDF</text:p>
          </table:table-cell>
          <table:table-cell table:style-name="ce10" office:value-type="string">
            <text:p>Used for miscellaneous characters; it can vary by keyboard.</text:p>
          </table:table-cell>
          <table:table-cell/>
          <table:table-cell table:formula="of:=LEFT([.B175];IF(ISERR(FIND(CHAR(10);[.B175]));0;FIND(CHAR(10);[.B175])-1))" office:value-type="string" office:string-value="VK_OEM_8">
            <text:p>VK_OEM_8</text:p>
          </table:table-cell>
          <table:table-cell table:formula="of:=[.C175]" office:value-type="string" office:string-value="Used for miscellaneous characters; it can vary by keyboard.">
            <text:p>Used for miscellaneous characters; it can vary by keyboard.</text:p>
          </table:table-cell>
          <table:table-cell table:formula="of:=RIGHT([.B175];LEN([.B175])-IF(ISERR(FIND(CHAR(10);[.B175]));0;FIND(CHAR(10);[.B175])))" office:value-type="string" office:string-value="0xDF">
            <text:p>0xDF</text:p>
          </table:table-cell>
          <table:table-cell/>
          <table:table-cell table:formula="of:=IF(ISERR(FIND(&quot;VK_&quot;;[.E175]));&quot;&quot;;SUBSTITUTE([.E175];&quot;VK_&quot;;[.$I$1]))" office:value-type="string" office:string-value="FUI.BUTTON_OEM_8">
            <text:p>FUI.BUTTON_OEM_8</text:p>
          </table:table-cell>
          <table:table-cell table:style-name="ce14" table:formula="of:=LEN([.I175])" office:value-type="float" office:value="16">
            <text:p>16</text:p>
          </table:table-cell>
          <table:table-cell table:style-name="ce14" table:formula="of:=LEFT(&quot;                                                            &quot;;IF([.J175]=0;MAX(0;[.$J$1]-LEN([.F175])-1);[.$J$1]-[.J175]))" office:value-type="string" office:string-value="              ">
            <text:p><text:s text:c="14"/></text:p>
          </table:table-cell>
          <table:table-cell table:style-name="ce14" table:formula="of:=IF([.I175]&lt;&gt;&quot;&quot;;CONCATENATE([.I175];[.K175];&quot;= &quot;;[.G175];&quot;;&quot;);CONCATENATE(&quot;// &quot;;[.F175];[.K175];[.G175]))" office:value-type="string" office:string-value="FUI.BUTTON_OEM_8              = 0xDF;">
            <text:p>FUI.BUTTON_OEM_8 <text:s text:c="13"/>= 0xDF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office:value-type="string">
            <text:p>-</text:p>
            <text:p>0xE0</text:p>
          </table:table-cell>
          <table:table-cell table:style-name="ce11" office:value-type="string">
            <text:p>Reserved</text:p>
          </table:table-cell>
          <table:table-cell table:style-name="ce2"/>
          <table:table-cell table:style-name="ce2" table:formula="of:=LEFT([.B176];IF(ISERR(FIND(CHAR(10);[.B176]));0;FIND(CHAR(10);[.B176])-1))" office:value-type="string" office:string-value="-">
            <text:p>-</text:p>
          </table:table-cell>
          <table:table-cell table:style-name="ce2" table:formula="of:=[.C176]" office:value-type="string" office:string-value="Reserved">
            <text:p>Reserved</text:p>
          </table:table-cell>
          <table:table-cell table:style-name="ce2" table:formula="of:=RIGHT([.B176];LEN([.B176])-IF(ISERR(FIND(CHAR(10);[.B176]));0;FIND(CHAR(10);[.B176])))" office:value-type="string" office:string-value="0xE0">
            <text:p>0xE0</text:p>
          </table:table-cell>
          <table:table-cell table:style-name="ce2"/>
          <table:table-cell table:formula="of:=IF(ISERR(FIND(&quot;VK_&quot;;[.E176]));&quot;&quot;;SUBSTITUTE([.E176];&quot;VK_&quot;;[.$I$1]))">
            <text:p/>
          </table:table-cell>
          <table:table-cell table:style-name="ce14" table:formula="of:=MAX(LEN([.I176]);)" office:value-type="float" office:value="0">
            <text:p>0</text:p>
          </table:table-cell>
          <table:table-cell table:style-name="ce14" table:formula="of:=LEFT(&quot;                                                            &quot;;IF([.J176]=0;MAX(0;[.$J$1]-LEN([.F176])-1);[.$J$1]-[.J176]))" office:value-type="string" office:string-value="                     ">
            <text:p><text:s text:c="21"/></text:p>
          </table:table-cell>
          <table:table-cell table:style-name="ce14" table:formula="of:=IF([.I176]&lt;&gt;&quot;&quot;;CONCATENATE([.I176];[.K176];&quot;= &quot;;[.G176];&quot;;&quot;);CONCATENATE(&quot;// &quot;;[.F176];[.K176];[.G176]))" office:value-type="string" office:string-value="// Reserved                     0xE0">
            <text:p>// Reserved <text:s text:c="20"/>0xE0</text:p>
          </table:table-cell>
          <table:table-cell table:style-name="ce14" table:number-columns-repeated="2"/>
          <table:table-cell table:style-name="ce2" table:number-columns-repeated="1010"/>
        </table:table-row>
        <table:table-row table:style-name="ro2">
          <table:table-cell table:style-name="ce4"/>
          <table:table-cell table:style-name="ce9" office:value-type="string">
            <text:p>0xE1</text:p>
          </table:table-cell>
          <table:table-cell table:style-name="ce12" office:value-type="string">
            <text:p>OEM specific</text:p>
          </table:table-cell>
          <table:table-cell table:style-name="ce4"/>
          <table:table-cell table:style-name="ce4" table:formula="of:=LEFT([.B177];IF(ISERR(FIND(CHAR(10);[.B177]));0;FIND(CHAR(10);[.B177])-1))">
            <text:p/>
          </table:table-cell>
          <table:table-cell table:style-name="ce4" table:formula="of:=[.C177]" office:value-type="string" office:string-value="OEM specific">
            <text:p>OEM specific</text:p>
          </table:table-cell>
          <table:table-cell table:style-name="ce4" table:formula="of:=RIGHT([.B177];LEN([.B177])-IF(ISERR(FIND(CHAR(10);[.B177]));0;FIND(CHAR(10);[.B177])))" office:value-type="string" office:string-value="0xE1">
            <text:p>0xE1</text:p>
          </table:table-cell>
          <table:table-cell table:style-name="ce4"/>
          <table:table-cell table:formula="of:=IF(ISERR(FIND(&quot;VK_&quot;;[.E177]));&quot;&quot;;SUBSTITUTE([.E177];&quot;VK_&quot;;[.$I$1]))">
            <text:p/>
          </table:table-cell>
          <table:table-cell table:style-name="ce14" table:formula="of:=LEN([.I177])" office:value-type="float" office:value="0">
            <text:p>0</text:p>
          </table:table-cell>
          <table:table-cell table:style-name="ce14" table:formula="of:=LEFT(&quot;                                                            &quot;;IF([.J177]=0;MAX(0;[.$J$1]-LEN([.F177])-1);[.$J$1]-[.J177]))" office:value-type="string" office:string-value="                 ">
            <text:p><text:s text:c="17"/></text:p>
          </table:table-cell>
          <table:table-cell table:style-name="ce14" table:formula="of:=IF([.I177]&lt;&gt;&quot;&quot;;CONCATENATE([.I177];[.K177];&quot;= &quot;;[.G177];&quot;;&quot;);CONCATENATE(&quot;// &quot;;[.F177];[.K177];[.G177]))" office:value-type="string" office:string-value="// OEM specific                 0xE1">
            <text:p>// OEM specific <text:s text:c="16"/>0xE1</text:p>
          </table:table-cell>
          <table:table-cell table:style-name="ce14" table:number-columns-repeated="2"/>
          <table:table-cell table:style-name="ce4" table:number-columns-repeated="1010"/>
        </table:table-row>
        <table:table-row table:style-name="ro2">
          <table:table-cell/>
          <table:table-cell table:style-name="ce5" office:value-type="string">
            <text:p>VK_OEM_102</text:p>
            <text:p>0xE2</text:p>
          </table:table-cell>
          <table:table-cell table:style-name="ce10" office:value-type="string">
            <text:p>Either the angle bracket key or the backslash key on the RT 102-key keyboard</text:p>
          </table:table-cell>
          <table:table-cell/>
          <table:table-cell table:formula="of:=LEFT([.B178];IF(ISERR(FIND(CHAR(10);[.B178]));0;FIND(CHAR(10);[.B178])-1))" office:value-type="string" office:string-value="VK_OEM_102">
            <text:p>VK_OEM_102</text:p>
          </table:table-cell>
          <table:table-cell table:formula="of:=[.C178]" office:value-type="string" office:string-value="Either the angle bracket key or the backslash key on the RT 102-key keyboard">
            <text:p>Either the angle bracket key or the backslash key on the RT 102-key keyboard</text:p>
          </table:table-cell>
          <table:table-cell table:formula="of:=RIGHT([.B178];LEN([.B178])-IF(ISERR(FIND(CHAR(10);[.B178]));0;FIND(CHAR(10);[.B178])))" office:value-type="string" office:string-value="0xE2">
            <text:p>0xE2</text:p>
          </table:table-cell>
          <table:table-cell/>
          <table:table-cell table:formula="of:=IF(ISERR(FIND(&quot;VK_&quot;;[.E178]));&quot;&quot;;SUBSTITUTE([.E178];&quot;VK_&quot;;[.$I$1]))" office:value-type="string" office:string-value="FUI.BUTTON_OEM_102">
            <text:p>FUI.BUTTON_OEM_102</text:p>
          </table:table-cell>
          <table:table-cell table:style-name="ce14" table:formula="of:=LEN([.I178])" office:value-type="float" office:value="18">
            <text:p>18</text:p>
          </table:table-cell>
          <table:table-cell table:style-name="ce14" table:formula="of:=LEFT(&quot;                                                            &quot;;IF([.J178]=0;MAX(0;[.$J$1]-LEN([.F178])-1);[.$J$1]-[.J178]))" office:value-type="string" office:string-value="            ">
            <text:p><text:s text:c="12"/></text:p>
          </table:table-cell>
          <table:table-cell table:style-name="ce14" table:formula="of:=IF([.I178]&lt;&gt;&quot;&quot;;CONCATENATE([.I178];[.K178];&quot;= &quot;;[.G178];&quot;;&quot;);CONCATENATE(&quot;// &quot;;[.F178];[.K178];[.G178]))" office:value-type="string" office:string-value="FUI.BUTTON_OEM_102            = 0xE2;">
            <text:p>FUI.BUTTON_OEM_102 <text:s text:c="11"/>= 0xE2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4"/>
          <table:table-cell table:style-name="ce9" office:value-type="string">
            <text:p>0xE3-E4</text:p>
          </table:table-cell>
          <table:table-cell table:style-name="ce12" office:value-type="string">
            <text:p>OEM specific</text:p>
          </table:table-cell>
          <table:table-cell table:style-name="ce4"/>
          <table:table-cell table:style-name="ce4" table:formula="of:=LEFT([.B179];IF(ISERR(FIND(CHAR(10);[.B179]));0;FIND(CHAR(10);[.B179])-1))">
            <text:p/>
          </table:table-cell>
          <table:table-cell table:style-name="ce4" table:formula="of:=[.C179]" office:value-type="string" office:string-value="OEM specific">
            <text:p>OEM specific</text:p>
          </table:table-cell>
          <table:table-cell table:style-name="ce4" table:formula="of:=RIGHT([.B179];LEN([.B179])-IF(ISERR(FIND(CHAR(10);[.B179]));0;FIND(CHAR(10);[.B179])))" office:value-type="string" office:string-value="0xE3-E4">
            <text:p>0xE3-E4</text:p>
          </table:table-cell>
          <table:table-cell table:style-name="ce4"/>
          <table:table-cell table:formula="of:=IF(ISERR(FIND(&quot;VK_&quot;;[.E179]));&quot;&quot;;SUBSTITUTE([.E179];&quot;VK_&quot;;[.$I$1]))">
            <text:p/>
          </table:table-cell>
          <table:table-cell table:style-name="ce14" table:formula="of:=LEN([.I179])" office:value-type="float" office:value="0">
            <text:p>0</text:p>
          </table:table-cell>
          <table:table-cell table:style-name="ce14" table:formula="of:=LEFT(&quot;                                                            &quot;;IF([.J179]=0;MAX(0;[.$J$1]-LEN([.F179])-1);[.$J$1]-[.J179]))" office:value-type="string" office:string-value="                 ">
            <text:p><text:s text:c="17"/></text:p>
          </table:table-cell>
          <table:table-cell table:style-name="ce14" table:formula="of:=IF([.I179]&lt;&gt;&quot;&quot;;CONCATENATE([.I179];[.K179];&quot;= &quot;;[.G179];&quot;;&quot;);CONCATENATE(&quot;// &quot;;[.F179];[.K179];[.G179]))" office:value-type="string" office:string-value="// OEM specific                 0xE3-E4">
            <text:p>// OEM specific <text:s text:c="16"/>0xE3-E4</text:p>
          </table:table-cell>
          <table:table-cell table:style-name="ce14" table:number-columns-repeated="2"/>
          <table:table-cell table:style-name="ce4" table:number-columns-repeated="1010"/>
        </table:table-row>
        <table:table-row table:style-name="ro2">
          <table:table-cell/>
          <table:table-cell table:style-name="ce5" office:value-type="string">
            <text:p>VK_PROCESSKEY</text:p>
            <text:p>0xE5</text:p>
          </table:table-cell>
          <table:table-cell table:style-name="ce10" office:value-type="string">
            <text:p>IME PROCESS key</text:p>
          </table:table-cell>
          <table:table-cell/>
          <table:table-cell table:formula="of:=LEFT([.B180];IF(ISERR(FIND(CHAR(10);[.B180]));0;FIND(CHAR(10);[.B180])-1))" office:value-type="string" office:string-value="VK_PROCESSKEY">
            <text:p>VK_PROCESSKEY</text:p>
          </table:table-cell>
          <table:table-cell table:formula="of:=[.C180]" office:value-type="string" office:string-value="IME PROCESS key">
            <text:p>IME PROCESS key</text:p>
          </table:table-cell>
          <table:table-cell table:formula="of:=RIGHT([.B180];LEN([.B180])-IF(ISERR(FIND(CHAR(10);[.B180]));0;FIND(CHAR(10);[.B180])))" office:value-type="string" office:string-value="0xE5">
            <text:p>0xE5</text:p>
          </table:table-cell>
          <table:table-cell/>
          <table:table-cell table:formula="of:=IF(ISERR(FIND(&quot;VK_&quot;;[.E180]));&quot;&quot;;SUBSTITUTE([.E180];&quot;VK_&quot;;[.$I$1]))" office:value-type="string" office:string-value="FUI.BUTTON_PROCESSKEY">
            <text:p>FUI.BUTTON_PROCESSKEY</text:p>
          </table:table-cell>
          <table:table-cell table:style-name="ce14" table:formula="of:=LEN([.I180])" office:value-type="float" office:value="21">
            <text:p>21</text:p>
          </table:table-cell>
          <table:table-cell table:style-name="ce14" table:formula="of:=LEFT(&quot;                                                            &quot;;IF([.J180]=0;MAX(0;[.$J$1]-LEN([.F180])-1);[.$J$1]-[.J180]))" office:value-type="string" office:string-value="         ">
            <text:p><text:s text:c="9"/></text:p>
          </table:table-cell>
          <table:table-cell table:style-name="ce14" table:formula="of:=IF([.I180]&lt;&gt;&quot;&quot;;CONCATENATE([.I180];[.K180];&quot;= &quot;;[.G180];&quot;;&quot;);CONCATENATE(&quot;// &quot;;[.F180];[.K180];[.G180]))" office:value-type="string" office:string-value="FUI.BUTTON_PROCESSKEY         = 0xE5;">
            <text:p>FUI.BUTTON_PROCESSKEY <text:s text:c="8"/>= 0xE5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4"/>
          <table:table-cell table:style-name="ce9" office:value-type="string">
            <text:p>0xE6</text:p>
          </table:table-cell>
          <table:table-cell table:style-name="ce12" office:value-type="string">
            <text:p>OEM specific</text:p>
          </table:table-cell>
          <table:table-cell table:style-name="ce4"/>
          <table:table-cell table:style-name="ce4" table:formula="of:=LEFT([.B181];IF(ISERR(FIND(CHAR(10);[.B181]));0;FIND(CHAR(10);[.B181])-1))">
            <text:p/>
          </table:table-cell>
          <table:table-cell table:style-name="ce4" table:formula="of:=[.C181]" office:value-type="string" office:string-value="OEM specific">
            <text:p>OEM specific</text:p>
          </table:table-cell>
          <table:table-cell table:style-name="ce4" table:formula="of:=RIGHT([.B181];LEN([.B181])-IF(ISERR(FIND(CHAR(10);[.B181]));0;FIND(CHAR(10);[.B181])))" office:value-type="string" office:string-value="0xE6">
            <text:p>0xE6</text:p>
          </table:table-cell>
          <table:table-cell table:style-name="ce4"/>
          <table:table-cell table:formula="of:=IF(ISERR(FIND(&quot;VK_&quot;;[.E181]));&quot;&quot;;SUBSTITUTE([.E181];&quot;VK_&quot;;[.$I$1]))">
            <text:p/>
          </table:table-cell>
          <table:table-cell table:style-name="ce14" table:formula="of:=LEN([.I181])" office:value-type="float" office:value="0">
            <text:p>0</text:p>
          </table:table-cell>
          <table:table-cell table:style-name="ce14" table:formula="of:=LEFT(&quot;                                                            &quot;;IF([.J181]=0;MAX(0;[.$J$1]-LEN([.F181])-1);[.$J$1]-[.J181]))" office:value-type="string" office:string-value="                 ">
            <text:p><text:s text:c="17"/></text:p>
          </table:table-cell>
          <table:table-cell table:style-name="ce14" table:formula="of:=IF([.I181]&lt;&gt;&quot;&quot;;CONCATENATE([.I181];[.K181];&quot;= &quot;;[.G181];&quot;;&quot;);CONCATENATE(&quot;// &quot;;[.F181];[.K181];[.G181]))" office:value-type="string" office:string-value="// OEM specific                 0xE6">
            <text:p>// OEM specific <text:s text:c="16"/>0xE6</text:p>
          </table:table-cell>
          <table:table-cell table:style-name="ce14" table:number-columns-repeated="2"/>
          <table:table-cell table:style-name="ce4" table:number-columns-repeated="1010"/>
        </table:table-row>
        <table:table-row table:style-name="ro2">
          <table:table-cell table:style-name="ce3"/>
          <table:table-cell table:style-name="ce8" office:value-type="string">
            <text:p>VK_PACKET</text:p>
            <text:p>0xE7</text:p>
          </table:table-cell>
          <table:table-cell table:style-name="ce6" office:value-type="string">
            <text:p>Used to pass Unicode characters as if they were keystrokes. The VK_PACKET key is the low word of a 32-bit Virtual Key value used for non-keyboard input methods. For more information, see Remark in <text:a xlink:href="http://msdn.microsoft.com/en-us/library/windows/desktop/ms646271%28v=vs.85%29.aspx">KEYBDINPUT</text:a>, <text:a xlink:href="http://msdn.microsoft.com/en-us/library/windows/desktop/ms646310%28v=vs.85%29.aspx">SendInput</text:a>, <text:a xlink:href="http://msdn.microsoft.com/en-us/library/windows/desktop/ms646280%28v=vs.85%29.aspx">WM_KEYDOWN</text:a>, and <text:a xlink:href="http://msdn.microsoft.com/en-us/library/windows/desktop/ms646281%28v=vs.85%29.aspx">WM_KEYUP</text:a> </text:p>
          </table:table-cell>
          <table:table-cell table:style-name="ce3"/>
          <table:table-cell table:style-name="ce3" table:formula="of:=LEFT([.B182];IF(ISERR(FIND(CHAR(10);[.B182]));0;FIND(CHAR(10);[.B182])-1))" office:value-type="string" office:string-value="VK_PACKET">
            <text:p>VK_PACKET</text:p>
          </table:table-cell>
          <table:table-cell table:style-name="ce3" table:formula="of:=[.C182]" office:value-type="string" office:string-value="Used to pass Unicode characters as if they were keystrokes. The VK_PACKET key is the low word of a 32-bit Virtual Key value used for non-keyboard input methods. For more information, see Remark in KEYBDINPUT, SendInput, WM_KEYDOWN, and WM_KEYUP ">
            <text:p>Used to pass Unicode characters as if they were keystrokes. The VK_PACKET key is the low word of a 32-bit Virtual Key value used for non-keyboard input methods. For more information, see Remark in KEYBDINPUT, SendInput, WM_KEYDOWN, and WM_KEYUP </text:p>
          </table:table-cell>
          <table:table-cell table:style-name="ce3" table:formula="of:=RIGHT([.B182];LEN([.B182])-IF(ISERR(FIND(CHAR(10);[.B182]));0;FIND(CHAR(10);[.B182])))" office:value-type="string" office:string-value="0xE7">
            <text:p>0xE7</text:p>
          </table:table-cell>
          <table:table-cell table:style-name="ce3"/>
          <table:table-cell/>
          <table:table-cell table:style-name="ce14" table:formula="of:=LEN([.I182])" office:value-type="float" office:value="0">
            <text:p>0</text:p>
          </table:table-cell>
          <table:table-cell table:style-name="ce14" table:formula="of:=LEFT(&quot;                                                            &quot;;IF([.J182]=0;MAX(0;[.$J$1]-LEN([.F182])-1);[.$J$1]-[.J182]))">
            <text:p/>
          </table:table-cell>
          <table:table-cell table:style-name="ce14" table:formula="of:=IF([.I182]&lt;&gt;&quot;&quot;;CONCATENATE([.I182];[.K182];&quot;= &quot;;[.G182];&quot;;&quot;);CONCATENATE(&quot;// &quot;;[.F182];[.K182];[.G182]))" office:value-type="string" office:string-value="// Used to pass Unicode characters as if they were keystrokes. The VK_PACKET key is the low word of a 32-bit Virtual Key value used for non-keyboard input methods. For more information, see Remark in KEYBDINPUT, SendInput, WM_KEYDOWN, and WM_KEYUP 0xE7">
            <text:p>// Used to pass Unicode characters as if they were keystrokes. The VK_PACKET key is the low word of a 32-bit Virtual Key value used for non-keyboard input methods. For more information, see Remark in KEYBDINPUT, SendInput, WM_KEYDOWN, and WM_KEYUP 0xE7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 table:style-name="ce3"/>
          <table:table-cell table:style-name="ce8" office:value-type="string">
            <text:p>-</text:p>
            <text:p>0xE8</text:p>
          </table:table-cell>
          <table:table-cell table:style-name="ce6" office:value-type="string">
            <text:p>Unassigned</text:p>
          </table:table-cell>
          <table:table-cell table:style-name="ce3"/>
          <table:table-cell table:style-name="ce3" table:formula="of:=LEFT([.B183];IF(ISERR(FIND(CHAR(10);[.B183]));0;FIND(CHAR(10);[.B183])-1))" office:value-type="string" office:string-value="-">
            <text:p>-</text:p>
          </table:table-cell>
          <table:table-cell table:style-name="ce3" table:formula="of:=[.C183]" office:value-type="string" office:string-value="Unassigned">
            <text:p>Unassigned</text:p>
          </table:table-cell>
          <table:table-cell table:style-name="ce3" table:formula="of:=RIGHT([.B183];LEN([.B183])-IF(ISERR(FIND(CHAR(10);[.B183]));0;FIND(CHAR(10);[.B183])))" office:value-type="string" office:string-value="0xE8">
            <text:p>0xE8</text:p>
          </table:table-cell>
          <table:table-cell table:style-name="ce3"/>
          <table:table-cell table:formula="of:=IF(ISERR(FIND(&quot;VK_&quot;;[.E183]));&quot;&quot;;SUBSTITUTE([.E183];&quot;VK_&quot;;[.$I$1]))">
            <text:p/>
          </table:table-cell>
          <table:table-cell table:style-name="ce14" table:formula="of:=LEN([.I183])" office:value-type="float" office:value="0">
            <text:p>0</text:p>
          </table:table-cell>
          <table:table-cell table:style-name="ce14" table:formula="of:=LEFT(&quot;                                                            &quot;;IF([.J183]=0;MAX(0;[.$J$1]-LEN([.F183])-1);[.$J$1]-[.J183]))" office:value-type="string" office:string-value="                   ">
            <text:p><text:s text:c="19"/></text:p>
          </table:table-cell>
          <table:table-cell table:style-name="ce14" table:formula="of:=IF([.I183]&lt;&gt;&quot;&quot;;CONCATENATE([.I183];[.K183];&quot;= &quot;;[.G183];&quot;;&quot;);CONCATENATE(&quot;// &quot;;[.F183];[.K183];[.G183]))" office:value-type="string" office:string-value="// Unassigned                   0xE8">
            <text:p>// Unassigned <text:s text:c="18"/>0xE8</text:p>
          </table:table-cell>
          <table:table-cell table:style-name="ce14" table:number-columns-repeated="2"/>
          <table:table-cell table:style-name="ce3" table:number-columns-repeated="1010"/>
        </table:table-row>
        <table:table-row table:style-name="ro2">
          <table:table-cell table:style-name="ce4"/>
          <table:table-cell table:style-name="ce9" office:value-type="string">
            <text:p>0xE9-F5</text:p>
          </table:table-cell>
          <table:table-cell table:style-name="ce12" office:value-type="string">
            <text:p>OEM specific</text:p>
          </table:table-cell>
          <table:table-cell table:style-name="ce4"/>
          <table:table-cell table:style-name="ce4" table:formula="of:=LEFT([.B184];IF(ISERR(FIND(CHAR(10);[.B184]));0;FIND(CHAR(10);[.B184])-1))">
            <text:p/>
          </table:table-cell>
          <table:table-cell table:style-name="ce4" table:formula="of:=[.C184]" office:value-type="string" office:string-value="OEM specific">
            <text:p>OEM specific</text:p>
          </table:table-cell>
          <table:table-cell table:style-name="ce4" table:formula="of:=RIGHT([.B184];LEN([.B184])-IF(ISERR(FIND(CHAR(10);[.B184]));0;FIND(CHAR(10);[.B184])))" office:value-type="string" office:string-value="0xE9-F5">
            <text:p>0xE9-F5</text:p>
          </table:table-cell>
          <table:table-cell table:style-name="ce4"/>
          <table:table-cell table:formula="of:=IF(ISERR(FIND(&quot;VK_&quot;;[.E184]));&quot;&quot;;SUBSTITUTE([.E184];&quot;VK_&quot;;[.$I$1]))">
            <text:p/>
          </table:table-cell>
          <table:table-cell table:style-name="ce14" table:formula="of:=LEN([.I184])" office:value-type="float" office:value="0">
            <text:p>0</text:p>
          </table:table-cell>
          <table:table-cell table:style-name="ce14" table:formula="of:=LEFT(&quot;                                                            &quot;;IF([.J184]=0;MAX(0;[.$J$1]-LEN([.F184])-1);[.$J$1]-[.J184]))" office:value-type="string" office:string-value="                 ">
            <text:p><text:s text:c="17"/></text:p>
          </table:table-cell>
          <table:table-cell table:style-name="ce14" table:formula="of:=IF([.I184]&lt;&gt;&quot;&quot;;CONCATENATE([.I184];[.K184];&quot;= &quot;;[.G184];&quot;;&quot;);CONCATENATE(&quot;// &quot;;[.F184];[.K184];[.G184]))" office:value-type="string" office:string-value="// OEM specific                 0xE9-F5">
            <text:p>// OEM specific <text:s text:c="16"/>0xE9-F5</text:p>
          </table:table-cell>
          <table:table-cell table:style-name="ce14" table:number-columns-repeated="2"/>
          <table:table-cell table:style-name="ce4" table:number-columns-repeated="1010"/>
        </table:table-row>
        <table:table-row table:style-name="ro2">
          <table:table-cell/>
          <table:table-cell table:style-name="ce5" office:value-type="string">
            <text:p>VK_ATTN</text:p>
            <text:p>0xF6</text:p>
          </table:table-cell>
          <table:table-cell table:style-name="ce10" office:value-type="string">
            <text:p>Attn key</text:p>
          </table:table-cell>
          <table:table-cell/>
          <table:table-cell table:formula="of:=LEFT([.B185];IF(ISERR(FIND(CHAR(10);[.B185]));0;FIND(CHAR(10);[.B185])-1))" office:value-type="string" office:string-value="VK_ATTN">
            <text:p>VK_ATTN</text:p>
          </table:table-cell>
          <table:table-cell table:formula="of:=[.C185]" office:value-type="string" office:string-value="Attn key">
            <text:p>Attn key</text:p>
          </table:table-cell>
          <table:table-cell table:formula="of:=RIGHT([.B185];LEN([.B185])-IF(ISERR(FIND(CHAR(10);[.B185]));0;FIND(CHAR(10);[.B185])))" office:value-type="string" office:string-value="0xF6">
            <text:p>0xF6</text:p>
          </table:table-cell>
          <table:table-cell/>
          <table:table-cell table:formula="of:=IF(ISERR(FIND(&quot;VK_&quot;;[.E185]));&quot;&quot;;SUBSTITUTE([.E185];&quot;VK_&quot;;[.$I$1]))" office:value-type="string" office:string-value="FUI.BUTTON_ATTN">
            <text:p>FUI.BUTTON_ATTN</text:p>
          </table:table-cell>
          <table:table-cell table:style-name="ce14" table:formula="of:=LEN([.I185])" office:value-type="float" office:value="15">
            <text:p>15</text:p>
          </table:table-cell>
          <table:table-cell table:style-name="ce14" table:formula="of:=LEFT(&quot;                                                            &quot;;IF([.J185]=0;MAX(0;[.$J$1]-LEN([.F185])-1);[.$J$1]-[.J185]))" office:value-type="string" office:string-value="               ">
            <text:p><text:s text:c="15"/></text:p>
          </table:table-cell>
          <table:table-cell table:style-name="ce14" table:formula="of:=IF([.I185]&lt;&gt;&quot;&quot;;CONCATENATE([.I185];[.K185];&quot;= &quot;;[.G185];&quot;;&quot;);CONCATENATE(&quot;// &quot;;[.F185];[.K185];[.G185]))" office:value-type="string" office:string-value="FUI.BUTTON_ATTN               = 0xF6;">
            <text:p>FUI.BUTTON_ATTN <text:s text:c="14"/>= 0xF6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CRSEL</text:p>
            <text:p>0xF7</text:p>
          </table:table-cell>
          <table:table-cell table:style-name="ce10" office:value-type="string">
            <text:p>CrSel key</text:p>
          </table:table-cell>
          <table:table-cell/>
          <table:table-cell table:formula="of:=LEFT([.B186];IF(ISERR(FIND(CHAR(10);[.B186]));0;FIND(CHAR(10);[.B186])-1))" office:value-type="string" office:string-value="VK_CRSEL">
            <text:p>VK_CRSEL</text:p>
          </table:table-cell>
          <table:table-cell table:formula="of:=[.C186]" office:value-type="string" office:string-value="CrSel key">
            <text:p>CrSel key</text:p>
          </table:table-cell>
          <table:table-cell table:formula="of:=RIGHT([.B186];LEN([.B186])-IF(ISERR(FIND(CHAR(10);[.B186]));0;FIND(CHAR(10);[.B186])))" office:value-type="string" office:string-value="0xF7">
            <text:p>0xF7</text:p>
          </table:table-cell>
          <table:table-cell/>
          <table:table-cell table:formula="of:=IF(ISERR(FIND(&quot;VK_&quot;;[.E186]));&quot;&quot;;SUBSTITUTE([.E186];&quot;VK_&quot;;[.$I$1]))" office:value-type="string" office:string-value="FUI.BUTTON_CRSEL">
            <text:p>FUI.BUTTON_CRSEL</text:p>
          </table:table-cell>
          <table:table-cell table:style-name="ce14" table:formula="of:=LEN([.I186])" office:value-type="float" office:value="16">
            <text:p>16</text:p>
          </table:table-cell>
          <table:table-cell table:style-name="ce14" table:formula="of:=LEFT(&quot;                                                            &quot;;IF([.J186]=0;MAX(0;[.$J$1]-LEN([.F186])-1);[.$J$1]-[.J186]))" office:value-type="string" office:string-value="              ">
            <text:p><text:s text:c="14"/></text:p>
          </table:table-cell>
          <table:table-cell table:style-name="ce14" table:formula="of:=IF([.I186]&lt;&gt;&quot;&quot;;CONCATENATE([.I186];[.K186];&quot;= &quot;;[.G186];&quot;;&quot;);CONCATENATE(&quot;// &quot;;[.F186];[.K186];[.G186]))" office:value-type="string" office:string-value="FUI.BUTTON_CRSEL              = 0xF7;">
            <text:p>FUI.BUTTON_CRSEL <text:s text:c="13"/>= 0xF7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EXSEL</text:p>
            <text:p>0xF8</text:p>
          </table:table-cell>
          <table:table-cell table:style-name="ce10" office:value-type="string">
            <text:p>ExSel key</text:p>
          </table:table-cell>
          <table:table-cell/>
          <table:table-cell table:formula="of:=LEFT([.B187];IF(ISERR(FIND(CHAR(10);[.B187]));0;FIND(CHAR(10);[.B187])-1))" office:value-type="string" office:string-value="VK_EXSEL">
            <text:p>VK_EXSEL</text:p>
          </table:table-cell>
          <table:table-cell table:formula="of:=[.C187]" office:value-type="string" office:string-value="ExSel key">
            <text:p>ExSel key</text:p>
          </table:table-cell>
          <table:table-cell table:formula="of:=RIGHT([.B187];LEN([.B187])-IF(ISERR(FIND(CHAR(10);[.B187]));0;FIND(CHAR(10);[.B187])))" office:value-type="string" office:string-value="0xF8">
            <text:p>0xF8</text:p>
          </table:table-cell>
          <table:table-cell/>
          <table:table-cell table:formula="of:=IF(ISERR(FIND(&quot;VK_&quot;;[.E187]));&quot;&quot;;SUBSTITUTE([.E187];&quot;VK_&quot;;[.$I$1]))" office:value-type="string" office:string-value="FUI.BUTTON_EXSEL">
            <text:p>FUI.BUTTON_EXSEL</text:p>
          </table:table-cell>
          <table:table-cell table:style-name="ce14" table:formula="of:=LEN([.I187])" office:value-type="float" office:value="16">
            <text:p>16</text:p>
          </table:table-cell>
          <table:table-cell table:style-name="ce14" table:formula="of:=LEFT(&quot;                                                            &quot;;IF([.J187]=0;MAX(0;[.$J$1]-LEN([.F187])-1);[.$J$1]-[.J187]))" office:value-type="string" office:string-value="              ">
            <text:p><text:s text:c="14"/></text:p>
          </table:table-cell>
          <table:table-cell table:style-name="ce14" table:formula="of:=IF([.I187]&lt;&gt;&quot;&quot;;CONCATENATE([.I187];[.K187];&quot;= &quot;;[.G187];&quot;;&quot;);CONCATENATE(&quot;// &quot;;[.F187];[.K187];[.G187]))" office:value-type="string" office:string-value="FUI.BUTTON_EXSEL              = 0xF8;">
            <text:p>FUI.BUTTON_EXSEL <text:s text:c="13"/>= 0xF8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EREOF</text:p>
            <text:p>0xF9</text:p>
          </table:table-cell>
          <table:table-cell table:style-name="ce10" office:value-type="string">
            <text:p>Erase EOF key</text:p>
          </table:table-cell>
          <table:table-cell/>
          <table:table-cell table:formula="of:=LEFT([.B188];IF(ISERR(FIND(CHAR(10);[.B188]));0;FIND(CHAR(10);[.B188])-1))" office:value-type="string" office:string-value="VK_EREOF">
            <text:p>VK_EREOF</text:p>
          </table:table-cell>
          <table:table-cell table:formula="of:=[.C188]" office:value-type="string" office:string-value="Erase EOF key">
            <text:p>Erase EOF key</text:p>
          </table:table-cell>
          <table:table-cell table:formula="of:=RIGHT([.B188];LEN([.B188])-IF(ISERR(FIND(CHAR(10);[.B188]));0;FIND(CHAR(10);[.B188])))" office:value-type="string" office:string-value="0xF9">
            <text:p>0xF9</text:p>
          </table:table-cell>
          <table:table-cell/>
          <table:table-cell table:formula="of:=IF(ISERR(FIND(&quot;VK_&quot;;[.E188]));&quot;&quot;;SUBSTITUTE([.E188];&quot;VK_&quot;;[.$I$1]))" office:value-type="string" office:string-value="FUI.BUTTON_EREOF">
            <text:p>FUI.BUTTON_EREOF</text:p>
          </table:table-cell>
          <table:table-cell table:style-name="ce14" table:formula="of:=LEN([.I188])" office:value-type="float" office:value="16">
            <text:p>16</text:p>
          </table:table-cell>
          <table:table-cell table:style-name="ce14" table:formula="of:=LEFT(&quot;                                                            &quot;;IF([.J188]=0;MAX(0;[.$J$1]-LEN([.F188])-1);[.$J$1]-[.J188]))" office:value-type="string" office:string-value="              ">
            <text:p><text:s text:c="14"/></text:p>
          </table:table-cell>
          <table:table-cell table:style-name="ce14" table:formula="of:=IF([.I188]&lt;&gt;&quot;&quot;;CONCATENATE([.I188];[.K188];&quot;= &quot;;[.G188];&quot;;&quot;);CONCATENATE(&quot;// &quot;;[.F188];[.K188];[.G188]))" office:value-type="string" office:string-value="FUI.BUTTON_EREOF              = 0xF9;">
            <text:p>FUI.BUTTON_EREOF <text:s text:c="13"/>= 0xF9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PLAY</text:p>
            <text:p>0xFA</text:p>
          </table:table-cell>
          <table:table-cell table:style-name="ce10" office:value-type="string">
            <text:p>Play key</text:p>
          </table:table-cell>
          <table:table-cell/>
          <table:table-cell table:formula="of:=LEFT([.B189];IF(ISERR(FIND(CHAR(10);[.B189]));0;FIND(CHAR(10);[.B189])-1))" office:value-type="string" office:string-value="VK_PLAY">
            <text:p>VK_PLAY</text:p>
          </table:table-cell>
          <table:table-cell table:formula="of:=[.C189]" office:value-type="string" office:string-value="Play key">
            <text:p>Play key</text:p>
          </table:table-cell>
          <table:table-cell table:formula="of:=RIGHT([.B189];LEN([.B189])-IF(ISERR(FIND(CHAR(10);[.B189]));0;FIND(CHAR(10);[.B189])))" office:value-type="string" office:string-value="0xFA">
            <text:p>0xFA</text:p>
          </table:table-cell>
          <table:table-cell/>
          <table:table-cell table:formula="of:=IF(ISERR(FIND(&quot;VK_&quot;;[.E189]));&quot;&quot;;SUBSTITUTE([.E189];&quot;VK_&quot;;[.$I$1]))" office:value-type="string" office:string-value="FUI.BUTTON_PLAY">
            <text:p>FUI.BUTTON_PLAY</text:p>
          </table:table-cell>
          <table:table-cell table:style-name="ce14" table:formula="of:=LEN([.I189])" office:value-type="float" office:value="15">
            <text:p>15</text:p>
          </table:table-cell>
          <table:table-cell table:style-name="ce14" table:formula="of:=LEFT(&quot;                                                            &quot;;IF([.J189]=0;MAX(0;[.$J$1]-LEN([.F189])-1);[.$J$1]-[.J189]))" office:value-type="string" office:string-value="               ">
            <text:p><text:s text:c="15"/></text:p>
          </table:table-cell>
          <table:table-cell table:style-name="ce14" table:formula="of:=IF([.I189]&lt;&gt;&quot;&quot;;CONCATENATE([.I189];[.K189];&quot;= &quot;;[.G189];&quot;;&quot;);CONCATENATE(&quot;// &quot;;[.F189];[.K189];[.G189]))" office:value-type="string" office:string-value="FUI.BUTTON_PLAY               = 0xFA;">
            <text:p>FUI.BUTTON_PLAY <text:s text:c="14"/>= 0xFA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ZOOM</text:p>
            <text:p>0xFB</text:p>
          </table:table-cell>
          <table:table-cell table:style-name="ce10" office:value-type="string">
            <text:p>Zoom key</text:p>
          </table:table-cell>
          <table:table-cell/>
          <table:table-cell table:formula="of:=LEFT([.B190];IF(ISERR(FIND(CHAR(10);[.B190]));0;FIND(CHAR(10);[.B190])-1))" office:value-type="string" office:string-value="VK_ZOOM">
            <text:p>VK_ZOOM</text:p>
          </table:table-cell>
          <table:table-cell table:formula="of:=[.C190]" office:value-type="string" office:string-value="Zoom key">
            <text:p>Zoom key</text:p>
          </table:table-cell>
          <table:table-cell table:formula="of:=RIGHT([.B190];LEN([.B190])-IF(ISERR(FIND(CHAR(10);[.B190]));0;FIND(CHAR(10);[.B190])))" office:value-type="string" office:string-value="0xFB">
            <text:p>0xFB</text:p>
          </table:table-cell>
          <table:table-cell/>
          <table:table-cell table:formula="of:=IF(ISERR(FIND(&quot;VK_&quot;;[.E190]));&quot;&quot;;SUBSTITUTE([.E190];&quot;VK_&quot;;[.$I$1]))" office:value-type="string" office:string-value="FUI.BUTTON_ZOOM">
            <text:p>FUI.BUTTON_ZOOM</text:p>
          </table:table-cell>
          <table:table-cell table:style-name="ce14" table:formula="of:=LEN([.I190])" office:value-type="float" office:value="15">
            <text:p>15</text:p>
          </table:table-cell>
          <table:table-cell table:style-name="ce14" table:formula="of:=LEFT(&quot;                                                            &quot;;IF([.J190]=0;MAX(0;[.$J$1]-LEN([.F190])-1);[.$J$1]-[.J190]))" office:value-type="string" office:string-value="               ">
            <text:p><text:s text:c="15"/></text:p>
          </table:table-cell>
          <table:table-cell table:style-name="ce14" table:formula="of:=IF([.I190]&lt;&gt;&quot;&quot;;CONCATENATE([.I190];[.K190];&quot;= &quot;;[.G190];&quot;;&quot;);CONCATENATE(&quot;// &quot;;[.F190];[.K190];[.G190]))" office:value-type="string" office:string-value="FUI.BUTTON_ZOOM               = 0xFB;">
            <text:p>FUI.BUTTON_ZOOM <text:s text:c="14"/>= 0xFB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NONAME</text:p>
            <text:p>0xFC</text:p>
          </table:table-cell>
          <table:table-cell table:style-name="ce10" office:value-type="string">
            <text:p>Reserved </text:p>
          </table:table-cell>
          <table:table-cell/>
          <table:table-cell table:formula="of:=LEFT([.B191];IF(ISERR(FIND(CHAR(10);[.B191]));0;FIND(CHAR(10);[.B191])-1))" office:value-type="string" office:string-value="VK_NONAME">
            <text:p>VK_NONAME</text:p>
          </table:table-cell>
          <table:table-cell table:formula="of:=[.C191]" office:value-type="string" office:string-value="Reserved ">
            <text:p>Reserved </text:p>
          </table:table-cell>
          <table:table-cell table:formula="of:=RIGHT([.B191];LEN([.B191])-IF(ISERR(FIND(CHAR(10);[.B191]));0;FIND(CHAR(10);[.B191])))" office:value-type="string" office:string-value="0xFC">
            <text:p>0xFC</text:p>
          </table:table-cell>
          <table:table-cell/>
          <table:table-cell table:formula="of:=IF(ISERR(FIND(&quot;VK_&quot;;[.E191]));&quot;&quot;;SUBSTITUTE([.E191];&quot;VK_&quot;;[.$I$1]))" office:value-type="string" office:string-value="FUI.BUTTON_NONAME">
            <text:p>FUI.BUTTON_NONAME</text:p>
          </table:table-cell>
          <table:table-cell table:style-name="ce14" table:formula="of:=LEN([.I191])" office:value-type="float" office:value="17">
            <text:p>17</text:p>
          </table:table-cell>
          <table:table-cell table:style-name="ce14" table:formula="of:=LEFT(&quot;                                                            &quot;;IF([.J191]=0;MAX(0;[.$J$1]-LEN([.F191])-1);[.$J$1]-[.J191]))" office:value-type="string" office:string-value="             ">
            <text:p><text:s text:c="13"/></text:p>
          </table:table-cell>
          <table:table-cell table:style-name="ce14" table:formula="of:=IF([.I191]&lt;&gt;&quot;&quot;;CONCATENATE([.I191];[.K191];&quot;= &quot;;[.G191];&quot;;&quot;);CONCATENATE(&quot;// &quot;;[.F191];[.K191];[.G191]))" office:value-type="string" office:string-value="FUI.BUTTON_NONAME             = 0xFC;">
            <text:p>FUI.BUTTON_NONAME <text:s text:c="12"/>= 0xFC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PA1</text:p>
            <text:p>0xFD</text:p>
          </table:table-cell>
          <table:table-cell table:style-name="ce10" office:value-type="string">
            <text:p>PA1 key</text:p>
          </table:table-cell>
          <table:table-cell/>
          <table:table-cell table:formula="of:=LEFT([.B192];IF(ISERR(FIND(CHAR(10);[.B192]));0;FIND(CHAR(10);[.B192])-1))" office:value-type="string" office:string-value="VK_PA1">
            <text:p>VK_PA1</text:p>
          </table:table-cell>
          <table:table-cell table:formula="of:=[.C192]" office:value-type="string" office:string-value="PA1 key">
            <text:p>PA1 key</text:p>
          </table:table-cell>
          <table:table-cell table:formula="of:=RIGHT([.B192];LEN([.B192])-IF(ISERR(FIND(CHAR(10);[.B192]));0;FIND(CHAR(10);[.B192])))" office:value-type="string" office:string-value="0xFD">
            <text:p>0xFD</text:p>
          </table:table-cell>
          <table:table-cell/>
          <table:table-cell table:formula="of:=IF(ISERR(FIND(&quot;VK_&quot;;[.E192]));&quot;&quot;;SUBSTITUTE([.E192];&quot;VK_&quot;;[.$I$1]))" office:value-type="string" office:string-value="FUI.BUTTON_PA1">
            <text:p>FUI.BUTTON_PA1</text:p>
          </table:table-cell>
          <table:table-cell table:style-name="ce14" table:formula="of:=LEN([.I192])" office:value-type="float" office:value="14">
            <text:p>14</text:p>
          </table:table-cell>
          <table:table-cell table:style-name="ce14" table:formula="of:=LEFT(&quot;                                                            &quot;;IF([.J192]=0;MAX(0;[.$J$1]-LEN([.F192])-1);[.$J$1]-[.J192]))" office:value-type="string" office:string-value="                ">
            <text:p><text:s text:c="16"/></text:p>
          </table:table-cell>
          <table:table-cell table:style-name="ce14" table:formula="of:=IF([.I192]&lt;&gt;&quot;&quot;;CONCATENATE([.I192];[.K192];&quot;= &quot;;[.G192];&quot;;&quot;);CONCATENATE(&quot;// &quot;;[.F192];[.K192];[.G192]))" office:value-type="string" office:string-value="FUI.BUTTON_PA1                = 0xFD;">
            <text:p>FUI.BUTTON_PA1 <text:s text:c="15"/>= 0xFD;</text:p>
          </table:table-cell>
          <table:table-cell table:style-name="ce14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VK_OEM_CLEAR</text:p>
            <text:p>0xFE</text:p>
          </table:table-cell>
          <table:table-cell table:style-name="ce10" office:value-type="string">
            <text:p>Clear key</text:p>
          </table:table-cell>
          <table:table-cell/>
          <table:table-cell table:formula="of:=LEFT([.B193];IF(ISERR(FIND(CHAR(10);[.B193]));0;FIND(CHAR(10);[.B193])-1))" office:value-type="string" office:string-value="VK_OEM_CLEAR">
            <text:p>VK_OEM_CLEAR</text:p>
          </table:table-cell>
          <table:table-cell table:formula="of:=[.C193]" office:value-type="string" office:string-value="Clear key">
            <text:p>Clear key</text:p>
          </table:table-cell>
          <table:table-cell table:formula="of:=RIGHT([.B193];LEN([.B193])-IF(ISERR(FIND(CHAR(10);[.B193]));0;FIND(CHAR(10);[.B193])))" office:value-type="string" office:string-value="0xFE">
            <text:p>0xFE</text:p>
          </table:table-cell>
          <table:table-cell/>
          <table:table-cell table:formula="of:=IF(ISERR(FIND(&quot;VK_&quot;;[.E193]));&quot;&quot;;SUBSTITUTE([.E193];&quot;VK_&quot;;[.$I$1]))" office:value-type="string" office:string-value="FUI.BUTTON_OEM_CLEAR">
            <text:p>FUI.BUTTON_OEM_CLEAR</text:p>
          </table:table-cell>
          <table:table-cell table:style-name="ce14" table:formula="of:=LEN([.I193])" office:value-type="float" office:value="20">
            <text:p>20</text:p>
          </table:table-cell>
          <table:table-cell table:style-name="ce14" table:formula="of:=LEFT(&quot;                                                            &quot;;IF([.J193]=0;MAX(0;[.$J$1]-LEN([.F193])-1);[.$J$1]-[.J193]))" office:value-type="string" office:string-value="          ">
            <text:p><text:s text:c="10"/></text:p>
          </table:table-cell>
          <table:table-cell table:style-name="ce14" table:formula="of:=IF([.I193]&lt;&gt;&quot;&quot;;CONCATENATE([.I193];[.K193];&quot;= &quot;;[.G193];&quot;;&quot;);CONCATENATE(&quot;// &quot;;[.F193];[.K193];[.G193]))" office:value-type="string" office:string-value="FUI.BUTTON_OEM_CLEAR          = 0xFE;">
            <text:p>FUI.BUTTON_OEM_CLEAR <text:s text:c="9"/>= 0xFE;</text:p>
          </table:table-cell>
          <table:table-cell table:style-name="ce14" table:number-columns-repeated="2"/>
          <table:table-cell table:number-columns-repeated="1010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/>
          <table:table-cell office:value-type="string">
            <text:p>Resources</text:p>
          </table:table-cell>
          <table:table-cell/>
        </table:table-row>
        <table:table-row table:style-name="ro1">
          <table:table-cell/>
          <table:table-cell office:value-type="string">
            <text:p>Microsoft:</text:p>
          </table:table-cell>
          <table:table-cell table:style-name="ce13" office:value-type="string">
            <text:p><text:span text:style-name="T1"><text:a xlink:href="http://msdn.microsoft.com/en-us/library/windows/desktop/dd375731%28v=vs.85%29.aspx">http://msdn.microsoft.com/en-us/library/windows/desktop/dd375731%28v=vs.85%29.aspx</text:a></text:span></text:p>
          </table:table-cell>
        </table:table-row>
        <table:table-row table:style-name="ro1">
          <table:table-cell/>
          <table:table-cell office:value-type="string">
            <text:p>Linux:</text:p>
          </table:table-cell>
          <table:table-cell office:value-type="string">
            <text:p><text:a xlink:href="http://www.comptechdoc.org/os/linux/howlinuxworks/linux_hlkeycodes.html">http://www.comptechdoc.org/os/linux/howlinuxworks/linux_hlkeycodes.html</text:a>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>
            <text:p>Microsoft model is the keymap (normal) of the Linux reference</text:p>
          </table:table-cell>
          <table:table-cell/>
        </table:table-row>
        <table:table-row table:style-name="ro3" table:number-rows-repeated="104857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NO </meta:initial-creator>
    <meta:creation-date>2012-12-31T14:43:12</meta:creation-date>
    <dc:date>2012-12-31T15:45:22</dc:date>
    <dc:creator>DrNO </dc:creator>
    <meta:editing-duration>PT24M41S</meta:editing-duration>
    <meta:editing-cycles>7</meta:editing-cycles>
    <meta:generator>LibreOffice/3.5$Linux_x86 LibreOffice_project/350m1$Build-2</meta:generator>
    <meta:document-statistic meta:table-count="2" meta:cell-count="1737" meta:object-count="0"/>
  </office:meta>
</office:document-meta>
</file>